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Courier New2" svg:font-family="'Courier New'"/>
    <style:font-face style:name="OpenSymbol" svg:font-family="OpenSymbol"/>
    <style:font-face style:name="Tahoma2" svg:font-family="Tahoma"/>
    <style:font-face style:name="Times New Roman1" svg:font-family="'Times New Roman'"/>
    <style:font-face style:name="Arial1" svg:font-family="Arial"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SimSun" svg:font-family="SimSun" style:font-pitch="variable"/>
    <style:font-face style:name="SimSun1" svg:font-family="SimSun" style:font-adornments="Regular"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Courier1" svg:font-family="Courier" style:font-family-generic="swiss" style:font-pitch="variable"/>
    <style:font-face style:name="Courier New1" svg:font-family="'Courier New'" style:font-family-generic="swiss" style:font-pitch="variable"/>
    <style:font-face style:name="Tahoma3" svg:font-family="Tahoma" style:font-adornments="Regular" style:font-family-generic="swiss" style:font-pitch="variable"/>
    <style:font-face style:name="Times New Roman4" svg:font-family="'Times New Roman'" style:font-family-generic="swiss" style:font-pitch="variable"/>
  </office:font-face-decls>
  <office:automatic-styles>
    <style:style style:name="Table1" style:family="table">
      <style:table-properties style:width="5.2035in" fo:margin-left="0.9611in" fo:margin-right="0.7549in" fo:margin-top="0.15in" fo:margin-bottom="0in" fo:break-before="auto" fo:break-after="auto" table:align="margins"/>
    </style:style>
    <style:style style:name="Table1.A" style:family="table-column">
      <style:table-column-properties style:column-width="1.9243in" style:rel-column-width="24235*"/>
    </style:style>
    <style:style style:name="Table1.B" style:family="table-column">
      <style:table-column-properties style:column-width="0.9153in" style:rel-column-width="11527*"/>
    </style:style>
    <style:style style:name="Table1.C" style:family="table-column">
      <style:table-column-properties style:column-width="1.1771in" style:rel-column-width="14824*"/>
    </style:style>
    <style:style style:name="Table1.D" style:family="table-column">
      <style:table-column-properties style:column-width="1.1868in" style:rel-column-width="1494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99">
      <style:table-cell-properties style:vertical-align="top" fo:padding="0.0382in" fo:border-left="0.0007in solid #000000" fo:border-right="0.0007in solid #000000" fo:border-top="none" fo:border-bottom="0.0007in solid #000000"/>
    </style:style>
    <style:style style:name="Table2" style:family="table">
      <style:table-properties style:width="7.8611in" fo:margin-left="-0.4701in" fo:margin-right="-0.4715in" fo:margin-top="0.15in" fo:margin-bottom="0in" table:align="margins" style:may-break-between-rows="true"/>
    </style:style>
    <style:style style:name="Table2.A" style:family="table-column">
      <style:table-column-properties style:column-width="2.9313in" style:rel-column-width="24437*"/>
    </style:style>
    <style:style style:name="Table2.B" style:family="table-column">
      <style:table-column-properties style:column-width="1.0854in" style:rel-column-width="9046*"/>
    </style:style>
    <style:style style:name="Table2.C" style:family="table-column">
      <style:table-column-properties style:column-width="1.8625in" style:rel-column-width="15529*"/>
    </style:style>
    <style:style style:name="Table2.D" style:family="table-column">
      <style:table-column-properties style:column-width="1.4653in" style:rel-column-width="12218*"/>
    </style:style>
    <style:style style:name="Table2.E" style:family="table-column">
      <style:table-column-properties style:column-width="0.5167in" style:rel-column-width="430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master-page-name="">
      <style:paragraph-properties style:page-number="auto" fo:break-before="page" style:text-autospace="non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3" style:family="paragraph" style:parent-style-name="Default_20_Text" style:master-page-name="">
      <style:paragraph-properties fo:keep-together="auto" style:page-number="auto" fo:keep-with-next="auto" style:text-autospace="non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4" style:family="paragraph" style:parent-style-name="Default_20_Text" style:master-page-name="">
      <style:paragraph-properties fo:keep-together="auto" style:page-number="auto" fo:keep-with-next="auto" style:text-autospace="none"/>
    </style:style>
    <style:style style:name="P5" style:family="paragraph" style:parent-style-name="Default_20_Text">
      <style:paragraph-properties style:text-autospace="none"/>
      <style:text-properties style:font-name="Times New Roman3"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6" style:family="paragraph" style:parent-style-name="Default_20_Text">
      <style:paragraph-properties fo:text-align="center" style:justify-single-word="false" style:text-autospace="none"/>
      <style:text-properties style:font-name="Times New Roman3"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7" style:family="paragraph" style:parent-style-name="Default_20_Text">
      <style:paragraph-properties fo:text-align="center" style:justify-single-word="false" style:text-autospace="none"/>
      <style:text-properties style:font-name="Times New Roman3" fo:font-size="18pt" fo:language="en" fo:country="US" fo:font-style="normal" fo:font-weight="normal" fo:background-color="transparent" style:font-name-asian="SimSun1" style:font-size-asian="18pt" style:font-style-asian="normal" style:font-weight-asian="normal" style:font-name-complex="Tahoma3" style:font-size-complex="18pt" style:font-style-complex="normal" style:font-weight-complex="normal"/>
    </style:style>
    <style:style style:name="P8" style:family="paragraph" style:parent-style-name="Default_20_Text">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9" style:family="paragraph" style:parent-style-name="Default_20_Text">
      <style:paragraph-properties fo:text-align="center" style:justify-single-word="false" style:text-autospace="non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 style:family="paragraph" style:parent-style-name="Default_20_Text">
      <style:paragraph-properties style:text-autospace="non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1" style:family="paragraph" style:parent-style-name="Default_20_Text">
      <style:paragraph-properties style:text-autospace="none">
        <style:tab-stops>
          <style:tab-stop style:position="0.65in"/>
          <style:tab-stop style:position="2.3055in"/>
        </style:tab-stops>
      </style:paragraph-properties>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2" style:family="paragraph" style:parent-style-name="Default_20_Text">
      <style:paragraph-properties fo:text-align="center" style:justify-single-word="false" style:text-autospace="none"/>
      <style:text-properties style:font-name="Times New Roman3" fo:font-size="13pt" fo:language="en" fo:country="US" fo:font-style="normal" fo:font-weight="normal" fo:background-color="transparent" style:font-name-asian="SimSun1" style:font-size-asian="13pt" style:font-style-asian="normal" style:font-weight-asian="normal" style:font-name-complex="Tahoma3" style:font-size-complex="13pt" style:font-style-complex="normal" style:font-weight-complex="normal"/>
    </style:style>
    <style:style style:name="P13" style:family="paragraph" style:parent-style-name="Default_20_Text">
      <style:paragraph-properties style:text-autospace="none"/>
      <style:text-properties style:font-name="Times New Roman3" fo:font-size="14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4" style:family="paragraph" style:parent-style-name="Default_20_Text">
      <style:text-properties style:font-name="Courier1" style:font-name-asian="Courier1" style:font-name-complex="Courier1"/>
    </style:style>
    <style:style style:name="P15" style:family="paragraph" style:parent-style-name="Default_20_Text">
      <style:text-properties style:font-name="Courier1" fo:font-size="11pt" fo:language="en" fo:country="US" fo:font-style="normal"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P16" style:family="paragraph" style:parent-style-name="Default_20_Text">
      <style:paragraph-properties style:text-autospace="none"/>
      <style:text-properties style:font-name="Courier1" fo:font-size="11pt" fo:language="en" fo:country="US" fo:font-style="normal"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P17" style:family="paragraph" style:parent-style-name="Default_20_Text">
      <style:text-properties style:font-name="Courier1" fo:font-size="11pt" fo:language="en" fo:country="US" fo:font-weight="normal" style:font-name-asian="Courier1" style:font-size-asian="11pt" style:font-weight-asian="normal" style:font-name-complex="Courier1" style:font-size-complex="11pt" style:font-weight-complex="normal"/>
    </style:style>
    <style:style style:name="P18" style:family="paragraph" style:parent-style-name="Default_20_Text">
      <style:paragraph-properties fo:text-align="start" style:justify-single-word="false" style:text-autospace="none"/>
      <style:text-properties style:font-name="Courier1" fo:font-size="11pt" fo:language="en" fo:country="US" fo:background-color="transparent" style:font-name-asian="Courier1" style:font-size-asian="11pt" style:font-name-complex="Courier1" style:font-size-complex="11pt"/>
    </style:style>
    <style:style style:name="P19" style:family="paragraph" style:parent-style-name="Default_20_Text">
      <style:paragraph-properties style:text-autospace="none"/>
    </style:style>
    <style:style style:name="P20" style:family="paragraph" style:parent-style-name="Default_20_Text">
      <style:text-properties style:text-underline-style="solid" style:text-underline-width="auto" style:text-underline-color="font-color"/>
    </style:style>
    <style:style style:name="P21" style:family="paragraph" style:parent-style-name="Default_20_Text">
      <style:text-properties style:font-name="Times New Roman4" fo:font-size="11pt" fo:language="en" fo:country="US" style:font-name-asian="Times New Roman4" style:font-size-asian="11pt" style:font-name-complex="Times New Roman4" style:font-size-complex="11pt"/>
    </style:style>
    <style:style style:name="P22" style:family="paragraph" style:parent-style-name="Default_20_Text">
      <style:text-properties style:font-name="Times New Roman4" fo:font-size="11pt" fo:language="en" fo:country="US" fo:font-weight="normal" style:font-name-asian="Times New Roman4" style:font-size-asian="11pt" style:font-weight-asian="normal" style:font-name-complex="Times New Roman4" style:font-size-complex="11pt" style:font-weight-complex="normal"/>
    </style:style>
    <style:style style:name="P23" style:family="paragraph" style:parent-style-name="Default_20_Text">
      <style:text-properties style:font-name="Times New Roman4" style:font-name-asian="Times New Roman4" style:font-name-complex="Times New Roman4"/>
    </style:style>
    <style:style style:name="P24" style:family="paragraph" style:parent-style-name="Default_20_Text">
      <style:text-properties style:font-name="Times New Roman4" style:text-underline-style="solid" style:text-underline-width="auto" style:text-underline-color="font-color" fo:font-weight="normal" style:font-name-asian="Times New Roman4" style:font-weight-asian="normal" style:font-name-complex="Times New Roman4" style:font-weight-complex="normal"/>
    </style:style>
    <style:style style:name="P25" style:family="paragraph" style:parent-style-name="Default_20_Text">
      <style:text-properties style:font-name="Times New Roman4" fo:font-size="10pt" style:font-name-asian="Times New Roman4" style:font-size-asian="10pt" style:font-name-complex="Times New Roman4" style:font-size-complex="10pt"/>
    </style:style>
    <style:style style:name="P26" style:family="paragraph" style:parent-style-name="Default_20_Text">
      <style:paragraph-properties fo:text-align="center" style:justify-single-word="false" style:text-autospace="none"/>
      <style:text-properties fo:text-transform="lowercase" style:font-name="Courier New1" fo:font-size="10pt" fo:language="en" fo:country="US" fo:background-color="transparent" style:font-name-asian="Courier1" style:font-size-asian="10pt" style:font-name-complex="Courier1" style:font-size-complex="10pt"/>
    </style:style>
    <style:style style:name="P27" style:family="paragraph" style:parent-style-name="Default_20_Text">
      <style:text-properties style:font-name="Courier New" fo:font-size="10pt" fo:language="en" fo:country="US" style:font-name-asian="Courier New" style:font-size-asian="10pt" style:font-name-complex="Courier New" style:font-size-complex="10pt"/>
    </style:style>
    <style:style style:name="P28" style:family="paragraph" style:parent-style-name="Default_20_Text">
      <style:paragraph-properties style:text-autospace="none"/>
      <style:text-properties style:font-name="Courier New" fo:font-size="10pt" fo:language="en" fo:country="US" style:font-name-asian="Courier New" style:font-size-asian="10pt" style:font-name-complex="Courier New" style:font-size-complex="10pt"/>
    </style:style>
    <style:style style:name="P29" style:family="paragraph" style:parent-style-name="Default_20_Text">
      <style:paragraph-properties style:text-autospace="none"/>
      <style:text-properties style:font-name="Courier New" fo:font-size="11pt" fo:language="en" fo:country="US" style:font-name-asian="Courier New" style:font-size-asian="11pt" style:font-name-complex="Courier New" style:font-size-complex="11pt"/>
    </style:style>
    <style:style style:name="P30" style:family="paragraph" style:parent-style-name="Default_20_Text">
      <style:text-properties style:font-name="Courier New1" fo:font-size="11pt" fo:language="en" fo:country="US" fo:font-weight="normal" style:font-name-asian="Courier1" style:font-size-asian="11pt" style:font-weight-asian="normal" style:font-name-complex="Courier1" style:font-size-complex="11pt" style:font-weight-complex="normal"/>
    </style:style>
    <style:style style:name="P31" style:family="paragraph" style:parent-style-name="Default_20_Text">
      <style:paragraph-properties style:text-autospace="none"/>
      <style:text-properties style:font-name="Courier New1"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32" style:family="paragraph" style:parent-style-name="Default_20_Text">
      <style:text-properties style:font-name="Courier New1" fo:font-size="10pt" fo:language="en" fo:country="US" fo:background-color="transparent" style:font-name-asian="Courier New" style:font-size-asian="10pt" style:font-name-complex="Courier New" style:font-size-complex="10pt"/>
    </style:style>
    <style:style style:name="P33" style:family="paragraph" style:parent-style-name="Default_20_Text">
      <style:text-properties style:font-name="Courier New1" fo:font-size="10pt" fo:language="en" fo:country="US" fo:background-color="transparent" style:font-name-asian="Courier1" style:font-size-asian="10pt" style:font-name-complex="Courier1" style:font-size-complex="10pt"/>
    </style:style>
    <style:style style:name="P34" style:family="paragraph" style:parent-style-name="Default_20_Text">
      <style:text-properties style:font-name="Courier New1" fo:font-size="10pt" fo:language="en" fo:country="US" style:font-name-asian="Courier1" style:font-size-asian="10pt" style:font-name-complex="Courier1" style:font-size-complex="10pt"/>
    </style:style>
    <style:style style:name="P35" style:family="paragraph" style:parent-style-name="Default_20_Text">
      <style:text-properties style:font-name="Courier New1" fo:font-size="10pt" fo:language="en" fo:country="US" style:font-name-asian="Courier New" style:font-size-asian="10pt" style:font-name-complex="Courier New" style:font-size-complex="10pt"/>
    </style:style>
    <style:style style:name="P36" style:family="paragraph" style:parent-style-name="Default_20_Text">
      <style:paragraph-properties style:text-autospace="none"/>
      <style:text-properties style:font-name="Courier New1" fo:font-size="10pt" fo:language="en" fo:country="US" style:font-name-asian="Courier New" style:font-size-asian="10pt" style:font-name-complex="Courier New" style:font-size-complex="10pt"/>
    </style:style>
    <style:style style:name="P37" style:family="paragraph" style:parent-style-name="Main_20_Text">
      <style:paragraph-properties fo:break-before="page"/>
    </style:style>
    <style:style style:name="P38" style:family="paragraph" style:parent-style-name="Main_20_Text">
      <style:paragraph-properties fo:break-before="page"/>
      <style:text-properties style:text-underline-style="solid" style:text-underline-width="auto" style:text-underline-color="font-color"/>
    </style:style>
    <style:style style:name="P39" style:family="paragraph" style:parent-style-name="Default_20_Text">
      <style:paragraph-properties fo:break-before="page"/>
    </style:style>
    <style:style style:name="P40" style:family="paragraph" style:parent-style-name="Default_20_Text">
      <style:paragraph-properties fo:break-before="pag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41" style:family="paragraph" style:parent-style-name="Default_20_Text">
      <style:paragraph-properties fo:break-before="page"/>
      <style:text-properties fo:font-size="10pt" style:font-size-asian="10pt" style:font-size-complex="10pt"/>
    </style:style>
    <style:style style:name="P42" style:family="paragraph" style:parent-style-name="Default_20_Text">
      <style:paragraph-properties fo:break-before="page" style:text-autospace="none"/>
      <style:text-properties style:font-name="Courier New" fo:font-size="10pt" fo:language="en" fo:country="US" style:font-name-asian="Courier New" style:font-size-asian="10pt" style:font-name-complex="Courier New" style:font-size-complex="10pt"/>
    </style:style>
    <style:style style:name="P43" style:family="paragraph" style:parent-style-name="Term">
      <style:paragraph-properties fo:break-before="page"/>
      <style:text-properties style:font-name="Courier1" style:font-name-asian="Courier1" style:font-name-complex="Courier1"/>
    </style:style>
    <style:style style:name="P44" style:family="paragraph" style:parent-style-name="Non-Skipping_20_Text">
      <style:paragraph-properties fo:break-before="page"/>
    </style:style>
    <style:style style:name="P45" style:family="paragraph" style:parent-style-name="Contents_20_Heading">
      <style:paragraph-properties fo:break-before="page"/>
    </style:style>
    <style:style style:name="P46" style:family="paragraph" style:parent-style-name="Main_20_Text">
      <style:text-properties style:font-name="Courier1" fo:language="en" fo:country="US" style:font-name-asian="Courier1" style:font-name-complex="Courier1"/>
    </style:style>
    <style:style style:name="P47" style:family="paragraph" style:parent-style-name="Main_20_Text">
      <style:text-properties style:font-name="Courier1" style:font-name-asian="Courier1" style:font-name-complex="Courier1"/>
    </style:style>
    <style:style style:name="P48" style:family="paragraph" style:parent-style-name="Main_20_Text">
      <style:text-properties style:font-name="Courier1" fo:font-size="11pt" fo:language="en" fo:country="US" style:text-underline-style="solid" style:text-underline-width="auto" style:text-underline-color="font-color" fo:font-weight="normal" style:font-name-asian="Courier1" style:font-size-asian="11pt" style:font-weight-asian="normal" style:font-name-complex="Courier1" style:font-size-complex="11pt" style:font-weight-complex="normal"/>
    </style:style>
    <style:style style:name="P49" style:family="paragraph" style:parent-style-name="Main_20_Text">
      <style:text-properties style:text-underline-style="solid" style:text-underline-width="auto" style:text-underline-color="font-color"/>
    </style:style>
    <style:style style:name="P50" style:family="paragraph" style:parent-style-name="Main_20_Text">
      <style:paragraph-properties fo:text-align="center" style:justify-single-word="false"/>
      <style:text-properties style:text-underline-style="solid" style:text-underline-width="auto" style:text-underline-color="font-color"/>
    </style:style>
    <style:style style:name="P51" style:family="paragraph" style:parent-style-name="Main_20_Text">
      <style:paragraph-properties fo:line-height="150%"/>
      <style:text-properties style:text-underline-style="solid" style:text-underline-width="auto" style:text-underline-color="font-color"/>
    </style:style>
    <style:style style:name="P52" style:family="paragraph" style:parent-style-name="Main_20_Text">
      <style:text-properties style:font-name="Times New Roman4" style:font-name-asian="Times New Roman4" style:font-name-complex="Times New Roman4"/>
    </style:style>
    <style:style style:name="P53" style:family="paragraph" style:parent-style-name="Main_20_Text">
      <style:text-properties style:font-name="Times New Roman4" style:text-underline-style="solid" style:text-underline-width="auto" style:text-underline-color="font-color" fo:font-weight="normal" style:font-name-asian="Times New Roman4" style:font-weight-asian="normal" style:font-name-complex="Times New Roman4" style:font-weight-complex="normal"/>
    </style:style>
    <style:style style:name="P54" style:family="paragraph" style:parent-style-name="Main_20_Text">
      <style:paragraph-properties fo:text-align="start" style:justify-single-word="false"/>
    </style:style>
    <style:style style:name="P55" style:family="paragraph" style:parent-style-name="Main_20_Text">
      <style:text-properties fo:font-weight="normal" style:font-weight-asian="normal" style:font-weight-complex="normal"/>
    </style:style>
    <style:style style:name="P56" style:family="paragraph" style:parent-style-name="Main_20_Text">
      <style:paragraph-properties fo:text-align="justify" style:justify-single-word="false"/>
    </style:style>
    <style:style style:name="P57" style:family="paragraph" style:parent-style-name="Main_20_Text">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58" style:family="paragraph" style:parent-style-name="Main_20_Text">
      <style:paragraph-properties fo:text-align="center" style:justify-single-word="false"/>
      <style:text-properties fo:text-transform="lowercase" style:font-name="Courier New1" fo:font-size="10pt" fo:background-color="transparent" style:font-name-asian="Courier1" style:font-size-asian="10pt" style:font-name-complex="Courier1" style:font-size-complex="10pt"/>
    </style:style>
    <style:style style:name="P59" style:family="paragraph" style:parent-style-name="Main_20_Text">
      <style:text-properties fo:font-size="11pt" style:font-size-asian="11pt" style:font-size-complex="11pt"/>
    </style:style>
    <style:style style:name="P60" style:family="paragraph" style:parent-style-name="Term">
      <style:text-properties style:font-name="Courier1" style:font-name-asian="Courier1" style:font-name-complex="Courier1"/>
    </style:style>
    <style:style style:name="P61" style:family="paragraph" style:parent-style-name="Term">
      <style:text-properties style:font-name="Courier1" fo:font-size="11pt" fo:language="en" fo:country="US" fo:font-style="normal" fo:font-weight="bold" fo:background-color="transparent" style:font-name-asian="Courier1" style:font-size-asian="12pt" style:font-style-asian="normal" style:font-weight-asian="bold" style:font-name-complex="Courier1" style:font-size-complex="12pt" style:font-style-complex="normal" style:font-weight-complex="bold"/>
    </style:style>
    <style:style style:name="P62" style:family="paragraph" style:parent-style-name="Main_20_Text">
      <style:paragraph-properties fo:padding="0in" fo:border="none"/>
    </style:style>
    <style:style style:name="P63" style:family="paragraph" style:parent-style-name="Code">
      <style:text-properties fo:language="en" fo:country="US"/>
    </style:style>
    <style:style style:name="P64" style:family="paragraph" style:parent-style-name="Code">
      <style:text-properties fo:font-size="10pt" style:font-size-asian="10pt" style:font-size-complex="10pt"/>
    </style:style>
    <style:style style:name="P65" style:family="paragraph" style:parent-style-name="Code">
      <style:text-properties style:font-name="Courier New2" fo:font-size="10pt" fo:language="en" fo:country="US" style:font-name-asian="Courier New2" style:font-size-asian="10pt" style:font-name-complex="Courier New2" style:font-size-complex="10pt"/>
    </style:style>
    <style:style style:name="P66" style:family="paragraph" style:parent-style-name="Non-Skipping_20_Text">
      <style:text-properties style:font-name="Times New Roman4" style:font-name-asian="Times New Roman4" style:font-name-complex="Times New Roman4"/>
    </style:style>
    <style:style style:name="P67" style:family="paragraph" style:parent-style-name="Non-Skipping_20_Text">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68" style:family="paragraph" style:parent-style-name="Non-Skipping_20_Text">
      <style:text-properties style:font-name="Courier1" style:font-name-asian="Courier1" style:font-name-complex="Courier1"/>
    </style:style>
    <style:style style:name="P69" style:family="paragraph" style:parent-style-name="Non-Skipping_20_Text">
      <style:text-properties style:font-name="Courier1" fo:language="en" fo:country="US" style:font-name-asian="Courier1" style:font-name-complex="Courier1"/>
    </style:style>
    <style:style style:name="P70" style:family="paragraph" style:parent-style-name="Non-Skipping_20_Text">
      <style:text-properties style:font-name="Courier1" fo:font-weight="normal" style:font-name-asian="Courier1" style:font-weight-asian="normal" style:font-name-complex="Courier1" style:font-weight-complex="normal"/>
    </style:style>
    <style:style style:name="P71" style:family="paragraph" style:parent-style-name="Non-Skipping_20_Text">
      <style:text-properties style:font-name="Courier1" fo:font-size="11pt" fo:language="en" fo:country="US" fo:font-style="normal"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P72" style:family="paragraph" style:parent-style-name="Non-Skipping_20_Text">
      <style:text-properties style:font-name="Courier1" fo:font-size="11pt" fo:language="en" fo:country="US" fo:font-weight="normal" style:font-name-asian="Courier1" style:font-size-asian="11pt" style:font-weight-asian="normal" style:font-name-complex="Courier1" style:font-size-complex="11pt" style:font-weight-complex="normal"/>
    </style:style>
    <style:style style:name="P73" style:family="paragraph" style:parent-style-name="Non-Skipping_20_Text">
      <style:text-properties style:text-underline-style="solid" style:text-underline-width="auto" style:text-underline-color="font-color"/>
    </style:style>
    <style:style style:name="P74" style:family="paragraph" style:parent-style-name="Table_20_Heading">
      <style:paragraph-properties fo:margin-left="0in" fo:margin-right="0in" fo:margin-top="0in" fo:margin-bottom="0in" fo:text-indent="0in" style:auto-text-indent="false"/>
      <style:text-properties fo:font-style="normal" style:font-style-asian="normal" style:font-style-complex="normal"/>
    </style:style>
    <style:style style:name="P75" style:family="paragraph" style:parent-style-name="Table_20_Contents">
      <style:paragraph-properties fo:margin-left="0in" fo:margin-right="0in" fo:text-align="center" style:justify-single-word="false" fo:text-indent="0in" style:auto-text-indent="false"/>
    </style:style>
    <style:style style:name="P76" style:family="paragraph" style:parent-style-name="Table_20_Contents">
      <style:paragraph-properties fo:margin-left="0in" fo:margin-right="0in" fo:margin-top="0.05in" fo:margin-bottom="0in" fo:text-indent="0in" style:auto-text-indent="false"/>
      <style:text-properties style:font-name="Courier1" fo:font-size="10pt" fo:background-color="transparent" style:font-name-asian="Courier1" style:font-size-asian="10pt" style:font-name-complex="Courier1" style:font-size-complex="10pt"/>
    </style:style>
    <style:style style:name="P77" style:family="paragraph" style:parent-style-name="Table_20_Contents">
      <style:paragraph-properties fo:margin-left="0in" fo:margin-right="0in" fo:margin-top="0.05in" fo:margin-bottom="0in" fo:text-indent="0in" style:auto-text-indent="false"/>
      <style:text-properties fo:font-size="10pt" fo:background-color="transparent" style:font-size-asian="10pt" style:font-size-complex="10pt"/>
    </style:style>
    <style:style style:name="P78" style:family="paragraph" style:parent-style-name="Table_20_Contents">
      <style:paragraph-properties fo:margin-left="0in" fo:margin-right="0in" fo:margin-top="0.05in" fo:margin-bottom="0in" fo:text-indent="0in" style:auto-text-indent="false"/>
      <style:text-properties fo:font-size="10pt" style:font-size-asian="10pt" style:font-size-complex="10pt"/>
    </style:style>
    <style:style style:name="P79" style:family="paragraph" style:parent-style-name="Table_20_Heading">
      <style:paragraph-properties fo:margin-top="0in" fo:margin-bottom="0in"/>
      <style:text-properties fo:font-style="normal" style:font-style-asian="normal" style:font-style-complex="normal"/>
    </style:style>
    <style:style style:name="P80" style:family="paragraph" style:parent-style-name="Table_20_Heading">
      <style:paragraph-properties fo:margin-top="0in" fo:margin-bottom="0in" fo:line-height="100%"/>
    </style:style>
    <style:style style:name="P81" style:family="paragraph" style:parent-style-name="Table_20_Contents">
      <style:paragraph-properties fo:margin-top="0in" fo:margin-bottom="0in"/>
      <style:text-properties style:font-name="Courier1" fo:font-size="10pt" fo:language="en" fo:country="US" fo:background-color="transparent" style:font-name-asian="Courier1" style:font-size-asian="10pt" style:font-name-complex="Courier1" style:font-size-complex="10pt"/>
    </style:style>
    <style:style style:name="P82" style:family="paragraph" style:parent-style-name="Table_20_Contents">
      <style:paragraph-properties fo:text-align="center" style:justify-single-word="false"/>
    </style:style>
    <style:style style:name="P83" style:family="paragraph" style:parent-style-name="Table_20_Contents">
      <style:text-properties style:font-name="Courier1" fo:font-size="10pt" fo:language="en" fo:country="US" style:font-name-asian="Courier1" style:font-size-asian="10pt" style:font-name-complex="Courier1" style:font-size-complex="10pt"/>
    </style:style>
    <style:style style:name="P84" style:family="paragraph" style:parent-style-name="Table_20_Contents">
      <style:text-properties style:font-name="Courier1" fo:font-size="10pt" fo:language="en" fo:country="US" fo:background-color="transparent" style:font-name-asian="Courier1" style:font-size-asian="10pt" style:font-name-complex="Courier1" style:font-size-complex="10pt"/>
    </style:style>
    <style:style style:name="P85" style:family="paragraph" style:parent-style-name="Table_20_Contents">
      <style:text-properties style:font-name="Courier1" fo:font-size="10pt" style:font-name-asian="Courier1" style:font-size-asian="10pt" style:font-name-complex="Courier1" style:font-size-complex="10pt"/>
    </style:style>
    <style:style style:name="P86" style:family="paragraph" style:parent-style-name="Table_20_Contents">
      <style:text-properties style:font-name="Times New Roman4" fo:font-size="10pt" style:font-name-asian="Times New Roman4" style:font-size-asian="10pt" style:font-name-complex="Times New Roman4" style:font-size-complex="10pt"/>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style:font-name="Courier New1" fo:font-size="10pt" fo:language="en" fo:country="US" style:font-name-asian="Courier New" style:font-size-asian="10pt" style:font-name-complex="Courier New" style:font-size-complex="10pt"/>
    </style:style>
    <style:style style:name="P89" style:family="paragraph" style:parent-style-name="Table_20_Contents">
      <style:text-properties style:font-name="Courier New1" fo:font-size="10pt" style:font-name-asian="Courier1" style:font-size-asian="10pt" style:font-name-complex="Courier1" style:font-size-complex="10pt"/>
    </style:style>
    <style:style style:name="P90" style:family="paragraph" style:parent-style-name="Main_20_Text">
      <style:paragraph-properties fo:margin-left="0.2in" fo:margin-right="0in" fo:margin-top="0.1201in" fo:margin-bottom="0in" fo:line-height="100%" fo:text-indent="0in" style:auto-text-indent="false"/>
    </style:style>
    <style:style style:name="P91" style:family="paragraph" style:parent-style-name="Main_20_Text">
      <style:paragraph-properties fo:margin-left="0.2in" fo:margin-right="0in" fo:margin-top="0in" fo:margin-bottom="0in" fo:line-height="150%" fo:text-indent="0in" style:auto-text-indent="false"/>
      <style:text-properties fo:color="#000000" style:font-name="Courier1" fo:font-size="11pt" style:font-name-asian="Courier1" style:font-size-asian="11pt" style:font-name-complex="Courier1" style:font-size-complex="11pt"/>
    </style:style>
    <style:style style:name="P92" style:family="paragraph" style:parent-style-name="Table_20_Heading">
      <style:text-properties fo:font-style="normal" style:font-style-asian="normal" style:font-style-complex="normal"/>
    </style:style>
    <style:style style:name="P93" style:family="paragraph" style:parent-style-name="Main_20_Text">
      <style:paragraph-properties fo:margin-top="0.1201in" fo:margin-bottom="0.0799in"/>
      <style:text-properties style:text-underline-style="solid" style:text-underline-width="auto" style:text-underline-color="font-color"/>
    </style:style>
    <style:style style:name="P94" style:family="paragraph" style:parent-style-name="Contents_20_1">
      <style:paragraph-properties>
        <style:tab-stops>
          <style:tab-stop style:position="0.4925in"/>
          <style:tab-stop style:position="6.9193in" style:type="right" style:leader-style="dotted" style:leader-text="."/>
        </style:tab-stops>
      </style:paragraph-properties>
    </style:style>
    <style:style style:name="P95" style:family="paragraph" style:parent-style-name="Bullet_20_1">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96" style:family="paragraph" style:parent-style-name="Bullet_20_1" style:list-style-name="L2">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97" style:family="paragraph" style:parent-style-name="Bullet_20_1" style:list-style-nam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98" style:family="paragraph" style:parent-style-name="Bullet_20_1">
      <style:text-properties style:font-name="Courier1" style:font-name-asian="Courier1" style:font-name-complex="Courier1"/>
    </style:style>
    <style:style style:name="P99" style:family="paragraph" style:parent-style-name="Bullet_20_1">
      <style:text-properties style:font-name="Courier1" fo:language="en" fo:country="US" style:font-name-asian="Courier1" style:font-name-complex="Courier1"/>
    </style:style>
    <style:style style:name="P100" style:family="paragraph" style:parent-style-name="Bullet_20_1">
      <style:paragraph-properties fo:line-height="100%"/>
      <style:text-properties style:font-name="Courier1" fo:language="en" fo:country="US" style:font-name-asian="Courier1" style:font-name-complex="Courier1"/>
    </style:style>
    <style:style style:name="P101" style:family="paragraph" style:parent-style-name="Bullet_20_1">
      <style:paragraph-properties fo:line-height="150%"/>
    </style:style>
    <style:style style:name="P102" style:family="paragraph" style:parent-style-name="Bullet_20_1">
      <style:paragraph-properties fo:line-height="100%"/>
    </style:style>
    <style:style style:name="P103" style:family="paragraph" style:parent-style-name="Bullet_20_1">
      <style:paragraph-properties fo:margin-left="0.2in" fo:margin-right="0in" fo:text-indent="-0.2in" style:auto-text-indent="fals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4" style:family="paragraph" style:parent-style-name="Bullet_20_1" style:list-style-name="L2">
      <style:paragraph-properties fo:margin-left="0.2in" fo:margin-right="0in" fo:text-indent="-0.2in" style:auto-text-indent="fals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5" style:family="paragraph" style:parent-style-name="Bullet_20_1">
      <style:paragraph-properties fo:margin-left="0.2in" fo:margin-right="0in" fo:text-indent="-0.2in" style:auto-text-indent="false"/>
      <style:text-properties fo:font-size="11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106" style:family="paragraph" style:parent-style-name="Bullet_20_1" style:list-style-name="">
      <style:paragraph-properties fo:margin-left="0.75in" fo:margin-right="0in" fo:line-height="100%" fo:text-indent="-0.2in" style:auto-text-indent="false">
        <style:tab-stops>
          <style:tab-stop style:position="0.65in"/>
        </style:tab-stops>
      </style:paragraph-properties>
    </style:style>
    <style:style style:name="P107" style:family="paragraph" style:parent-style-name="Bullet_20_1" style:list-style-name="">
      <style:paragraph-properties fo:margin-left="0in" fo:margin-right="0in" fo:line-height="100%" fo:text-indent="0in" style:auto-text-indent="false">
        <style:tab-stops>
          <style:tab-stop style:position="0.65in"/>
        </style:tab-stops>
      </style:paragraph-properties>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8" style:family="paragraph" style:parent-style-name="Bullet_20_1" style:list-style-name="">
      <style:paragraph-properties fo:margin-left="0in" fo:margin-right="0in" fo:line-height="100%" fo:text-indent="0in" style:auto-text-indent="false" fo:break-before="page">
        <style:tab-stops>
          <style:tab-stop style:position="0.65in"/>
        </style:tab-stops>
      </style:paragraph-properties>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9" style:family="paragraph" style:parent-style-name="Following_20_Bullet" style:list-style-name="L2"/>
    <style:style style:name="P110" style:family="paragraph" style:parent-style-name="Following_20_Bullet">
      <style:text-properties style:font-name="Courier1" style:font-name-asian="Courier1" style:font-name-complex="Courier1"/>
    </style:style>
    <style:style style:name="P111" style:family="paragraph" style:parent-style-name="Following_20_Bullet">
      <style:text-properties style:font-name="Courier1" fo:language="en" fo:country="US" style:text-underline-style="solid" style:text-underline-width="auto" style:text-underline-color="font-color" fo:font-weight="normal" style:font-name-asian="Courier1" style:font-weight-asian="normal" style:font-name-complex="Courier1" style:font-weight-complex="normal"/>
    </style:style>
    <style:style style:name="P112" style:family="paragraph" style:parent-style-name="Following_20_Bullet" style:list-style-name="">
      <style:paragraph-properties fo:margin-left="0in" fo:margin-right="0in" fo:text-indent="0in" style:auto-text-indent="false"/>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13" style:family="paragraph" style:parent-style-name="Following_20_Bullet" style:list-style-name="">
      <style:paragraph-properties fo:margin-left="0in" fo:margin-right="0in" fo:text-indent="0in" style:auto-text-indent="false"/>
    </style:style>
    <style:style style:name="P114" style:family="paragraph" style:parent-style-name="Following_20_Bullet" style:list-style-name="">
      <style:paragraph-properties fo:margin-left="0in" fo:margin-right="0in" fo:text-indent="0in" style:auto-text-indent="false" fo:break-before="page"/>
    </style:style>
    <style:style style:name="P115" style:family="paragraph" style:parent-style-name="Following_20_Bullet">
      <style:paragraph-properties fo:margin-top="0.1in" fo:margin-bottom="0.0799in"/>
    </style:style>
    <style:style style:name="P116" style:family="paragraph" style:parent-style-name="Following_20_Bullet">
      <style:paragraph-properties fo:margin-left="0.4in" fo:margin-right="0in" fo:text-indent="-0.2in" style:auto-text-indent="false">
        <style:tab-stops>
          <style:tab-stop style:position="0.65in"/>
        </style:tab-stops>
      </style:paragraph-properties>
    </style:style>
    <style:style style:name="P117" style:family="paragraph" style:parent-style-name="Following_20_Bullet">
      <style:paragraph-properties fo:margin-left="0.2in" fo:margin-right="0in" fo:text-indent="-0.2in" style:auto-text-indent="false"/>
      <style:text-properties fo:font-weight="normal" style:font-weight-asian="normal" style:font-weight-complex="normal"/>
    </style:style>
    <style:style style:name="P118" style:family="paragraph" style:parent-style-name="Following_20_Bullet">
      <style:paragraph-properties fo:margin-left="0.2in" fo:margin-right="0in" fo:text-indent="-0.2in" style:auto-text-indent="false"/>
      <style:text-properties style:font-name="Courier1" fo:font-weight="normal" style:font-name-asian="Courier1" style:font-weight-asian="normal" style:font-name-complex="Courier1" style:font-weight-complex="normal"/>
    </style:style>
    <style:style style:name="P119" style:family="paragraph" style:parent-style-name="Following_20_Bullet">
      <style:paragraph-properties fo:margin-left="0.2in" fo:margin-right="0in" fo:text-indent="-0.2in" style:auto-text-indent="false"/>
      <style:text-properties style:font-name="Times New Roman4" style:text-underline-style="none" fo:font-weight="normal" style:font-name-asian="Courier1" style:font-weight-asian="normal" style:font-name-complex="Courier1" style:font-weight-complex="normal"/>
    </style:style>
    <style:style style:name="P120" style:family="paragraph" style:parent-style-name="Following_20_Bullet">
      <style:paragraph-properties fo:margin-top="0in" fo:margin-bottom="0in"/>
      <style:text-properties style:font-name="Courier1" style:font-name-asian="Courier1" style:font-name-complex="Courier1"/>
    </style:style>
    <style:style style:name="P121" style:family="paragraph" style:parent-style-name="Default_20_Text" style:master-page-name="First_20_Page">
      <style:paragraph-properties style:page-number="auto" style:text-autospace="none"/>
      <style:text-properties style:font-name="Times New Roman3"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122" style:family="paragraph" style:parent-style-name="Default_20_Text" style:list-style-name="L10">
      <style:paragraph-properties fo:margin-top="0.1in" fo:margin-bottom="0in" fo:line-height="150%"/>
    </style:style>
    <style:style style:name="P123" style:family="paragraph" style:parent-style-name="Default_20_Text" style:list-style-name="L10">
      <style:paragraph-properties fo:margin-top="0.1in" fo:margin-bottom="0in" fo:line-height="100%"/>
    </style:style>
    <style:style style:name="P124" style:family="paragraph" style:parent-style-name="Heading_20_0" style:list-style-name=""/>
    <style:style style:name="P125" style:family="paragraph" style:parent-style-name="Main_20_Text" style:list-style-name="L3"/>
    <style:style style:name="P126" style:family="paragraph" style:parent-style-name="Main_20_Text" style:list-style-name="L5"/>
    <style:style style:name="P127" style:family="paragraph" style:parent-style-name="Main_20_Text" style:list-style-name="L3">
      <style:paragraph-properties fo:margin-top="0.0799in" fo:margin-bottom="0in"/>
    </style:style>
    <style:style style:name="P128" style:family="paragraph" style:parent-style-name="Main_20_Text" style:list-style-name="L6">
      <style:paragraph-properties fo:margin-left="0.2in" fo:margin-right="0in" fo:margin-top="0.15in" fo:margin-bottom="0in" fo:text-indent="0in" style:auto-text-indent="false"/>
      <style:text-properties fo:color="#000000" style:font-name="Courier1" fo:font-size="11pt" style:font-name-asian="Courier1" style:font-size-asian="11pt" style:font-name-complex="Courier1" style:font-size-complex="11pt"/>
    </style:style>
    <style:style style:name="P129" style:family="paragraph" style:parent-style-name="Main_20_Text" style:list-style-name="L6">
      <style:paragraph-properties fo:margin-left="0.2in" fo:margin-right="0in" fo:margin-top="0.15in" fo:margin-bottom="0in" fo:text-indent="0in" style:auto-text-indent="false"/>
      <style:text-properties fo:color="#000000" style:font-name="Courier New1" fo:font-size="11pt" style:font-name-asian="Courier New1" style:font-size-asian="11pt" style:font-name-complex="Courier New1" style:font-size-complex="11pt"/>
    </style:style>
    <style:style style:name="P130" style:family="paragraph" style:parent-style-name="Main_20_Text" style:list-style-name="L6">
      <style:paragraph-properties fo:margin-left="0.2in" fo:margin-right="0in" fo:margin-top="0in" fo:margin-bottom="0in" fo:text-indent="0in" style:auto-text-indent="false"/>
      <style:text-properties fo:color="#000000" style:font-name="Courier1" fo:font-size="11pt" style:font-name-asian="Courier1" style:font-size-asian="11pt" style:font-name-complex="Courier1" style:font-size-complex="11pt"/>
    </style:style>
    <style:style style:name="P131" style:family="paragraph" style:parent-style-name="Main_20_Text" style:list-style-name="L9">
      <style:paragraph-properties fo:margin-left="0.2in" fo:margin-right="0in" fo:margin-top="0in" fo:margin-bottom="0in" fo:text-indent="0in" style:auto-text-indent="false"/>
      <style:text-properties fo:color="#000000" style:font-name="Courier1" fo:font-size="11pt" style:font-name-asian="Courier1" style:font-size-asian="11pt" style:font-name-complex="Courier1" style:font-size-complex="11pt"/>
    </style:style>
    <style:style style:name="P132" style:family="paragraph" style:parent-style-name="Main_20_Text" style:list-style-name="L11">
      <style:paragraph-properties fo:margin-left="0.2in" fo:margin-right="0in" fo:margin-top="0in" fo:margin-bottom="0in" fo:line-height="100%" fo:text-indent="0in" style:auto-text-indent="false"/>
      <style:text-properties fo:color="#000000" style:font-name="Courier1" fo:font-size="11pt" style:font-name-asian="Courier1" style:font-size-asian="11pt" style:font-name-complex="Courier1" style:font-size-complex="11pt"/>
    </style:style>
    <style:style style:name="P133" style:family="paragraph" style:parent-style-name="Main_20_Text" style:list-style-name="L12">
      <style:paragraph-properties fo:margin-left="0.2in" fo:margin-right="0in" fo:margin-top="0in" fo:margin-bottom="0in" fo:line-height="100%" fo:text-indent="0in" style:auto-text-indent="false"/>
      <style:text-properties fo:color="#000000" style:font-name="Courier1" fo:font-size="11pt" style:font-name-asian="Courier1" style:font-size-asian="11pt" style:font-name-complex="Courier1" style:font-size-complex="11pt"/>
    </style:style>
    <style:style style:name="P134" style:family="paragraph" style:parent-style-name="Main_20_Text" style:list-style-name="L11">
      <style:paragraph-properties fo:margin-left="0.2in" fo:margin-right="0in" fo:margin-top="0in" fo:margin-bottom="0in" fo:text-indent="0in" style:auto-text-indent="false"/>
      <style:text-properties fo:color="#000000" style:font-name="Courier1" fo:font-size="11pt" style:font-name-asian="Courier1" style:font-size-asian="11pt" style:font-name-complex="Courier1" style:font-size-complex="11pt"/>
    </style:style>
    <style:style style:name="P135" style:family="paragraph" style:parent-style-name="Main_20_Text" style:list-style-name="L12">
      <style:paragraph-properties fo:margin-left="0.2in" fo:margin-right="0in" fo:margin-top="0in" fo:margin-bottom="0in" fo:text-indent="0in" style:auto-text-indent="false"/>
      <style:text-properties fo:color="#000000" style:font-name="Courier1" fo:font-size="11pt" style:font-name-asian="Courier1" style:font-size-asian="11pt" style:font-name-complex="Courier1" style:font-size-complex="11pt"/>
    </style:style>
    <style:style style:name="P136" style:family="paragraph" style:parent-style-name="Main_20_Text" style:list-style-name="L6">
      <style:paragraph-properties fo:margin-left="0.2in" fo:margin-right="0in" fo:margin-top="0in" fo:margin-bottom="0in" fo:text-indent="0in" style:auto-text-indent="false"/>
      <style:text-properties fo:color="#000000" style:font-name="Courier New1" fo:font-size="11pt" style:font-name-asian="Courier New1" style:font-size-asian="11pt" style:font-name-complex="Courier New1" style:font-size-complex="11pt"/>
    </style:style>
    <style:style style:name="P137" style:family="paragraph" style:parent-style-name="Main_20_Text" style:list-style-name="L9">
      <style:paragraph-properties fo:margin-left="0.2in" fo:margin-right="0in" fo:margin-top="0in" fo:margin-bottom="0in" fo:text-indent="0in" style:auto-text-indent="false"/>
      <style:text-properties fo:color="#000000" style:font-name="Courier New1" fo:font-size="11pt" style:font-name-asian="Times New Roman4" style:font-size-asian="11pt" style:font-name-complex="Times New Roman4" style:font-size-complex="11pt"/>
    </style:style>
    <style:style style:name="P138" style:family="paragraph" style:parent-style-name="Main_20_Text" style:list-style-name="L12">
      <style:paragraph-properties fo:margin-left="0.2in" fo:margin-right="0in" fo:margin-top="0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39" style:family="paragraph" style:parent-style-name="Main_20_Text" style:list-style-name="L13">
      <style:paragraph-properties fo:margin-left="0.2in" fo:margin-right="0in" fo:margin-top="0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40" style:family="paragraph" style:parent-style-name="Main_20_Text" style:list-style-name="L15">
      <style:paragraph-properties fo:margin-left="0.2in" fo:margin-right="0in" fo:margin-top="0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41" style:family="paragraph" style:parent-style-name="Main_20_Text" style:list-style-name="L13">
      <style:paragraph-properties fo:margin-left="0.2in" fo:margin-right="0in" fo:margin-top="0.1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42" style:family="paragraph" style:parent-style-name="Main_20_Text" style:list-style-name="L14">
      <style:paragraph-properties fo:margin-left="0.2in" fo:margin-right="0in" fo:margin-top="0.1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43" style:family="paragraph" style:parent-style-name="Main_20_Text" style:list-style-name="L15">
      <style:paragraph-properties fo:margin-left="0.2in" fo:margin-right="0in" fo:margin-top="0.1in" fo:margin-bottom="0in" fo:line-height="100%" fo:text-indent="0in" style:auto-text-indent="false"/>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P144" style:family="paragraph" style:parent-style-name="Main_20_Text" style:list-style-name="L7">
      <style:paragraph-properties fo:margin-top="0in" fo:margin-bottom="0in" fo:line-height="150%"/>
    </style:style>
    <style:style style:name="P145" style:family="paragraph" style:parent-style-name="Main_20_Text" style:list-style-name="L8">
      <style:paragraph-properties fo:margin-top="0in" fo:margin-bottom="0in" fo:line-height="150%"/>
      <style:text-properties fo:color="#000000" style:font-name="Courier1" fo:font-size="11pt" style:font-name-asian="Courier1" style:font-size-asian="11pt" style:font-name-complex="Courier1" style:font-size-complex="11pt"/>
    </style:style>
    <style:style style:name="P146" style:family="paragraph" style:parent-style-name="Main_20_Text" style:list-style-name="L10">
      <style:paragraph-properties fo:margin-top="0.1in" fo:margin-bottom="0in" fo:line-height="100%"/>
    </style:style>
    <style:style style:name="P147" style:family="paragraph" style:parent-style-name="Main_20_Text" style:list-style-name="L10">
      <style:paragraph-properties fo:margin-top="0.1in" fo:margin-bottom="0in" fo:line-height="150%"/>
    </style:style>
    <style:style style:name="P148" style:family="paragraph" style:parent-style-name="Main_20_Text" style:list-style-name="L10">
      <style:paragraph-properties fo:margin-top="0.1in" fo:margin-bottom="0.1in" fo:line-height="100%"/>
      <style:text-properties style:font-name="Times New Roman4" fo:font-weight="normal" style:font-name-asian="Courier1" style:font-weight-asian="normal" style:font-name-complex="Courier1" style:font-weight-complex="normal"/>
    </style:style>
    <style:style style:name="P149" style:family="paragraph" style:parent-style-name="Non-Skipping_20_Text" style:list-style-name="L4"/>
    <style:style style:name="P150" style:family="paragraph" style:parent-style-name="First_20_Bullet" style:list-style-name="L2"/>
    <style:style style:name="P151" style:family="paragraph" style:parent-style-name="First_20_Bullet">
      <style:text-properties style:font-name="Courier1" style:font-name-asian="Courier1" style:font-name-complex="Courier1"/>
    </style:style>
    <style:style style:name="P152" style:family="paragraph" style:parent-style-name="First_20_Bullet" style:list-style-name="List_20_1"/>
    <style:style style:name="P153" style:family="paragraph" style:parent-style-name="First_20_Bullet" style:list-style-name="List_20_1">
      <style:text-properties style:font-name="Courier New1" fo:language="en" fo:country="US" style:font-name-asian="Courier1" style:font-name-complex="Courier1"/>
    </style:style>
    <style:style style:name="P154" style:family="paragraph" style:parent-style-name="First_20_Bullet">
      <style:text-properties style:font-name="Times New Roman4" style:font-name-asian="Times New Roman4" style:font-name-complex="Times New Roman4"/>
    </style:style>
    <style:style style:name="P155" style:family="paragraph" style:parent-style-name="First_20_Bullet">
      <style:paragraph-properties fo:margin-left="0in" fo:margin-right="0in" fo:text-indent="0in" style:auto-text-indent="false"/>
    </style:style>
    <style:style style:name="P156" style:family="paragraph" style:parent-style-name="First_20_Bullet" style:list-style-name="">
      <style:paragraph-properties fo:margin-left="0in" fo:margin-right="0in" fo:text-indent="0in" style:auto-text-indent="false"/>
    </style:style>
    <style:style style:name="P157" style:family="paragraph" style:parent-style-name="First_20_Bullet">
      <style:paragraph-properties fo:margin-left="0.4in" fo:margin-right="0in" fo:text-indent="-0.2in" style:auto-text-indent="false">
        <style:tab-stops>
          <style:tab-stop style:position="0.65in"/>
        </style:tab-stops>
      </style:paragraph-properties>
      <style:text-properties fo:font-weight="normal" style:font-weight-asian="normal" style:font-weight-complex="normal"/>
    </style:style>
    <style:style style:name="P158" style:family="paragraph" style:parent-style-name="First_20_Bullet">
      <style:paragraph-properties fo:margin-left="0.4in" fo:margin-right="0in" fo:text-indent="-0.2in" style:auto-text-indent="false">
        <style:tab-stops>
          <style:tab-stop style:position="0.65in"/>
        </style:tab-stops>
      </style:paragraph-properties>
    </style:style>
    <style:style style:name="P159" style:family="paragraph" style:parent-style-name="First_20_Bullet">
      <style:paragraph-properties fo:margin-top="0in" fo:margin-bottom="0in"/>
      <style:text-properties style:font-name="Courier1" style:font-name-asian="Courier1" style:font-name-complex="Courier1"/>
    </style:style>
    <style:style style:name="P160" style:family="paragraph" style:parent-style-name="Reference">
      <style:text-properties style:font-name="Times New Roman4"/>
    </style:style>
    <style:style style:name="P161" style:family="paragraph" style:parent-style-name="Reference">
      <style:text-properties style:font-name="Courier New1"/>
    </style:style>
    <style:style style:name="P162" style:family="paragraph" style:parent-style-name="Heading_20_1" style:list-style-name="L1"/>
    <style:style style:name="P163" style:family="paragraph" style:parent-style-name="Heading_20_1" style:list-style-name="L1">
      <style:text-properties style:font-name="Times New Roman4" style:font-name-asian="Times New Roman4" style:font-name-complex="Times New Roman4"/>
    </style:style>
    <style:style style:name="P164" style:family="paragraph" style:parent-style-name="Heading_20_1" style:list-style-name="L1">
      <style:paragraph-properties fo:break-before="page"/>
    </style:style>
    <style:style style:name="P165" style:family="paragraph" style:parent-style-name="Heading_20_1" style:list-style-name="L1">
      <style:paragraph-properties fo:margin-top="0.1701in" fo:margin-bottom="0.1in" fo:line-height="100%"/>
    </style:style>
    <style:style style:name="P166" style:family="paragraph">
      <style:paragraph-properties fo:text-align="center"/>
    </style:style>
    <style:style style:name="P167" style:family="paragraph">
      <style:paragraph-properties fo:text-align="center" style:punctuation-wrap="hanging" style:line-break="strict" style:writing-mode="lr-tb" style:font-independent-line-spacing="true"/>
    </style:style>
    <style:style style:name="P168" style:family="paragraph">
      <style:paragraph-properties fo:text-align="center" style:punctuation-wrap="hanging" style:line-break="strict" style:writing-mode="lr-tb" style:font-independent-line-spacing="true"/>
      <style:text-properties style:text-position="0% 100%"/>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fo:font-style="normal" style:font-style-asian="normal" style:font-style-complex="normal"/>
    </style:style>
    <style:style style:name="T5" style:family="text">
      <style:text-properties style:font-name="Courier1" style:font-name-asian="Courier1" style:font-name-complex="Courier1"/>
    </style:style>
    <style:style style:name="T6" style:family="text">
      <style:text-properties style:font-name="Courier1" fo:language="en" fo:country="US" style:font-name-asian="Courier1" style:font-name-complex="Courier1"/>
    </style:style>
    <style:style style:name="T7" style:family="text">
      <style:text-properties style:font-name="Courier1" fo:language="en" fo:country="US" fo:font-weight="bold" style:font-name-asian="Courier1" style:font-weight-asian="bold" style:font-name-complex="Courier1" style:font-weight-complex="bold"/>
    </style:style>
    <style:style style:name="T8" style:family="text">
      <style:text-properties style:font-name="Courier1" fo:language="en" fo:country="US" fo:font-weight="normal" style:font-name-asian="Courier1" style:font-weight-asian="normal" style:font-name-complex="Courier1" style:font-weight-complex="normal"/>
    </style:style>
    <style:style style:name="T9" style:family="text">
      <style:text-properties style:font-name="Courier1" fo:language="en" fo:country="US" style:text-underline-style="solid" style:text-underline-width="auto" style:text-underline-color="font-color" fo:font-weight="normal" style:font-name-asian="Courier1" style:font-weight-asian="normal" style:font-name-complex="Courier1" style:font-weight-complex="normal"/>
    </style:style>
    <style:style style:name="T10" style:family="text">
      <style:text-properties style:font-name="Courier1" fo:language="en" fo:country="US" style:text-underline-style="solid" style:text-underline-width="auto" style:text-underline-color="font-color" style:font-name-asian="Courier1" style:font-name-complex="Courier1"/>
    </style:style>
    <style:style style:name="T11" style:family="text">
      <style:text-properties style:font-name="Courier1" fo:font-weight="normal" style:font-name-asian="Courier1" style:font-weight-asian="normal" style:font-name-complex="Courier1" style:font-weight-complex="normal"/>
    </style:style>
    <style:style style:name="T12" style:family="text">
      <style:text-properties style:font-name="Courier1" fo:font-weight="bold" style:font-name-asian="Courier1" style:font-weight-asian="bold" style:font-name-complex="Courier1" style:font-weight-complex="bold"/>
    </style:style>
    <style:style style:name="T13" style:family="text">
      <style:text-properties style:font-name="Courier1" fo:font-size="11pt" fo:language="en" fo:country="US" fo:font-style="normal"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4" style:family="text">
      <style:text-properties style:font-name="Courier1" fo:font-size="11pt" fo:language="en" fo:country="US" fo:font-style="normal" fo:font-weight="bold" fo:background-color="transparent" style:font-name-asian="Courier1" style:font-size-asian="12pt" style:font-style-asian="normal" style:font-weight-asian="bold" style:font-name-complex="Courier1" style:font-size-complex="12pt" style:font-style-complex="normal" style:font-weight-complex="bold"/>
    </style:style>
    <style:style style:name="T15" style:family="text">
      <style:text-properties style:font-name="Courier1" fo:font-size="11pt" fo:language="en" fo:country="US" fo:font-style="normal" fo:background-color="transparent" style:font-name-asian="Courier1" style:font-size-asian="12pt" style:font-style-asian="normal" style:font-name-complex="Courier1" style:font-size-complex="12pt" style:font-style-complex="normal"/>
    </style:style>
    <style:style style:name="T16" style:family="text">
      <style:text-properties style:font-name="Courier1" fo:font-size="11pt" fo:language="en" fo:country="US" style:font-name-asian="Courier1" style:font-size-asian="11pt" style:font-name-complex="Courier1" style:font-size-complex="11pt"/>
    </style:style>
    <style:style style:name="T17" style:family="text">
      <style:text-properties style:font-name="Courier1" fo:font-size="11pt" fo:language="en" fo:country="US" fo:font-weight="bold" style:font-name-asian="Courier1" style:font-size-asian="11pt" style:font-weight-asian="bold" style:font-name-complex="Courier1" style:font-size-complex="11pt" style:font-weight-complex="bold"/>
    </style:style>
    <style:style style:name="T18" style:family="text">
      <style:text-properties style:font-name="Courier1" fo:font-size="11pt" fo:language="en" fo:country="US" fo:font-weight="normal" style:font-name-asian="Courier1" style:font-size-asian="11pt" style:font-weight-asian="normal" style:font-name-complex="Courier1" style:font-size-complex="11pt" style:font-weight-complex="normal"/>
    </style:style>
    <style:style style:name="T19" style:family="text">
      <style:text-properties style:font-name="Courier1" style:text-underline-style="solid" style:text-underline-width="auto" style:text-underline-color="font-color" fo:font-weight="normal" style:font-name-asian="Courier1" style:font-weight-asian="normal" style:font-name-complex="Courier1" style:font-weight-complex="normal"/>
    </style:style>
    <style:style style:name="T20" style:family="text">
      <style:text-properties style:font-name="Courier1" style:text-underline-style="solid" style:text-underline-width="auto" style:text-underline-color="font-color" style:font-name-asian="Courier1" style:font-name-complex="Courier1"/>
    </style:style>
    <style:style style:name="T21" style:family="text">
      <style:text-properties style:font-name="Courier1" fo:font-size="10pt" style:font-name-asian="Courier1" style:font-size-asian="10pt" style:font-name-complex="Courier1" style:font-size-complex="10pt"/>
    </style:style>
    <style:style style:name="T22" style:family="text">
      <style:text-properties style:font-name="Times New Roman3"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T23" style:family="text">
      <style:text-properties style:font-name="Times New Roman3" fo:font-size="11pt" fo:language="en" fo:country="US" fo:font-style="normal" fo:font-weight="bold" fo:background-color="transparent" style:font-name-asian="SimSun1" style:font-size-asian="12pt" style:font-style-asian="normal" style:font-weight-asian="bold" style:font-name-complex="Tahoma3" style:font-size-complex="12pt" style:font-style-complex="normal" style:font-weight-complex="bold"/>
    </style:style>
    <style:style style:name="T24" style:family="text">
      <style:text-properties style:font-name="Times New Roman3" style:font-name-asian="SimSun1" style:font-name-complex="Tahoma3"/>
    </style:style>
    <style:style style:name="T25" style:family="text">
      <style:text-properties fo:font-size="11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T26" style:family="text">
      <style:text-properties style:font-name="Times New Roman4"/>
    </style:style>
    <style:style style:name="T27" style:family="text">
      <style:text-properties style:font-name="Times New Roman4" style:font-name-asian="Times New Roman4" style:font-name-complex="Times New Roman4"/>
    </style:style>
    <style:style style:name="T28" style:family="text">
      <style:text-properties style:font-name="Times New Roman4" fo:font-size="11pt" fo:language="en" fo:country="US" fo:font-style="normal" fo:font-weight="normal" fo:background-color="transparent" style:font-name-asian="Times New Roman4" style:font-size-asian="12pt" style:font-style-asian="normal" style:font-weight-asian="normal" style:font-name-complex="Times New Roman4" style:font-size-complex="12pt" style:font-style-complex="normal" style:font-weight-complex="normal"/>
    </style:style>
    <style:style style:name="T29" style:family="text">
      <style:text-properties style:font-name="Times New Roman4" fo:font-size="11pt" fo:language="en" fo:country="US" fo:font-style="normal" fo:background-color="transparent" style:font-name-asian="Times New Roman4" style:font-size-asian="12pt" style:font-style-asian="normal" style:font-name-complex="Times New Roman4" style:font-size-complex="12pt" style:font-style-complex="normal"/>
    </style:style>
    <style:style style:name="T30" style:family="text">
      <style:text-properties style:font-name="Times New Roman4" fo:font-size="11pt" fo:language="en" fo:country="US" fo:font-style="normal" fo:background-color="transparent" style:font-name-asian="Courier1" style:font-size-asian="12pt" style:font-style-asian="normal" style:font-name-complex="Courier1" style:font-size-complex="12pt" style:font-style-complex="normal"/>
    </style:style>
    <style:style style:name="T31" style:family="text">
      <style:text-properties style:font-name="Times New Roman4" fo:font-size="11pt" fo:language="en" fo:country="US" style:font-name-asian="Times New Roman4" style:font-size-asian="11pt" style:font-name-complex="Times New Roman4" style:font-size-complex="11pt"/>
    </style:style>
    <style:style style:name="T32" style:family="text">
      <style:text-properties style:font-name="Times New Roman4" fo:font-size="11pt" fo:language="en" fo:country="US" fo:font-weight="normal" style:font-name-asian="Times New Roman4" style:font-size-asian="11pt" style:font-weight-asian="normal" style:font-name-complex="Times New Roman4" style:font-size-complex="11pt" style:font-weight-complex="normal"/>
    </style:style>
    <style:style style:name="T33" style:family="text">
      <style:text-properties style:font-name="Times New Roman4" fo:font-size="11pt" style:font-name-asian="Times New Roman4" style:font-size-asian="11pt" style:font-name-complex="Times New Roman4" style:font-size-complex="11pt"/>
    </style:style>
    <style:style style:name="T34" style:family="text">
      <style:text-properties style:font-name="Times New Roman4" fo:language="en" fo:country="US" style:font-name-asian="Times New Roman4" style:font-name-complex="Times New Roman4"/>
    </style:style>
    <style:style style:name="T35" style:family="text">
      <style:text-properties style:font-name="Times New Roman4" fo:language="en" fo:country="US" style:font-name-asian="Courier1" style:font-name-complex="Courier1"/>
    </style:style>
    <style:style style:name="T36" style:family="text">
      <style:text-properties style:font-name="Times New Roman4" fo:language="en" fo:country="US" fo:font-weight="normal" style:font-name-asian="Times New Roman4" style:font-weight-asian="normal" style:font-name-complex="Times New Roman4" style:font-weight-complex="normal"/>
    </style:style>
    <style:style style:name="T37" style:family="text">
      <style:text-properties style:font-name="Times New Roman4" fo:font-weight="normal" style:font-name-asian="Times New Roman4" style:font-weight-asian="normal" style:font-name-complex="Times New Roman4" style:font-weight-complex="normal"/>
    </style:style>
    <style:style style:name="T38" style:family="text">
      <style:text-properties style:font-name="Times New Roman4" fo:font-weight="normal" style:font-name-asian="Courier1" style:font-weight-asian="normal" style:font-name-complex="Courier1" style:font-weight-complex="normal"/>
    </style:style>
    <style:style style:name="T39" style:family="text">
      <style:text-properties style:font-name="Times New Roman4" style:text-underline-style="none" style:font-name-asian="Times New Roman4" style:font-name-complex="Times New Roman4"/>
    </style:style>
    <style:style style:name="T40" style:family="text">
      <style:text-properties fo:font-weight="normal" style:font-weight-asian="normal" style:font-weight-complex="normal"/>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font-name="Courier New1"/>
    </style:style>
    <style:style style:name="T44" style:family="text">
      <style:text-properties style:font-name="Courier New1" style:font-name-asian="Courier New1" style:font-name-complex="Courier New1"/>
    </style:style>
    <style:style style:name="T45" style:family="text">
      <style:text-properties style:font-name="Courier New1" fo:language="en" fo:country="US" style:font-name-asian="Courier New1" style:font-name-complex="Courier New1"/>
    </style:style>
    <style:style style:name="T46" style:family="text">
      <style:text-properties style:font-name="Courier New1" fo:language="en" fo:country="US" style:font-name-asian="Courier1" style:font-name-complex="Courier1"/>
    </style:style>
    <style:style style:name="T47" style:family="text">
      <style:text-properties style:font-name="Courier New1" fo:font-weight="bold" style:font-name-asian="Courier New1" style:font-weight-asian="bold" style:font-name-complex="Courier New1" style:font-weight-complex="bold"/>
    </style:style>
    <style:style style:name="T48" style:family="text">
      <style:text-properties style:font-name="Courier New1" fo:font-weight="bold" style:font-name-asian="Courier1" style:font-weight-asian="bold" style:font-name-complex="Courier1" style:font-weight-complex="bold"/>
    </style:style>
    <style:style style:name="T49" style:family="text">
      <style:text-properties style:font-name="Courier New1" fo:font-size="11pt" fo:language="en" fo:country="US" fo:font-weight="normal" style:font-name-asian="Courier1" style:font-size-asian="11pt" style:font-weight-asian="normal" style:font-name-complex="Courier1" style:font-size-complex="11pt" style:font-weight-complex="normal"/>
    </style:style>
    <style:style style:name="T50" style:family="text">
      <style:text-properties style:font-name="Courier New1" fo:font-size="11pt" fo:language="en" fo:country="US" fo:font-weight="normal" style:font-name-asian="Times New Roman4" style:font-size-asian="11pt" style:font-weight-asian="normal" style:font-name-complex="Times New Roman4" style:font-size-complex="11pt" style:font-weight-complex="normal"/>
    </style:style>
    <style:style style:name="T51" style:family="text">
      <style:text-properties style:font-name="Courier New1" fo:font-size="11pt" fo:language="en" fo:country="US" fo:font-style="normal" fo:font-weight="normal" fo:background-color="transparent" style:font-name-asian="Courier1" style:font-size-asian="11pt" style:font-style-asian="normal" style:font-weight-asian="normal" style:font-name-complex="Courier1" style:font-size-complex="11pt" style:font-style-complex="normal" style:font-weight-complex="normal"/>
    </style:style>
    <style:style style:name="T52" style:family="text">
      <style:text-properties style:font-name="Courier New1"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T53" style:family="text">
      <style:text-properties style:font-name="Courier New1" fo:font-weight="normal" style:font-name-asian="Courier1" style:font-weight-asian="normal" style:font-name-complex="Courier1" style:font-weight-complex="normal"/>
    </style:style>
    <style:style style:name="T54" style:family="text">
      <style:text-properties style:font-name="Courier New1" style:font-name-asian="Courier1" style:font-name-complex="Courier1"/>
    </style:style>
    <style:style style:name="T55" style:family="text">
      <style:text-properties style:font-name="Courier New1" style:text-underline-style="solid" style:text-underline-width="auto" style:text-underline-color="font-color"/>
    </style:style>
    <style:style style:name="T56" style:family="text">
      <style:text-properties style:font-name="Courier New1" fo:font-size="9pt" style:font-size-asian="9pt" style:font-size-complex="9pt"/>
    </style:style>
    <style:style style:name="T57" style:family="text">
      <style:text-properties fo:font-weight="bold" style:font-weight-asian="bold" style:font-weight-complex="bold"/>
    </style:style>
    <style:style style:name="T58" style:family="text">
      <style:text-properties fo:font-style="normal" style:font-style-asian="normal" style:font-style-complex="normal"/>
    </style:style>
    <style:style style:name="T59" style:family="text">
      <style:text-properties fo:font-size="10pt" style:font-size-asian="10pt" style:font-size-complex="10pt"/>
    </style:style>
    <style:style style:name="T60" style:family="text">
      <style:text-properties fo:font-size="10pt" fo:background-color="transparent" style:font-size-asian="10pt" style:font-size-complex="10pt"/>
    </style:style>
    <style:style style:name="T61" style:family="text">
      <style:text-properties fo:color="#000000" style:font-name="Courier1" fo:font-size="11pt" fo:language="en" fo:country="US" style:font-name-asian="Courier1" style:font-size-asian="11pt" style:font-name-complex="Courier1" style:font-size-complex="11pt"/>
    </style:style>
    <style:style style:name="T62" style:family="text">
      <style:text-properties fo:color="#000000" style:font-name="Courier1" fo:font-size="11pt" style:font-name-asian="Courier1" style:font-size-asian="11pt" style:font-name-complex="Courier1" style:font-size-complex="11pt"/>
    </style:style>
    <style:style style:name="T63" style:family="text">
      <style:text-properties fo:color="#000000" style:font-name="Courier1" fo:font-size="11pt" fo:font-weight="normal" style:font-name-asian="Courier1" style:font-size-asian="11pt" style:font-weight-asian="normal" style:font-name-complex="Courier1" style:font-size-complex="11pt" style:font-weight-complex="normal"/>
    </style:style>
    <style:style style:name="T64" style:family="text">
      <style:text-properties fo:color="#000000" style:font-name="Courier1" fo:font-size="12pt" style:font-name-asian="Courier1" style:font-size-asian="12pt" style:font-name-complex="Courier1" style:font-size-complex="12pt"/>
    </style:style>
    <style:style style:name="T65" style:family="text">
      <style:text-properties fo:color="#000000" style:font-name="Courier1" style:font-name-asian="Courier1" style:font-name-complex="Courier1"/>
    </style:style>
    <style:style style:name="T66" style:family="text">
      <style:text-properties fo:color="#000000" style:font-name="Times New Roman4" fo:font-size="11pt" style:font-name-asian="Times New Roman4" style:font-size-asian="11pt" style:font-name-complex="Times New Roman4" style:font-size-complex="11pt"/>
    </style:style>
    <style:style style:name="T67" style:family="text">
      <style:text-properties fo:color="#000000" style:font-name="Times New Roman4" fo:font-size="11pt" fo:font-weight="normal" style:font-name-asian="Courier1" style:font-size-asian="11pt" style:font-weight-asian="normal" style:font-name-complex="Courier1" style:font-size-complex="11pt" style:font-weight-complex="normal"/>
    </style:style>
    <style:style style:name="T68" style:family="text">
      <style:text-properties fo:color="#000000" style:font-name="Times New Roman4" fo:font-size="12pt" fo:font-weight="normal" style:font-name-asian="Arial1" style:font-size-asian="12pt" style:font-weight-asian="normal" style:font-name-complex="Arial1" style:font-size-complex="12pt" style:font-weight-complex="normal"/>
    </style:style>
    <style:style style:name="T69" style:family="text">
      <style:text-properties fo:color="#000000" style:font-name="Times New Roman4" style:font-name-asian="Arial1" style:font-name-complex="Arial1"/>
    </style:style>
    <style:style style:name="T70" style:family="text">
      <style:text-properties fo:color="#000000" style:font-name="Courier New1" fo:font-size="11pt" fo:font-weight="normal" style:font-name-asian="Courier1" style:font-size-asian="11pt" style:font-weight-asian="normal" style:font-name-complex="Courier1" style:font-size-complex="11pt" style:font-weight-complex="normal"/>
    </style:style>
    <style:style style:name="T71" style:family="text">
      <style:text-properties fo:color="#000000" style:font-name="Courier New1" fo:font-size="12pt" fo:font-weight="normal" style:font-name-asian="Arial1" style:font-size-asian="12pt" style:font-weight-asian="normal" style:font-name-complex="Arial1" style:font-size-complex="12pt" style:font-weight-complex="normal"/>
    </style:style>
    <style:style style:name="T72" style:family="text">
      <style:text-properties fo:font-style="italic" style:font-style-asian="italic" style:font-style-complex="italic"/>
    </style:style>
    <style:style style:name="T73" style:family="text">
      <style:text-properties style:font-name="Times New Roman" style:font-name-asian="Times New Roman" style:font-name-complex="Times New Roman"/>
    </style:style>
    <style:style style:name="T74" style:family="text">
      <style:text-properties style:font-name="Courier New"/>
    </style:style>
    <style:style style:name="T75" style:family="text">
      <style:text-properties style:font-size-asian="11pt" style:font-size-complex="11pt"/>
    </style:style>
    <style:style style:name="T76" style:family="text">
      <style:text-properties style:font-name="Courier New1"/>
    </style:style>
    <style:style style:name="T77" style:family="text">
      <style:text-properties style:text-position="0% 100%"/>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number text:level="1" style:num-suffix=". "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9">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1">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12">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13">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14">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15">
      <text:list-level-style-bullet text:level="1" text:style-name="Bullet_20_Symbols" style:num-suffix="." text:bullet-char="•">
        <style:list-level-properties text:min-label-width="0.35in" text:min-label-distance="0.1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style:style style:name="gr1" style:family="graphic">
      <style:graphic-properties style:protect="position siz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fill-color="#ffff99" draw:fill-image-width="0.3354in" draw:fill-image-height="0.3354in" draw:textarea-horizontal-align="center" draw:textarea-vertical-align="middle" draw:auto-grow-height="false" fo:wrap-option="wrap" style:run-through="foreground"/>
    </style:style>
    <style:style style:name="gr3" style:family="graphic">
      <style:graphic-properties draw:fill="none" draw:fill-color="#ffff99" draw:fill-image-width="0.3354in" draw:fill-image-height="0.3354in" draw:textarea-horizontal-align="center" draw:textarea-vertical-align="middle" draw:auto-grow-height="false" fo:padding-top="0.2in" fo:padding-left="0.25in" fo:wrap-option="wrap" style:run-through="foreground"/>
    </style:style>
    <style:style style:name="gr4" style:family="graphic">
      <style:graphic-properties draw:textarea-horizontal-align="center" draw:textarea-vertical-align="middle" fo:wrap-option="no-wrap" style:run-through="foreground"/>
    </style:style>
    <style:style style:name="gr5" style:family="graphic">
      <style:graphic-properties draw:fill="solid" draw:fill-color="#ffffff" draw:fill-image-width="0.3354in" draw:fill-image-height="0.3354in" draw:textarea-horizontal-align="center" draw:textarea-vertical-align="middle" draw:auto-grow-height="false" fo:wrap-option="wrap" style:run-through="foreground"/>
    </style:style>
    <style:style style:name="gr6" style:family="graphic">
      <style:graphic-properties draw:fill="none" draw:fill-color="#ffff99" draw:fill-image-width="0.3354in" draw:fill-image-height="0.3354in" draw:textarea-horizontal-align="center" draw:textarea-vertical-align="middle" draw:auto-grow-height="false" fo:padding-top="0.0598in" fo:wrap-option="wrap" style:run-through="foreground"/>
    </style:style>
    <number:number-style style:name="N1">
      <number:number number:decimal-places="0" number:min-integer-digits="1"/>
    </number:number-style>
    <number:date-style style:name="N76" number:automatic-order="true">
      <number:month number:style="long" number:textual="true"/>
      <number:text> </number:text>
      <number:day/>
      <number:text>, </number:text>
      <number:year number:style="long"/>
    </number:date-style>
    <number:boolean-style style:name="N99">
      <number:boolean/>
    </number:boolean-style>
  </office:automatic-styles>
  <office:body>
    <office:text>
      <office:forms form:automatic-focus="false" form:apply-design-mode="false">
        <xforms:model id="Model 1">
          <xforms:instance id="Instance 1">
            <instance/>
          </xforms:instance>
          <xsd:schema/>
        </xforms:model>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48" text:name="nAttributes"/>
        <text:user-field-decl office:value-type="float" office:value="19" text:name="Example"/>
        <text:user-field-decl office:value-type="float" office:value="20" text:name="Table_of_Attributes"/>
        <text:user-field-decl office:value-type="float" office:value="22" text:name="WIT_API"/>
        <text:user-field-decl office:value-type="float" office:value="21" text:name="Class_Listing"/>
        <text:user-field-decl office:value-type="float" office:value="1" text:name="Introduction"/>
        <text:user-field-decl office:value-type="float" office:value="2" text:name="Architecture"/>
        <text:user-field-decl office:value-type="float" office:value="3" text:name="Class_Overview"/>
        <text:user-field-decl office:value-type="float" office:value="4" text:name="Factory_Methods"/>
        <text:user-field-decl office:value-type="float" office:value="5" text:name="Navigation_Methods"/>
        <text:user-field-decl office:value-type="float" office:value="6" text:name="Intro_Attributes"/>
        <text:user-field-decl office:value-type="float" office:value="9" text:name="Working_With_Attributes"/>
        <text:user-field-decl office:value-type="float" office:value="8" text:name="Retrieving_Attributes"/>
        <text:user-field-decl office:value-type="float" office:value="7" text:name="Setting_Attributes"/>
        <text:user-field-decl office:value-type="float" office:value="18" text:name="Not_Implemented"/>
        <text:user-field-decl office:value-type="float" office:value="10" text:name="Wrapper"/>
        <text:user-field-decl office:value-type="float" office:value="11" text:name="Pegging"/>
        <text:user-field-decl office:value-type="float" office:value="12" text:name="Quasi_Attribute"/>
        <text:user-field-decl office:value-type="float" office:value="13" text:name="Message"/>
        <text:user-field-decl office:value-type="float" office:value="14" text:name="Memory"/>
        <text:user-field-decl office:value-type="float" office:value="15" text:name="Deactivation"/>
        <text:user-field-decl office:value-type="float" office:value="17" text:name="Exceptions"/>
        <text:user-field-decl office:value-type="float" office:value="16" text:name="Thread_Safety"/>
      </text:user-field-decls>
      <text:p text:style-name="P121"><text:tab/></text:p>
      <text:p text:style-name="P5"/>
      <text:p text:style-name="P5"/>
      <text:p text:style-name="P5"/>
      <text:p text:style-name="P6"/>
      <text:p text:style-name="P6"/>
      <text:p text:style-name="P6"/>
      <text:p text:style-name="P6"/>
      <text:p text:style-name="P6"/>
      <text:p text:style-name="P7">WIT-J</text:p>
      <text:p text:style-name="P7">Watson Implosion Technology - Java Interface</text:p>
      <text:p text:style-name="P7">Application Developer's Guide</text:p>
      <text:p text:style-name="P9"/>
      <text:p text:style-name="P9"/>
      <text:p text:style-name="P9"/>
      <text:p text:style-name="P9"/>
      <text:p text:style-name="P10"/>
      <text:p text:style-name="P12">Robert Wittrock</text:p>
      <text:p text:style-name="P12">Department of Business Analytics and Mathematical Science</text:p>
      <text:p text:style-name="P12">IBM T.J. Watson Research Center</text:p>
      <text:p text:style-name="P12">P.O. Box 218</text:p>
      <text:p text:style-name="P12">Yorktown Heights, NY 10598</text:p>
      <text:p text:style-name="P12"/>
      <text:p text:style-name="P12"><text:date style:data-style-name="N76" text:date-value="2013-01-04T17:42:48.39">January 4, 2013</text:date></text:p>
      <text:p text:style-name="P13"/>
      <text:p text:style-name="P1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index-title text:style-name="Sect2" text:name="Table of Contents1_Head">
            <text:p text:style-name="P45">Table of Contents</text:p>
          </text:index-title>
          <text:p text:style-name="P94"><text:a xlink:type="simple" xlink:href="#1.Introduction|outline" text:style-name="Index_20_Link" text:visited-style-name="Index_20_Link">1.<text:tab/>Introduction<text:tab/>3</text:a></text:p>
          <text:p text:style-name="P94"><text:a xlink:type="simple" xlink:href="#2.Architecture|outline" text:style-name="Index_20_Link" text:visited-style-name="Index_20_Link">2.<text:tab/>Architecture<text:tab/>4</text:a></text:p>
          <text:p text:style-name="P94"><text:a xlink:type="simple" xlink:href="#3.Class Overview|outline" text:style-name="Index_20_Link" text:visited-style-name="Index_20_Link">3.<text:tab/>Class Overview<text:tab/>5</text:a></text:p>
          <text:p text:style-name="P94"><text:a xlink:type="simple" xlink:href="#4.Factory Methods|outline" text:style-name="Index_20_Link" text:visited-style-name="Index_20_Link">4.<text:tab/>Factory Methods<text:tab/>6</text:a></text:p>
          <text:p text:style-name="P94"><text:a xlink:type="simple" xlink:href="#5.Navigation Methods|outline" text:style-name="Index_20_Link" text:visited-style-name="Index_20_Link">5.<text:tab/>Navigation Methods<text:tab/>9</text:a></text:p>
          <text:p text:style-name="P94"><text:a xlink:type="simple" xlink:href="#6.Introduction to Attributes|outline" text:style-name="Index_20_Link" text:visited-style-name="Index_20_Link">6.<text:tab/>Introduction to Attributes<text:tab/>12</text:a></text:p>
          <text:p text:style-name="P94"><text:a xlink:type="simple" xlink:href="#7.Methods for Setting Attribute Values|outline" text:style-name="Index_20_Link" text:visited-style-name="Index_20_Link">7.<text:tab/>Methods for Setting Attribute Values<text:tab/>14</text:a></text:p>
          <text:p text:style-name="P94"><text:a xlink:type="simple" xlink:href="#8.Methods for Retrieving Attribute Values|outline" text:style-name="Index_20_Link" text:visited-style-name="Index_20_Link">8.<text:tab/>Methods for Retrieving Attribute Values<text:tab/>16</text:a></text:p>
          <text:p text:style-name="P94"><text:a xlink:type="simple" xlink:href="#9.Methods for Working with Attributes|outline" text:style-name="Index_20_Link" text:visited-style-name="Index_20_Link">9.<text:tab/>Methods for Working with Attributes<text:tab/>18</text:a></text:p>
          <text:p text:style-name="P94"><text:a xlink:type="simple" xlink:href="#10.Wrapper Methods|outline" text:style-name="Index_20_Link" text:visited-style-name="Index_20_Link">10.<text:tab/>Wrapper Methods<text:tab/>22</text:a></text:p>
          <text:p text:style-name="P94"><text:a xlink:type="simple" xlink:href="#11.Pegging Methods|outline" text:style-name="Index_20_Link" text:visited-style-name="Index_20_Link">11.<text:tab/>Pegging Methods<text:tab/>28</text:a></text:p>
          <text:p text:style-name="P94"><text:a xlink:type="simple" xlink:href="#12.Quasi-Attribute Methods|outline" text:style-name="Index_20_Link" text:visited-style-name="Index_20_Link">12.<text:tab/>Quasi-Attribute Methods<text:tab/>30</text:a></text:p>
          <text:p text:style-name="P94"><text:a xlink:type="simple" xlink:href="#13.Message Control Methods|outline" text:style-name="Index_20_Link" text:visited-style-name="Index_20_Link">13.<text:tab/>Message Control Methods<text:tab/>32</text:a></text:p>
          <text:p text:style-name="P94"><text:a xlink:type="simple" xlink:href="#14.Memory Management|outline" text:style-name="Index_20_Link" text:visited-style-name="Index_20_Link">14.<text:tab/>Memory Management<text:tab/>34</text:a></text:p>
          <text:p text:style-name="P94"><text:a xlink:type="simple" xlink:href="#15.Methods that Cause Deactivation|outline" text:style-name="Index_20_Link" text:visited-style-name="Index_20_Link">15.<text:tab/>Methods that Cause Deactivation<text:tab/>36</text:a></text:p>
          <text:p text:style-name="P94"><text:a xlink:type="simple" xlink:href="#16.Thread Safety|outline" text:style-name="Index_20_Link" text:visited-style-name="Index_20_Link">16.<text:tab/>Thread Safety<text:tab/>37</text:a></text:p>
          <text:p text:style-name="P94"><text:a xlink:type="simple" xlink:href="#17.Exceptions|outline" text:style-name="Index_20_Link" text:visited-style-name="Index_20_Link">17.<text:tab/>Exceptions<text:tab/>38</text:a></text:p>
          <text:p text:style-name="P94"><text:a xlink:type="simple" xlink:href="#18.Capabilities Not Implemented|outline" text:style-name="Index_20_Link" text:visited-style-name="Index_20_Link">18.<text:tab/>Capabilities Not Implemented<text:tab/>40</text:a></text:p>
          <text:p text:style-name="P94"><text:a xlink:type="simple" xlink:href="#19.Example WIT-J Application Program|outline" text:style-name="Index_20_Link" text:visited-style-name="Index_20_Link">19.<text:tab/>Example WIT-J Application Program<text:tab/>41</text:a></text:p>
          <text:p text:style-name="P94"><text:a xlink:type="simple" xlink:href="#20.Table of Attributes|outline" text:style-name="Index_20_Link" text:visited-style-name="Index_20_Link">20.<text:tab/>Table of Attributes<text:tab/>48</text:a></text:p>
          <text:p text:style-name="P94"><text:a xlink:type="simple" xlink:href="#21.Class Listing|outline" text:style-name="Index_20_Link" text:visited-style-name="Index_20_Link">21.<text:tab/>Class Listing<text:tab/>53</text:a></text:p>
          <text:p text:style-name="P94"><text:a xlink:type="simple" xlink:href="#22.WIT API Functions and Corresponding WIT-J Capabilities|outline" text:style-name="Index_20_Link" text:visited-style-name="Index_20_Link">22.<text:tab/>WIT API Functions and Corresponding WIT-J Capabilities<text:tab/>68</text:a></text:p>
          <text:p text:style-name="P94"><text:a xlink:type="simple" xlink:href="#23.List of Code Changes|outline" text:style-name="Index_20_Link" text:visited-style-name="Index_20_Link">23.<text:tab/>List of Code Changes<text:tab/>74</text:a></text:p>
          <text:p text:style-name="P94"><text:tab/>References<text:tab/>77</text:p>
        </text:index-body>
      </text:table-of-content>
      <text:p text:style-name="P10"/>
      <text:list xml:id="list36349392" text:style-name="L1">
        <text:list-item>
          <text:h text:style-name="P164" text:outline-level="1">Introduction</text:h>
        </text:list-item>
      </text:list>
      <text:p text:style-name="Main_20_Text">This document describes WIT-J: “Watson Implosion Technology - Java Interface”. Watson Implosion Technology (WIT) is a software tool developed at IBM Research that solves a class of resource-constrained planning problems that may be formulated as production planning problems called “implosion” problems. For a detailed introduction to WIT, see Wittrock (2006). A comprehensive user's guide and reference manual (IBM, 2009) is also available. The present document assumes that the reader is familiar with WIT.</text:p>
      <text:p text:style-name="Main_20_Text">WIT-J is a new interface to WIT. As explained in the WIT documentation, WIT is applied to practical problems by building an application program which accesses WIT's modeling and solving capabilities by making function calls to WIT's Application Program Interface (API). WIT-J functions as a wrapper around WIT's API and provides an alternative means of accessing WIT's capabilities. There are two essential aspects of WIT-J that distinguish it from WIT's own API:</text:p>
      <text:list xml:id="list36371832" text:style-name="L2">
        <text:list-item>
          <text:p text:style-name="P150">WIT's API is in C (and a little C++). An application program that uses it must be written in either C or<text:line-break/>C++. WIT-J is in Java. An application program that uses it must be written in Java.</text:p>
        </text:list-item>
        <text:list-item>
          <text:p text:style-name="P96">While WIT is conceptually object-oriented, WIT's API is actually quite procedural. WIT-J is a completely object-oriented interface.</text:p>
        </text:list-item>
      </text:list>
      <text:p text:style-name="Main_20_Text">Thus WIT-J enables WIT application programs to be written in Java, accessing WIT's capabilities in an object-oriented style. Such programs are called WIT-J application programs.</text:p>
      <text:p text:style-name="Main_20_Text">This document is primarily addressed to anyone wishing to write WIT-J application programs and is intended to provide the information necessary to do so, when used in conjunction with the documentation on WIT itself. It is intended to function both as a tutorial on WIT-J and as a reference manual:</text:p>
      <text:list xml:id="list37568008" text:continue-numbering="true" text:style-name="L2">
        <text:list-item>
          <text:p text:style-name="P150">Sections 1 through <text:user-field-get style:data-style-name="N1" text:name="Not_Implemented">18</text:user-field-get> are structured to be read from beginning to end, so as to be useful as a tutorial.</text:p>
        </text:list-item>
        <text:list-item>
          <text:p text:style-name="P109">Section <text:user-field-get style:data-style-name="N1" text:name="Example">19</text:user-field-get> gives an example of a short WIT-J application program. This example is referred to numerous times <text:span text:style-name="T1">throughout</text:span> the main text.</text:p>
        </text:list-item>
        <text:list-item>
          <text:p text:style-name="P109">Sections <text:user-field-get style:data-style-name="N1" text:name="Table_of_Attributes">20</text:user-field-get> through <text:user-field-get style:data-style-name="N1" text:name="WIT_API">22</text:user-field-get> provide comprehensive lists and tables. Sections <text:user-field-get style:data-style-name="N1" text:name="Class_Listing">21</text:user-field-get> through <text:user-field-get style:data-style-name="N1" text:name="WIT_API">22</text:user-field-get> contain many cross references to the <text:span text:style-name="T1">preceding</text:span> sections of this document so as to facilitate look up, as in a reference manual.</text:p>
        </text:list-item>
      </text:list>
      <text:p text:style-name="Main_20_Text">Availability: WIT-J uses Java 6.0. It's currently available on <text:span text:style-name="T1">Linux</text:span> and on Windows. Ports to other platforms will be created as needed.</text:p>
      <text:list xml:id="list37571397" text:continue-list="list36349392" text:style-name="L1">
        <text:list-item>
          <text:h text:style-name="P162" text:outline-level="1">Architecture</text:h>
        </text:list-item>
      </text:list>
      <text:p text:style-name="Main_20_Text">To begin, a basic understanding of WIT-J's high-level architecture will be useful. The WIT-J code consists of the following three portions:</text:p>
      <text:list xml:id="list37573943" text:continue-list="list37568008" text:style-name="L2">
        <text:list-item>
          <text:p text:style-name="P150">The Java portion (“WIT-J/Java”): A collection of classes in Java.</text:p>
        </text:list-item>
        <text:list-item>
          <text:p text:style-name="P96">The C++ portion (“WIT-J/C++”): A collection of classes and global functions in C++.</text:p>
        </text:list-item>
        <text:list-item>
          <text:p text:style-name="P96">WIT itself.</text:p>
        </text:list-item>
      </text:list>
      <text:p text:style-name="Main_20_Text">The Java portion of WIT-J has the following responsibilities:</text:p>
      <text:list xml:id="list37566483" text:continue-numbering="true" text:style-name="L2">
        <text:list-item>
          <text:p text:style-name="P150">Its public classes, methods, and fields constitute WIT-J's API.</text:p>
        </text:list-item>
        <text:list-item>
          <text:p text:style-name="P96">It maintains an object-oriented representation of the implosion problem defined in WIT. Specifically, it stores a representation of the structure of the problem, but not the numerical data.</text:p>
        </text:list-item>
        <text:list-item>
          <text:p text:style-name="P96">It interacts with the C++ portion of WIT-J.</text:p>
        </text:list-item>
      </text:list>
      <text:p text:style-name="Main_20_Text">The C++ portion of WIT-J has the following responsibilities:</text:p>
      <text:list xml:id="list37555285" text:continue-numbering="true" text:style-name="L2">
        <text:list-item>
          <text:p text:style-name="P150">Interacts with the Java portion of WIT-J.</text:p>
        </text:list-item>
        <text:list-item>
          <text:p text:style-name="P104">It maintains an object-oriented structural representation of the implosion problem similar to the representation in the Java portion.</text:p>
        </text:list-item>
        <text:list-item>
          <text:p text:style-name="P104">It translates between WIT-J's object-oriented representation of the implosion problem and the more procedural representation required by WIT's API.</text:p>
        </text:list-item>
        <text:list-item>
          <text:p text:style-name="P96">It makes the direct calls to WIT's API functions.</text:p>
        </text:list-item>
      </text:list>
      <text:p text:style-name="Main_20_Text">The C++ portion is completely internal to WIT-J and not visible to the application program.</text:p>
      <text:p text:style-name="Main_20_Text">The interaction between the Java portion and the C++ portion of WIT-J is made possible by using JNI, the Java Native Interface. JNI consists of a collection of functions and data types in C and C++ that enable Java methods that are declared <text:span text:style-name="T5">native</text:span> to be implemented in C or C++ and enable code written in C or C++ to access code written in Java. It is included as part of the Java Virtual Machine implementation on any given platform. For complete information on JNI, see <text:span text:style-name="T1">Liang</text:span> (1999).</text:p>
      <text:p text:style-name="Main_20_Text">The execution of a typical WIT-J method might proceed as follows:</text:p>
      <text:list xml:id="list36370168" text:style-name="List_20_1">
        <text:list-item text:start-value="1">
          <text:p text:style-name="First_20_Bullet">The WIT-J application program invokes a public method of the Java portion of WIT-J.</text:p>
        </text:list-item>
        <text:list-item>
          <text:p text:style-name="P103">The public WIT-J/Java method performs error checking, translates its arguments into arguments more suitable for a native method invocation (if necessary), and then passes them to a corresponding package-internal native method in WIT-J/Java.</text:p>
        </text:list-item>
        <text:list-item>
          <text:p text:style-name="Bullet_20_1">JNI fulfills the call to the Java native method as a call to a corresponding global function in<text:line-break/>WIT-J/C++, called a “native implementation function".</text:p>
        </text:list-item>
        <text:list-item>
          <text:p text:style-name="P95">The native implementation function uses JNI functions to translate JNI's C/C++ representation of the arguments to the Java native method into ordinary C++ objects and primitives and then passes them to a corresponding member function of a WIT-J/C++ class.</text:p>
        </text:list-item>
        <text:list-item>
          <text:p text:style-name="P95">The WIT-J/C++ member function translates its object-oriented arguments into the style of argument required for a call to a WIT API function, and then passes them to the appropriate WIT API function.</text:p>
        </text:list-item>
        <text:list-item>
          <text:p text:style-name="Bullet_20_1">The WIT API function executes.</text:p>
        </text:list-item>
      </text:list>
      <text:p text:style-name="Main_20_Text">Note that not all WIT-J methods work in this way; for example, some methods do not invoke WIT-J/C++ at all.</text:p>
      <text:list xml:id="list37575740" text:continue-list="list37571397" text:style-name="L1">
        <text:list-item>
          <text:h text:style-name="P162" text:outline-level="1"><text:reference-mark text:name="Class Overview"/>Class Overview</text:h>
        </text:list-item>
      </text:list>
      <text:p text:style-name="Main_20_Text">The classes that constitute the Java portion of WIT-J all belong to the following package:</text:p>
      <text:p text:style-name="P46">com.ibm.witj</text:p>
      <text:p text:style-name="Main_20_Text">Thus it may be helpful to include the following statement in any source file that makes much use of WIT-J:</text:p>
      <text:p text:style-name="P47">import com.ibm.witj.*;</text:p>
      <text:p text:style-name="Main_20_Text">Alternatively, in Eclipse the appropriate single-type-import statements can be generated automatically. The code examples in this guide will assume that the source code contains the appropriate import statement(s).</text:p>
      <text:p text:style-name="Main_20_Text">The most important public classes in WIT-J's Java portion are the following:</text:p>
      <text:p text:style-name="P60">Problem:</text:p>
      <text:p text:style-name="Text_20_Body_20_Indent">A <text:span text:style-name="T5">Problem</text:span> represents an implosion problem. It corresponds to a <text:span text:style-name="T6">WitRun</text:span> in WIT.</text:p>
      <text:p text:style-name="Term"><text:span text:style-name="T5">Part</text:span>:</text:p>
      <text:p text:style-name="Text_20_Body_20_Indent"><text:span text:style-name="T22">A </text:span><text:span text:style-name="T11">Part</text:span><text:span text:style-name="T22"> represents a part in an implosion problem.</text:span></text:p>
      <text:p text:style-name="P60">Demand:</text:p>
      <text:p text:style-name="Text_20_Body_20_Indent"><text:span text:style-name="T22">A </text:span><text:span text:style-name="T5">Demand</text:span><text:span text:style-name="T22"> represents a demand in an implosion problem.</text:span></text:p>
      <text:p text:style-name="P60">Operation:</text:p>
      <text:p text:style-name="Text_20_Body_20_Indent"><text:span text:style-name="T22">An </text:span><text:span text:style-name="T5">Operation</text:span><text:span text:style-name="T22"> represents an operation in an implosion problem.</text:span></text:p>
      <text:p text:style-name="P61">BomEntry:</text:p>
      <text:p text:style-name="Text_20_Body_20_Indent"><text:span text:style-name="T22">A </text:span><text:span text:style-name="T5">BomEntry</text:span><text:span text:style-name="T22"> represents a BOM entry in an implosion problem.</text:span></text:p>
      <text:p text:style-name="P60">Substitute:</text:p>
      <text:p text:style-name="Text_20_Body_20_Indent"><text:span text:style-name="T22">A </text:span><text:span text:style-name="T5">Substitute</text:span><text:span text:style-name="T22"> represents a substitute BOM entry in an implosion problem.</text:span></text:p>
      <text:p text:style-name="P60"><text:span text:style-name="T1">BopEntry</text:span>:</text:p>
      <text:p text:style-name="Text_20_Body_20_Indent"><text:span text:style-name="T22">A </text:span><text:span text:style-name="T5">BopEntry</text:span><text:span text:style-name="T22"> represents a BOP entry in an implosion problem.</text:span></text:p>
      <text:p text:style-name="Term"><text:span text:style-name="T12">Component</text:span>.</text:p>
      <text:p text:style-name="Text_20_Body_20_Indent">This is a su<text:span text:style-name="T22">perclass of classes </text:span><text:span text:style-name="T5">Part</text:span><text:span text:style-name="T22">, </text:span><text:span text:style-name="T5">Demand</text:span><text:span text:style-name="T22">, </text:span><text:span text:style-name="T5">Operation</text:span><text:span text:style-name="T22">, </text:span><text:span text:style-name="T5">BomEntry</text:span><text:span text:style-name="T22">, </text:span><text:span text:style-name="T5">Substitute</text:span><text:span text:style-name="T22">, </text:span><text:span text:style-name="T13">BopEntry</text:span><text:span text:style-name="T22">, and </text:span><text:span text:style-name="T5">Problem</text:span><text:span text:style-name="T22">. A </text:span><text:span text:style-name="T5">Component</text:span><text:span text:style-name="T22"> represents a “WIT data object”, also called a “WIT component”. Note that a </text:span><text:span text:style-name="T13">Problem</text:span><text:span text:style-name="T22"> is considered to be a </text:span><text:span text:style-name="T13">Component</text:span><text:span text:style-name="T22"> of itself.</text:span></text:p>
      <text:p text:style-name="P60">Attribute &lt;V&gt;:</text:p>
      <text:p text:style-name="Text_20_Body_20_Indent"><text:span text:style-name="T22">An </text:span><text:span text:style-name="T5">Attribute &lt;V&gt; </text:span><text:span text:style-name="T22">represents a WIT data attribute whose values are of type </text:span><text:span text:style-name="T5">V</text:span><text:span text:style-name="T22">.</text:span></text:p>
      <text:p text:style-name="Main_20_Text">These classes (and others) will be further explained in the remainder of this document.</text:p>
      <text:list xml:id="list37584126" text:continue-numbering="true" text:style-name="L1">
        <text:list-item>
          <text:h text:style-name="P162" text:outline-level="1"><text:reference-mark text:name="Factory Methods"/>Factory Methods</text:h>
        </text:list-item>
      </text:list>
      <text:p text:style-name="Main_20_Text">WIT-J classes don't have public constructors. Instead, if a class in WIT-J allows <text:span text:style-name="T1">instantiation</text:span> by the application program, it provides a public factory method: a static method that constructs a new instance of the class and returns it. Factory methods in WIT-J are always called <text:span text:style-name="T6">newInstance</text:span><text:span text:style-name="T1">.</text:span> Note however that some public classes in WIT-J do not provide a public factory method: their instances are constructed as side-effects of methods of other classes or as an aspect of static initialization. The main rationale for providing factory methods in WIT-J instead of constructors is to allow error checking to be completed before construction begins. See Bloch (2008), items 1 and 64.</text:p>
      <text:p text:style-name="Main_20_Text">The following are the public factory methods for the classes discussed so far:</text:p>
      <text:p text:style-name="P10">__________________________________________________________________________________________</text:p>
      <text:p text:style-name="Main_20_Text">Class:<text:tab/><text:span text:style-name="T12">Problem</text:span></text:p>
      <text:p text:style-name="P10">Method:<text:tab/>s<text:span text:style-name="T5">tatic Problem </text:span><text:span text:style-name="T12">newInstance</text:span><text:span text:style-name="T5"> ()</text:span></text:p>
      <text:p text:style-name="Main_20_Text">C<text:span text:style-name="T22">onstructs and returns a new </text:span><text:span text:style-name="T5">Problem</text:span><text:span text:style-name="T22">. Constructing a Problem causes various set-up activities to be performed; most importantly, it causes the C++ portion of WIT-J to construct a new </text:span><text:span text:style-name="T5">WitRun</text:span><text:span text:style-name="T22">, which is called the “underlying </text:span><text:span text:style-name="T5">WitRun</text:span><text:span text:style-name="T22">” of the </text:span><text:span text:style-name="T5">Problem</text:span><text:span text:style-name="T22">. Specifically, it invokes the WIT API functions </text:span><text:span text:style-name="T13">witNewRun</text:span><text:span text:style-name="T22"> and </text:span><text:span text:style-name="T13">witInitialize</text:span><text:span text:style-name="T22"> <text:s/>on the underlying </text:span><text:span text:style-name="T5">WitRun</text:span><text:span text:style-name="T22">. (The calls to </text:span><text:span text:style-name="T13">witNewRun</text:span><text:span text:style-name="T22"> and </text:span><text:span text:style-name="T13">witInitialize</text:span><text:span text:style-name="T22"> </text:span>are “silent”: WIT will not issue any informational messages for them.)</text:p>
      <text:p text:style-name="P10">__________________________________________________________________________________________</text:p>
      <text:p text:style-name="Main_20_Text">Class:<text:tab/><text:span text:style-name="T12">Part</text:span></text:p>
      <text:p text:style-name="Default_20_Text"><text:span text:style-name="T22">Method:<text:tab/></text:span><text:span text:style-name="T13">static Part </text:span><text:span text:style-name="T14">newInstance</text:span><text:span text:style-name="T13"> (</text:span></text:p>
      <text:p text:style-name="P14"><text:span text:style-name="T25"><text:tab/> <text:s text:c="2"/>Problem</text:span> <text:s text:c="6"/><text:span text:style-name="T1">theProblem</text:span>,</text:p>
      <text:p text:style-name="P14"><text:tab/> <text:s text:c="2"/>String <text:s text:c="7"/><text:span text:style-name="T1">thePartName</text:span>,</text:p>
      <text:p text:style-name="Default_20_Text"><text:span text:style-name="T5"><text:s text:c="10"/></text:span><text:span text:style-name="T6">Part.Category</text:span><text:span text:style-name="T5"> </text:span><text:span text:style-name="T6">theCategory</text:span><text:span text:style-name="T5">)</text:span></text:p>
      <text:p text:style-name="Main_20_Text">C<text:span text:style-name="T22">onstructs and returns a new </text:span><text:span text:style-name="T5">Part</text:span><text:span text:style-name="T22">. The new </text:span><text:span text:style-name="T5">Part</text:span><text:span text:style-name="T22"> will:</text:span></text:p>
      <text:list xml:id="list37356752" text:style-name="List_20_1">
        <text:list-item>
          <text:p text:style-name="First_20_Bullet">Belong to <text:span text:style-name="T6">theProblem</text:span>.</text:p>
        </text:list-item>
        <text:list-item>
          <text:p text:style-name="Bullet_20_1">Have a part name given by <text:span text:style-name="T6">thePartName</text:span>.</text:p>
        </text:list-item>
        <text:list-item>
          <text:p text:style-name="Bullet_20_1">Belong to the part category identified by <text:span text:style-name="T6">theCategory</text:span><text:span text:style-name="T22">, which is an instance of the enum </text:span><text:span text:style-name="T5">Part.Category</text:span><text:span text:style-name="T22">. This is an </text:span><text:span text:style-name="T13">enum</text:span><text:span text:style-name="T22"> that is statically nested in class </text:span><text:span text:style-name="T5">Part</text:span><text:span text:style-name="T22"> and its instances identify the part category of a part. It has two constants: </text:span><text:span text:style-name="T13">MATERIAL</text:span><text:span text:style-name="T22"> and </text:span><text:span text:style-name="T13">CAPACITY.</text:span></text:p>
        </text:list-item>
      </text:list>
      <text:p text:style-name="Non-Skipping_20_Text">__________________________________________________________________________________________</text:p>
      <text:p text:style-name="Main_20_Text">Class:<text:tab/><text:span text:style-name="T12">Demand</text:span></text:p>
      <text:p text:style-name="Default_20_Text"><text:span text:style-name="T22">Method:<text:tab/>static Demand</text:span><text:span text:style-name="T13"> </text:span><text:span text:style-name="T14">newInstance</text:span><text:span text:style-name="T13"> (Part thePart, </text:span><text:span text:style-name="T5">String </text:span><text:span text:style-name="T6">theDemandName</text:span><text:span text:style-name="T5">)</text:span></text:p>
      <text:p text:style-name="Main_20_Text">C<text:span text:style-name="T22">onstructs and returns a new </text:span><text:span text:style-name="T5">Demand</text:span><text:span text:style-name="T22">. The new </text:span><text:span text:style-name="T5">Demand</text:span><text:span text:style-name="T22"> will:</text:span></text:p>
      <text:list xml:id="list37338965" text:style-name="List_20_1">
        <text:list-item>
          <text:p text:style-name="First_20_Bullet">Belong to the same <text:span text:style-name="T5">Problem</text:span> as <text:span text:style-name="T6">thePart</text:span>.</text:p>
        </text:list-item>
      </text:list>
      <text:list xml:id="list37328263" text:style-name="List_20_1">
        <text:list-item>
          <text:p text:style-name="Bullet_20_1">Be a <text:span text:style-name="T5">Demand</text:span> for <text:span text:style-name="T6">thePart</text:span>.</text:p>
        </text:list-item>
        <text:list-item>
          <text:p text:style-name="Bullet_20_1">Have a demand name given by <text:span text:style-name="T6">theDemandName</text:span>.</text:p>
        </text:list-item>
      </text:list>
      <text:p text:style-name="P10"/>
      <text:p text:style-name="P2">__________________________________________________________________________________________</text:p>
      <text:p text:style-name="Main_20_Text">Class:<text:tab/><text:span text:style-name="T12">Operation</text:span></text:p>
      <text:p text:style-name="Default_20_Text"><text:span text:style-name="T22">Method:<text:tab/></text:span><text:span text:style-name="T13">static Operation </text:span><text:span text:style-name="T14">newInstance</text:span><text:span text:style-name="T13"> (</text:span></text:p>
      <text:p text:style-name="P14"><text:span text:style-name="T25"><text:tab/> <text:s text:c="2"/>Problem </text:span>theProblem,</text:p>
      <text:p text:style-name="Default_20_Text"><text:span text:style-name="T5"><text:tab/> <text:s text:c="2"/>String <text:s/></text:span><text:span text:style-name="T6">theOperationName</text:span><text:span text:style-name="T5">)</text:span></text:p>
      <text:p text:style-name="Main_20_Text">C<text:span text:style-name="T22">onstructs and returns a new </text:span><text:span text:style-name="T5">Operation</text:span><text:span text:style-name="T22">. The new </text:span><text:span text:style-name="T5">Operation</text:span><text:span text:style-name="T22"> <text:s/>will:</text:span></text:p>
      <text:list xml:id="list37324514" text:style-name="List_20_1">
        <text:list-item>
          <text:p text:style-name="First_20_Bullet">Belong to <text:span text:style-name="T6">theProblem</text:span>.</text:p>
        </text:list-item>
        <text:list-item>
          <text:p text:style-name="Bullet_20_1">Have an operation name given by <text:span text:style-name="T6">theOperationName</text:span>.</text:p>
        </text:list-item>
      </text:list>
      <text:p text:style-name="P10">__________________________________________________________________________________________</text:p>
      <text:p text:style-name="Main_20_Text">Class:<text:tab/><text:span text:style-name="T12">BomEntry</text:span></text:p>
      <text:p text:style-name="Default_20_Text"><text:span text:style-name="T22">Method:<text:tab/></text:span><text:span text:style-name="T13">static BomEntry </text:span><text:span text:style-name="T14">newInstance</text:span><text:span text:style-name="T13"> (Operation theOpn, </text:span><text:span text:style-name="T5">Part thePart)</text:span></text:p>
      <text:p text:style-name="Main_20_Text">C<text:span text:style-name="T22">onstructs and returns a new </text:span><text:span text:style-name="T5">BomEntry</text:span><text:span text:style-name="T22">. Verifies that </text:span><text:span text:style-name="T13">theOpn</text:span><text:span text:style-name="T22"> and </text:span><text:span text:style-name="T13">thePart</text:span><text:span text:style-name="T22"> belong to the same </text:span><text:span text:style-name="T5">Problem</text:span><text:span text:style-name="T22">. The new </text:span><text:span text:style-name="T5">BomEntry</text:span><text:span text:style-name="T22"> will:</text:span></text:p>
      <text:list xml:id="list37324653" text:style-name="List_20_1">
        <text:list-item>
          <text:p text:style-name="First_20_Bullet">Belong to the same <text:span text:style-name="T5">Problem</text:span> as <text:span text:style-name="T13">theOpn</text:span> and <text:span text:style-name="T6">thePart.</text:span></text:p>
        </text:list-item>
        <text:list-item>
          <text:p text:style-name="Bullet_20_1">Have <text:span text:style-name="T13">theOpn</text:span> as its consuming <text:span text:style-name="T5">Operation</text:span>.</text:p>
        </text:list-item>
        <text:list-item>
          <text:p text:style-name="Bullet_20_1">Have <text:span text:style-name="T13">thePart</text:span> as its consumed <text:span text:style-name="T5">Part</text:span>.</text:p>
        </text:list-item>
      </text:list>
      <text:p text:style-name="P10">__________________________________________________________________________________________</text:p>
      <text:p text:style-name="Main_20_Text">Class:<text:tab/><text:span text:style-name="T12">Substitute</text:span></text:p>
      <text:p text:style-name="Default_20_Text"><text:span text:style-name="T22">Method:<text:tab/></text:span><text:span text:style-name="T13">static Substitute </text:span><text:span text:style-name="T14">newInstance</text:span><text:span text:style-name="T13"> (BomEntry theBomEnt, </text:span><text:span text:style-name="T5">Part thePart)</text:span></text:p>
      <text:p text:style-name="Main_20_Text">C<text:span text:style-name="T22">onstructs a new </text:span><text:span text:style-name="T5">Substitute</text:span><text:span text:style-name="T22"> and returns it. Verifies that </text:span><text:span text:style-name="T13">theBomEnt</text:span><text:span text:style-name="T22"> and </text:span><text:span text:style-name="T13">thePart</text:span><text:span text:style-name="T22"> belong to the same </text:span><text:span text:style-name="T5">Problem</text:span><text:span text:style-name="T22">. The new </text:span><text:span text:style-name="T5">Substitute</text:span><text:span text:style-name="T22"> will:</text:span></text:p>
      <text:list xml:id="list37336745" text:style-name="List_20_1">
        <text:list-item>
          <text:p text:style-name="First_20_Bullet">Belong to the same <text:span text:style-name="T5">Problem</text:span> as <text:span text:style-name="T13">theBomEnt</text:span> and <text:span text:style-name="T6">thePart.</text:span></text:p>
        </text:list-item>
      </text:list>
      <text:list xml:id="list37341784" text:style-name="List_20_1">
        <text:list-item>
          <text:p text:style-name="Bullet_20_1">Have <text:span text:style-name="T13">theBomEnt</text:span> as its replaced <text:span text:style-name="T5">BomEntry</text:span>.</text:p>
        </text:list-item>
        <text:list-item>
          <text:p text:style-name="Bullet_20_1">Have <text:span text:style-name="T13">thePart</text:span> as its consumed <text:span text:style-name="T5">Part</text:span>.</text:p>
        </text:list-item>
      </text:list>
      <text:p text:style-name="Default_20_Text">__________________________________________________________________________________________</text:p>
      <text:p text:style-name="Main_20_Text">Class:<text:tab/><text:span text:style-name="T12">BopEntry</text:span></text:p>
      <text:p text:style-name="Default_20_Text"><text:span text:style-name="T22">Method:<text:tab/></text:span><text:span text:style-name="T13">static BopEntry </text:span><text:span text:style-name="T14">newInstance</text:span><text:span text:style-name="T13"> (Operation theOpn, </text:span><text:span text:style-name="T5">Part thePart)</text:span></text:p>
      <text:p text:style-name="Main_20_Text">C<text:span text:style-name="T22">onstructs a new </text:span><text:span text:style-name="T5">BopEntry</text:span><text:span text:style-name="T22"> and returns it. Verifies that </text:span><text:span text:style-name="T13">theOpn</text:span><text:span text:style-name="T22"> and </text:span><text:span text:style-name="T13">thePart</text:span><text:span text:style-name="T22"> belong to the same </text:span><text:span text:style-name="T5">Problem</text:span><text:span text:style-name="T22">. The returned </text:span><text:span text:style-name="T5">BopEntry</text:span><text:span text:style-name="T22"> will:</text:span></text:p>
      <text:list xml:id="list37343080" text:style-name="List_20_1">
        <text:list-item>
          <text:p text:style-name="First_20_Bullet">Belong to the same <text:span text:style-name="T5">Problem</text:span> as <text:span text:style-name="T13">theOpn</text:span> and <text:span text:style-name="T6">thePart.</text:span></text:p>
        </text:list-item>
        <text:list-item>
          <text:p text:style-name="Bullet_20_1">Have <text:span text:style-name="T13">theOpn</text:span> as its producing <text:span text:style-name="T5">Operation</text:span>.</text:p>
        </text:list-item>
        <text:list-item>
          <text:p text:style-name="Bullet_20_1">Have <text:span text:style-name="T13">thePart</text:span> as its produced <text:span text:style-name="T5">Part</text:span>.</text:p>
        </text:list-item>
      </text:list>
      <text:p text:style-name="P10">__________________________________________________________________________________________</text:p>
      <text:p text:style-name="Main_20_Text"/>
      <text:p text:style-name="P38">Ground Rule:</text:p>
      <text:p text:style-name="Main_20_Text">Except where otherwise indicated, all reference arguments to WIT-J methods are required to be non-<text:span text:style-name="T13">null </text:span>; if a reference argument is <text:span text:style-name="T13">null</text:span>, an exception is thrown. So in the case of factory methods, all arguments must be non-<text:span text:style-name="T13">null </text:span>. </text:p>
      <text:p text:style-name="P49"><text:span text:style-name="T1">Usage</text:span> Advice:</text:p>
      <text:p text:style-name="Main_20_Text">As mentioned, a factory method returns a reference to the new instance that it has created. An application program might typically store this reference in any of the following ways:</text:p>
      <text:list xml:id="list37344082" text:style-name="List_20_1">
        <text:list-item>
          <text:p text:style-name="First_20_Bullet">It might store the reference in a local variable.</text:p>
        </text:list-item>
        <text:list-item>
          <text:p text:style-name="Following_20_Bullet">It might store the reference in a field of an object in the application program.</text:p>
        </text:list-item>
        <text:list-item>
          <text:p text:style-name="Following_20_Bullet">It might store the reference as a value in a <text:span text:style-name="T6">HashMap</text:span><text:span text:style-name="T1">.</text:span></text:p>
        </text:list-item>
        <text:list-item>
          <text:p text:style-name="Following_20_Bullet">It might simply ignore the reference: WIT-J stores its owns reference to each <text:span text:style-name="T5">Component</text:span> that it creates. These references can be retrieved at any time, using WIT-J's navigation methods. (See Section <text:user-field-get style:data-style-name="N1" text:name="Navigation_Methods">5</text:user-field-get>.) </text:p>
        </text:list-item>
      </text:list>
      <text:p text:style-name="P49">Code Example:</text:p>
      <text:p text:style-name="Main_20_Text">See Section <text:user-field-get style:data-style-name="N1" text:name="Example">19</text:user-field-get> on page <text:bookmark-ref text:reference-format="page" text:ref-name="__RefHeading__31682102">41</text:bookmark-ref>.</text:p>
      <text:list xml:id="list37570078" text:continue-list="list37584126" text:style-name="L1">
        <text:list-item>
          <text:h text:style-name="P162" text:outline-level="1"><text:reference-mark text:name="Navigation Methods"/>Navigation Methods</text:h>
        </text:list-item>
      </text:list>
      <text:p text:style-name="Main_20_Text">WIT-J provides a variety of “navigation methods”: methods that allow the application program to progress easily between each of the <text:span text:style-name="T5">Components</text:span> of a <text:span text:style-name="T5">Problem</text:span> and the <text:span text:style-name="T5">Problem</text:span> itself. The following are WIT-J's navigation methods:</text:p>
      <text:p text:style-name="Default_20_Text">_________________________________________________________________________________________</text:p>
      <text:p text:style-name="Main_20_Text"><text:span text:style-name="T22">Each of the following methods returns a </text:span><text:span text:style-name="T13">List</text:span><text:span text:style-name="T22"> of all the instances of a particular class that are associated with the object on which the method was called.</text:span> For example, let <text:span text:style-name="T13">theProblem</text:span> be a <text:span text:style-name="T5">Problem</text:span>. <text:s/>Then <text:span text:style-name="T13">theProblem.getParts ()</text:span> returns a <text:span text:style-name="T5">List</text:span> of all <text:span text:style-name="T5">Parts</text:span> associated with the <text:span text:style-name="T5">Problem.</text:span><text:span text:style-name="T22"> </text:span>I<text:span text:style-name="T22">n each case, the </text:span><text:span text:style-name="T5">List</text:span><text:span text:style-name="T22"> returned is actually an unmodifiable view of an internal </text:span><text:span text:style-name="T5">List.</text:span><text:span text:style-name="T22"> The objects in each returned </text:span><text:span text:style-name="T13">List</text:span><text:span text:style-name="T22"> are listed </text:span>in the order in which they were created.</text:p>
      <text:p text:style-name="Main_20_Text">Class:<text:tab/><text:span text:style-name="T12">Problem</text:span></text:p>
      <text:p text:style-name="P10">Method:<text:tab/><text:span text:style-name="T5">List &lt;Component&gt; <text:s/></text:span><text:span text:style-name="T12">getComponents</text:span><text:span text:style-name="T5"> <text:s/>()</text:span></text:p>
      <text:p text:style-name="P10">Method:<text:tab/><text:span text:style-name="T5">List &lt;Part&gt; <text:s text:c="6"/></text:span><text:span text:style-name="T12">getParts</text:span><text:span text:style-name="T5"> <text:s text:c="6"/>()</text:span></text:p>
      <text:p text:style-name="P10">Method:<text:tab/><text:span text:style-name="T5">List &lt;Demand&gt; <text:s text:c="4"/></text:span><text:span text:style-name="T12">getDemands</text:span><text:span text:style-name="T5"> <text:s text:c="4"/>()</text:span></text:p>
      <text:p text:style-name="P10">Method:<text:tab/><text:span text:style-name="T5">List &lt;Operation&gt; <text:s/></text:span><text:span text:style-name="T12">getOperations</text:span><text:span text:style-name="T5"> <text:s/>()</text:span></text:p>
      <text:p text:style-name="P10">Method:<text:tab/><text:span text:style-name="T5">List &lt;BomEntry&gt; <text:s text:c="2"/></text:span><text:span text:style-name="T12">getBomEntries</text:span><text:span text:style-name="T5"> <text:s/>()</text:span></text:p>
      <text:p text:style-name="P11">Method:<text:tab/><text:span text:style-name="T5">List &lt;Substitute&gt; </text:span><text:span text:style-name="T12">getSubstitutes</text:span><text:span text:style-name="T5"> ()</text:span></text:p>
      <text:p text:style-name="P10">Method:<text:tab/><text:span text:style-name="T5">List &lt;BopEntry&gt; <text:s text:c="2"/></text:span><text:span text:style-name="T12">getBopEntries </text:span><text:span text:style-name="T5"><text:s/>()</text:span></text:p>
      <text:p text:style-name="Main_20_Text">Class:<text:tab/><text:span text:style-name="T12">Part</text:span></text:p>
      <text:p text:style-name="P10">Method:<text:tab/><text:span text:style-name="T5">List &lt;Demand&gt; <text:s text:c="4"/></text:span><text:span text:style-name="T12">getDemands</text:span><text:span text:style-name="T5"> <text:s text:c="4"/>()</text:span></text:p>
      <text:p text:style-name="P10">Method:<text:tab/><text:span text:style-name="T5">List &lt;BomEntry&gt; <text:s text:c="2"/></text:span><text:span text:style-name="T12">getBomEntries</text:span><text:span text:style-name="T5"> <text:s/>()</text:span></text:p>
      <text:p text:style-name="P11">Method:<text:tab/><text:span text:style-name="T5">List &lt;Substitute&gt; </text:span><text:span text:style-name="T12">getSubstitutes</text:span><text:span text:style-name="T5"> ()</text:span></text:p>
      <text:p text:style-name="P19"><text:span text:style-name="T22">Method:<text:tab/></text:span><text:span text:style-name="T13">List &lt;BopEntry&gt; <text:s text:c="2"/></text:span><text:span text:style-name="T14">getBopEntries </text:span><text:span text:style-name="T13"><text:s/>()</text:span></text:p>
      <text:p text:style-name="Main_20_Text">Class:<text:tab/><text:span text:style-name="T12">Operation</text:span></text:p>
      <text:p text:style-name="P10">Method:<text:tab/><text:span text:style-name="T5">List &lt;BomEntry&gt; <text:s text:c="2"/></text:span><text:span text:style-name="T12">getBomEntries</text:span><text:span text:style-name="T5"> <text:s/>()</text:span></text:p>
      <text:p text:style-name="P10">Method:<text:tab/><text:span text:style-name="T5">List &lt;BopEntry&gt; <text:s text:c="2"/></text:span><text:span text:style-name="T12">getBopEntries <text:s/></text:span><text:span text:style-name="T5">()</text:span></text:p>
      <text:p text:style-name="Main_20_Text">Class:<text:tab/><text:span text:style-name="T12">BomEntry</text:span></text:p>
      <text:p text:style-name="P19"><text:span text:style-name="T22">Method:<text:tab/></text:span><text:span text:style-name="T13">List &lt;Substitute&gt; </text:span><text:span text:style-name="T14">getSubstitutes</text:span><text:span text:style-name="T13"> ()</text:span></text:p>
      <text:p text:style-name="P49">Code Example:</text:p>
      <text:p text:style-name="Main_20_Text">See Section <text:reference-ref text:reference-format="chapter" text:ref-name="Example WIT-J Application Program">19</text:reference-ref> on page <text:reference-ref text:reference-format="page" text:ref-name="Example WIT-J Application Program">41</text:reference-ref>. (<text:span text:style-name="T5">getPart</text:span> for class <text:span text:style-name="T5">Demand</text:span>)</text:p>
      <text:p text:style-name="Non-Skipping_20_Text">__________________________________________________________________________________________</text:p>
      <text:p text:style-name="P8"/>
      <text:p text:style-name="Default_20_Text"><text:span text:style-name="T22">Each of the following methods returns the unique instance of a particular </text:span><text:span text:style-name="T13">Component</text:span><text:span text:style-name="T22"> class that is associated with the object on which the method was called and is identified by the specified name. If no such instance exists, </text:span><text:span text:style-name="T13">null</text:span><text:span text:style-name="T22"> is returned. For example, le</text:span>t <text:span text:style-name="T13">theProblem</text:span> be a <text:span text:style-name="T5">Problem</text:span> and <text:span text:style-name="T13">thePartName</text:span> be a <text:span text:style-name="T5">String</text:span>. Then <text:span text:style-name="T13">theProblem.getPart (thePartName)</text:span> returns the <text:span text:style-name="T5">Part</text:span> associated with <text:span text:style-name="T13">theProblem</text:span><text:span text:style-name="T22"> and whose partName matches </text:span><text:span text:style-name="T13">thePartName</text:span><text:span text:style-name="T22">, or </text:span><text:span text:style-name="T13">null</text:span><text:span text:style-name="T22">, if there is no such </text:span><text:span text:style-name="T5">Part</text:span><text:span text:style-name="T22">.</text:span></text:p>
      <text:p text:style-name="Main_20_Text">Class:<text:tab/><text:span text:style-name="T12">Problem</text:span></text:p>
      <text:p text:style-name="P19"><text:span text:style-name="T22">Method:<text:tab/></text:span><text:span text:style-name="T13">Part <text:s text:c="5"/></text:span><text:span text:style-name="T14">getPart</text:span><text:span text:style-name="T13"> <text:s text:c="5"/>(String thePartName)</text:span></text:p>
      <text:p text:style-name="P19"><text:span text:style-name="T22">Method:<text:tab/></text:span><text:span text:style-name="T13">Operation </text:span><text:span text:style-name="T14">getOperation</text:span><text:span text:style-name="T13"> (String theOperationName)</text:span></text:p>
      <text:p text:style-name="Main_20_Text">Class:<text:tab/><text:span text:style-name="T12">Part</text:span></text:p>
      <text:p text:style-name="P3">Method:<text:tab/><text:span text:style-name="T5">Demand <text:s text:c="3"/></text:span><text:span text:style-name="T12">getDemand</text:span><text:span text:style-name="T5"> <text:s text:c="3"/>(String theDemandName)</text:span></text:p>
      <text:p text:style-name="P40">__________________________________________________________________________________________</text:p>
      <text:p text:style-name="Main_20_Text"><text:span text:style-name="T22">Each of the following methods returns the unique instance of a particular class that's associated with the object on which the method was called. For example, l</text:span>et <text:span text:style-name="T13">theBomEntry</text:span> be a <text:span text:style-name="T5">BomEntry</text:span>. Then <text:span text:style-name="T13">theBomEntry.getPart ()</text:span> returns the consumed <text:span text:style-name="T5">Part</text:span> for <text:span text:style-name="T13">theBomEntry</text:span>.</text:p>
      <text:p text:style-name="Main_20_Text">Class:<text:tab/><text:span text:style-name="T12">Component</text:span></text:p>
      <text:p text:style-name="P10">Method:<text:tab/><text:span text:style-name="T5">Problem <text:s text:c="2"/></text:span><text:span text:style-name="T12">getProblem</text:span><text:span text:style-name="T5"> <text:s text:c="2"/>()</text:span></text:p>
      <text:p text:style-name="Main_20_Text">Class:<text:tab/><text:span text:style-name="T12">Demand</text:span></text:p>
      <text:p text:style-name="P3">Method:<text:tab/><text:span text:style-name="T5">Part <text:s text:c="5"/></text:span><text:span text:style-name="T12">getPart</text:span><text:span text:style-name="T5"> <text:s text:c="5"/>()</text:span></text:p>
      <text:p text:style-name="Main_20_Text">Class:<text:tab/><text:span text:style-name="T12">BomEntry</text:span></text:p>
      <text:p text:style-name="P3">Method:<text:tab/><text:span text:style-name="T5">Part <text:s text:c="5"/></text:span><text:span text:style-name="T12">getPart <text:s text:c="4"/></text:span><text:span text:style-name="T5"><text:s/>()</text:span></text:p>
      <text:p text:style-name="P4"><text:span text:style-name="T22">Method:<text:tab/></text:span><text:span text:style-name="T13">Operation </text:span><text:span text:style-name="T14">getOperation</text:span><text:span text:style-name="T13"> ()</text:span></text:p>
      <text:p text:style-name="Main_20_Text"><text:span text:style-name="T22">Class:<text:tab/></text:span><text:span text:style-name="T12">Substitute</text:span></text:p>
      <text:p text:style-name="P3">Method:<text:tab/><text:span text:style-name="T5">Part <text:s text:c="5"/></text:span><text:span text:style-name="T12">getPart <text:s text:c="3"/></text:span><text:span text:style-name="T5"><text:s text:c="2"/>()</text:span></text:p>
      <text:p text:style-name="P3">Method:<text:tab/><text:span text:style-name="T5">BomEntry <text:s/></text:span><text:span text:style-name="T12">getBomEntry</text:span><text:span text:style-name="T5"> <text:s/>()</text:span></text:p>
      <text:p text:style-name="Main_20_Text">Class:<text:tab/><text:span text:style-name="T12">BopEntry</text:span></text:p>
      <text:p text:style-name="P3">Method:<text:tab/><text:span text:style-name="T5">Part <text:s text:c="5"/></text:span><text:span text:style-name="T12">getPart <text:s text:c="4"/></text:span><text:span text:style-name="T5"><text:s/>()</text:span></text:p>
      <text:p text:style-name="P3">Method:<text:tab/><text:span text:style-name="T5">Operation </text:span><text:span text:style-name="T12">getOperation</text:span><text:span text:style-name="T5"> ()</text:span></text:p>
      <text:p text:style-name="P8"/>
      <text:p text:style-name="P49">Code Example:</text:p>
      <text:p text:style-name="Main_20_Text">See Section <text:reference-ref text:reference-format="chapter" text:ref-name="Example WIT-J Application Program">19</text:reference-ref> on page <text:reference-ref text:reference-format="page" text:ref-name="Example WIT-J Application Program">41</text:reference-ref>. (<text:span text:style-name="T5">getPart</text:span> for class <text:span text:style-name="T5">Demand</text:span>)</text:p>
      <text:p text:style-name="Non-Skipping_20_Text">__________________________________________________________________________________________</text:p>
      <text:p text:style-name="P57"/>
      <text:p text:style-name="Default_20_Text"><text:span text:style-name="T22">Each of the following methods returns the number of instances of a particular </text:span><text:span text:style-name="T52">Component</text:span><text:span text:style-name="T22"> class that have been created in the </text:span><text:span text:style-name="T52">Problem</text:span><text:span text:style-name="T22"> on which the method was called. For example, </text:span><text:span text:style-name="T52">getNPartsCreated ()</text:span><text:span text:style-name="T22"> returns the number of </text:span><text:span text:style-name="T52">Parts</text:span><text:span text:style-name="T22"> that have been created in the </text:span><text:span text:style-name="T52">Problem</text:span><text:span text:style-name="T22">.</text:span></text:p>
      <text:p text:style-name="Main_20_Text">Class:<text:tab/> <text:s/><text:span text:style-name="T12">Problem</text:span></text:p>
      <text:p text:style-name="P10">Method:<text:span text:style-name="T5"> <text:s/>int </text:span><text:span text:style-name="T12">getNPartsCreated</text:span><text:span text:style-name="T5"> <text:s text:c="5"/>()</text:span></text:p>
      <text:p text:style-name="P10">Method:<text:span text:style-name="T5"> <text:s/>int </text:span><text:span text:style-name="T12">getNDemandsCreated</text:span><text:span text:style-name="T5"> <text:s text:c="3"/>()</text:span></text:p>
      <text:p text:style-name="P10">Method:<text:span text:style-name="T5"> <text:s/>int </text:span><text:span text:style-name="T12">getNOperationsCreated</text:span><text:span text:style-name="T5"> ()</text:span></text:p>
      <text:p text:style-name="P16"/>
      <text:p text:style-name="P10">Note that if a <text:span text:style-name="T43">Component</text:span> has been deactivated by the <text:span text:style-name="T43">purgeData</text:span> method (see Section<text:span text:style-name="T75"> </text:span><text:span text:style-name="T75"><text:user-field-get style:data-style-name="N1" text:name="Deactivation">15</text:user-field-get></text:span><text:span text:style-name="T75"> on page </text:span><text:span text:style-name="T75"><text:reference-ref text:reference-format="page" text:ref-name="Problem Transforming Methods">36</text:reference-ref></text:span>), it is still included in this count.</text:p>
      <text:p text:style-name="P10"/>
      <text:p text:style-name="P10">The count returned by each of these methods can be used when computing the names of new instances of the <text:span text:style-name="T43">Component</text:span> class so as to ensure that each instance has a distinct name. For example, if each <text:span text:style-name="T43">Part</text:span> in a <text:span text:style-name="T43">Problem</text:span> is given the name computed by the following expression, then each <text:span text:style-name="T43">Part</text:span> will have a distinct name:</text:p>
      <text:p text:style-name="P10"/>
      <text:p text:style-name="P31"><text:span text:style-name="T74">"Widget</text:span> #<text:span text:style-name="T74">"</text:span> + theProblem.getNPartsCreated ()</text:p>
      <text:p text:style-name="P40">__________________________________________________________________________________________</text:p>
      <text:p text:style-name="Main_20_Text"><text:span text:style-name="T22">Each of the following methods returns a </text:span><text:span text:style-name="T13">List</text:span><text:span text:style-name="T22"> of all instances of a particular </text:span><text:span text:style-name="T13">Component</text:span><text:span text:style-name="T22"> class that are associated with both the object on which the method was called and the </text:span><text:span text:style-name="T5">Part</text:span><text:span text:style-name="T22"> argument.</text:span> For example, let <text:span text:style-name="T13">theOpn</text:span> be an <text:span text:style-name="T5">Operation</text:span> and <text:span text:style-name="T13">thePart</text:span> be a <text:span text:style-name="T5">Part</text:span>. Then<text:span text:style-name="T13"> theOpn.getBomEntriesTo (thePart)</text:span>returns a <text:span text:style-name="T5">List</text:span> of all <text:span text:style-name="T6">BomEntries</text:span> connecting the <text:span text:style-name="T13">theOpn</text:span> to <text:span text:style-name="T13">thePart.</text:span> I<text:span text:style-name="T22">n each case, the </text:span><text:span text:style-name="T5">List</text:span><text:span text:style-name="T22"> returned is newly created when the method is called and the objects it contains are listed </text:span>in the order in which they were created. </text:p>
      <text:p text:style-name="Main_20_Text">Class:<text:tab/><text:span text:style-name="T12">Operation</text:span></text:p>
      <text:p text:style-name="Default_20_Text"><text:span text:style-name="T22">Method:<text:tab/></text:span><text:span text:style-name="T13">List &lt;BomEntry&gt; <text:s text:c="2"/></text:span><text:span text:style-name="T14">getBomEntriesTo</text:span><text:span text:style-name="T13"> <text:s/>(Part thePart)</text:span></text:p>
      <text:p text:style-name="Default_20_Text"><text:span text:style-name="T22">Method:<text:tab/></text:span><text:span text:style-name="T13">List &lt;BopEntry&gt; <text:s text:c="2"/></text:span><text:span text:style-name="T14">getBopEntriesTo</text:span><text:span text:style-name="T13"> <text:s/>(Part thePart)</text:span></text:p>
      <text:p text:style-name="Main_20_Text">Class:<text:tab/><text:span text:style-name="T12">BomEntry</text:span></text:p>
      <text:p text:style-name="Default_20_Text"><text:span text:style-name="T22">Method:<text:tab/></text:span><text:span text:style-name="T13">List &lt;Substitute&gt; </text:span><text:span text:style-name="T14">getSubstitutesTo</text:span><text:span text:style-name="T13"> (Part thePart)</text:span></text:p>
      <text:p text:style-name="Default_20_Text">__________________________________________________________________________________________</text:p>
      <text:p text:style-name="Main_20_Text">Consider the following three methods:</text:p>
      <text:p text:style-name="Main_20_Text">Class:<text:tab/><text:span text:style-name="T12">Operation</text:span></text:p>
      <text:p text:style-name="Default_20_Text"><text:span text:style-name="T22">Method:<text:tab/></text:span><text:span text:style-name="T13">BomEntry </text:span><text:span text:style-name="T14">getUniqueBomEntryTo</text:span><text:span text:style-name="T13"> <text:s text:c="2"/>(Part thePart)</text:span></text:p>
      <text:p text:style-name="Default_20_Text"><text:span text:style-name="T22">Method:<text:tab/></text:span><text:span text:style-name="T13">BopEntry </text:span><text:span text:style-name="T14">getUniqueBopEntryTo</text:span><text:span text:style-name="T13"> <text:s text:c="2"/>(Part thePart)</text:span></text:p>
      <text:p text:style-name="Main_20_Text">Class:<text:tab/><text:span text:style-name="T12">BomEntry</text:span></text:p>
      <text:p text:style-name="Default_20_Text"><text:span text:style-name="T22">Method:<text:tab/>Substitute</text:span><text:span text:style-name="T13"> <text:s/></text:span><text:span text:style-name="T14">getUniqueSubstituteTo</text:span><text:span text:style-name="T13"> (Part thePart)</text:span></text:p>
      <text:p text:style-name="Main_20_Text">In many cases, one can determine in advance (by the structure of the application's WIT model) <text:s/>that there is at most one <text:span text:style-name="T5">BomEntry</text:span> connecting a <text:span text:style-name="T1">particular</text:span> <text:span text:style-name="T5">Operation</text:span> to a particular <text:span text:style-name="T5">Part</text:span>. In such a case, <text:span text:style-name="T13">getUniqueBomEntryTo</text:span> can be used. Let <text:span text:style-name="T13">theOpn</text:span> be an <text:span text:style-name="T5">Operation</text:span> and <text:span text:style-name="T13">thePart</text:span> be a <text:span text:style-name="T5">Part</text:span>. Then <text:span text:style-name="T13">theOpn.getUniqueBomEntryTo (thePart) </text:span>behaves as follows:</text:p>
      <text:list xml:id="list37329814" text:style-name="List_20_1">
        <text:list-item>
          <text:p text:style-name="First_20_Bullet">If there is exactly one <text:span text:style-name="T5">BomEntry</text:span> connecting <text:span text:style-name="T13">theOpn</text:span> to <text:span text:style-name="T13">thePart</text:span>, that <text:span text:style-name="T5">BomEntry</text:span> is returned.</text:p>
        </text:list-item>
        <text:list-item>
          <text:p text:style-name="Bullet_20_1">If there is no <text:span text:style-name="T5">BomEntry</text:span> connecting <text:span text:style-name="T13">theOpn</text:span> to <text:span text:style-name="T13">thePart</text:span>, <text:span text:style-name="T13">null</text:span> is returned.</text:p>
        </text:list-item>
        <text:list-item>
          <text:p text:style-name="Bullet_20_1">If there is more than one <text:span text:style-name="T5">BomEntry</text:span> connecting <text:span text:style-name="T13">theOpn</text:span> to <text:span text:style-name="T13">thePart</text:span>, an exception is thrown.</text:p>
        </text:list-item>
      </text:list>
      <text:p text:style-name="P62">The other methods listed above work analogously.</text:p>
      <text:list xml:id="list37556884" text:continue-list="list37570078" text:style-name="L1">
        <text:list-item>
          <text:h text:style-name="P165" text:outline-level="1"><text:reference-mark text:name="Introduction to Attributes"/>Introduction to <text:span text:style-name="T27">Attributes</text:span></text:h>
        </text:list-item>
      </text:list>
      <text:p text:style-name="Main_20_Text">In general, the non-structural data for an implosion problem in WIT is specified by attributes of the components. In WIT-J, the attributes of an implosion problem are (with a few exceptions) represented by instances of a generic class: <text:span text:style-name="T5">Attribute &lt;V&gt;</text:span>. The type argument, <text:span text:style-name="T5">V</text:span>, specifies the “value type” of the <text:span text:style-name="T5">Attribute</text:span>, i.e., the type of value that is stored for the <text:span text:style-name="T5">Attribute</text:span>. For example, consider the WIT attribute buildNstn. The corresponding WIT-J <text:span text:style-name="T5">Attribute</text:span> is an object of type <text:span text:style-name="T13">Attribute &lt;Boolean&gt;</text:span> because the value of the corresponding WIT attribute is of type boolean.</text:p>
      <text:p text:style-name="Main_20_Text">The <text:span text:style-name="T5">Attribute</text:span> objects in WIT-J are not <text:span text:style-name="T1">constructed</text:span> by a factory method; they are automatically constructed as an aspect of the static initialization of the <text:span text:style-name="T5">Attribute</text:span> class. For each <text:span text:style-name="T5">Attribute</text:span>, there is a <text:span text:style-name="T5">public static final</text:span> field of class<text:span text:style-name="T5"> Attribute, </text:span>whose name matches that of the <text:span text:style-name="T5">Attribute </text:span>and whose value is the <text:span text:style-name="T5">Attribute</text:span>. </text:p>
      <text:p text:style-name="Main_20_Text">The <text:span text:style-name="T5">Attribute</text:span> objects in WIT-J are identified by a somewhat different naming than the one used in WIT:</text:p>
      <text:list xml:id="list36366987" text:style-name="L3">
        <text:list-item>
          <text:p text:style-name="P125">All letters in the name of a WIT-J <text:span text:style-name="T5">Attribute</text:span> are upper case.</text:p>
        </text:list-item>
        <text:list-item>
          <text:p text:style-name="P127">For each upper case letter in the name of a WIT attribute, the corresponding letter in the name of the WIT-J <text:span text:style-name="T5">Attribute</text:span> is preceded by an underscore, “_”.</text:p>
        </text:list-item>
        <text:list-item>
          <text:p text:style-name="P127">In all other respects, the name of a WIT-J <text:span text:style-name="T64">Attribute</text:span> will match the name of the WIT attribute that it represents. </text:p>
        </text:list-item>
      </text:list>
      <text:p text:style-name="P59"><text:span text:style-name="T69">This naming convention is used for WIT-J </text:span><text:span text:style-name="T65">Attributes</text:span><text:span text:style-name="T69"> in order to adhere to standard practice for the names of constant fields in Java.</text:span></text:p>
      <text:p text:style-name="Main_20_Text">For example:</text:p>
      <text:p text:style-name="Main_20_Text">Class:<text:tab/><text:span text:style-name="T12">Attribute</text:span></text:p>
      <text:p text:style-name="Default_20_Text"><text:span text:style-name="T22">Field:<text:tab/></text:span><text:span text:style-name="T13">static final Attribute &lt;Boolean&gt; </text:span><text:span text:style-name="T14">BUILD_NSTN</text:span></text:p>
      <text:p text:style-name="Main_20_Text">The field <text:span text:style-name="T6">Attribute.BUILD_NSTN</text:span> stores the WIT-J <text:span text:style-name="T5">Attribute</text:span> that represents the WIT attribute buildNstn.</text:p>
      <text:p text:style-name="Main_20_Text">For convenience, it may be helpful to include the following import statement in any source file that makes much use of WIT-J <text:span text:style-name="T5">Attributes</text:span>:</text:p>
      <text:p text:style-name="P47"><text:span text:style-name="T1">import static com.ibm.witj.Attribute.*</text:span>;</text:p>
      <text:p text:style-name="Main_20_Text">The code examples in this guide will assume that the source file contains this import statement.</text:p>
      <text:p text:style-name="Main_20_Text">There are currently <text:user-field-get style:data-style-name="N1" text:name="nAttributes">148</text:user-field-get><text:span text:style-name="T5"> Attributes</text:span> in WIT-J. They are listed in Table 1 on page <text:reference-ref text:reference-format="page" text:ref-name="Table 1">48</text:reference-ref>.</text:p>
      <text:p text:style-name="Main_20_Text">Each <text:span text:style-name="T5">Attribute</text:span> is said to “apply to” one or more subclasses of class <text:span text:style-name="T5">Component</text:span>: Specifically, an <text:span text:style-name="T5">Attribute</text:span>, <text:span text:style-name="T6">theAtt</text:span> applies to a <text:span text:style-name="T5">Component</text:span> class, <text:span text:style-name="T6">theClass</text:span>, <text:span text:style-name="T1">iff</text:span> each instance of <text:span text:style-name="T5">theClass</text:span> stores a value for <text:span text:style-name="T5">theAtt</text:span>. For example, the <text:span text:style-name="T5">OFFSET Attribute</text:span> applies to classes <text:span text:style-name="T5">BomEntry</text:span>, <text:span text:style-name="T5">Substitute</text:span> and <text:span text:style-name="T5">BopEntry</text:span>. Table 1 on page <text:reference-ref text:reference-format="page" text:ref-name="Table 1">48</text:reference-ref> <text:s/>shows the set of <text:span text:style-name="T5">Component</text:span> classes to which each <text:span text:style-name="T5">Attribute</text:span> applies. An <text:span text:style-name="T5">Attribute</text:span> applies to a specific <text:span text:style-name="T5">Component</text:span> (instance), iff it applies to the class to which the <text:span text:style-name="T5">Component</text:span> belongs. Global <text:span text:style-name="T43">Attributes</text:span> apply to class <text:span text:style-name="T43">Problem</text:span>.</text:p>
      <text:p text:style-name="Main_20_Text"/>
      <text:p text:style-name="P37">The following are all the types that are used as value types for WIT-J <text:span text:style-name="T5">Attributes</text:span>:</text:p>
      <text:list xml:id="list37339140" text:style-name="List_20_1">
        <text:list-item>
          <text:p text:style-name="P151">Boolean</text:p>
        </text:list-item>
        <text:list-item>
          <text:p text:style-name="P98">Integer</text:p>
        </text:list-item>
        <text:list-item>
          <text:p text:style-name="P98">Double</text:p>
        </text:list-item>
        <text:list-item>
          <text:p text:style-name="P98"><text:span text:style-name="T1">boolean</text:span>[]</text:p>
        </text:list-item>
        <text:list-item>
          <text:p text:style-name="P98">int[]</text:p>
        </text:list-item>
        <text:list-item>
          <text:p text:style-name="P98">double[]</text:p>
        </text:list-item>
        <text:list-item>
          <text:p text:style-name="P98">String</text:p>
        </text:list-item>
        <text:list-item>
          <text:p text:style-name="P99">BoundSet</text:p>
        </text:list-item>
      </text:list>
      <text:p text:style-name="Main_20_Text">Notes on <text:span text:style-name="T5">Attribute</text:span> value types:</text:p>
      <text:list xml:id="list37335907" text:style-name="List_20_1">
        <text:list-item>
          <text:p text:style-name="First_20_Bullet">Table 1 on page <text:reference-ref text:reference-format="page" text:ref-name="Table 1">48</text:reference-ref> shows the value type of each <text:span text:style-name="T5">Attribute</text:span>.</text:p>
        </text:list-item>
        <text:list-item>
          <text:p text:style-name="Bullet_20_1">When the value type an an <text:span text:style-name="T5">Attribute</text:span> is an array type, the length of the array stored for the <text:span text:style-name="T5">Attribute</text:span> must match the number of periods in the corresponding <text:span text:style-name="T5">Problem</text:span>.</text:p>
        </text:list-item>
        <text:list-item>
          <text:p text:style-name="Bullet_20_1">Note that there are no value types based on <text:span text:style-name="T5">float</text:span>, but there are value types based on <text:span text:style-name="T5">double</text:span>. <text:span text:style-name="T1">This</text:span> is an instance of a more general principle: WIT-J never uses types based on <text:span text:style-name="T5">float</text:span>; instead, it uses types based on <text:span text:style-name="T5">double</text:span>. Furthermore, when a WIT API function uses a type based on <text:span text:style-name="T5">double</text:span> in its <text:span text:style-name="T1">argument</text:span> list, the suffix “<text:span text:style-name="T6">Dbl</text:span>” is appended to the end of the name of the API function. WIT-J does not follow this convention. Nothing is appended to the end of a method name when the method uses a type based on <text:span text:style-name="T5">double</text:span> in its <text:span text:style-name="T1">argument</text:span> list.</text:p>
        </text:list-item>
        <text:list-item>
          <text:p text:style-name="Bullet_20_1">The class <text:span text:style-name="T6">BoundSet</text:span> listed above is a vacuous class in WIT-J: It has no public methods at all. It is only used to create the parameterized type <text:span text:style-name="T5">Attribute &lt;BoundSet&gt;</text:span>, which represents any WIT attribute whose value type is (conceptually) a Bound Set.</text:p>
        </text:list-item>
      </text:list>
      <text:p text:style-name="Main_20_Text">Finally, note that <text:span text:style-name="T5">Attributes</text:span> are immutable objects: All state information associated with an <text:span text:style-name="T5">Attribute</text:span> <text:s/>is determined during the construction of the <text:span text:style-name="T5">Attribute</text:span> and not changed after that.</text:p>
      <text:list xml:id="list37582856" text:continue-list="list37556884" text:style-name="L1">
        <text:list-item>
          <text:h text:style-name="P162" text:outline-level="1"><text:reference-mark text:name="Methods for Setting Attributes"/>Methods for Setting <text:span text:style-name="T27">Attribute</text:span> Values</text:h>
        </text:list-item>
      </text:list>
      <text:p text:style-name="Main_20_Text">WIT-J provides a number of methods that enable the application program to set the value of a WIT attribute represented by a WIT-J <text:span text:style-name="T5">Attribute</text:span> for a specific WIT component represented by a WIT-J <text:span text:style-name="T5">Component</text:span>. This is called “setting the value of an <text:span text:style-name="T5">Attribute</text:span> for a <text:span text:style-name="T5">Component</text:span>”.</text:p>
      <text:p text:style-name="P97">__________________________________________________________________________________________</text:p>
      <text:p text:style-name="Main_20_Text">The first value-setting method to consider is the generic <text:span text:style-name="T6">set</text:span> method:</text:p>
      <text:p text:style-name="Main_20_Text">Class:<text:tab/><text:span text:style-name="T12">Component</text:span></text:p>
      <text:p text:style-name="Default_20_Text"><text:span text:style-name="T22">Method:<text:tab/></text:span><text:span text:style-name="T13">&lt;V&gt; void </text:span><text:span text:style-name="T14">set</text:span><text:span text:style-name="T13"> (Attribute &lt;V&gt; theAtt, V theValue)</text:span></text:p>
      <text:list xml:id="list37344283" text:style-name="List_20_1">
        <text:list-item>
          <text:p text:style-name="First_20_Bullet">Sets the value of the <text:span text:style-name="T5">Attribute</text:span> for the <text:span text:style-name="T5">Component</text:span> to <text:span text:style-name="T5">theValue</text:span>.</text:p>
        </text:list-item>
        <text:list-item>
          <text:p text:style-name="Following_20_Bullet">The value type of the <text:span text:style-name="T5">Attribute</text:span> can be any value type except <text:span text:style-name="T43">BoundSet</text:span>. If the value type is <text:span text:style-name="T43">BoundSet</text:span>, an exception is thrown.</text:p>
        </text:list-item>
        <text:list-item>
          <text:p text:style-name="Bullet_20_1">If <text:s/>the <text:span text:style-name="T5">Attribute</text:span> does not apply to the <text:span text:style-name="T5">Component</text:span>, an exception is thrown. Table 1 on page <text:reference-ref text:reference-format="page" text:ref-name="Table 1">48</text:reference-ref> shows the set of <text:span text:style-name="T5">Component</text:span> classes to which each <text:span text:style-name="T5">Attribute</text:span> applies.</text:p>
        </text:list-item>
        <text:list-item>
          <text:p text:style-name="Bullet_20_1">An <text:span text:style-name="T5">Attribute</text:span> is said to be modifiable, iff its value can be set by the application program. Table 1 on page <text:reference-ref text:reference-format="page" text:ref-name="Table 1">48</text:reference-ref> indicates which <text:span text:style-name="T5">Attributes</text:span> are modifiable. If the <text:span text:style-name="T5">set</text:span> method is invoked on a non-modifiable <text:span text:style-name="T6">Attribute</text:span>, an exception is thrown. </text:p>
        </text:list-item>
        <text:list-item>
          <text:p text:style-name="Bullet_20_1">If the value type is an array type and the length of the array passed as <text:span text:style-name="T13">theValue</text:span> does match the number of periods in the <text:span text:style-name="T5">Problem</text:span> associated with the <text:span text:style-name="T5">Component</text:span>, an exception is thrown.</text:p>
        </text:list-item>
      </text:list>
      <text:p text:style-name="P49">Code Example:</text:p>
      <text:p text:style-name="Main_20_Text">See Section <text:reference-ref text:reference-format="chapter" text:ref-name="Example WIT-J Application Program">19</text:reference-ref> on page <text:reference-ref text:reference-format="page" text:ref-name="Example WIT-J Application Program">41</text:reference-ref>.</text:p>
      <text:p text:style-name="P8">__________________________________________________________________________________________</text:p>
      <text:p text:style-name="Main_20_Text">For each of the array-valued <text:span text:style-name="T5">Attribute</text:span> types, a <text:span text:style-name="T6">setVectorToScalar</text:span> method is provided:</text:p>
      <text:p text:style-name="Main_20_Text">Class:<text:tab/><text:span text:style-name="T12">Component</text:span></text:p>
      <text:p text:style-name="Default_20_Text"><text:span text:style-name="T22">Method:<text:tab/></text:span><text:span text:style-name="T13">void </text:span><text:span text:style-name="T14">setVectorToScalar</text:span><text:span text:style-name="T13"> (Attribute &lt;boolean[]&gt; theAtt,</text:span></text:p>
      <text:p text:style-name="P15"><text:s text:c="31"/>boolean <text:s text:c="14"/>theValue)</text:p>
      <text:p text:style-name="Default_20_Text"><text:span text:style-name="T22">Method:<text:tab/></text:span><text:span text:style-name="T13">void </text:span><text:span text:style-name="T14">setVectorToScalar</text:span><text:span text:style-name="T13"> (Attribute &lt;int[]&gt; <text:s text:c="4"/>theAtt,</text:span></text:p>
      <text:p text:style-name="P15"><text:s text:c="31"/>int <text:s text:c="18"/>theValue)</text:p>
      <text:p text:style-name="Default_20_Text"><text:span text:style-name="T22">Method:<text:tab/></text:span><text:span text:style-name="T13">void </text:span><text:span text:style-name="T14">setVectorToScalar</text:span><text:span text:style-name="T13"> (Attribute &lt;double[]&gt; <text:s/>theAtt,</text:span></text:p>
      <text:p text:style-name="P15"><text:s text:c="31"/>double <text:s text:c="15"/>theValue)</text:p>
      <text:list xml:id="list37350039" text:style-name="List_20_1">
        <text:list-item>
          <text:p text:style-name="First_20_Bullet">Each of these methods sets the value of each vector element of the <text:span text:style-name="T5">Attribute</text:span> for the <text:span text:style-name="T5">Component</text:span> to <text:span text:style-name="T5">theValue</text:span>.</text:p>
        </text:list-item>
        <text:list-item>
          <text:p text:style-name="Bullet_20_1">If the <text:span text:style-name="T5">Attribute</text:span> does not apply to the <text:span text:style-name="T5">Component</text:span> or is not modifiable, <text:s/>an exception is thrown.</text:p>
        </text:list-item>
      </text:list>
      <text:p text:style-name="P49">Code Example:</text:p>
      <text:p text:style-name="Main_20_Text">See Section <text:reference-ref text:reference-format="chapter" text:ref-name="Example WIT-J Application Program">19</text:reference-ref> on page <text:reference-ref text:reference-format="page" text:ref-name="Example WIT-J Application Program">41</text:reference-ref>.</text:p>
      <text:p text:style-name="P8"/>
      <text:p text:style-name="P40">__________________________________________________________________________________________</text:p>
      <text:p text:style-name="Main_20_Text">For <text:s/><text:span text:style-name="T5">Attributes</text:span> of value type <text:span text:style-name="T5">BoundSet</text:span>, the following methods are provided:</text:p>
      <text:p text:style-name="Main_20_Text">Class:<text:tab/><text:span text:style-name="T12">Component</text:span></text:p>
      <text:p text:style-name="Default_20_Text"><text:span text:style-name="T22">Method:<text:tab/></text:span><text:span text:style-name="T13">void </text:span><text:span text:style-name="T14">setBoundSet</text:span><text:span text:style-name="T13"> (Attribute &lt;BoundSet&gt; <text:s/>theAtt, double[] <text:s/>hardLBArr,</text:span></text:p>
      <text:p text:style-name="P15"><text:s text:c="55"/>double[] <text:s/>softLBArr,</text:p>
      <text:p text:style-name="P15"><text:s text:c="55"/>double[] <text:s/>hardUBArr)</text:p>
      <text:p text:style-name="P15"/>
      <text:list xml:id="list37576879" text:continue-list="list37344283" text:style-name="List_20_1">
        <text:list-item>
          <text:p text:style-name="Bullet_20_1">Sets the values of the three bound vectors of <text:s/>the <text:span text:style-name="T5">Attribute</text:span> for the <text:span text:style-name="T5">Component</text:span> to the three arrays passed.</text:p>
        </text:list-item>
        <text:list-item>
          <text:p text:style-name="Bullet_20_1">If <text:s/>the <text:span text:style-name="T5">Attribute</text:span> does not apply to the <text:span text:style-name="T5">Component</text:span>, an exception is thrown.</text:p>
        </text:list-item>
        <text:list-item>
          <text:p text:style-name="Bullet_20_1">If the length of any of the argument arrays does match the number of periods in the <text:span text:style-name="T5">Problem</text:span> associated with the <text:span text:style-name="T5">Component</text:span>, an exception is thrown.</text:p>
        </text:list-item>
        <text:list-item>
          <text:p text:style-name="Bullet_20_1">The array arguments may be <text:span text:style-name="T13">null</text:span> references. If a <text:span text:style-name="T13">null</text:span> reference is passed, the corresponding bound vector of <text:s/>the represented WIT attribute is left unchanged.</text:p>
        </text:list-item>
      </text:list>
      <text:p text:style-name="Main_20_Text">Class:<text:tab/><text:span text:style-name="T12">Component</text:span></text:p>
      <text:p text:style-name="Default_20_Text"><text:span text:style-name="T22">Method:<text:tab/></text:span><text:span text:style-name="T13">void </text:span><text:span text:style-name="T14">setBoundSetToScalars</text:span><text:span text:style-name="T13"> (Attribute &lt;BoundSet&gt; theAtt,</text:span></text:p>
      <text:p text:style-name="P15"><text:s text:c="34"/>double <text:s text:c="14"/>hardLBVal,</text:p>
      <text:p text:style-name="P15"><text:s text:c="34"/>double <text:s text:c="14"/>softLBVal,</text:p>
      <text:p text:style-name="Default_20_Text"><text:span text:style-name="T13"><text:s text:c="34"/>double <text:s text:c="14"/>hardUBVal</text:span>)</text:p>
      <text:list xml:id="list37350673" text:style-name="List_20_1">
        <text:list-item>
          <text:p text:style-name="First_20_Bullet">Sets the value of each vector element of each of the three bound vectors of the <text:span text:style-name="T5">Attribute</text:span> for the <text:span text:style-name="T5">Component</text:span> to the corresponding scalar argument.</text:p>
        </text:list-item>
        <text:list-item>
          <text:p text:style-name="Bullet_20_1">If the <text:span text:style-name="T5">Attribute</text:span> does not apply to the <text:span text:style-name="T5">Component</text:span>, <text:s/>an exception is thrown.</text:p>
        </text:list-item>
      </text:list>
      <text:p text:style-name="P49">Code Example:</text:p>
      <text:p text:style-name="Main_20_Text">Let <text:span text:style-name="T5">theOpn</text:span> be an Operation:</text:p>
      <text:p text:style-name="P47"><text:span text:style-name="T1">theOpn.setBoundSetToScalars</text:span> (<text:span text:style-name="T1">execBounds</text:span>, 0.0, 100.0, 500.0);</text:p>
      <text:p text:style-name="Main_20_Text"><text:span text:style-name="T22">This sets the value of the execBounds attribute for </text:span><text:span text:style-name="T13">theOpn</text:span><text:span text:style-name="T22"> to <text:s/>(0, 100, 500) in every period. </text:span></text:p>
      <text:p text:style-name="P8"/>
      <text:list xml:id="list37564269" text:continue-list="list37582856" text:style-name="L1">
        <text:list-item>
          <text:h text:style-name="P162" text:outline-level="1"><text:reference-mark text:name="Methods for Retrieving Attributes Values"/>Methods for Retrieving Attribute Values</text:h>
        </text:list-item>
      </text:list>
      <text:p text:style-name="Main_20_Text">WIT-J provides a number of methods that enable the application program to retrieve the value of a WIT attribute represented by a WIT-J <text:span text:style-name="T5">Attribute</text:span> for a specific WIT component represented by a WIT-J <text:span text:style-name="T5">Component</text:span>. This is called “retrieving the value of an <text:span text:style-name="T5">Attribute</text:span> for a <text:span text:style-name="T5">Component</text:span>”.</text:p>
      <text:p text:style-name="P8">__________________________________________________________________________________________</text:p>
      <text:p text:style-name="Main_20_Text">The first value-retrieving method to consider is the generic <text:span text:style-name="T6">get</text:span> method:</text:p>
      <text:p text:style-name="Main_20_Text">Class:<text:tab/><text:span text:style-name="T12">Component</text:span></text:p>
      <text:p text:style-name="Default_20_Text"><text:span text:style-name="T22">Method:<text:tab/></text:span><text:span text:style-name="T13">&lt;V&gt; V </text:span><text:span text:style-name="T14">get</text:span><text:span text:style-name="T13"> (Attribute &lt;V&gt; theAtt)</text:span></text:p>
      <text:list xml:id="list37334269" text:style-name="List_20_1">
        <text:list-item>
          <text:p text:style-name="First_20_Bullet">Returns the value of the <text:span text:style-name="T5">Attribute</text:span> for the <text:span text:style-name="T5">Component</text:span>.</text:p>
        </text:list-item>
        <text:list-item>
          <text:p text:style-name="Following_20_Bullet">The value returned is a newly created instance of type <text:span text:style-name="T13">V</text:span>.</text:p>
        </text:list-item>
        <text:list-item>
          <text:p text:style-name="Following_20_Bullet">If the value type of the <text:span text:style-name="T5">Attribute</text:span> is <text:span text:style-name="T43">BoundSet</text:span>, an exception is thrown.</text:p>
        </text:list-item>
        <text:list-item>
          <text:p text:style-name="Bullet_20_1">If the <text:span text:style-name="T5">Attribute</text:span> does not apply to the <text:span text:style-name="T5">Component</text:span>, <text:s/>an exception is thrown.</text:p>
        </text:list-item>
      </text:list>
      <text:p text:style-name="P20">Code Example:</text:p>
      <text:p text:style-name="Main_20_Text">See Section <text:reference-ref text:reference-format="chapter" text:ref-name="Example WIT-J Application Program">19</text:reference-ref> on page <text:reference-ref text:reference-format="page" text:ref-name="Example WIT-J Application Program">41</text:reference-ref>.</text:p>
      <text:p text:style-name="P8">__________________________________________________________________________________________</text:p>
      <text:p text:style-name="Main_20_Text">Another kind of value-retrieving method is for array-valued Attributes only:</text:p>
      <text:p text:style-name="Main_20_Text">Class:<text:tab/><text:span text:style-name="T12">Component</text:span></text:p>
      <text:p text:style-name="Default_20_Text"><text:span text:style-name="T22">Method:<text:tab/></text:span><text:span text:style-name="T13">&lt;V&gt; void </text:span><text:span text:style-name="T14">getVector</text:span><text:span text:style-name="T13"> (Attribute &lt;V&gt; theAtt, V theArray)</text:span></text:p>
      <text:list xml:id="list37353085" text:style-name="List_20_1">
        <text:list-item>
          <text:p text:style-name="First_20_Bullet">Copies the value of the <text:span text:style-name="T5">Attribute</text:span> for the <text:span text:style-name="T5">Component</text:span> into <text:span text:style-name="T13">theArray.</text:span></text:p>
        </text:list-item>
      </text:list>
      <text:list xml:id="list37580319" text:continue-list="list37334269" text:style-name="List_20_1">
        <text:list-item>
          <text:p text:style-name="Bullet_20_1">If the value type of the <text:span text:style-name="T5">Attribute</text:span> is not <text:span text:style-name="T13">boolean[]</text:span>, <text:span text:style-name="T13">int[]</text:span>, or <text:span text:style-name="T13">double[]</text:span>, an exception is thrown.</text:p>
        </text:list-item>
      </text:list>
      <text:list xml:id="list37560956" text:continue-list="list37353085" text:style-name="List_20_1">
        <text:list-item>
          <text:p text:style-name="Bullet_20_1">If <text:span text:style-name="T13">theArray.length</text:span> does not match the number of periods in the <text:span text:style-name="T5">Problem</text:span> associated with the <text:span text:style-name="T5">Component</text:span>, an exception is thrown.</text:p>
        </text:list-item>
        <text:list-item>
          <text:p text:style-name="Bullet_20_1">If the <text:span text:style-name="T5">Attribute</text:span> does not apply to the <text:span text:style-name="T5">Component</text:span>, <text:s/>an exception is thrown.</text:p>
        </text:list-item>
      </text:list>
      <text:p text:style-name="P49">Code Example:</text:p>
      <text:p text:style-name="P8"/>
      <text:p text:style-name="P8">Let <text:span text:style-name="T5">theProblem</text:span> be a <text:span text:style-name="T5">Problem</text:span>:</text:p>
      <text:p text:style-name="P8"/>
      <text:p text:style-name="P63">double[] execVolArr;</text:p>
      <text:p text:style-name="P63"/>
      <text:p text:style-name="P63">execVolArr = new double[theProblem.get (N_PERIODS)];</text:p>
      <text:p text:style-name="P63"/>
      <text:p text:style-name="P63">for (Operation theOpn: theProblem.getOperations ())</text:p>
      <text:p text:style-name="P63"><text:s text:c="3"/>{</text:p>
      <text:p text:style-name="P63"><text:s text:c="3"/>theOpn.getVector (EXEC_VOL, execVolArr);</text:p>
      <text:p text:style-name="P63"/>
      <text:p text:style-name="P63"><text:s text:c="3"/>processExecVol (execVolArr);</text:p>
      <text:p text:style-name="P63"><text:s text:c="3"/>}</text:p>
      <text:p text:style-name="Main_20_Text">This code fragment iterates through each <text:span text:style-name="T5">Operation</text:span> in <text:span text:style-name="T13">theProblem</text:span>, retrieves the value of the execVol <text:span text:style-name="T6">Attribute</text:span> for the <text:span text:style-name="T5">Operation</text:span>, and passes it to a method called <text:span text:style-name="T5">processExecVol</text:span>.</text:p>
      <text:p text:style-name="P8"/>
      <text:p text:style-name="P40">__________________________________________________________________________________________</text:p>
      <text:p text:style-name="Main_20_Text"><text:span text:style-name="T22">Finally, there's a value-retrieving method for </text:span><text:span text:style-name="T13">BoundSet</text:span><text:span text:style-name="T22">-valued </text:span><text:span text:style-name="T13">Attributes</text:span><text:span text:style-name="T22">:</text:span></text:p>
      <text:p text:style-name="Main_20_Text"><text:span text:style-name="T40">Class:<text:tab/></text:span><text:span text:style-name="T12">Component</text:span></text:p>
      <text:p text:style-name="Default_20_Text"><text:span text:style-name="T22">Method:<text:tab/></text:span><text:span text:style-name="T13">void </text:span><text:span text:style-name="T14">getBoundSet</text:span><text:span text:style-name="T13"> (Attribute &lt;BoundSet&gt; theAtt, double[] hardLBArr,</text:span></text:p>
      <text:p text:style-name="P15"><text:s text:c="54"/>double[] softLBArr,</text:p>
      <text:p text:style-name="P15"><text:s text:c="54"/>double[] hardUBArr)</text:p>
      <text:list xml:id="list37348194" text:style-name="List_20_1">
        <text:list-item>
          <text:p text:style-name="First_20_Bullet">Copies the value of each bound vector of the <text:span text:style-name="T5">Attribute</text:span> for the <text:span text:style-name="T5">Component</text:span> into the corresponding array argument.</text:p>
        </text:list-item>
        <text:list-item>
          <text:p text:style-name="Bullet_20_1">If the length of any array argument does not match the number of periods in the <text:span text:style-name="T5">Problem</text:span> associated with the <text:span text:style-name="T5">Component</text:span>, an exception is thrown.</text:p>
        </text:list-item>
        <text:list-item>
          <text:p text:style-name="Bullet_20_1">If the <text:span text:style-name="T5">Attribute</text:span> does not apply to the <text:span text:style-name="T5">Component</text:span>, <text:s/>an exception is thrown.</text:p>
        </text:list-item>
      </text:list>
      <text:list xml:id="list37560453" text:continue-list="list37564269" text:style-name="L1">
        <text:list-item>
          <text:h text:style-name="P162" text:outline-level="1"><text:reference-mark text:name="Methods for Working with Attributes"/>Methods for Working with Attributes</text:h>
        </text:list-item>
      </text:list>
      <text:p text:style-name="Main_20_Text">This section describes WIT-J's methods for working with the <text:span text:style-name="T5">Attributes</text:span> themselves (at the “meta” level). Note, however, that many application programs will not need to interact with <text:span text:style-name="T5">Attributes</text:span> in this way, and so it should be harmless to skim or skip this section on first reading. </text:p>
      <text:p text:style-name="P8">__________________________________________________________________________________________</text:p>
      <text:p text:style-name="Main_20_Text"><text:span text:style-name="T22">Class:<text:tab/></text:span><text:span text:style-name="T14">Attribute</text:span></text:p>
      <text:p text:style-name="Default_20_Text"><text:span text:style-name="T22">Method:<text:tab/></text:span><text:span text:style-name="T13">static List &lt;Attribute &lt;?&gt;&gt; </text:span><text:span text:style-name="T14">getAttributes</text:span><text:span text:style-name="T13"> ()</text:span></text:p>
      <text:list xml:id="list37354716" text:style-name="List_20_1">
        <text:list-item>
          <text:p text:style-name="First_20_Bullet">Returns an unmodifiable <text:span text:style-name="T5">List</text:span> of all <text:span text:style-name="T5">Attributes</text:span> in WIT-J.</text:p>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Class:<text:tab/><text:span text:style-name="T12">Attribute &lt;V&gt;</text:span></text:p>
      <text:p text:style-name="Default_20_Text"><text:span text:style-name="T22">Method:<text:tab/></text:span><text:span text:style-name="T13">Class &lt;V&gt; </text:span><text:span text:style-name="T14">getValueType</text:span><text:span text:style-name="T13"> ()</text:span></text:p>
      <text:list xml:id="list37342056" text:style-name="List_20_1">
        <text:list-item>
          <text:p text:style-name="First_20_Bullet">Returns the value type of the <text:span text:style-name="T5">Attribute</text:span>.</text:p>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Class:<text:tab/><text:span text:style-name="T12">Attribute &lt;V&gt;</text:span></text:p>
      <text:p text:style-name="Default_20_Text"><text:bookmark-start text:name="SwXTextPosition26141211113"/><text:span text:style-name="T22">Method:<text:tab/></text:span><text:span text:style-name="T13">&lt;V2&gt; Attribute &lt;V2&gt; </text:span><text:span text:style-name="T14">asAttOfType</text:span><text:span text:style-name="T13"> (Class &lt;V2&gt; theValueType)</text:span><text:bookmark-end text:name="SwXTextPosition26141211113"/></text:p>
      <text:list xml:id="list37329047" text:style-name="List_20_1">
        <text:list-item>
          <text:p text:style-name="First_20_Bullet">Returns the <text:span text:style-name="T5">Attribute</text:span>, converted to an <text:span text:style-name="T5">Attribute &lt;V2&gt;</text:span>, where type <text:span text:style-name="T5">V2</text:span> is identified by <text:span text:style-name="T5">theValueType</text:span>.</text:p>
        </text:list-item>
        <text:list-item>
          <text:p text:style-name="P101">If <text:span text:style-name="T13">theValueType</text:span> is not the value type of the <text:span text:style-name="T5">Attribute</text:span>, an exception is thrown.</text:p>
        </text:list-item>
        <text:list-item>
          <text:p text:style-name="Bullet_20_1">This method would normally be used with respect to a variable of type <text:span text:style-name="T5">Attribute &lt;?&gt;,</text:span> as would be obtained by a call to <text:span text:style-name="T6">Attribute.getAttributes</text:span><text:span text:style-name="T5"> ().</text:span></text:p>
        </text:list-item>
        <text:list-item>
          <text:p text:style-name="P105"><text:span text:style-name="T24">This method is intended to be used in place of an explicit cast to type </text:span><text:span text:style-name="T5">Attribute &lt;V2&gt;</text:span><text:span text:style-name="T24">, which would cause the compiler to issue an “unchecked cast” warning. This method does the required type checking.</text:span></text:p>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Class:<text:tab/><text:span text:style-name="T12">Attribute &lt;V&gt;</text:span></text:p>
      <text:p text:style-name="Default_20_Text"><text:bookmark-start text:name="SwXTextPosition26141211"/><text:span text:style-name="T22">Method:<text:tab/></text:span><text:span text:style-name="T13">boolean </text:span><text:span text:style-name="T14">appliesTo</text:span><text:span text:style-name="T13"> (Class &lt;? extends Component&gt; theClass)</text:span><text:bookmark-end text:name="SwXTextPosition26141211"/></text:p>
      <text:list xml:id="list37339524" text:style-name="List_20_1">
        <text:list-item>
          <text:p text:style-name="First_20_Bullet">Returns true, iff the <text:span text:style-name="T5">Attribute</text:span> applies to <text:span text:style-name="T13">theClass</text:span>.</text:p>
        </text:list-item>
        <text:list-item>
          <text:p text:style-name="Bullet_20_1"><text:span text:style-name="T13">theClass</text:span> should be the <text:span text:style-name="T5">Class</text:span> object for a <text:span text:style-name="T41">subclass</text:span> of class <text:span text:style-name="T5">Component</text:span>; if it's <text:span text:style-name="T13">Component.class</text:span>, an exception is thrown.</text:p>
        </text:list-item>
      </text:list>
      <text:p text:style-name="P40">__________________________________________________________________________________________</text:p>
      <text:p text:style-name="Main_20_Text">Class:<text:tab/><text:span text:style-name="T12">Attribute &lt;V&gt;</text:span></text:p>
      <text:p text:style-name="Default_20_Text"><text:bookmark-start text:name="SwXTextPosition261412111"/><text:span text:style-name="T22">Method:<text:tab/></text:span><text:span text:style-name="T13">boolean </text:span><text:span text:style-name="T14">isModifiable</text:span><text:span text:style-name="T13"> ()</text:span><text:bookmark-end text:name="SwXTextPosition261412111"/></text:p>
      <text:list xml:id="list37332094" text:style-name="List_20_1">
        <text:list-item>
          <text:p text:style-name="First_20_Bullet">Returns true, iff the <text:span text:style-name="T5">Attribute</text:span> is modifiable, i.e., its value can be set by the application program.</text:p>
        </text:list-item>
      </text:list>
      <text:p text:style-name="P8">__________________________________________________________________________________________</text:p>
      <text:p text:style-name="Main_20_Text"><text:span text:style-name="T22">Class:<text:tab/></text:span><text:span text:style-name="T14">Attribute &lt;V&gt;</text:span></text:p>
      <text:p text:style-name="Default_20_Text"><text:bookmark-start text:name="SwXTextPosition261412111131"/><text:span text:style-name="T22">Method:<text:tab/></text:span><text:span text:style-name="T13">String </text:span><text:span text:style-name="T14">toString</text:span><text:span text:style-name="T13"> ()</text:span><text:bookmark-end text:name="SwXTextPosition261412111131"/></text:p>
      <text:list xml:id="list37352638" text:style-name="List_20_1">
        <text:list-item>
          <text:p text:style-name="First_20_Bullet">Override from class <text:span text:style-name="T5">Object</text:span>.</text:p>
        </text:list-item>
        <text:list-item>
          <text:p text:style-name="P101">Returns the name of the <text:span text:style-name="T5">Attribute</text:span>, i.e., its “WIT-J name”.</text:p>
        </text:list-item>
        <text:list-item>
          <text:p text:style-name="P101">For example, <text:span text:style-name="T43">BUILD_NSTN.toString ()</text:span> returns <text:span text:style-name="T5">"B</text:span><text:span text:style-name="T43">UILD_NSTN</text:span><text:span text:style-name="T5">"</text:span>.</text:p>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text:span text:style-name="T22">Class:<text:tab/></text:span><text:span text:style-name="T14">Attribute &lt;V&gt;</text:span></text:p>
      <text:p text:style-name="Default_20_Text"><text:bookmark-start text:name="SwXTextPosition2614121111312"/><text:span text:style-name="T22">Method:<text:tab/></text:span><text:span text:style-name="T13">String </text:span><text:span text:style-name="T14">getWitName</text:span><text:span text:style-name="T13"> ()</text:span><text:bookmark-end text:name="SwXTextPosition2614121111312"/></text:p>
      <text:list xml:id="list37572542" text:continue-numbering="true" text:style-name="List_20_1">
        <text:list-item>
          <text:p text:style-name="P101">Returns the name of WIT attribute represented by the <text:span text:style-name="T5">Attribute</text:span>, i.e., its “WIT name”.</text:p>
        </text:list-item>
        <text:list-item>
          <text:p text:style-name="P101">For example, <text:span text:style-name="T43">BUILD_NSTN.getWitName ()</text:span> returns <text:span text:style-name="T5">"</text:span><text:span text:style-name="T43">buildNstn</text:span><text:span text:style-name="T5">"</text:span>.</text:p>
        </text:list-item>
      </text:list>
      <text:p text:style-name="P8">__________________________________________________________________________________________</text:p>
      <text:p text:style-name="Main_20_Text"><text:span text:style-name="T22">Class:<text:tab/></text:span><text:span text:style-name="T14">Attribute &lt;V&gt;</text:span></text:p>
      <text:p text:style-name="Default_20_Text"><text:bookmark-start text:name="SwXTextPosition261412111112"/><text:span text:style-name="T22">Method:<text:tab/></text:span><text:span text:style-name="T13">boolean </text:span><text:span text:style-name="T14">isValidFor</text:span><text:span text:style-name="T13"> (Component theComp)</text:span><text:bookmark-end text:name="SwXTextPosition261412111112"/></text:p>
      <text:list xml:id="list37331253" text:style-name="List_20_1">
        <text:list-item>
          <text:p text:style-name="First_20_Bullet">Returns true, iff the <text:span text:style-name="T5">Attribute</text:span> is valid for a call to the <text:span text:style-name="T5">get</text:span> method on <text:span text:style-name="T5">theComp</text:span> in the present state. If it is not valid, it may be for any of the following reasons:</text:p>
          <text:list>
            <text:list-item>
              <text:p text:style-name="P152">The <text:span text:style-name="T5">Attribute</text:span> does not apply to the class to which the <text:span text:style-name="T5">theComp</text:span> belongs.</text:p>
            </text:list-item>
            <text:list-item>
              <text:p text:style-name="P152">The <text:span text:style-name="T5">Attribute</text:span> is only valid for <text:span text:style-name="T5">Parts</text:span> of part category “material” and <text:span text:style-name="T5">theComp</text:span> is a <text:span text:style-name="T5">Part</text:span> of part category “capacity”.</text:p>
            </text:list-item>
            <text:list-item>
              <text:p text:style-name="P152">The <text:span text:style-name="T5">Attribute</text:span> is only valid when the <text:span text:style-name="T5">Problem</text:span> is in stochastic mode and <text:span text:style-name="T5">theComp</text:span> belongs to a <text:s/><text:span text:style-name="T5">Problem</text:span> that is not in stochastic mode.</text:p>
            </text:list-item>
            <text:list-item>
              <text:p text:style-name="P152">The <text:span text:style-name="T5">Attribute</text:span> is only valid when the <text:span text:style-name="T5">Problem</text:span> is in multiple objectives mode and <text:span text:style-name="T5">theComp</text:span> belongs to a <text:s/><text:span text:style-name="T5">Problem</text:span> that is not in multiple objectives mode.</text:p>
            </text:list-item>
          </text:list>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
      <text:p text:style-name="P40">__________________________________________________________________________________________</text:p>
      <text:p text:style-name="Main_20_Text">Class:<text:tab/><text:span text:style-name="T12">Attribute &lt;V&gt;</text:span></text:p>
      <text:p text:style-name="Default_20_Text"><text:bookmark-start text:name="SwXTextPosition26141211112"/><text:span text:style-name="T22">Method:<text:tab/></text:span><text:span text:style-name="T13">boolean </text:span><text:span text:style-name="T14">hasDefaultValue</text:span><text:span text:style-name="T13"> ()</text:span><text:bookmark-end text:name="SwXTextPosition26141211112"/></text:p>
      <text:list xml:id="list37349932" text:style-name="List_20_1">
        <text:list-item>
          <text:p text:style-name="First_20_Bullet">Returns true, iff the <text:span text:style-name="T5">Attribute</text:span> has a default value. For example, <text:span text:style-name="T43">PART_NAME</text:span> has no default value.</text:p>
        </text:list-item>
      </text:list>
      <text:p text:style-name="P49">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text:span text:style-name="T40">Class:<text:tab/></text:span><text:span text:style-name="T12">Attribute &lt;V&gt;</text:span></text:p>
      <text:p text:style-name="Default_20_Text"><text:bookmark-start text:name="SwXTextPosition26141211113111"/><text:span text:style-name="T22">Method:<text:tab/></text:span><text:span text:style-name="T13">V </text:span><text:span text:style-name="T14">getDefaultValue</text:span><text:span text:style-name="T13"> (</text:span><text:bookmark-end text:name="SwXTextPosition26141211113111"/><text:span text:style-name="T13">Problem theProblem)</text:span></text:p>
      <text:list xml:id="list37352029" text:style-name="List_20_1">
        <text:list-item>
          <text:p text:style-name="First_20_Bullet">R<text:bookmark-start text:name="DDE_LINK1"/>eturns <text:bookmark-end text:name="DDE_LINK1"/>the default value of the <text:span text:style-name="T13">Attribute</text:span> in the context of <text:span text:style-name="T13">theProblem</text:span>.</text:p>
        </text:list-item>
        <text:list-item>
          <text:p text:style-name="Following_20_Bullet">Note that sometimes the default value of a WIT attribute depends on the WIT problem in which the attribute is to be considered: The default value might be nPeriods – 1 or a vector of length nPeriods.</text:p>
        </text:list-item>
        <text:list-item>
          <text:p text:style-name="Following_20_Bullet">If the value type of the <text:span text:style-name="T5">Attribute</text:span> is <text:span text:style-name="T43">BoundSet</text:span>, an exception is thrown.</text:p>
        </text:list-item>
        <text:list-item>
          <text:p text:style-name="Bullet_20_1">If the <text:span text:style-name="T5">Attribute</text:span> doesn't have a default value, an exception is thrown. See the method <text:span text:style-name="T5">hasDefaultValue.</text:span></text:p>
        </text:list-item>
      </text:list>
      <text:p text:style-name="Main_20_Text">Code Example:</text:p>
      <text:p text:style-name="Main_20_Text"><text:span text:style-name="T22">See “Code Example for </text:span><text:span text:style-name="T13">Attribute</text:span><text:span text:style-name="T22"> Methods” on page </text:span><text:span text:style-name="T22"><text:reference-ref text:reference-format="page" text:ref-name="Code Example for Attribute Methods">21</text:reference-ref></text:span><text:span text:style-name="T22">.</text:span></text:p>
      <text:p text:style-name="P8">__________________________________________________________________________________________</text:p>
      <text:p text:style-name="Main_20_Text"><text:span text:style-name="T40">Class:<text:tab/></text:span><text:span text:style-name="T12">Attribute &lt;V&gt;</text:span></text:p>
      <text:p text:style-name="Default_20_Text"><text:bookmark-start text:name="SwXTextPosition26141211113111221"/><text:span text:style-name="T22">Method:<text:tab/></text:span><text:span text:style-name="T13">void </text:span><text:span text:style-name="T14">getDefaultBoundSet</text:span><text:span text:style-name="T13"> (</text:span><text:bookmark-end text:name="SwXTextPosition26141211113111221"/><text:span text:style-name="T13">Problem <text:s/>theProblem,</text:span></text:p>
      <text:p text:style-name="P15"><text:s text:c="32"/>double[] hardLBArr,</text:p>
      <text:p text:style-name="P15"><text:s text:c="32"/>double[] softLBArr,</text:p>
      <text:p text:style-name="P15"><text:s text:c="32"/>double[] hardUBArr)</text:p>
      <text:list xml:id="list37357142" text:style-name="List_20_1">
        <text:list-item>
          <text:p text:style-name="First_20_Bullet"><text:bookmark-start text:name="DDE_LINK111"/>Copies <text:bookmark-end text:name="DDE_LINK111"/>the default values of the <text:span text:style-name="T13">Attribute</text:span> into the three array arguments.</text:p>
        </text:list-item>
        <text:list-item>
          <text:p text:style-name="Following_20_Bullet">If the value type of the <text:span text:style-name="T5">Attribute</text:span> is not <text:span text:style-name="T43">BoundSet</text:span>, an exception is thrown.</text:p>
        </text:list-item>
        <text:list-item>
          <text:p text:style-name="Bullet_20_1">If the length of any of the arrays does not match the number of periods in the <text:span text:style-name="T5">Problem</text:span>, an exception is thrown.</text:p>
        </text:list-item>
      </text:list>
      <text:p text:style-name="P8"/>
      <text:p text:style-name="P40">__________________________________________________________________________________________</text:p>
      <text:p text:style-name="P49"><text:reference-mark text:name="Code Example for Attribute Methods"/><text:span text:style-name="T22">Code Example for </text:span><text:span text:style-name="T13">Attribute</text:span><text:span text:style-name="T22"> Methods:</text:span></text:p>
      <text:p text:style-name="Main_20_Text"><text:span text:style-name="T22">The following method, </text:span><text:span text:style-name="T6">displayNonDefGlobalBoolAtts</text:span><text:span text:style-name="T5"> (theProblem)</text:span><text:span text:style-name="T22">, illustrates many of the </text:span><text:span text:style-name="T13">Attribute</text:span><text:span text:style-name="T22"> methods described in this section. It proceeds as follows</text:span><text:span text:style-name="T28">:</text:span><text:span text:style-name="T27"> For each global boolean </text:span><text:span text:style-name="T5">Attribute</text:span><text:span text:style-name="T27">, if the </text:span><text:span text:style-name="T5">Attribute</text:span><text:span text:style-name="T27"> is currently valid but not at its default value in </text:span><text:span text:style-name="T5">theProblem</text:span><text:span text:style-name="T27">, the method displays the </text:span><text:span text:style-name="T5">Attribute</text:span><text:span text:style-name="T27">, its WIT name, its default value, and its current value.</text:span></text:p>
      <text:p text:style-name="P52"/>
      <text:p text:style-name="P14"><text:s text:c="3"/>static void displayNonDefGlobalBoolAtts (Problem theProblem)</text:p>
      <text:p text:style-name="P14"><text:s text:c="6"/>{</text:p>
      <text:p text:style-name="P14"><text:s text:c="6"/>Attribute &lt;Boolean&gt; <text:span text:style-name="T1">theBoolAtt</text:span>;</text:p>
      <text:p text:style-name="P14"><text:s text:c="6"/>boolean <text:s text:c="12"/><text:span text:style-name="T1">defValue</text:span>;</text:p>
      <text:p text:style-name="P14"><text:s text:c="6"/>boolean <text:s text:c="12"/>theValue;</text:p>
      <text:p text:style-name="P14"/>
      <text:p text:style-name="P14"><text:s text:c="6"/>for (Attribute &lt;?&gt; theAtt: getAttributes ())</text:p>
      <text:p text:style-name="P14"><text:s text:c="9"/>{</text:p>
      <text:p text:style-name="P14"><text:s text:c="9"/>if (<text:span text:style-name="T1">theAtt.isValidFor</text:span> (theProblem))</text:p>
      <text:p text:style-name="P14"><text:s text:c="12"/>{</text:p>
      <text:p text:style-name="P14"><text:s text:c="12"/>if (<text:span text:style-name="T1">theAtt.getValueType</text:span> () == <text:span text:style-name="T1">Boolean.class</text:span>)</text:p>
      <text:p text:style-name="P14"><text:s text:c="15"/>{</text:p>
      <text:p text:style-name="P14"><text:s text:c="15"/>theBoolAtt = <text:span text:style-name="T1">theAtt.asAttOfType</text:span> (Boolean.class);</text:p>
      <text:p text:style-name="P14"/>
      <text:p text:style-name="P14"><text:s text:c="15"/>if (<text:span text:style-name="T1">theBoolAtt.hasDefaultValue</text:span> ())</text:p>
      <text:p text:style-name="P14"><text:s text:c="18"/>{</text:p>
      <text:p text:style-name="P14"><text:s text:c="18"/>defValue = theBoolAtt.getDefaultValue (theProblem);</text:p>
      <text:p text:style-name="P14"/>
      <text:p text:style-name="P14"><text:s text:c="18"/>theValue = theProblem.get (theBoolAtt);</text:p>
      <text:p text:style-name="P14"/>
      <text:p text:style-name="P14"><text:s text:c="18"/>if (theValue != defValue)</text:p>
      <text:p text:style-name="P14"><text:s text:c="21"/>{</text:p>
      <text:p text:style-name="P14"><text:s text:c="21"/><text:span text:style-name="T1">System.out.printf</text:span> (</text:p>
      <text:p text:style-name="P14"><text:s text:c="24"/>"%n"</text:p>
      <text:p text:style-name="P14"><text:s text:c="22"/>+ "Non-default global boolean Attribute found.%n"</text:p>
      <text:p text:style-name="P14"><text:s text:c="22"/>+ "%n"</text:p>
      <text:p text:style-name="P14"><text:s text:c="22"/>+ " <text:s text:c="2"/>Attribute: <text:s text:c="4"/>%s%n"</text:p>
      <text:p text:style-name="P29"><text:s text:c="22"/>+ " <text:s text:c="2"/>WIT Name: <text:s text:c="5"/>%s%n"</text:p>
      <text:p text:style-name="P14"><text:s text:c="22"/>+ " <text:s text:c="2"/>Default Value: %s%n"</text:p>
      <text:p text:style-name="P14"><text:s text:c="22"/>+ " <text:s text:c="2"/>Current Value: %s%n",</text:p>
      <text:p text:style-name="P14"><text:s text:c="24"/><text:span text:style-name="T1">theBoolAtt.toString</text:span> (),</text:p>
      <text:p text:style-name="P29"><text:s text:c="24"/>theBoolAtt.getWitName (),</text:p>
      <text:p text:style-name="P14"><text:s text:c="24"/>defValue,</text:p>
      <text:p text:style-name="P14"><text:s text:c="24"/>theValue);</text:p>
      <text:p text:style-name="P14"><text:s text:c="21"/>}</text:p>
      <text:p text:style-name="P14"><text:s text:c="18"/>}</text:p>
      <text:p text:style-name="P14"><text:s text:c="15"/>}</text:p>
      <text:p text:style-name="P14"><text:s text:c="12"/>}</text:p>
      <text:p text:style-name="P14"><text:s text:c="9"/>}</text:p>
      <text:p text:style-name="P14"><text:s text:c="6"/>}</text:p>
      <text:list xml:id="list37557776" text:continue-list="list37560453" text:style-name="L1">
        <text:list-item>
          <text:h text:style-name="P162" text:outline-level="1"><text:reference-mark text:name="Wrapper Methods"/>Wrapper Methods</text:h>
        </text:list-item>
      </text:list>
      <text:p text:style-name="Main_20_Text">Consider the following method:</text:p>
      <text:p text:style-name="Main_20_Text">Class:<text:tab/><text:span text:style-name="T5">Problem</text:span></text:p>
      <text:p text:style-name="Default_20_Text"><text:span text:style-name="T22">Method:<text:tab/></text:span><text:span text:style-name="T13">void </text:span><text:span text:style-name="T14">optImplode</text:span><text:span text:style-name="T13"> ()</text:span></text:p>
      <text:p text:style-name="Main_20_Text">This method performs optimizing implosion on the <text:span text:style-name="T5">Problem</text:span>. It executes by causing WIT-J/C++ to invoke<text:line-break/><text:span text:style-name="T6">witOptImplode</text:span><text:span text:style-name="T5"> (...) </text:span>on the underlying <text:span text:style-name="T5">WitRun</text:span> of the <text:span text:style-name="T5">Problem</text:span>.</text:p>
      <text:p text:style-name="Main_20_Text"><text:span text:style-name="T13">optImplode ()</text:span><text:span text:style-name="T22"> is an example of a </text:span>“wrapper method” in WIT-J. In general, a wrapper method will have the following characteristics:</text:p>
      <text:list xml:id="list37337247" text:style-name="List_20_1">
        <text:list-item>
          <text:p text:style-name="First_20_Bullet">It corresponds to a WIT API function, which is said to be “wrapped” by the wrapper method.</text:p>
        </text:list-item>
        <text:list-item>
          <text:p text:style-name="Bullet_20_1">Its execution involves an invocation of the wrapped WIT API function. </text:p>
        </text:list-item>
        <text:list-item>
          <text:p text:style-name="Bullet_20_1">The name of the wrapped WIT API function is similar to that of the wrapper method. In most cases, the wrapped WIT API function will have the “corresponding canonical name”, which can be obtained by starting with the name of the wrapper method, converting the first letter to upper case, and appending “<text:span text:style-name="T5">wit</text:span>” <text:s/>to the beginning, so that, e.g., <text:span text:style-name="T13">witOptImplode</text:span> is the corresponding canonical name for <text:s/><text:span text:style-name="T13">optImplode</text:span>.</text:p>
        </text:list-item>
        <text:list-item>
          <text:p text:style-name="Bullet_20_1">Its arguments will correspond logically to the <text:span text:style-name="T1">arguments</text:span> of the wrapped WIT API function, but translated into WIT-J style arguments. Thus, while <text:span text:style-name="T5">witOptImplode</text:span> takes a single argument of type <text:span text:style-name="T5">WitRun *</text:span>, <text:span text:style-name="T5">optImplode</text:span> takes no arguments, but must be invoked on a WIT-J <text:span text:style-name="T5">Problem</text:span>, which <text:span text:style-name="T1">corresponds</text:span> to a <text:span text:style-name="T5">WitRun</text:span>.</text:p>
        </text:list-item>
      </text:list>
      <text:p text:style-name="P8">__________________________________________________________________________________________</text:p>
      <text:p text:style-name="Main_20_Text">Each of the following wrapper methods is a method of class <text:span text:style-name="T5">Problem</text:span>, takes no arguments, and wraps a WIT API function that has the corresponding canonical name and takes a pointer to the <text:span text:style-name="T1">underlying</text:span> <text:span text:style-name="T5">WitRun</text:span> as its only argument:</text:p>
      <text:p text:style-name="Main_20_Text"><text:span text:style-name="T40">Class:<text:tab/></text:span><text:span text:style-name="T12">Problem</text:span></text:p>
      <text:p text:style-name="P21"><text:span text:style-name="T38">Method:</text:span><text:span text:style-name="T11"><text:tab/>void </text:span><text:span text:style-name="T12">clearCplexParSpecs</text:span><text:span text:style-name="T11"> ()</text:span></text:p>
      <text:p text:style-name="P21"><text:span text:style-name="T40">Method:<text:tab/></text:span><text:span text:style-name="T11">void </text:span><text:span text:style-name="T12">clearStochSoln</text:span><text:span text:style-name="T11"> <text:s text:c="4"/>()</text:span></text:p>
      <text:p text:style-name="P21">Method:<text:tab/><text:span text:style-name="T5">void </text:span><text:span text:style-name="T12">evalObjectives</text:span><text:span text:style-name="T11"> <text:s text:c="4"/>()</text:span></text:p>
      <text:p text:style-name="P21">Method:<text:tab/><text:span text:style-name="T5">void </text:span><text:span text:style-name="T12">finishHeurAlloc</text:span><text:span text:style-name="T11"> <text:s text:c="3"/>()</text:span></text:p>
      <text:p text:style-name="P21">Method:<text:tab/><text:span text:style-name="T5">void </text:span><text:span text:style-name="T12">generatePriorities</text:span><text:span text:style-name="T11"> ()</text:span></text:p>
      <text:p text:style-name="P21">Method:<text:tab/><text:span text:style-name="T5">void </text:span><text:span text:style-name="T12">heurImplode</text:span><text:span text:style-name="T11"> <text:s text:c="7"/>()</text:span></text:p>
      <text:p text:style-name="P21">Method:<text:tab/><text:span text:style-name="T5">void </text:span><text:span text:style-name="T12">mrp</text:span><text:span text:style-name="T11"> <text:s text:c="15"/>()</text:span></text:p>
      <text:p text:style-name="P21">Method:<text:tab/><text:span text:style-name="T5">void </text:span><text:span text:style-name="T12">optImplode</text:span><text:span text:style-name="T11"> <text:s text:c="8"/>()</text:span></text:p>
      <text:p text:style-name="P21">Method:<text:tab/><text:span text:style-name="T5">void </text:span><text:span text:style-name="T12">postprocess</text:span><text:span text:style-name="T11"> <text:s text:c="7"/>()</text:span></text:p>
      <text:p text:style-name="P21">Method:<text:tab/><text:span text:style-name="T5">void </text:span><text:span text:style-name="T12">preprocess</text:span><text:span text:style-name="T11"> <text:s text:c="8"/>()</text:span></text:p>
      <text:p text:style-name="P21">Method:<text:tab/><text:span text:style-name="T5">void </text:span><text:span text:style-name="T12">shutDownHeurAlloc</text:span><text:span text:style-name="T11"> <text:s/>()</text:span></text:p>
      <text:p text:style-name="P21">Method:<text:tab/><text:span text:style-name="T5">void </text:span><text:span text:style-name="T12">startHeurAlloc</text:span><text:span text:style-name="T11"> <text:s text:c="4"/>()</text:span></text:p>
      <text:p text:style-name="Default_20_Text"><text:span text:style-name="T31">Method:<text:tab/></text:span><text:span text:style-name="T16">void </text:span><text:span text:style-name="T17">stochImplode</text:span><text:span text:style-name="T18"> <text:s text:c="6"/>()</text:span></text:p>
      <text:p text:style-name="Main_20_Text">Note that some of WIT's main capabilities are invoked by these methods: heuristic implosion, optimizing implosion, and stochastic implosion.</text:p>
      <text:p text:style-name="P49">Code Example:</text:p>
      <text:p text:style-name="Main_20_Text">See Section <text:user-field-get style:data-style-name="N1" text:name="Example">19</text:user-field-get> on page <text:reference-ref text:reference-format="page" text:ref-name="Example WIT-J Application Program">41</text:reference-ref>. <text:s/>(<text:span text:style-name="T18">heurImplode</text:span>)</text:p>
      <text:p text:style-name="P8">__________________________________________________________________________________________</text:p>
      <text:p text:style-name="Main_20_Text">A second set of wrapper methods in WIT-J are the file-writing methods. Each of these methods takes a <text:span text:style-name="T5">String</text:span> argument indicating a file name. If the <text:span text:style-name="T18">fileName</text:span> <text:span text:style-name="T18">String</text:span> is the empty <text:span text:style-name="T18">String</text:span>, the current message file is used. Some of the methods also take an argument that's an instance of <text:span text:style-name="T5">enum</text:span> <text:span text:style-name="T6">FileFormat</text:span><text:span text:style-name="T1">.</text:span> This <text:span text:style-name="T5">enum</text:span> indicates a file format to be used and has two constants: <text:span text:style-name="T5">BSV</text:span> (for Blank Separated Values) and <text:span text:style-name="T5">CSV</text:span> (for Comma Separated Values). Each file-writing method wraps a WIT API function with the corresponding canonical name.</text:p>
      <text:p text:style-name="Main_20_Text">The following are WIT-J's file-writing methods:</text:p>
      <text:p text:style-name="Main_20_Text"><text:span text:style-name="T40">Class:<text:tab/></text:span><text:span text:style-name="T12">Problem</text:span></text:p>
      <text:p text:style-name="P21">Method:<text:span text:style-name="T5"> <text:tab/>void </text:span><text:span text:style-name="T12">displayData</text:span><text:span text:style-name="T11"> <text:s text:c="6"/>(String fileName)</text:span></text:p>
      <text:p text:style-name="P21">Method:<text:span text:style-name="T5"> <text:tab/>void </text:span><text:span text:style-name="T12">writeCriticalList</text:span><text:span text:style-name="T11"> (String fileName, FileFormat theFormat,</text:span></text:p>
      <text:p text:style-name="P17"><text:s text:c="48"/>int <text:s text:c="7"/>maxListLen)</text:p>
      <text:p text:style-name="P21">Method:<text:span text:style-name="T5"> <text:tab/>void </text:span><text:span text:style-name="T12">writeData</text:span><text:span text:style-name="T11"> <text:s text:c="8"/>(String fileName)</text:span></text:p>
      <text:p text:style-name="P21">Method:<text:span text:style-name="T5"> <text:tab/>void </text:span><text:span text:style-name="T12">writeExecSched</text:span><text:span text:style-name="T11"> <text:s text:c="3"/>(String fileName, FileFormat theFormat)</text:span></text:p>
      <text:p text:style-name="P21">Method:<text:span text:style-name="T5"> <text:tab/>void </text:span><text:span text:style-name="T12">writeReqSched</text:span><text:span text:style-name="T11"> <text:s text:c="4"/>(String fileName, FileFormat theFormat)</text:span></text:p>
      <text:p text:style-name="P21">Method:<text:span text:style-name="T5"> <text:tab/>void </text:span><text:span text:style-name="T12">writeShipSched</text:span><text:span text:style-name="T11"> <text:s text:c="3"/>(String fileName, FileFormat theFormat)</text:span></text:p>
      <text:p text:style-name="Non-Skipping_20_Text">__________________________________________________________________________________________</text:p>
      <text:p text:style-name="Main_20_Text">Consider the following wrapper method:</text:p>
      <text:p text:style-name="Main_20_Text"><text:span text:style-name="T40">Class:<text:tab/></text:span><text:span text:style-name="T12">Problem</text:span></text:p>
      <text:p text:style-name="Non-Skipping_20_Text"><text:span text:style-name="T27">Method:<text:tab/></text:span><text:span text:style-name="T5">void </text:span><text:span text:style-name="T7">readData</text:span><text:span text:style-name="T11"> (String fileName)</text:span></text:p>
      <text:list xml:id="list37333112" text:style-name="List_20_1">
        <text:list-item>
          <text:p text:style-name="First_20_Bullet">This method is a wrapper for <text:span text:style-name="T6">witReadData</text:span>, which reads the WIT data file identified by <text:span text:style-name="T11">fileName</text:span> into the <text:span text:style-name="T5">WitRun</text:span>.</text:p>
        </text:list-item>
      </text:list>
      <text:list xml:id="list37334130" text:style-name="List_20_1">
        <text:list-item>
          <text:p text:style-name="Following_20_Bullet">May only be called on an “empty” <text:span text:style-name="T5">Problem</text:span>: If the <text:span text:style-name="T5">Problem</text:span> has one or more <text:span text:style-name="T5">Parts</text:span> or <text:span text:style-name="T5">Operations</text:span>, an exception is thrown.</text:p>
        </text:list-item>
        <text:list-item>
          <text:p text:style-name="Following_20_Bullet">For each WIT component (i.e., part, BOM entry, etc.) that has been read into the underlying <text:span text:style-name="T5">WitRun</text:span>, a corresponding <text:span text:style-name="T5">Component</text:span> is constructed in WIT-J and associated with the <text:span text:style-name="T5">Problem</text:span>.</text:p>
        </text:list-item>
        <text:list-item>
          <text:p text:style-name="Following_20_Bullet">The wit34Compatible attribute must not be set in the data file. If it is set, a<text:line-break/> <text:span text:style-name="T6">TerminalAppException</text:span> exception is thrown. (See Section <text:user-field-get style:data-style-name="N1" text:name="Exceptions">17</text:user-field-get>, “Exceptions” on page <text:reference-ref text:reference-format="page" text:ref-name="BadCharacterException">39</text:reference-ref>.)</text:p>
        </text:list-item>
        <text:list-item>
          <text:p text:style-name="Following_20_Bullet"><text:span text:style-name="T40">The characters in the data file must be in UTF-8 format. If a </text:span>non-UTF-8 character is read, a<text:line-break/><text:span text:style-name="T6">BadCharacterException</text:span> exception <text:s/>is thrown. (See Section <text:user-field-get style:data-style-name="N1" text:name="Exceptions">17</text:user-field-get>, “Exceptions” on page <text:reference-ref text:reference-format="page" text:ref-name="BadCharacterException">39</text:reference-ref>.)</text:p>
        </text:list-item>
      </text:list>
      <text:p text:style-name="P67"/>
      <text:p text:style-name="P40">__________________________________________________________________________________________</text:p>
      <text:p text:style-name="Main_20_Text">Consider the following wrapper method:</text:p>
      <text:p text:style-name="Main_20_Text"><text:span text:style-name="T40">Class:<text:tab/></text:span><text:span text:style-name="T48">Component</text:span></text:p>
      <text:p text:style-name="P21">Method:<text:tab/><text:span text:style-name="T54">void</text:span><text:span text:style-name="T48"> copyComponentData</text:span><text:span text:style-name="T53"> (Component origComp)</text:span></text:p>
      <text:list xml:id="list37325167" text:style-name="List_20_1">
        <text:list-item>
          <text:p text:style-name="First_20_Bullet"><text:span text:style-name="T22">This method invokes WIT to copy the input data from </text:span><text:span text:style-name="T52">origComp</text:span><text:span text:style-name="T22"> into this </text:span><text:span text:style-name="T52">Component</text:span><text:span text:style-name="T22">.</text:span></text:p>
        </text:list-item>
        <text:list-item>
          <text:p text:style-name="First_20_Bullet">This method is a wrapper for all of the following WIT API Functions:</text:p>
          <text:list>
            <text:list-item>
              <text:p text:style-name="P152"><text:s/><text:span text:style-name="T46">witCopyPartData</text:span></text:p>
            </text:list-item>
            <text:list-item>
              <text:p text:style-name="P153">witCopyDemandData</text:p>
            </text:list-item>
            <text:list-item>
              <text:p text:style-name="P153">witCopyOperationData</text:p>
            </text:list-item>
            <text:list-item>
              <text:p text:style-name="P153">witCopyBomEntryData</text:p>
            </text:list-item>
            <text:list-item>
              <text:p text:style-name="P153">witCopySubsBomEntryData</text:p>
            </text:list-item>
            <text:list-item>
              <text:p text:style-name="P153">witCopyBopEntryData</text:p>
            </text:list-item>
          </text:list>
        </text:list-item>
        <text:list-item>
          <text:p text:style-name="Following_20_Bullet"><text:span text:style-name="T22">The </text:span><text:span text:style-name="T46">origComp</text:span><text:span text:style-name="T22"> argument must be an instance of the same class as this </text:span><text:span text:style-name="T52">Component</text:span><text:span text:style-name="T22">. For example, if </text:span><text:span text:style-name="T52">copyComponentData</text:span><text:span text:style-name="T22"> is called on a </text:span><text:span text:style-name="T52">Part</text:span><text:span text:style-name="T22">, then the </text:span><text:span text:style-name="T52">origComp</text:span><text:span text:style-name="T22"> argument must be a </text:span><text:span text:style-name="T52">Part</text:span><text:span text:style-name="T22">.</text:span></text:p>
        </text:list-item>
        <text:list-item>
          <text:p text:style-name="Following_20_Bullet"><text:span text:style-name="T52">copyComponentData</text:span><text:span text:style-name="T22"> must not be called on a </text:span><text:span text:style-name="T52">Problem</text:span><text:span text:style-name="T22">.</text:span></text:p>
        </text:list-item>
        <text:list-item>
          <text:p text:style-name="Following_20_Bullet"><text:span text:style-name="T22">If this </text:span><text:span text:style-name="T52">Component</text:span><text:span text:style-name="T22"> and </text:span><text:span text:style-name="T52">origComp</text:span><text:span text:style-name="T22"> are the same </text:span><text:span text:style-name="T52">Object</text:span><text:span text:style-name="T22">, no action is taken.</text:span></text:p>
        </text:list-item>
      </text:list>
      <text:p text:style-name="P112">__________________________________________________________________________________________</text:p>
      <text:p text:style-name="Main_20_Text">Consider the following wrapper method:</text:p>
      <text:p text:style-name="Main_20_Text"><text:span text:style-name="T40">Class:<text:tab/></text:span><text:span text:style-name="T12">Demand</text:span></text:p>
      <text:p text:style-name="Default_20_Text"><text:span text:style-name="T31">Method:<text:tab/></text:span><text:span text:style-name="T16">double </text:span><text:span text:style-name="T17">incHeurAlloc</text:span><text:span text:style-name="T18"> (int shipPeriod, double desIncVol)</text:span></text:p>
      <text:list xml:id="list37351918" text:style-name="List_20_1">
        <text:list-item>
          <text:p text:style-name="First_20_Bullet">This method is a wrapper for <text:span text:style-name="T6">witIncHeurAllocDbl</text:span><text:span text:style-name="T1">.</text:span></text:p>
        </text:list-item>
        <text:list-item>
          <text:p text:style-name="Bullet_20_1"><text:s/>The value returned is the incremental <text:span text:style-name="T1">shipVol</text:span> achieved by the method.</text:p>
        </text:list-item>
      </text:list>
      <text:p text:style-name="P8">__________________________________________________________________________________________</text:p>
      <text:p text:style-name="Main_20_Text">Consider the following wrapper method:</text:p>
      <text:p text:style-name="Main_20_Text"><text:span text:style-name="T40">Class:<text:tab/></text:span><text:span text:style-name="T12">Problem</text:span></text:p>
      <text:p text:style-name="P21"><text:reference-mark text:name="eqHeurAlloc"/>Method:<text:tab/><text:span text:style-name="T5">void</text:span><text:span text:style-name="T12"> eqHeurAlloc</text:span><text:span text:style-name="T11"> (</text:span></text:p>
      <text:p text:style-name="P17"><text:tab/> <text:s text:c="7"/>ArrayList &lt;Demand&gt; <text:s/>theDemandList,</text:p>
      <text:p text:style-name="P17"><text:tab/> <text:s text:c="7"/>ArrayList &lt;Integer&gt; shipPeriodList,</text:p>
      <text:p text:style-name="P17"><text:tab/> <text:s text:c="7"/>ArrayList &lt;Double&gt; <text:s/>desIncVolList,</text:p>
      <text:p text:style-name="P17"><text:tab/> <text:s text:c="7"/>ArrayList &lt;Double&gt; <text:s/>incVolList)</text:p>
      <text:list xml:id="list37558125" text:continue-list="list37325167" text:style-name="List_20_1">
        <text:list-item>
          <text:p text:style-name="First_20_Bullet">This method is a wrapper for <text:span text:style-name="T6">witEqHeurAllocDbl</text:span><text:span text:style-name="T1">.</text:span></text:p>
        </text:list-item>
        <text:list-item>
          <text:p text:style-name="P102">The first three <text:span text:style-name="T18">ArrayList </text:span>arguments should all have the same size.</text:p>
        </text:list-item>
        <text:list-item>
          <text:p text:style-name="P102">For <text:span text:style-name="T5">0 </text:span><text:span text:style-name="T44">≤</text:span><text:span text:style-name="T5"> </text:span><text:span text:style-name="T6">theIdx</text:span><text:span text:style-name="T5"> &lt; </text:span><text:span text:style-name="T18">theDemandList.size ()</text:span>, <text:s/><text:span text:style-name="T18">theDemandList.get (theIdx), <text:s/>shipPeriodList.get (theIdx), and desIncVolList.get (theIdx) </text:span>specify the allocation targets for theIdx.</text:p>
        </text:list-item>
        <text:list-item>
          <text:p text:style-name="P102">On return, for <text:span text:style-name="T5">0 </text:span><text:span text:style-name="T44">≤</text:span><text:span text:style-name="T5"> </text:span><text:span text:style-name="T6">theIdx</text:span><text:span text:style-name="T5"> &lt; </text:span><text:span text:style-name="T18">theDemandList.size ()</text:span>, i<text:span text:style-name="T18">ncVolList.get (theIdx)</text:span><text:span text:style-name="T32"> is the incremental shipment volume achieved for theIdx.</text:span></text:p>
        </text:list-item>
      </text:list>
      <text:p text:style-name="P8">__________________________________________________________________________________________</text:p>
      <text:p text:style-name="Main_20_Text">Consider the following wrapper method:</text:p>
      <text:p text:style-name="Main_20_Text"><text:span text:style-name="T40">Class:<text:tab/></text:span><text:span text:style-name="T12">Problem</text:span></text:p>
      <text:p text:style-name="P21">Method:<text:tab/>void<text:span text:style-name="T12"> getCriticalList</text:span><text:span text:style-name="T11"> (</text:span></text:p>
      <text:p text:style-name="P17"><text:tab/> <text:s text:c="6"/>ArrayList &lt;Part&gt; <text:s text:c="3"/>critPartList,</text:p>
      <text:p text:style-name="P17"><text:tab/> <text:s text:c="6"/>ArrayList &lt;Integer&gt; critPeriodList)</text:p>
      <text:list xml:id="list37578216" text:continue-numbering="true" text:style-name="List_20_1">
        <text:list-item>
          <text:p text:style-name="First_20_Bullet">This method is a wrapper for <text:span text:style-name="T6">witG</text:span><text:span text:style-name="T18">etCriticalList</text:span><text:span text:style-name="T1">.</text:span></text:p>
        </text:list-item>
        <text:list-item>
          <text:p text:style-name="P102">On return, for <text:s/>0 <text:span text:style-name="T73">≤</text:span> <text:span text:style-name="T43">theIdx &lt; critP</text:span><text:span text:style-name="T49">artList.size ():</text:span></text:p>
        </text:list-item>
      </text:list>
      <text:p text:style-name="P106"><text:span text:style-name="T50">critPartList.get (theIdx)</text:span><text:span text:style-name="T32"> is Part </text:span><text:span text:style-name="T50">#theIdx</text:span><text:span text:style-name="T32"> in the critical parts list</text:span></text:p>
      <text:p text:style-name="P106"><text:span text:style-name="T50">critPeriodList.get (theIdx)</text:span><text:span text:style-name="T32"> is period </text:span><text:span text:style-name="T50">#theIdx</text:span><text:span text:style-name="T32"> in the critical parts list. </text:span></text:p>
      <text:p text:style-name="P107">__________________________________________________________________________________________</text:p>
      <text:p text:style-name="Main_20_Text">Consider the following wrapper method:</text:p>
      <text:p text:style-name="Main_20_Text"><text:span text:style-name="T40">Class:<text:tab/></text:span><text:span text:style-name="T48">Problem</text:span></text:p>
      <text:p text:style-name="P21">Method:<text:tab/><text:span text:style-name="T43">void</text:span><text:span text:style-name="T48"> getPgdCritList</text:span><text:span text:style-name="T53"> (</text:span></text:p>
      <text:p text:style-name="P30"><text:tab/> <text:s text:c="6"/>ArrayList &lt;Part&gt; <text:s text:c="3"/>critPartList,</text:p>
      <text:p text:style-name="P30"><text:tab/> <text:s text:c="6"/>ArrayList &lt;Integer&gt; critPeriodList,</text:p>
      <text:p text:style-name="P30"><text:tab/> <text:s text:c="6"/>ArrayList &lt;Demand&gt; <text:s/>theDemandList,</text:p>
      <text:p text:style-name="P30"><text:tab/> <text:s text:c="6"/>ArrayList &lt;Integer&gt; shipPeriodList)</text:p>
      <text:list xml:id="list37573775" text:continue-numbering="true" text:style-name="List_20_1">
        <text:list-item>
          <text:p text:style-name="First_20_Bullet">This method is a wrapper for <text:span text:style-name="T6">witG</text:span><text:span text:style-name="T18">etPgdCritList</text:span><text:span text:style-name="T1">.</text:span></text:p>
        </text:list-item>
        <text:list-item>
          <text:p text:style-name="P102">On return, for <text:s/>0 <text:span text:style-name="T73">≤</text:span> <text:span text:style-name="T43">theIdx &lt; crit</text:span><text:span text:style-name="T49">PartList.size ():</text:span></text:p>
        </text:list-item>
      </text:list>
      <text:p text:style-name="P106"><text:span text:style-name="T50">critPartList <text:s/>.get (theIdx)</text:span><text:span text:style-name="T32"> is critical Part </text:span><text:span text:style-name="T50">#theIdx</text:span><text:span text:style-name="T32"> in the pegged critical list.</text:span></text:p>
      <text:p text:style-name="P106"><text:span text:style-name="T50">critPeriodList.get (theIdx)</text:span><text:span text:style-name="T32"> is critical period </text:span><text:span text:style-name="T50">#theIdx</text:span><text:span text:style-name="T32"> in the pegged critical list. </text:span></text:p>
      <text:p text:style-name="P106"><text:span text:style-name="T50">theDemandList .get (theIdx)</text:span><text:span text:style-name="T32"> is Demand </text:span><text:span text:style-name="T50">#theIdx</text:span><text:span text:style-name="T32"> in the pegged critical list.</text:span></text:p>
      <text:p text:style-name="P106"><text:span text:style-name="T50">shipPeriodList.get (theIdx)</text:span><text:span text:style-name="T32"> is shipment period </text:span><text:span text:style-name="T50">#theIdx</text:span><text:span text:style-name="T32"> in the pegged critical list. </text:span></text:p>
      <text:p text:style-name="P107"/>
      <text:p text:style-name="P108">__________________________________________________________________________________________</text:p>
      <text:p text:style-name="Main_20_Text">Consider the following wrapper method:</text:p>
      <text:p text:style-name="Main_20_Text"><text:span text:style-name="T40">Class:<text:tab/></text:span><text:span text:style-name="T48">Part</text:span></text:p>
      <text:p text:style-name="P21">Method:<text:tab/><text:span text:style-name="T53">ArrayList &lt;Part&gt;</text:span><text:span text:style-name="T48"> getBelowList</text:span><text:span text:style-name="T53"> ()</text:span></text:p>
      <text:p text:style-name="P72"/>
      <text:list xml:id="list36360544" text:style-name="L4">
        <text:list-item>
          <text:p text:style-name="P149">This method is a wrapper for <text:span text:style-name="T46">witG</text:span><text:span text:style-name="T49">etPartBelowList</text:span><text:span text:style-name="T1">.</text:span></text:p>
        </text:list-item>
        <text:list-item>
          <text:p text:style-name="P149"><text:span text:style-name="T1">The returned </text:span><text:span text:style-name="T49">ArrayList &lt;Part&gt;</text:span><text:span text:style-name="T1"> is the below list for the </text:span><text:span text:style-name="T49">Part</text:span><text:span text:style-name="T1">.</text:span></text:p>
        </text:list-item>
      </text:list>
      <text:p text:style-name="P107">__________________________________________________________________________________________</text:p>
      <text:p text:style-name="Main_20_Text">Consider the following wrapper methods:</text:p>
      <text:p text:style-name="Main_20_Text"><text:span text:style-name="T40">Class:<text:tab/></text:span><text:span text:style-name="T48">Problem</text:span></text:p>
      <text:p text:style-name="P21">Method:<text:tab/><text:span text:style-name="T53">ArrayList &lt;Part&gt; <text:s text:c="4"/></text:span><text:span text:style-name="T48"><text:s/>getSortedParts</text:span><text:span text:style-name="T53"> ()</text:span></text:p>
      <text:p text:style-name="P22">Method:<text:tab/><text:span text:style-name="T54">ArrayList &lt;Operation&gt;</text:span><text:span text:style-name="T48"> getSortedOperations</text:span><text:span text:style-name="T54"> ()</text:span></text:p>
      <text:p text:style-name="P17"/>
      <text:list xml:id="list37569872" text:continue-numbering="true" text:style-name="L4">
        <text:list-item>
          <text:p text:style-name="P149">This methods are wrappers for <text:span text:style-name="T46">witG</text:span><text:span text:style-name="T49">etParts</text:span><text:span text:style-name="T1"> and <text:s/></text:span><text:span text:style-name="T46">witG</text:span><text:span text:style-name="T49">etOperations</text:span><text:span text:style-name="T32">.</text:span></text:p>
        </text:list-item>
        <text:list-item>
          <text:p text:style-name="P149"><text:span text:style-name="T32">Before calling the wrapped WIT API function, each of these methods calls </text:span><text:span text:style-name="T49">witPreprocess</text:span><text:span text:style-name="T32"> to preprocess the data. </text:span><text:span text:style-name="T22">This causes the </text:span><text:span text:style-name="T51">Parts</text:span><text:span text:style-name="T22"> and </text:span><text:span text:style-name="T52">Operations</text:span><text:span text:style-name="T22"> to be sorted in upward BOM order. Thus the </text:span><text:span text:style-name="T52">List</text:span><text:span text:style-name="T22"> returned </text:span><text:span text:style-name="T51">getSortedParts</text:span><text:span text:style-name="T22"> lists all of the </text:span><text:span text:style-name="T52">Parts</text:span><text:span text:style-name="T22"> in the </text:span><text:span text:style-name="T52">Problem</text:span><text:span text:style-name="T22"> in an order such that, if </text:span><text:span text:style-name="T52">Part A</text:span><text:span text:style-name="T22"> is consumed by an </text:span><text:span text:style-name="T52">Operation</text:span><text:span text:style-name="T22"> that produces </text:span><text:span text:style-name="T52">Part B</text:span><text:span text:style-name="T22"> with an explodeable </text:span><text:span text:style-name="T52">BopEntry</text:span><text:span text:style-name="T22">, then <text:s/></text:span><text:span text:style-name="T52">Part A</text:span><text:span text:style-name="T22"> will appear before </text:span><text:span text:style-name="T52">Part B</text:span><text:span text:style-name="T22"> in the </text:span><text:span text:style-name="T52">List</text:span><text:span text:style-name="T22">. The </text:span><text:span text:style-name="T52">List</text:span><text:span text:style-name="T22"> returned by </text:span><text:span text:style-name="T51">getSortedOperations</text:span><text:span text:style-name="T22"> is sorted in the same way.</text:span></text:p>
        </text:list-item>
      </text:list>
      <text:p text:style-name="P107">__________________________________________________________________________________________</text:p>
      <text:p text:style-name="Main_20_Text">Consider the following wrapper method:</text:p>
      <text:p text:style-name="Main_20_Text"><text:span text:style-name="T40">Class:<text:tab/></text:span><text:span text:style-name="T12">Problem</text:span></text:p>
      <text:p text:style-name="P21">Method:<text:tab/>void<text:span text:style-name="T12"> getExpCycle</text:span><text:span text:style-name="T11"> (</text:span></text:p>
      <text:p text:style-name="P17"><text:tab/> <text:s text:c="6"/>ArrayList &lt;Part&gt; <text:s text:c="5"/>thePartList,</text:p>
      <text:p text:style-name="P17"><text:tab/> <text:s text:c="6"/>ArrayList &lt;Operation&gt; theOpnList)</text:p>
      <text:list xml:id="list37559347" text:continue-list="list37573775" text:style-name="List_20_1">
        <text:list-item>
          <text:p text:style-name="First_20_Bullet">This method is a wrapper for <text:span text:style-name="T6">witG</text:span><text:span text:style-name="T18">etExpCycle</text:span><text:span text:style-name="T1">.</text:span></text:p>
        </text:list-item>
        <text:list-item>
          <text:p text:style-name="P102">On return, for <text:s/>0 <text:span text:style-name="T73">≤</text:span> <text:span text:style-name="T43">theIdx &lt; the</text:span><text:span text:style-name="T49">PartList.size ():</text:span></text:p>
        </text:list-item>
      </text:list>
      <text:p text:style-name="P106"><text:span text:style-name="T50">thePartList.get (theIdx)</text:span><text:span text:style-name="T32"> is Part </text:span><text:span text:style-name="T50">#theIdx</text:span><text:span text:style-name="T32"> in the retrieved explodeable cycle.</text:span></text:p>
      <text:p text:style-name="P106"><text:span text:style-name="T50">theOpnList .get (theIdx)</text:span><text:span text:style-name="T32"> is Operation </text:span><text:span text:style-name="T50">#theIdx</text:span><text:span text:style-name="T32"> in the retrieved explodeable cycle.</text:span></text:p>
      <text:p text:style-name="Non-Skipping_20_Text"/>
      <text:p text:style-name="P44">__________________________________________________________________________________________</text:p>
      <text:p text:style-name="Main_20_Text">Consider the following wrapper methods:</text:p>
      <text:p text:style-name="Main_20_Text"><text:span text:style-name="T40">Class:<text:tab/></text:span><text:span text:style-name="T12">Problem</text:span></text:p>
      <text:p text:style-name="Non-Skipping_20_Text"><text:span text:style-name="T27">Method:<text:tab/></text:span><text:span text:style-name="T5">void </text:span><text:span text:style-name="T7">addIntCplexParSpec</text:span><text:span text:style-name="T11"> (String theName, int <text:s text:c="3"/>theValue)</text:span></text:p>
      <text:p text:style-name="Non-Skipping_20_Text"><text:span text:style-name="T37">Method:<text:tab/></text:span><text:span text:style-name="T11">void </text:span><text:span text:style-name="T7">addDblCplexParSpec</text:span><text:span text:style-name="T11"> (String theName, double theValue)</text:span></text:p>
      <text:list xml:id="list37568138" text:continue-list="list37333112" text:style-name="List_20_1">
        <text:list-item>
          <text:p text:style-name="First_20_Bullet">These methods are wrappers for <text:span text:style-name="T8">witAddIntCplexParSpec</text:span> and <text:s/><text:span text:style-name="T8">witAddDblCplexParSpec</text:span>, which create CPLEX parameter specifications.</text:p>
        </text:list-item>
      </text:list>
      <text:p text:style-name="P156">__________________________________________________________________________________________</text:p>
      <text:p text:style-name="Main_20_Text">Consider the following wrapper methods:</text:p>
      <text:p text:style-name="Main_20_Text"><text:span text:style-name="T40">Class:<text:tab/></text:span><text:span text:style-name="T12">Problem</text:span></text:p>
      <text:p text:style-name="Non-Skipping_20_Text"><text:span text:style-name="T27">Method:<text:tab/></text:span><text:span text:style-name="T5">Integer </text:span><text:span text:style-name="T7">getIntCplexParSpec</text:span><text:span text:style-name="T11"> (String theName)</text:span></text:p>
      <text:p text:style-name="Non-Skipping_20_Text"><text:span text:style-name="T37">Method:<text:tab/></text:span><text:span text:style-name="T11">Double <text:s/></text:span><text:span text:style-name="T7">getDblCplexParSpec</text:span><text:span text:style-name="T11"> (String theName)</text:span></text:p>
      <text:list xml:id="list37567294" text:continue-numbering="true" text:style-name="List_20_1">
        <text:list-item>
          <text:p text:style-name="First_20_Bullet">These methods are wrappers for <text:span text:style-name="T8">witGetIntCplexParSpec</text:span> and <text:s/><text:span text:style-name="T8">witGetDblCplexParSpec</text:span>, which retrieve CPLEX parameter specifications.</text:p>
        </text:list-item>
        <text:list-item>
          <text:p text:style-name="Following_20_Bullet">If <text:s/>a matching CPLEX parameter specification of the indicated type exists in the <text:span text:style-name="T12">Problem</text:span>, its value is returned. </text:p>
        </text:list-item>
        <text:list-item>
          <text:p text:style-name="Following_20_Bullet">If <text:s/>no matching CPLEX parameter specification of the indicated type exists in the <text:span text:style-name="T12">Problem</text:span>, a null pointer is returned. </text:p>
        </text:list-item>
      </text:list>
      <text:list xml:id="list37572596" text:continue-list="list37557776" text:style-name="L1">
        <text:list-item>
          <text:h text:style-name="P165" text:outline-level="1"><text:reference-mark text:name="Pegging Methods"/>Pegging Methods</text:h>
        </text:list-item>
      </text:list>
      <text:p text:style-name="Main_20_Text">WIT provides two versions of pegging: post-implosion pegging and c<text:span text:style-name="T1">oncurrent</text:span> pegging. Since the interface to both forms of pegging is similar, they are both handled with the same set of classes and methods in WIT-J.</text:p>
      <text:p text:style-name="P54">Most of the pegging methods in WIT-J make use of the following generic class:</text:p>
      <text:p text:style-name="Main_20_Text"><text:reference-mark text:name="AllocTriple"/><text:span text:style-name="T5">class </text:span><text:span text:style-name="T12">PeggingTriple &lt;C extends Component&gt;</text:span></text:p>
      <text:p text:style-name="P55">A <text:span text:style-name="T5">PeggingTriple &lt;C&gt;</text:span> represents a triple composed of the following three elements:</text:p>
      <text:list xml:id="list37327424" text:style-name="List_20_1">
        <text:list-item>
          <text:p text:style-name="First_20_Bullet">An instance of class <text:span text:style-name="T5">C</text:span>, called the “<text:span text:style-name="T1">root</text:span>” of the <text:span text:style-name="T5">PeggingTriple</text:span>.</text:p>
        </text:list-item>
        <text:list-item>
          <text:p text:style-name="Following_20_Bullet">An <text:span text:style-name="T5">int</text:span>, called the “period” of the <text:span text:style-name="T5">PeggingTriple</text:span>.</text:p>
        </text:list-item>
        <text:list-item>
          <text:p text:style-name="Following_20_Bullet">A <text:span text:style-name="T5">double</text:span>, called the “volume” of the <text:span text:style-name="T5">PeggingTriple</text:span>.</text:p>
        </text:list-item>
      </text:list>
      <text:p text:style-name="Main_20_Text"><text:span text:style-name="T40">Usually, a </text:span><text:span text:style-name="T11">PeggingTriple</text:span><text:span text:style-name="T40"> will be (informally) associated with an </text:span><text:span text:style-name="T11">A</text:span><text:span text:style-name="T5">ttribute &lt;double[]&gt;</text:span> that applies to <text:span text:style-name="T5">Component</text:span> class <text:span text:style-name="T5">C</text:span>. In this case, the <text:span text:style-name="T5">PeggingTriple</text:span> will represent a portion of the value of the <text:span text:style-name="T5">Attribute</text:span> for the root in the period, <text:span text:style-name="T40">where the portion is called the volume. </text:span>For example, consider a <text:span text:style-name="T5">PeggingTriple &lt;Part&gt;</text:span> whose root is <text:span text:style-name="T5">Part</text:span> “A”, whose period is 5, and whose volume is 10. This might represent 10 units of the <text:span text:style-name="T1">supplyVol</text:span> of <text:span text:style-name="T5">Part</text:span> “A” in period 5 that's pegged to a particular <text:span text:style-name="T5">Demand</text:span>.</text:p>
      <text:p text:style-name="Main_20_Text">The <text:span text:style-name="T5">PeggingTriple</text:span> class has the following accessor methods:</text:p>
      <text:p text:style-name="Main_20_Text"><text:span text:style-name="T40">Class:<text:tab/></text:span><text:span text:style-name="T12">PeggingTriple &lt;C extends Component&gt;</text:span></text:p>
      <text:p text:style-name="Default_20_Text"><text:span text:style-name="T27">Method:<text:tab/></text:span><text:span text:style-name="T11">C <text:s text:c="5"/></text:span><text:span text:style-name="T7">getRoot</text:span><text:span text:style-name="T11"> <text:s text:c="2"/>()</text:span></text:p>
      <text:p text:style-name="Default_20_Text"><text:span text:style-name="T27">Method:<text:tab/></text:span><text:span text:style-name="T11">int <text:s text:c="3"/></text:span><text:span text:style-name="T7">getPeriod</text:span><text:span text:style-name="T12"> </text:span><text:span text:style-name="T11">()</text:span></text:p>
      <text:p text:style-name="Default_20_Text"><text:span text:style-name="T27">Method:<text:tab/></text:span><text:span text:style-name="T11">double </text:span><text:span text:style-name="T7">getVolume</text:span><text:span text:style-name="T12"> </text:span><text:span text:style-name="T11">()</text:span></text:p>
      <text:list xml:id="list37326231" text:style-name="List_20_1">
        <text:list-item>
          <text:p text:style-name="First_20_Bullet">These methods return the root, period, and volume represented by the <text:span text:style-name="T5">PeggingTriple</text:span>. </text:p>
        </text:list-item>
      </text:list>
      <text:p text:style-name="Main_20_Text">The <text:span text:style-name="T5">PeggingTriple</text:span> class also has the following method, overridden from class <text:span text:style-name="T5">Object</text:span>:</text:p>
      <text:p text:style-name="Main_20_Text"><text:span text:style-name="T27">Method:<text:tab/></text:span><text:span text:style-name="T11">String </text:span><text:span text:style-name="T7">toString</text:span><text:span text:style-name="T11"> ()</text:span></text:p>
      <text:p text:style-name="Main_20_Text"><text:span text:style-name="T27">The </text:span><text:span text:style-name="T5">PeggingTriple</text:span><text:span text:style-name="T27"> class does not have a <text:s/></text:span><text:span text:style-name="T5">newInstance </text:span><text:span text:style-name="T27">method; instances of it can only be created by WIT-J.</text:span></text:p>
      <text:p text:style-name="P49">Post-Implosion Pegging Methods</text:p>
      <text:p text:style-name="Main_20_Text"><text:span text:style-name="T40">Class:<text:tab/></text:span><text:span text:style-name="T12">Problem</text:span></text:p>
      <text:p text:style-name="Default_20_Text"><text:span text:style-name="T31">Method:</text:span><text:span text:style-name="T16"> <text:tab/>void </text:span><text:span text:style-name="T17">clearPipSeq</text:span><text:span text:style-name="T18"> ()</text:span></text:p>
      <text:p text:style-name="P55">Clears the PIP shipment sequence.</text:p>
      <text:p text:style-name="Main_20_Text"><text:span text:style-name="T40">Class:<text:tab/></text:span><text:span text:style-name="T12">Demand</text:span></text:p>
      <text:p text:style-name="Default_20_Text"><text:span text:style-name="T31">Method:</text:span><text:span text:style-name="T16"> <text:tab/>void </text:span><text:span text:style-name="T17">appendToPipSeq</text:span><text:span text:style-name="T18"> (int theShipPer, double incShipVol)</text:span></text:p>
      <text:list xml:id="list37333431" text:style-name="List_20_1">
        <text:list-item>
          <text:p text:style-name="First_20_Bullet">Appends the triple (<text:span text:style-name="T18">the Demand, theShipPer, incShipVol</text:span>) to the PIP shipment sequence.</text:p>
        </text:list-item>
      </text:list>
      <text:p text:style-name="Main_20_Text"><text:span text:style-name="T40">Class:<text:tab/></text:span><text:span text:style-name="T12">Problem</text:span></text:p>
      <text:p text:style-name="Default_20_Text"><text:span text:style-name="T31">Method:</text:span><text:span text:style-name="T16"> <text:tab/>ArrayList &lt;PeggingTriple &lt;Demand&gt;&gt; </text:span><text:span text:style-name="T17">getPipSeq</text:span><text:span text:style-name="T18"> ()</text:span></text:p>
      <text:p text:style-name="P55">Returns the PIP shipment sequence.</text:p>
      <text:p text:style-name="P37"><text:span text:style-name="T40">Class:<text:tab/></text:span><text:span text:style-name="T12">Problem</text:span></text:p>
      <text:p text:style-name="Default_20_Text"><text:span text:style-name="T31">Method:</text:span><text:span text:style-name="T16"> <text:tab/>void </text:span><text:span text:style-name="T17">buildPip</text:span><text:span text:style-name="T18"> ()</text:span></text:p>
      <text:list xml:id="list37324679" text:style-name="List_20_1">
        <text:list-item>
          <text:p text:style-name="First_20_Bullet">Builds a post-implosion pegging of the current implosion solution.</text:p>
        </text:list-item>
      </text:list>
      <text:p text:style-name="P49">Concurrent Pegging Method</text:p>
      <text:p text:style-name="Main_20_Text"><text:span text:style-name="T40">Class:<text:tab/></text:span><text:span text:style-name="T12">Problem</text:span></text:p>
      <text:p text:style-name="Default_20_Text"><text:span text:style-name="T31">Method:</text:span><text:span text:style-name="T16"> <text:tab/>void </text:span><text:span text:style-name="T17">clearPegging</text:span><text:span text:style-name="T18"> ()</text:span></text:p>
      <text:list xml:id="list37333333" text:style-name="List_20_1">
        <text:list-item>
          <text:p text:style-name="First_20_Bullet">Clears the concurrent pegging.</text:p>
        </text:list-item>
      </text:list>
      <text:p text:style-name="P49">Pegging Retrieval Methods</text:p>
      <text:p text:style-name="Main_20_Text">The following nine methods return each of the demand <text:span text:style-name="T1">peggings</text:span> that WIT computes, represented as an<text:line-break/><text:span text:style-name="T18">ArrayList &lt;PeggingTriple &lt;C&gt;&gt;:</text:span></text:p>
      <text:p text:style-name="Main_20_Text"><text:span text:style-name="T40">Class:<text:tab/></text:span><text:span text:style-name="T12">Demand</text:span></text:p>
      <text:p text:style-name="Non-Skipping_20_Text"><text:span text:style-name="T31">Methods:</text:span><text:span text:style-name="T16"> <text:tab/></text:span></text:p>
      <text:p text:style-name="Non-Skipping_20_Text"><text:span text:style-name="T18"><text:s text:c="3"/>ArrayList &lt;PeggingTriple &lt;Part&gt;&gt;</text:span><text:span text:style-name="T16"> <text:s text:c="6"/></text:span><text:span text:style-name="T17">getConsVolPip</text:span><text:span text:style-name="T18"> <text:s text:c="4"/>(int shipPer)</text:span></text:p>
      <text:p text:style-name="Non-Skipping_20_Text"><text:span text:style-name="T18"><text:s text:c="3"/>ArrayList &lt;PeggingTriple &lt;BopEntry&gt;&gt;</text:span><text:span text:style-name="T16"> <text:s text:c="2"/></text:span><text:span text:style-name="T17">getCoExecVolPip</text:span><text:span text:style-name="T18"> <text:s text:c="2"/>(int shipPer)</text:span></text:p>
      <text:p text:style-name="Non-Skipping_20_Text"><text:span text:style-name="T16"><text:s text:c="3"/></text:span><text:span text:style-name="T18">ArrayList &lt;PeggingTriple &lt;Operation&gt;&gt;</text:span><text:span text:style-name="T16"> <text:s/></text:span><text:span text:style-name="T17">getExecVolPip</text:span><text:span text:style-name="T18"> <text:s text:c="4"/>(int shipPer)</text:span></text:p>
      <text:p text:style-name="Non-Skipping_20_Text"><text:span text:style-name="T18"><text:s text:c="3"/>ArrayList &lt;PeggingTriple &lt;Part&gt;&gt;</text:span><text:span text:style-name="T16"> <text:s text:c="6"/></text:span><text:span text:style-name="T17">getProdVolPip</text:span><text:span text:style-name="T18"> <text:s text:c="4"/>(int shipPer)</text:span></text:p>
      <text:p text:style-name="Non-Skipping_20_Text"><text:span text:style-name="T16"><text:s text:c="3"/></text:span><text:span text:style-name="T18">ArrayList &lt;PeggingTriple &lt;Part&gt;&gt;</text:span><text:span text:style-name="T16"> <text:s text:c="6"/></text:span><text:span text:style-name="T17">getSideVolPip</text:span><text:span text:style-name="T18"> <text:s text:c="4"/>(int shipPer)</text:span></text:p>
      <text:p text:style-name="Non-Skipping_20_Text"><text:span text:style-name="T16"><text:s text:c="3"/></text:span><text:span text:style-name="T18">ArrayList &lt;PeggingTriple &lt;Substitute&gt;&gt;</text:span><text:span text:style-name="T16"> </text:span><text:span text:style-name="T17">getSubVolPip</text:span><text:span text:style-name="T18"> <text:s text:c="5"/>(int shipPer)</text:span></text:p>
      <text:p text:style-name="Non-Skipping_20_Text"><text:span text:style-name="T16"><text:s text:c="3"/></text:span><text:span text:style-name="T18">ArrayList &lt;PeggingTriple &lt;Part&gt;&gt;</text:span><text:span text:style-name="T16"> <text:s text:c="6"/></text:span><text:span text:style-name="T17">getSupplyVolPip</text:span><text:span text:style-name="T18"> <text:s text:c="2"/>(int shipPer)</text:span></text:p>
      <text:p text:style-name="Non-Skipping_20_Text"><text:span text:style-name="T16"><text:s text:c="3"/></text:span><text:span text:style-name="T18">ArrayList &lt;PeggingTriple &lt;Operation&gt;&gt;</text:span><text:span text:style-name="T16"> <text:s/></text:span><text:span text:style-name="T17">getExecVolPegging</text:span><text:span text:style-name="T18"> (int shipPer)</text:span></text:p>
      <text:p text:style-name="Non-Skipping_20_Text"><text:span text:style-name="T16"><text:s text:c="3"/></text:span><text:span text:style-name="T18">ArrayList &lt;PeggingTriple &lt;Substitute&gt;&gt;</text:span><text:span text:style-name="T16"> </text:span><text:span text:style-name="T17">getSubVolPegging </text:span><text:span text:style-name="T18"><text:s/>(int shipPer)</text:span></text:p>
      <text:list xml:id="list37343655" text:style-name="List_20_1">
        <text:list-item>
          <text:p text:style-name="First_20_Bullet">In each case, the pegging returned is for the pegging attribute indicated in the name of the method</text:p>
        </text:list-item>
        <text:list-item>
          <text:p text:style-name="Following_20_Bullet">The version of pegging returned is indicated by the last portion of the method's name: “<text:span text:style-name="T5">Pip</text:span>” for post-implosion pegging and “<text:span text:style-name="T5">Pegging</text:span>” for concurrent pegging.</text:p>
        </text:list-item>
        <text:list-item>
          <text:p text:style-name="Following_20_Bullet">The pegging returned is for the <text:span text:style-name="T5">Demand</text:span> for which the method was called and for the shipment period indicated by <text:span text:style-name="T5">shipPer</text:span>. </text:p>
        </text:list-item>
      </text:list>
      <text:p text:style-name="Main_20_Text">The following seven methods return each of the operation <text:span text:style-name="T1">peggings</text:span> that WIT computes, represented as an<text:line-break/><text:span text:style-name="T18">ArrayList &lt;PeggingTriple &lt;C&gt;&gt;:</text:span></text:p>
      <text:p text:style-name="Main_20_Text"><text:span text:style-name="T40">Class:<text:tab/></text:span><text:span text:style-name="T12">Operation</text:span></text:p>
      <text:p text:style-name="Non-Skipping_20_Text"><text:span text:style-name="T31">Methods:</text:span><text:span text:style-name="T16"> <text:tab/></text:span></text:p>
      <text:p text:style-name="Non-Skipping_20_Text"><text:span text:style-name="T18"><text:s text:c="3"/>ArrayList &lt;PeggingTriple &lt;Part&gt;&gt;</text:span><text:span text:style-name="T16"> <text:s text:c="6"/></text:span><text:span text:style-name="T17">getConsVolPip</text:span><text:span text:style-name="T18"> <text:s text:c="4"/>(int execPer)</text:span></text:p>
      <text:p text:style-name="Non-Skipping_20_Text"><text:span text:style-name="T18"><text:s text:c="3"/>ArrayList &lt;PeggingTriple &lt;BopEntry&gt;&gt;</text:span><text:span text:style-name="T16"> <text:s text:c="2"/></text:span><text:span text:style-name="T17">getCoExecVolPip</text:span><text:span text:style-name="T18"> <text:s text:c="2"/>(int execPer)</text:span></text:p>
      <text:p text:style-name="Non-Skipping_20_Text"><text:span text:style-name="T16"><text:s text:c="3"/></text:span><text:span text:style-name="T18">ArrayList &lt;PeggingTriple &lt;Operation&gt;&gt;</text:span><text:span text:style-name="T16"> <text:s/></text:span><text:span text:style-name="T17">getExecVolPip</text:span><text:span text:style-name="T18"> <text:s text:c="4"/>(int execPer)</text:span></text:p>
      <text:p text:style-name="Non-Skipping_20_Text"><text:span text:style-name="T18"><text:s text:c="3"/>ArrayList &lt;PeggingTriple &lt;Part&gt;&gt;</text:span><text:span text:style-name="T16"> <text:s text:c="6"/></text:span><text:span text:style-name="T17">getProdVolPip</text:span><text:span text:style-name="T18"> <text:s text:c="4"/>(int execPer)</text:span></text:p>
      <text:p text:style-name="Non-Skipping_20_Text"><text:span text:style-name="T16"><text:s text:c="3"/></text:span><text:span text:style-name="T18">ArrayList &lt;PeggingTriple &lt;Part&gt;&gt;</text:span><text:span text:style-name="T16"> <text:s text:c="6"/></text:span><text:span text:style-name="T17">getSideVolPip</text:span><text:span text:style-name="T18"> <text:s text:c="4"/>(int execPer)</text:span></text:p>
      <text:p text:style-name="Non-Skipping_20_Text"><text:span text:style-name="T16"><text:s text:c="3"/></text:span><text:span text:style-name="T18">ArrayList &lt;PeggingTriple &lt;Substitute&gt;&gt;</text:span><text:span text:style-name="T16"> </text:span><text:span text:style-name="T17">getSubVolPip</text:span><text:span text:style-name="T18"> <text:s text:c="5"/>(int execPer)</text:span></text:p>
      <text:p text:style-name="Non-Skipping_20_Text"><text:span text:style-name="T16"><text:s text:c="3"/></text:span><text:span text:style-name="T18">ArrayList &lt;PeggingTriple &lt;Part&gt;&gt;</text:span><text:span text:style-name="T16"> <text:s text:c="6"/></text:span><text:span text:style-name="T17">getSupplyVolPip</text:span><text:span text:style-name="T18"> <text:s text:c="2"/>(int execPer)</text:span></text:p>
      <text:list xml:id="list35582824" text:style-name="List_20_1">
        <text:list-item>
          <text:p text:style-name="P115">In each case, the pegging returned is for the <text:span text:style-name="T5">Operation</text:span> for which the method was called and for the execution period indicated by <text:span text:style-name="T5">execPer</text:span>. </text:p>
        </text:list-item>
      </text:list>
      <text:p text:style-name="P49">Code Example:</text:p>
      <text:p text:style-name="P56">See Section <text:user-field-get style:data-style-name="N1" text:name="Example">19</text:user-field-get> on page <text:reference-ref text:reference-format="page" text:ref-name="Example WIT-J Application Program">41</text:reference-ref>. (<text:span text:style-name="T5">PeggingTriple &lt;Part&gt;, buildPip, getSupplyVolPip</text:span>)</text:p>
      <text:list xml:id="list37556111" text:continue-list="list37572596" text:style-name="L1">
        <text:list-item>
          <text:h text:style-name="P162" text:outline-level="1"><text:reference-mark text:name="Quasi-Attribute Methods"/><text:span text:style-name="T27">Quasi-Attribute Methods</text:span></text:h>
        </text:list-item>
      </text:list>
      <text:p text:style-name="Main_20_Text">The following methods set and retrieve the values of state variables that are not modeled as <text:span text:style-name="T5">Attributes</text:span>. They are called “quasi-attribute methods”.</text:p>
      <text:p text:style-name="Non-Skipping_20_Text">__________________________________________________________________________________________</text:p>
      <text:p text:style-name="Main_20_Text">Class:<text:tab/>Part</text:p>
      <text:p text:style-name="Main_20_Text"><text:span text:style-name="T22">Method:<text:tab/></text:span><text:span text:style-name="T13">Part.Category </text:span><text:span text:style-name="T14">getCategory</text:span><text:span text:style-name="T13"> ()</text:span></text:p>
      <text:list xml:id="list37340282" text:style-name="List_20_1">
        <text:list-item>
          <text:p text:style-name="First_20_Bullet"><text:span text:style-name="T34">Returns the </text:span><text:span text:style-name="T13">Part.Category</text:span><text:span text:style-name="T34"> that represents the </text:span><text:span text:style-name="T27">value of the </text:span><text:span text:style-name="T34">partCategory</text:span><text:span text:style-name="T27"> WIT attribute for the WIT part represented by the </text:span><text:span text:style-name="T5">Part</text:span><text:span text:style-name="T27">.</text:span></text:p>
        </text:list-item>
      </text:list>
      <text:p text:style-name="Non-Skipping_20_Text">See the <text:span text:style-name="T5">newInstance</text:span> method of class <text:span text:style-name="T5">Part</text:span> (page <text:reference-ref text:reference-format="page" text:ref-name="Factory Methods">6</text:reference-ref>) for an explanation of the <text:span text:style-name="T5">Part.Category enum</text:span>.</text:p>
      <text:p text:style-name="Non-Skipping_20_Text">__________________________________________________________________________________________</text:p>
      <text:p text:style-name="Main_20_Text">The WIT attribute <text:span text:style-name="T1">optInitMethod</text:span> is a multiple-choice attribute that takes on one of four possible values. These values are represented in WIT-J by the <text:span text:style-name="T8">OptInitMethod</text:span> <text:span text:style-name="T8">enum</text:span>, which has the following four constants:</text:p>
      <text:list xml:id="list37331121" text:style-name="List_20_1">
        <text:list-item>
          <text:p text:style-name="P151">HEURISTIC</text:p>
        </text:list-item>
        <text:list-item>
          <text:p text:style-name="P110">ACCELERATED</text:p>
        </text:list-item>
        <text:list-item>
          <text:p text:style-name="P110">SCHEDULE</text:p>
        </text:list-item>
        <text:list-item>
          <text:p text:style-name="P110">CRASH</text:p>
        </text:list-item>
      </text:list>
      <text:p text:style-name="Main_20_Text"><text:span text:style-name="T27">S</text:span>etting and retrieving the value of this WIT attribute is accomplished in WIT-J by the following two methods:</text:p>
      <text:p text:style-name="Main_20_Text">Class:<text:tab/><text:span text:style-name="T12">Problem</text:span></text:p>
      <text:p text:style-name="Main_20_Text"><text:span text:style-name="T22">Method:<text:tab/></text:span><text:span text:style-name="T13">void </text:span><text:span text:style-name="T14">setOptInitMethod</text:span><text:span text:style-name="T13"> (OptInitMethod theMethod)</text:span></text:p>
      <text:list xml:id="list37348762" text:style-name="List_20_1">
        <text:list-item>
          <text:p text:style-name="First_20_Bullet"><text:span text:style-name="T27">Sets the value of global </text:span><text:span text:style-name="T6">optInitMethod</text:span><text:span text:style-name="T27"> WIT attribute for the underlying </text:span><text:span text:style-name="T5">WitRun</text:span><text:span text:style-name="T27"> to the value represented by </text:span><text:span text:style-name="T13">theMethod</text:span><text:span text:style-name="T27">.</text:span></text:p>
        </text:list-item>
      </text:list>
      <text:p text:style-name="Main_20_Text"><text:span text:style-name="T22">Method:<text:tab/></text:span><text:span text:style-name="T13">OptInitMethod </text:span><text:span text:style-name="T14">getOptInitMethod</text:span><text:span text:style-name="T13"> ()</text:span></text:p>
      <text:list xml:id="list37339742" text:style-name="List_20_1">
        <text:list-item>
          <text:p text:style-name="First_20_Bullet"><text:span text:style-name="T34">Returns the </text:span><text:span text:style-name="T13">OptInitMethod</text:span><text:span text:style-name="T34"> that represents the </text:span><text:span text:style-name="T27">value of global </text:span><text:span text:style-name="T5">optInitMethod</text:span><text:span text:style-name="T27"> WIT attribute for the underlying </text:span><text:span text:style-name="T5">WitRun</text:span><text:span text:style-name="T27">.</text:span></text:p>
        </text:list-item>
      </text:list>
      <text:p text:style-name="P66"/>
      <text:p text:style-name="P37">Class:<text:tab/><text:span text:style-name="T12">Problem</text:span></text:p>
      <text:p text:style-name="Main_20_Text"><text:span text:style-name="T22">Method:<text:tab/></text:span><text:span text:style-name="T13">void </text:span><text:span text:style-name="T14">setObjectiveList</text:span><text:span text:style-name="T13"> (String... theObjNames)</text:span></text:p>
      <text:list xml:id="list37339398" text:style-name="List_20_1">
        <text:list-item>
          <text:p text:style-name="First_20_Bullet"><text:span text:style-name="T27">Sets the value of the global </text:span><text:span text:style-name="T6">objectiveList</text:span><text:span text:style-name="T27"> WIT attribute for the underlying </text:span><text:span text:style-name="T5">WitRun</text:span><text:span text:style-name="T27"> to the sequence of objective names given in </text:span><text:span text:style-name="T13">theObjNames</text:span><text:span text:style-name="T27">.</text:span></text:p>
        </text:list-item>
      </text:list>
      <text:p text:style-name="Main_20_Text">Class:<text:tab/><text:span text:style-name="T12">Problem</text:span></text:p>
      <text:p text:style-name="Main_20_Text"><text:span text:style-name="T22">Method:<text:tab/></text:span><text:span text:style-name="T13">void </text:span><text:span text:style-name="T14">setObjectiveList</text:span><text:span text:style-name="T13"> (ArrayList &lt;String&gt; theObjNameList)</text:span></text:p>
      <text:list xml:id="list37567747" text:continue-numbering="true" text:style-name="List_20_1">
        <text:list-item>
          <text:p text:style-name="First_20_Bullet"><text:span text:style-name="T27">Sets the value of the global </text:span><text:span text:style-name="T6">objectiveList</text:span><text:span text:style-name="T27"> WIT attribute for the underlying </text:span><text:span text:style-name="T5">WitRun</text:span><text:span text:style-name="T27"> to the sequence of objective names given in </text:span><text:span text:style-name="T13">theObjNameList</text:span><text:span text:style-name="T27">.</text:span></text:p>
        </text:list-item>
      </text:list>
      <text:p text:style-name="Main_20_Text">Class:<text:tab/><text:span text:style-name="T12">Problem</text:span></text:p>
      <text:p text:style-name="Main_20_Text"><text:span text:style-name="T22">Method:<text:tab/></text:span><text:span text:style-name="T13">ArrayList &lt;String&gt; </text:span><text:span text:style-name="T14">getObjectiveList</text:span><text:span text:style-name="T13"> ()</text:span></text:p>
      <text:list xml:id="list37355493" text:style-name="List_20_1">
        <text:list-header>
          <text:p text:style-name="P155"><text:span text:style-name="T27">Returns the value of the global </text:span><text:span text:style-name="T6">objectiveList</text:span><text:span text:style-name="T27"> WIT attribute for the underlying </text:span><text:span text:style-name="T5">WitRun</text:span><text:span text:style-name="T27">.</text:span></text:p>
        </text:list-header>
      </text:list>
      <text:p text:style-name="P23"/>
      <text:list xml:id="list37584795" text:continue-list="list37556111" text:style-name="L1">
        <text:list-item>
          <text:h text:style-name="P163" text:outline-level="1"><text:reference-mark text:name="Message Control Methods"/>Message Control Methods</text:h>
        </text:list-item>
      </text:list>
      <text:p text:style-name="Main_20_Text"><text:span text:style-name="T27">The purpose of class </text:span><text:span text:style-name="T8">MessageMgr</text:span><text:span text:style-name="T27"> (“Message Manager”) is to provide control over WIT's messages. Each </text:span><text:span text:style-name="T5">Problem</text:span> has its own <text:span text:style-name="T5">MessageMgr</text:span>, which is constructed when the <text:span text:style-name="T5">Problem</text:span> is constructed. Access to a <text:span text:style-name="T5">Problem</text:span>'s <text:span text:style-name="T5">MessageMgr</text:span> is provided by the following method:</text:p>
      <text:p text:style-name="Main_20_Text"><text:span text:style-name="T40">Class:<text:tab/></text:span><text:span text:style-name="T12">Problem</text:span></text:p>
      <text:p text:style-name="Default_20_Text"><text:span text:style-name="T31">Method:</text:span><text:span text:style-name="T16"> <text:tab/>MessageMgr </text:span><text:span text:style-name="T17">getMessageMgr</text:span><text:span text:style-name="T18"> ()</text:span></text:p>
      <text:list xml:id="list37327940" text:style-name="List_20_1">
        <text:list-item>
          <text:p text:style-name="First_20_Bullet">Returns the <text:span text:style-name="T5">MessageMgr</text:span> owned by the <text:span text:style-name="T5">Problem</text:span>.</text:p>
        </text:list-item>
      </text:list>
      <text:p text:style-name="Main_20_Text">The following are wrapper methods of class <text:span text:style-name="T5">MessageMgr</text:span>:</text:p>
      <text:p text:style-name="Main_20_Text"><text:span text:style-name="T40">Class:<text:tab/></text:span><text:span text:style-name="T12">MessageMgr</text:span></text:p>
      <text:p text:style-name="Default_20_Text"><text:span text:style-name="T31">Method:</text:span><text:span text:style-name="T16"> <text:tab/>void <text:s text:c="2"/></text:span><text:span text:style-name="T17">setMesgFileName</text:span><text:span text:style-name="T18"> <text:s text:c="6"/>(String theName)</text:span></text:p>
      <text:p text:style-name="Default_20_Text"><text:span text:style-name="T31">Method:</text:span><text:span text:style-name="T16"> <text:tab/>String </text:span><text:span text:style-name="T17">getMesgFileName <text:s text:c="6"/></text:span><text:span text:style-name="T18">()</text:span></text:p>
      <text:p text:style-name="Default_20_Text"><text:span text:style-name="T31">Method:</text:span><text:span text:style-name="T16"> <text:tab/>void <text:s text:c="2"/></text:span><text:span text:style-name="T17">setMesgFileAccessMode</text:span><text:span text:style-name="T18"> (String theMode)</text:span></text:p>
      <text:p text:style-name="Default_20_Text"><text:span text:style-name="T31">Method:</text:span><text:span text:style-name="T16"> <text:tab/>String </text:span><text:span text:style-name="T17">getMesgFileAccessMode</text:span><text:span text:style-name="T18"> ()</text:span></text:p>
      <text:p text:style-name="Default_20_Text"><text:span text:style-name="T31">Method:</text:span><text:span text:style-name="T16"> <text:tab/>void <text:s text:c="2"/></text:span><text:span text:style-name="T17">setMesgTimesPrint</text:span><text:span text:style-name="T18"> <text:s text:c="4"/>(int theMsgNo, int theCount)</text:span></text:p>
      <text:p text:style-name="Default_20_Text"><text:span text:style-name="T31">Method:</text:span><text:span text:style-name="T16"> <text:tab/>int <text:s text:c="3"/></text:span><text:span text:style-name="T17">getMesgTimesPrint</text:span><text:span text:style-name="T18"> <text:s text:c="4"/>(int theMsgNo)</text:span></text:p>
      <text:list xml:id="list37344021" text:style-name="List_20_1">
        <text:list-item>
          <text:p text:style-name="First_20_Bullet">Each of these methods wraps a WIT API function with the corresponding canonical name, e.g. <text:s/><text:span text:style-name="T18">witSetMesgFileName</text:span><text:span text:style-name="T1">.</text:span></text:p>
        </text:list-item>
        <text:list-item>
          <text:p text:style-name="Following_20_Bullet"><text:span text:style-name="T1">In </text:span><text:span text:style-name="T18">setMesgTimesPrint</text:span><text:span text:style-name="T1">, if </text:span><text:span text:style-name="T18">theCount &lt; 0</text:span><text:span text:style-name="T1">, the message will be printed an unlimited number of times. </text:span></text:p>
        </text:list-item>
        <text:list-item>
          <text:p text:style-name="Following_20_Bullet"><text:span text:style-name="T1">In </text:span><text:span text:style-name="T18">getMesgTimesPrint</text:span><text:span text:style-name="T1">, if the message is to be printed an unlimited number of times, </text:span><text:span text:style-name="T45">-1</text:span><text:span text:style-name="T1"> is returned. </text:span></text:p>
        </text:list-item>
      </text:list>
      <text:p text:style-name="P20">Code Example:</text:p>
      <text:p text:style-name="Main_20_Text">See Section <text:user-field-get style:data-style-name="N1" text:name="Exceptions">17</text:user-field-get> on page <text:reference-ref text:reference-format="page" text:ref-name="Example WIT-J Application Program">41</text:reference-ref>. (<text:span text:style-name="T5">getMessageMgr</text:span> and <text:span text:style-name="T6">setMesgFileName</text:span>)</text:p>
      <text:p text:style-name="P52"><text:span text:style-name="T40">To enable a group of messages to be specified in a single method call, WIT-J provides the </text:span><text:span text:style-name="T11">enum</text:span><text:span text:style-name="T40"> </text:span><text:span text:style-name="T8">MessageGroup</text:span><text:span text:style-name="T2">.</text:span><text:span text:style-name="T40"> This </text:span><text:span text:style-name="T11">enum</text:span><text:span text:style-name="T40"> has the following two constants:</text:span></text:p>
      <text:list xml:id="list37337015" text:style-name="List_20_1">
        <text:list-item>
          <text:p text:style-name="First_20_Bullet"><text:span text:style-name="T12">INFORMATIONAL</text:span><text:span text:style-name="T5">:</text:span> Represents the set of all informational messages in WIT.</text:p>
        </text:list-item>
        <text:list-item>
          <text:p text:style-name="Following_20_Bullet"><text:span text:style-name="T12">WARNING</text:span><text:span text:style-name="T5">: <text:s text:c="5"/></text:span><text:s/>Represents the set of all warning messages in WIT.</text:p>
        </text:list-item>
      </text:list>
      <text:p text:style-name="Main_20_Text">The following method uses e<text:span text:style-name="T5">num</text:span> <text:span text:style-name="T5">MessageGroup</text:span>:</text:p>
      <text:p text:style-name="Main_20_Text"><text:span text:style-name="T40">Class:<text:tab/></text:span><text:span text:style-name="T12">MessageMgr</text:span></text:p>
      <text:p text:style-name="Default_20_Text"><text:span text:style-name="T31">Method:</text:span><text:span text:style-name="T16"> <text:tab/>void </text:span><text:span text:style-name="T17">setMesgTimesPrint</text:span><text:span text:style-name="T18"> (MessageGroup theGroup, int theCount)</text:span></text:p>
      <text:list xml:id="list37348476" text:style-name="List_20_1">
        <text:list-item>
          <text:p text:style-name="First_20_Bullet">This is a wrapper method for <text:span text:style-name="T18">witSetMesgTimesPrint</text:span> when a message group is being specified.</text:p>
        </text:list-item>
        <text:list-item>
          <text:p text:style-name="Following_20_Bullet"><text:span text:style-name="T1">If </text:span><text:span text:style-name="T18">theCount &lt; 0</text:span><text:span text:style-name="T1">, the messages will be printed an unlimited number of times. </text:span></text:p>
        </text:list-item>
      </text:list>
      <text:p text:style-name="Main_20_Text">Class <text:span text:style-name="T5">MessageMgr</text:span> also has a few non-wrapper methods, including this one:</text:p>
      <text:p text:style-name="Main_20_Text"><text:span text:style-name="T40">Class:<text:tab/></text:span><text:span text:style-name="T12">MessageMgr</text:span></text:p>
      <text:p text:style-name="Non-Skipping_20_Text"><text:span text:style-name="T31">Method:</text:span><text:span text:style-name="T16"> <text:tab/>void </text:span><text:span text:style-name="T17">flushFile</text:span><text:span text:style-name="T18"> ()</text:span></text:p>
      <text:list xml:id="list37344348" text:style-name="List_20_1">
        <text:list-item>
          <text:p text:style-name="First_20_Bullet">Flushes WIT's message file.</text:p>
        </text:list-item>
      </text:list>
      <text:p text:style-name="Main_20_Text"/>
      <text:p text:style-name="P37">A <text:span text:style-name="T5">MessageMgr</text:span> has a boolean state variable called “quiet”, which affects execution of some of the methods of the <text:span text:style-name="T5">MessageMgr</text:span>. If the quiet state is false, WIT will issue an informational message when any of these methods is called. If the quiet state is true, WIT will not issue an informational message when any of these methods is called. The <text:span text:style-name="T5">MessageMgr</text:span> quiet state variable applies to the following methods of class <text:span text:style-name="T5">MessageMgr</text:span>:</text:p>
      <text:list xml:id="list37343150" text:style-name="List_20_1">
        <text:list-item>
          <text:p text:style-name="P151">setMesgFileName <text:s text:c="6"/>(String theName)</text:p>
        </text:list-item>
        <text:list-item>
          <text:p text:style-name="P151">setMesgFileAccessMode (String theMode)</text:p>
        </text:list-item>
        <text:list-item>
          <text:p text:style-name="Following_20_Bullet"><text:span text:style-name="T5">setMesgTimesPrint <text:s text:c="4"/></text:span><text:span text:style-name="T18">(int <text:s text:c="9"/>theMsgNo, int theCount)</text:span></text:p>
        </text:list-item>
        <text:list-item>
          <text:p text:style-name="Following_20_Bullet"><text:span text:style-name="T5">setMesgTimesPrint <text:s text:c="4"/></text:span><text:span text:style-name="T18">(MessageGroup theGroup, int theCount)</text:span></text:p>
        </text:list-item>
      </text:list>
      <text:p text:style-name="Main_20_Text">The default value of the <text:span text:style-name="T5">MessageMgr</text:span> quiet state variable is <text:span text:style-name="T5">true</text:span>.</text:p>
      <text:p text:style-name="Default_20_Text"/>
      <text:p text:style-name="Default_20_Text">Control over the <text:span text:style-name="T5">MessageMgr</text:span> quiet state variable is provided by the following two methods:</text:p>
      <text:p text:style-name="Main_20_Text"><text:span text:style-name="T40">Class:<text:tab/></text:span><text:span text:style-name="T12">MessageMgr</text:span></text:p>
      <text:p text:style-name="Non-Skipping_20_Text"><text:span text:style-name="T31">Method:</text:span><text:span text:style-name="T16"> <text:tab/>void <text:s text:c="3"/></text:span><text:span text:style-name="T17">setQuiet</text:span><text:span text:style-name="T18"> (boolean theBool)</text:span></text:p>
      <text:p text:style-name="Non-Skipping_20_Text"><text:span text:style-name="T31">Method:</text:span><text:span text:style-name="T16"> <text:tab/>boolean </text:span><text:span text:style-name="T17">isQuiet</text:span><text:span text:style-name="T18"> <text:s/>()</text:span></text:p>
      <text:list xml:id="list37336234" text:style-name="List_20_1">
        <text:list-item>
          <text:p text:style-name="First_20_Bullet">The <text:span text:style-name="T18">setQuiet</text:span> method sets the value of the quiet state variable of the <text:span text:style-name="T5">MessageMgr</text:span> to <text:span text:style-name="T18">theBool</text:span>.</text:p>
        </text:list-item>
        <text:list-item>
          <text:p text:style-name="First_20_Bullet">The <text:span text:style-name="T18">isQuiet</text:span> method returns the value of the quiet state variable of the <text:span text:style-name="T5">MessageMgr</text:span>.</text:p>
        </text:list-item>
        <text:list-item>
          <text:p text:style-name="Following_20_Bullet">These methods do not cause WIT to issue any messages.</text:p>
        </text:list-item>
      </text:list>
      <text:p text:style-name="P48"/>
      <text:list xml:id="list37578743" text:continue-list="list37584795" text:style-name="L1">
        <text:list-item>
          <text:h text:style-name="P165" text:outline-level="1"><text:reference-mark text:name="Memory Management"/>Memory Management</text:h>
        </text:list-item>
      </text:list>
      <text:p text:style-name="Main_20_Text">In a pure Java program, memory management <text:span text:style-name="T1">is</text:span> usually a fairly simple matter: You just stop referencing an object when you are done with it and garbage collection takes care of the rest. But a WIT-J application program is not a pure Java program. In many cases, when an instance of a public class from the Java portion of WIT-J is created, <text:s/>one a more instances of classes from the C++ portion are also created. Furthermore, when a WIT-J <text:span text:style-name="T5">Problem</text:span> is created, WIT-J creates a corresponding instance of the C++ class <text:span text:style-name="T5">WitRun</text:span>, the main class in WIT's API. Since Java's garbage-collection facility has no knowledge of the C++ objects in WIT-J, it cannot be expected to automatically invoke their C++ destructors and free up their memory when they are no longer needed. Instead, WIT-J has its own process for deleting the C++ objects that it has created and it provides a public interface that allows the application program to control this process. </text:p>
      <text:p text:style-name="Main_20_Text">WIT-J's memory management capability is largely implemented through one public class: <text:span text:style-name="T6">PreservedObject</text:span><text:span text:style-name="T1">.</text:span> A <text:span text:style-name="T5">PreservedObject</text:span> is an object in WIT-J that is withheld from garbage collection until it is “deactivated”. <text:span text:style-name="T5">PreservedObject</text:span> is a superclass of the following classes in WIT-J:</text:p>
      <text:list xml:id="list37331770" text:style-name="List_20_1">
        <text:list-item>
          <text:p text:style-name="P151">Problem</text:p>
        </text:list-item>
        <text:list-item>
          <text:p text:style-name="P98">Component</text:p>
        </text:list-item>
        <text:list-item>
          <text:p text:style-name="P98">MessageMgr</text:p>
        </text:list-item>
      </text:list>
      <text:p text:style-name="Main_20_Text">where, as you'll recall, many classes in WIT-J inherit from class <text:span text:style-name="T5">Component</text:span>.</text:p>
      <text:p text:style-name="Main_20_Text">At any point in time, a <text:span text:style-name="T5">PreservedObject</text:span> is considered to be in one of two states: “active” or “inactive”. <text:span text:style-name="T1">Initially</text:span>, just after construction, a <text:span text:style-name="T5">PreservedObject</text:span> is active. When a <text:span text:style-name="T5">PreservedObject</text:span> is active, the following conditions hold:</text:p>
      <text:list xml:id="list37338325" text:style-name="List_20_1">
        <text:list-item>
          <text:p text:style-name="First_20_Bullet">It is considered to be responsible for one or more C++ objects.</text:p>
        </text:list-item>
        <text:list-item>
          <text:p text:style-name="Bullet_20_1">WIT-J maintains (perhaps indirectly) a static reference to it.</text:p>
        </text:list-item>
      </text:list>
      <text:p text:style-name="Main_20_Text">These two conditions prevent an active <text:span text:style-name="T5">PreservedObject</text:span> from being garbage-collected and prevent any<text:line-break/>C++ objects that it is responsible for from being memory-leaked.</text:p>
      <text:p text:style-name="Main_20_Text">Class <text:span text:style-name="T5">PreservedObject</text:span> has a package-internal method called “<text:span text:style-name="T6">deactivate</text:span>”. When <text:span text:style-name="T6">deactivate</text:span> is called, the following events occur:</text:p>
      <text:list xml:id="list37350702" text:style-name="List_20_1">
        <text:list-item>
          <text:p text:style-name="First_20_Bullet">The <text:span text:style-name="T5">PreservedObject</text:span> becomes inactive and stays inactive permanently.</text:p>
        </text:list-item>
        <text:list-item>
          <text:p text:style-name="Bullet_20_1">The C++ objects that it is responsible for are deleted.</text:p>
        </text:list-item>
        <text:list-item>
          <text:p text:style-name="Bullet_20_1">All of WIT-J's internal references to the <text:span text:style-name="T5">PreservedObject</text:span> are removed.</text:p>
        </text:list-item>
        <text:list-item>
          <text:p text:style-name="Bullet_20_1">Various other clean-up tasks may be performed as well.</text:p>
        </text:list-item>
      </text:list>
      <text:p text:style-name="Main_20_Text">Thus, once a <text:span text:style-name="T5">PreservedObject</text:span> has been deactivated, it becomes eligible for garbage-collection as soon as the <text:span text:style-name="T1">application</text:span> program removes all of its references to it.</text:p>
      <text:p text:style-name="Main_20_Text">Class <text:span text:style-name="T5">PreservedObject</text:span> has two public methods:</text:p>
      <text:p text:style-name="Main_20_Text"><text:span text:style-name="T40">Class:<text:tab/></text:span><text:span text:style-name="T12">PreservedObject</text:span></text:p>
      <text:p text:style-name="P21">Method:<text:span text:style-name="T5"> <text:tab/>boolean </text:span><text:span text:style-name="T12">isActive</text:span><text:span text:style-name="T11"> ()</text:span></text:p>
      <text:p text:style-name="P21">Method:<text:span text:style-name="T5"> <text:tab/>String <text:s/></text:span><text:span text:style-name="T12">toString</text:span><text:span text:style-name="T11"> ()</text:span></text:p>
      <text:p text:style-name="Main_20_Text">The method <text:span text:style-name="T18">isActive</text:span> returns <text:span text:style-name="T5">true</text:span>, iff the <text:span text:style-name="T5">PreservedObject</text:span> is currently active.</text:p>
      <text:p text:style-name="Non-Skipping_20_Text">The method <text:span text:style-name="T18">toString</text:span> is just an override from class <text:span text:style-name="T5">Object</text:span>.</text:p>
      <text:p text:style-name="Main_20_Text">When a <text:span text:style-name="T5">PreservedObject</text:span> is inactive, most of its non-static public methods are no longer eligible to be invoked. The only exceptions to this are the <text:span text:style-name="T5">isActive</text:span> and <text:span text:style-name="T8">toString</text:span> methods and any methods inherited from superclasses. If any other non-static public WIT-J method is called on an inactive <text:span text:style-name="T5">PreservedObject</text:span>, an exception is thrown. Also, if an inactive <text:span text:style-name="T5">PreservedObject</text:span> is passed as an argument to a public WIT-J method, an exception is thrown.</text:p>
      <text:p text:style-name="Main_20_Text">As mentioned above, the <text:span text:style-name="T6">deactivate</text:span> method of class <text:span text:style-name="T5">PreservedObject</text:span> is package-internal. Thus the application program cannot call it directly; rather, it is invoked implicitly during the execution of various public <text:s/>methods of WIT-J. Currently, all of the public methods in WIT-J that cause deactivation are methods of class <text:span text:style-name="T5">Problem</text:span>. They are:</text:p>
      <text:list xml:id="list37341338" text:style-name="List_20_1">
        <text:list-item>
          <text:p text:style-name="P151">deactivate</text:p>
        </text:list-item>
        <text:list-item>
          <text:p text:style-name="P99">clearData</text:p>
        </text:list-item>
        <text:list-item>
          <text:p text:style-name="P99">copyData</text:p>
        </text:list-item>
        <text:list-item>
          <text:p text:style-name="P100">purgeData</text:p>
        </text:list-item>
      </text:list>
      <text:p text:style-name="Main_20_Text"><text:span text:style-name="T22">The methods </text:span><text:span text:style-name="T6">clearData</text:span><text:span text:style-name="T22">, </text:span><text:span text:style-name="T6">copyData</text:span><text:span text:style-name="T22">, and </text:span><text:span text:style-name="T6">purgeData</text:span><text:span text:style-name="T22"> will be discussed in Section </text:span><text:span text:style-name="T22"><text:reference-ref text:reference-format="chapter" text:ref-name="Problem Transforming Methods">15</text:reference-ref></text:span><text:span text:style-name="T22">. The </text:span><text:span text:style-name="T6">deactivate</text:span><text:span text:style-name="T22"> method will be explained here:</text:span></text:p>
      <text:p text:style-name="Main_20_Text"><text:reference-mark text:name="Deactivate"/><text:span text:style-name="T40">Class:<text:tab/></text:span><text:span text:style-name="T12">Problem</text:span></text:p>
      <text:p text:style-name="Default_20_Text"><text:span text:style-name="T31">Method:</text:span><text:span text:style-name="T16"> <text:tab/>void </text:span><text:span text:style-name="T17">deactivate</text:span><text:span text:style-name="T18"> ()</text:span></text:p>
      <text:p text:style-name="Main_20_Text">This is class <text:span text:style-name="T5">Problem</text:span>'s public override of the package-internal <text:span text:style-name="T6">deactivate</text:span> method of class <text:span text:style-name="T5">PreservedObject</text:span>. This method:</text:p>
      <text:list xml:id="list37356833" text:style-name="List_20_1">
        <text:list-item>
          <text:p text:style-name="First_20_Bullet">Deactivates the <text:span text:style-name="T5">Problem</text:span>.</text:p>
        </text:list-item>
        <text:list-item>
          <text:p text:style-name="Bullet_20_1">Deactivates all <text:span text:style-name="T5">Components</text:span> that belong to the <text:span text:style-name="T5">Problem</text:span>.</text:p>
        </text:list-item>
        <text:list-item>
          <text:p text:style-name="Bullet_20_1">Deactivates the <text:span text:style-name="T5">MessageMgr</text:span> that belongs to the <text:span text:style-name="T5">Problem</text:span>.</text:p>
        </text:list-item>
        <text:list-item>
          <text:p text:style-name="Bullet_20_1">Deletes all WIT-J/C++ objects for which the <text:span text:style-name="T5">Problem</text:span> is responsible.</text:p>
        </text:list-item>
        <text:list-item>
          <text:p text:style-name="Bullet_20_1">Deletes the underlying <text:span text:style-name="T5">WitRun</text:span> of the <text:span text:style-name="T5">Problem</text:span>.</text:p>
        </text:list-item>
      </text:list>
      <text:p text:style-name="Main_20_Text">Thus it is very important that the application program calls <text:span text:style-name="T6">deactivate</text:span> on any <text:span text:style-name="T5">Problem</text:span> that it no longer needs. Failure to do so would constitute a major memory leak.</text:p>
      <text:p text:style-name="P49">Code Example:</text:p>
      <text:p text:style-name="Main_20_Text">See Section <text:user-field-get style:data-style-name="N1" text:name="Exceptions">17</text:user-field-get>on page <text:reference-ref text:reference-format="page" text:ref-name="Example WIT-J Application Program">41</text:reference-ref>.</text:p>
      <text:p text:style-name="Main_20_Text">In summary, the following points should be kept in mind regarding memory management in WIT-J:</text:p>
      <text:list xml:id="list37349022" text:style-name="List_20_1">
        <text:list-item>
          <text:p text:style-name="First_20_Bullet">Deactivate any <text:span text:style-name="T5">Problem</text:span> that has been created, once the application program no longer needs it.</text:p>
        </text:list-item>
        <text:list-item>
          <text:p text:style-name="Bullet_20_1">Be aware of the methods that cause deactivation. </text:p>
        </text:list-item>
        <text:list-item>
          <text:p text:style-name="Bullet_20_1">Don't use <text:s/>an inactive <text:span text:style-name="T5">PreservedObject</text:span> in any WIT-J method except <text:span text:style-name="T5">isActive</text:span> and <text:span text:style-name="T5">toString</text:span>.</text:p>
        </text:list-item>
      </text:list>
      <text:list xml:id="list37563316" text:continue-list="list37578743" text:style-name="L1">
        <text:list-item>
          <text:h text:style-name="P162" text:outline-level="1"><text:reference-mark text:name="Problem Transforming Methods"/>Methods that Cause <text:span text:style-name="T27">Deactivation</text:span></text:h>
        </text:list-item>
      </text:list>
      <text:p text:style-name="Main_20_Text">As stated in Section <text:user-field-get style:data-style-name="N1" text:name="Memory">14</text:user-field-get>, several of WIT-J's methods cause deactivation of <text:s/>one or more <text:span text:style-name="T1">PreservedObjects.</text:span> This section describes these methods.</text:p>
      <text:p text:style-name="Non-Skipping_20_Text">__________________________________________________________________________________________</text:p>
      <text:p text:style-name="Main_20_Text"><text:span text:style-name="T40">Class:<text:tab/></text:span><text:span text:style-name="T12">Problem</text:span></text:p>
      <text:p text:style-name="Default_20_Text"><text:span text:style-name="T31">Method:</text:span><text:span text:style-name="T16"> <text:tab/>void </text:span><text:span text:style-name="T17">deactivate</text:span><text:span text:style-name="T18"> ()</text:span></text:p>
      <text:p text:style-name="Main_20_Text">This method was discussed in Section <text:user-field-get style:data-style-name="N1" text:name="Memory">14</text:user-field-get>.</text:p>
      <text:p text:style-name="P8">__________________________________________________________________________________________</text:p>
      <text:p text:style-name="Main_20_Text"><text:span text:style-name="T40">Class:<text:tab/></text:span><text:span text:style-name="T12">Problem</text:span></text:p>
      <text:p text:style-name="Non-Skipping_20_Text"><text:span text:style-name="T27">Method:<text:tab/></text:span><text:span text:style-name="T5">void </text:span><text:span text:style-name="T12">clearData</text:span><text:span text:style-name="T11"> ()</text:span></text:p>
      <text:list xml:id="list37329933" text:style-name="List_20_1">
        <text:list-item>
          <text:p text:style-name="First_20_Bullet">This method invokes <text:span text:style-name="T5">witInitialize</text:span> on the underlying <text:span text:style-name="T5">WitRun</text:span>.</text:p>
        </text:list-item>
        <text:list-item>
          <text:p text:style-name="Following_20_Bullet">All <text:span text:style-name="T5">Components</text:span> that belong to the <text:span text:style-name="T5">Problem</text:span> are deactivated, <text:bookmark-start text:name="DDE_LINK21"/>except the <text:bookmark-end text:name="DDE_LINK21"/><text:span text:style-name="T5">Problem</text:span> itself. These <text:span text:style-name="T5">Components</text:span> no longer belong to the <text:span text:style-name="T5">Problem</text:span> and all internal references to them are removed.</text:p>
        </text:list-item>
        <text:list-item>
          <text:p text:style-name="Following_20_Bullet">All global attributes are restored to their default values.</text:p>
        </text:list-item>
        <text:list-item>
          <text:p text:style-name="Following_20_Bullet">The message subsystem is left unchanged.</text:p>
        </text:list-item>
      </text:list>
      <text:p text:style-name="P67">__________________________________________________________________________________________</text:p>
      <text:p text:style-name="Main_20_Text"><text:span text:style-name="T40">Class:<text:tab/></text:span><text:span text:style-name="T12">Problem</text:span></text:p>
      <text:p text:style-name="Non-Skipping_20_Text"><text:span text:style-name="T27">Method:<text:tab/></text:span><text:span text:style-name="T5">void </text:span><text:span text:style-name="T12">copyData</text:span><text:span text:style-name="T11"> (Problem </text:span><text:span text:style-name="T8">origProblem</text:span><text:span text:style-name="T11">)</text:span></text:p>
      <text:list xml:id="list37345934" text:style-name="List_20_1">
        <text:list-item>
          <text:p text:style-name="First_20_Bullet">If the <text:span text:style-name="T5">Problem</text:span> and <text:span text:style-name="T5">origProblem</text:span> are the same object, no action is taken.</text:p>
        </text:list-item>
        <text:list-item>
          <text:p text:style-name="First_20_Bullet">Otherwise, this method starts by making an internal call to the <text:span text:style-name="T5">clearData</text:span> method.</text:p>
        </text:list-item>
        <text:list-item>
          <text:p text:style-name="First_20_Bullet">Then, <text:span text:style-name="T6">witCopyData</text:span> is invoked on the underlying <text:span text:style-name="T5">WitRun</text:span> of the <text:span text:style-name="T5">Problem</text:span> and the underlying <text:span text:style-name="T5">WitRun</text:span> of <text:span text:style-name="T5">origProblem</text:span>. This copies the WIT components in the underlying <text:span text:style-name="T5">WitRun</text:span> of <text:span text:style-name="T5">origProblem</text:span> (along with their input attribute values) into the underlying <text:span text:style-name="T5">WitRun</text:span> of the <text:span text:style-name="T5">Problem</text:span>.</text:p>
        </text:list-item>
        <text:list-item>
          <text:p text:style-name="First_20_Bullet">Finally, for each WIT component that has been copied into the underlying <text:span text:style-name="T5">WitRun</text:span>, a corresponding <text:span text:style-name="T5">Component</text:span> is constructed in WIT-J and associated with the <text:span text:style-name="T5">Problem</text:span>.</text:p>
        </text:list-item>
      </text:list>
      <text:p text:style-name="Non-Skipping_20_Text">__________________________________________________________________________________________</text:p>
      <text:p text:style-name="Main_20_Text"><text:span text:style-name="T40">Class:<text:tab/></text:span><text:span text:style-name="T12">Problem</text:span></text:p>
      <text:p text:style-name="Non-Skipping_20_Text"><text:span text:style-name="T27">Method:<text:tab/></text:span><text:span text:style-name="T5">void </text:span><text:span text:style-name="T12">purgeData</text:span><text:span text:style-name="T11"> ()</text:span></text:p>
      <text:list xml:id="list37340514" text:style-name="List_20_1">
        <text:list-item>
          <text:p text:style-name="First_20_Bullet">This method invokes <text:span text:style-name="T6">witPurgeData</text:span> on the underlying <text:span text:style-name="T5">WitRun</text:span>. This deletes WIT components from the <text:span text:style-name="T5">WitRun</text:span> based on the <text:span text:style-name="T1">selForDel</text:span> attribute.</text:p>
        </text:list-item>
        <text:list-item>
          <text:p text:style-name="Following_20_Bullet">For each WIT component that has been deleted in the underlying <text:span text:style-name="T5">WitRun</text:span>, the corresponding WIT-J <text:span text:style-name="T5">Component</text:span> is deactivated<text:bookmark-start text:name="DDE_LINK2111"/>,<text:bookmark-end text:name="DDE_LINK2111"/> the <text:span text:style-name="T5">Component</text:span> no longer belongs to the <text:span text:style-name="T5">Problem</text:span>, and all internal references to it are removed.</text:p>
        </text:list-item>
        <text:list-item>
          <text:p text:style-name="Following_20_Bullet">As explained in the WIT Guide, in addition to deleting the components for which the selForDel attribute is true, <text:span text:style-name="T5">witPurgeData</text:span> will also delete any component that has a prerequisite object that is being deleted. For example, if an operation is being deleted, then all BOM entries and BOP entries associated with it will also be deleted. When a WIT component is deleted by <text:span text:style-name="T5">witPurgeData</text:span> due to its prerequisites, the corresponding WIT-J <text:span text:style-name="T5">Component</text:span> will be deactivated.</text:p>
        </text:list-item>
      </text:list>
      <text:list xml:id="list37585552" text:continue-list="list37563316" text:style-name="L1">
        <text:list-item>
          <text:h text:style-name="P162" text:outline-level="1"><text:reference-mark text:name="Thread Safety"/>Thread Safety</text:h>
        </text:list-item>
      </text:list>
      <text:p text:style-name="Main_20_Text">WIT-J's approach to thread safety is implemented by the use of a special class devoted to this purpose: <text:span text:style-name="T8">ThreadedObject</text:span><text:span text:style-name="T1">.</text:span> A <text:span text:style-name="T11">ThreadedObject</text:span> is an object in WIT-J that is associated with a particular <text:span text:style-name="T5">Thread</text:span>: the <text:span text:style-name="T5">Thread</text:span> in which the object was created. Use of a <text:span text:style-name="T5">ThreadedObject</text:span> is limited to its associated <text:span text:style-name="T5">Thread</text:span>; use of a <text:span text:style-name="T5">ThreadedObject</text:span> from any other <text:span text:style-name="T5">Thread</text:span> triggers an exception. <text:span text:style-name="T5">ThreadedObject</text:span> is a direct superclass of class <text:span text:style-name="T5">PreservedObject</text:span>, and as you'll recall, many classes in WIT-J inherit from class <text:span text:style-name="T5">PreservedObject</text:span>. Note that <text:span text:style-name="T5">Attributes</text:span> are not <text:span text:style-name="T6">ThreadedObjects</text:span><text:span text:style-name="T1">.</text:span> They don't need to be, because they are immutable.</text:p>
      <text:p text:style-name="Main_20_Text">Class <text:span text:style-name="T5">ThreadedObject</text:span> has the following method:</text:p>
      <text:p text:style-name="Main_20_Text"><text:span text:style-name="T40">Class:<text:tab/></text:span><text:span text:style-name="T12">ThreadedObject</text:span></text:p>
      <text:p text:style-name="Non-Skipping_20_Text"><text:span text:style-name="T27">Method:<text:tab/></text:span><text:span text:style-name="T5">Thread </text:span><text:span text:style-name="T7">getThread</text:span><text:span text:style-name="T11"> ()</text:span></text:p>
      <text:list xml:id="list37340937" text:style-name="List_20_1">
        <text:list-item>
          <text:p text:style-name="First_20_Bullet">Returns the <text:span text:style-name="T5">Thread</text:span> associated with the <text:span text:style-name="T5">ThreadedObject</text:span>.</text:p>
        </text:list-item>
      </text:list>
      <text:p text:style-name="Main_20_Text">WIT-J enforces the following thread safety rules:</text:p>
      <text:list xml:id="list37329229" text:style-name="List_20_1">
        <text:list-item>
          <text:p text:style-name="First_20_Bullet">In general, if a non-static method of a <text:span text:style-name="T5">ThreadedObject</text:span> is called from outside its associated <text:span text:style-name="T5">Thread</text:span>, an exception is thrown. The only exceptions to this are the <text:span text:style-name="T11">getThread</text:span> method and any method inherited from class <text:span text:style-name="T5">Object</text:span>.</text:p>
        </text:list-item>
        <text:list-item>
          <text:p text:style-name="Following_20_Bullet">If a <text:span text:style-name="T5">ThreadedObject</text:span> is passed as an argument to any WIT-J method from outside the <text:span text:style-name="T6">ThreadedObject</text:span><text:span text:style-name="T1">'s</text:span> associated <text:span text:style-name="T5">Thread</text:span>, an exception is thrown.</text:p>
        </text:list-item>
      </text:list>
      <text:p text:style-name="Main_20_Text">These two rules have the following consequences:</text:p>
      <text:list xml:id="list37355512" text:style-name="List_20_1">
        <text:list-item>
          <text:p text:style-name="First_20_Bullet">When a <text:span text:style-name="T6">ThreadedObject</text:span> is created by a factory method that requires another <text:span text:style-name="T5">ThreadedObject</text:span> as an argument, the newly created <text:span text:style-name="T5">ThreadedObject</text:span> will be associated with the same <text:span text:style-name="T5">Thread</text:span> as the argument <text:span text:style-name="T5">ThreadedObject</text:span>.</text:p>
        </text:list-item>
        <text:list-item>
          <text:p text:style-name="First_20_Bullet">All of the <text:span text:style-name="T6">ThreadedObject</text:span><text:span text:style-name="T1">s</text:span> associated with a particular <text:span text:style-name="T5">Problem</text:span> will be associated with same <text:span text:style-name="T5">Thread</text:span> as the <text:span text:style-name="T5">Problem</text:span>. This includes all of the <text:span text:style-name="T5">Problem'</text:span>s <text:span text:style-name="T5">Components</text:span> as well as its <text:span text:style-name="T5">MessageMgr</text:span>.</text:p>
        </text:list-item>
        <text:list-item>
          <text:p text:style-name="First_20_Bullet">The <text:span text:style-name="T5">origProblem</text:span> argument of the <text:span text:style-name="T5">copyData</text:span> method of class <text:span text:style-name="T5">Problem</text:span> will need to be associated with the same <text:span text:style-name="T5">Thread</text:span> as the <text:span text:style-name="T5">Problem</text:span> on which the method is called.</text:p>
        </text:list-item>
        <text:list-item>
          <text:p text:style-name="First_20_Bullet">The <text:span text:style-name="T5">origComp</text:span> argument of the <text:span text:style-name="T5">copyComponentData</text:span> method of class <text:span text:style-name="T5">Component</text:span> will need to be associated with the same <text:span text:style-name="T5">Thread</text:span> as the <text:span text:style-name="T5">Component</text:span> on which the method is called.</text:p>
        </text:list-item>
      </text:list>
      <text:p text:style-name="Main_20_Text">Note that many of the arguments to WIT-J methods are instances of standard Java classes and are therefore not <text:span text:style-name="T6">ThreadedObject</text:span>s. It is the responsibility of the application program to ensure that these argument objects are not updated concurrently while the WIT-J method is executing, since WIT-J does not check for this case.</text:p>
      <text:p text:style-name="Main_20_Text">As for synchronization, the <text:span text:style-name="T5">readData</text:span> method of class <text:span text:style-name="T5">Problem</text:span> is <text:span text:style-name="T1">statically</text:span> <text:span text:style-name="T1">synchronized.</text:span> This is done, because WIT does not permit asynchronous calls to <text:span text:style-name="T5">witReadData</text:span>. Other than <text:span text:style-name="T5">readData,</text:span> very little else in WIT-J is synchronized.</text:p>
      <text:p text:style-name="Main_20_Text">The general situation is this: A WIT-J application program is free to create multiple <text:span text:style-name="T5">Threads</text:span> and to create and populate multiple <text:span text:style-name="T5">Problems</text:span> in each <text:span text:style-name="T5">Thread</text:span>. The <text:span text:style-name="T5">Threads</text:span> may proceed asynchronously as usual and even interact with each other, as long as no <text:span text:style-name="T5">Thread</text:span> ever interacts with a <text:span text:style-name="T5">ThreadedObject</text:span> created in a different <text:span text:style-name="T5">Thread</text:span>.</text:p>
      <text:list xml:id="list37555844" text:continue-list="list37585552" text:style-name="L1">
        <text:list-item>
          <text:h text:style-name="P162" text:outline-level="1"><text:reference-mark text:name="Exceptions"/>Exceptions</text:h>
        </text:list-item>
      </text:list>
      <text:p text:style-name="Main_20_Text">When an error condition <text:span text:style-name="T1">occurs</text:span> during the execution of a WIT-J method, WIT-J throws an exception. When WIT-J throws an exception, the exception is always an instance of a class that's part of the WIT-J package. The following class hierarchy shows all of the exception classes that are thrown by WIT-J:</text:p>
      <text:p text:style-name="P46">java.lang.RunTimeException</text:p>
      <text:p text:style-name="P68"><text:s text:c="3"/><text:span text:style-name="T1">WitjException</text:span></text:p>
      <text:p text:style-name="P68"><text:s text:c="6"/><text:span text:style-name="T1">StatusQuoException</text:span></text:p>
      <text:p text:style-name="P68"><text:s text:c="6"/><text:span text:style-name="T1">TerminalException</text:span></text:p>
      <text:p text:style-name="P68"><text:s text:c="9"/>TerminalAppException</text:p>
      <text:p text:style-name="P68"><text:s text:c="9"/><text:span text:style-name="T1">ReadDataException</text:span></text:p>
      <text:p text:style-name="Non-Skipping_20_Text"><text:span text:style-name="T5"><text:s text:c="9"/></text:span><text:span text:style-name="T6">BadCharacterException</text:span></text:p>
      <text:p text:style-name="P14"><text:s text:c="9"/><text:span text:style-name="T1">OutOfMemoryException</text:span></text:p>
      <text:p text:style-name="P68"><text:s text:c="9"/><text:span text:style-name="T1">InternalErrorException</text:span></text:p>
      <text:p text:style-name="Main_20_Text">Note that, since class <text:span text:style-name="T5">java.lang.RunTimeException</text:span> is at the top of the hierarchy, it follows that all exceptions thrown by WIT-J are unchecked exceptions. Details on WIT-J's exception classes are as follows:</text:p>
      <text:p text:style-name="P60">WitjException:</text:p>
      <text:p text:style-name="Text_20_Body_20_Indent">Abstract exception class.</text:p>
      <text:p text:style-name="Text_20_Body_20_Indent"><text:span text:style-name="T40">Extends class </text:span><text:span text:style-name="T5">java.lang.RunTimeException</text:span><text:span text:style-name="T40">.</text:span></text:p>
      <text:p text:style-name="Text_20_Body_20_Indent"><text:span text:style-name="T40">A</text:span>ll exceptions thrown by WIT-J belong to subclasses of this class.</text:p>
      <text:p text:style-name="P60">StatusQuoException:</text:p>
      <text:p text:style-name="Text_20_Body_20_Indent">Concrete exception class.<text:span text:style-name="T40"> </text:span></text:p>
      <text:p text:style-name="Text_20_Body_20_Indent"><text:span text:style-name="T40">Extends class </text:span><text:span text:style-name="T5">WitjException</text:span><text:span text:style-name="T40">.</text:span></text:p>
      <text:p text:style-name="Text_20_Body_20_Indent"><text:span text:style-name="T40">When WIT-J throws a </text:span><text:span text:style-name="T5">StatusQuoException</text:span><text:span text:style-name="T40">, this indicates that:</text:span></text:p>
      <text:list xml:id="list37354055" text:style-name="List_20_1">
        <text:list-item>
          <text:p text:style-name="P157">An error condition was encountered that appears to be the result of an error in the application program.</text:p>
        </text:list-item>
        <text:list-item>
          <text:p text:style-name="P116"><text:span text:style-name="T40">The state of WIT-J was not changed by the current invocation of a WIT-J public method</text:span>.</text:p>
        </text:list-item>
      </text:list>
      <text:p text:style-name="Text_20_Body_20_Indent">Most error conditions detected by WIT-J itself generate <text:span text:style-name="T6">StatusQuoExceptions</text:span><text:span text:style-name="T1">.</text:span> Specifically, anywhere in this document prior to this section, if it is stated that “an exception is thrown”, the exception belongs to class <text:span text:style-name="T5">StatusQuoException</text:span>. <text:span text:style-name="T40">The precise nature of the error condition is specified in the exception's detail message. </text:span>When the application program catches such this kind of exception, it is free to make further calls to WIT-J, but one must be aware that a bug <text:span text:style-name="T40">in the application program seems to have been found. A reasonable response to catching a </text:span><text:span text:style-name="T5">StatusQuoException</text:span><text:span text:style-name="T40"> might be to display the detail message, deactivate the </text:span><text:span text:style-name="T11">Problem,</text:span><text:span text:style-name="T40"> and gracefully shut down the application program.</text:span></text:p>
      <text:p text:style-name="P60">TerminalException:</text:p>
      <text:p text:style-name="Text_20_Body_20_Indent">Abstract exception class.</text:p>
      <text:p text:style-name="Text_20_Body_20_Indent"><text:span text:style-name="T40">Extends class </text:span><text:span text:style-name="T5">WitjException</text:span><text:span text:style-name="T40">.</text:span></text:p>
      <text:p text:style-name="Text_20_Body_20_Indent"><text:span text:style-name="T40">When WIT-J throws a </text:span><text:span text:style-name="T5">TerminalException</text:span><text:span text:style-name="T40">, this indicates that an error condition was encountered that has put WIT-J into a “terminated” state: No further calls to WIT-J methods should be made for the rest of the program process, except for the following method, which is allowed:</text:span></text:p>
      <text:p text:style-name="Main_20_Text"><text:span text:style-name="T40">Class:<text:tab/></text:span><text:span text:style-name="T7">TerminalException</text:span></text:p>
      <text:p text:style-name="Non-Skipping_20_Text"><text:span text:style-name="T31">Method:</text:span><text:span text:style-name="T16"> <text:tab/>static boolean </text:span><text:span text:style-name="T17">witjHasTerminated</text:span><text:span text:style-name="T18"> ()</text:span></text:p>
      <text:list xml:id="list37347101" text:style-name="List_20_1">
        <text:list-item>
          <text:p text:style-name="P154">Returns <text:span text:style-name="T5">true</text:span>, iff WIT-J is currently in a terminated state.</text:p>
        </text:list-item>
      </text:list>
      <text:p text:style-name="Text_20_Body_20_Indent">If any other WIT-J method is called when WIT-J <text:span text:style-name="T40">is in a terminated state, a </text:span><text:span text:style-name="T6">StatusQuoException</text:span><text:span text:style-name="T40"> is thrown. A reasonable response to catching a </text:span><text:span text:style-name="T5">TerminalException</text:span><text:span text:style-name="T40"> might be to display the detail message and gracefully shut down the application program </text:span><text:span text:style-name="T42">without</text:span><text:span text:style-name="T40"> deactivating the </text:span><text:span text:style-name="T11">Problem</text:span><text:span text:style-name="T40">.</text:span></text:p>
      <text:p text:style-name="P43"><text:span text:style-name="T1">TerminalAppException</text:span>:</text:p>
      <text:p text:style-name="Text_20_Body_20_Indent">Concrete exception class.</text:p>
      <text:p text:style-name="Text_20_Body_20_Indent"><text:span text:style-name="T40">Extends class </text:span><text:span text:style-name="T11">TerminalException</text:span><text:span text:style-name="T40">.</text:span></text:p>
      <text:p text:style-name="Text_20_Body_20_Indent"><text:span text:style-name="T40">When WIT-J throws a </text:span><text:span text:style-name="T5">TerminalAppException</text:span><text:span text:style-name="T40">, this indicates that:</text:span></text:p>
      <text:list xml:id="list37334327" text:style-name="List_20_1">
        <text:list-item>
          <text:p text:style-name="P157">An error condition was encountered that appears to be the result of an error in the application program.</text:p>
        </text:list-item>
        <text:list-item>
          <text:p text:style-name="P116">As a result of the error condition, WIT-J has entered into a “terminated” state </text:p>
        </text:list-item>
      </text:list>
      <text:p text:style-name="Text_20_Body_20_Indent"><text:span text:style-name="T40">In particular, WIT-J throws a </text:span><text:span text:style-name="T5">TerminalAppException</text:span><text:span text:style-name="T40"> when</text:span> WIT has issued a severe error message. In this case, information about the error is given in WIT's message file and in <text:span text:style-name="T6">stderr</text:span><text:span text:style-name="T1">.</text:span> </text:p>
      <text:p text:style-name="P60"><text:span text:style-name="T1">ReadDataException</text:span>:</text:p>
      <text:p text:style-name="Text_20_Body_20_Indent">Concrete exception class.</text:p>
      <text:p text:style-name="Text_20_Body_20_Indent"><text:span text:style-name="T40">Extends class </text:span><text:span text:style-name="T11">TerminalException</text:span><text:span text:style-name="T40">.</text:span></text:p>
      <text:p text:style-name="Text_20_Body_20_Indent"><text:span text:style-name="T40">When WIT-J throws a </text:span><text:span text:style-name="T5">ReadDataException</text:span><text:span text:style-name="T40">, this indicates that WIT has issued a severe error message while attempting to read a data file for the </text:span><text:span text:style-name="T11">readData</text:span><text:span text:style-name="T40"> method of class </text:span><text:span text:style-name="T11">Problem</text:span><text:span text:style-name="T40">.</text:span> Information about the error is given in WIT's message file and in <text:span text:style-name="T6">stderr</text:span><text:span text:style-name="T1">.</text:span></text:p>
      <text:p text:style-name="P60"><text:reference-mark-start text:name="BadCharacterException"/><text:span text:style-name="T1">BadCharacterException</text:span><text:reference-mark-end text:name="BadCharacterException"/>:</text:p>
      <text:p text:style-name="Text_20_Body_20_Indent">Concrete exception class.</text:p>
      <text:p text:style-name="Text_20_Body_20_Indent"><text:span text:style-name="T40">Extends class </text:span><text:span text:style-name="T11">TerminalException</text:span><text:span text:style-name="T40">.</text:span></text:p>
      <text:p text:style-name="Text_20_Body_20_Indent"><text:span text:style-name="T40">When WIT-J throws a </text:span><text:span text:style-name="T5">BadCharacterException</text:span><text:span text:style-name="T40">, this indicates that the </text:span><text:span text:style-name="T11">readData</text:span><text:span text:style-name="T40"> method of class </text:span><text:span text:style-name="T11">Problem</text:span> found a string in the data file containing a non-UTF-8 character. The exception's detail message <text:s/>shows the offending string, converted to a Java <text:span text:style-name="T5">String</text:span>. This class provides the following public method:</text:p>
      <text:p text:style-name="Main_20_Text"><text:span text:style-name="T40">Class:<text:tab/></text:span><text:span text:style-name="T7">BadCharacterException</text:span></text:p>
      <text:p text:style-name="Non-Skipping_20_Text"><text:span text:style-name="T31">Method:</text:span><text:span text:style-name="T16"> <text:tab/>static String </text:span><text:span text:style-name="T17">getOffendingString</text:span><text:span text:style-name="T18"> ()</text:span></text:p>
      <text:list xml:id="list37338374" text:style-name="List_20_1">
        <text:list-item>
          <text:p text:style-name="First_20_Bullet"><text:span text:style-name="T27">Returns the string that contained the non-UTF-8 character, converted to a Java </text:span><text:span text:style-name="T5">String</text:span><text:span text:style-name="T27">.</text:span></text:p>
        </text:list-item>
      </text:list>
      <text:p text:style-name="P60"><text:span text:style-name="T1">OutOfMemoryException</text:span>:</text:p>
      <text:p text:style-name="Text_20_Body_20_Indent">Concrete exception class.</text:p>
      <text:p text:style-name="Text_20_Body_20_Indent"><text:span text:style-name="T40">Extends class </text:span><text:span text:style-name="T11">TerminalException</text:span><text:span text:style-name="T40">.</text:span></text:p>
      <text:p text:style-name="Text_20_Body_20_Indent"><text:span text:style-name="T40">When WIT-J throws an </text:span><text:span text:style-name="T5">OutOfMemoryException</text:span><text:span text:style-name="T40">, this indicates that the program process has run out of memory. There are four distinct scenarios in which this class of exception can be thrown:</text:span></text:p>
      <text:list xml:id="list37326703" text:style-name="List_20_1">
        <text:list-item>
          <text:p text:style-name="P158">The Java portion of WIT-J has run out of memory.</text:p>
        </text:list-item>
        <text:list-item>
          <text:p text:style-name="P116">The C++ portion of WIT-J has run out of memory.</text:p>
        </text:list-item>
        <text:list-item>
          <text:p text:style-name="P116"><text:s/>JNI has run out of memory.</text:p>
        </text:list-item>
        <text:list-item>
          <text:p text:style-name="P116"><text:s/>WIT has run out of memory.</text:p>
        </text:list-item>
      </text:list>
      <text:p text:style-name="Text_20_Body_20_Indent">The exception's detail message indicates which of the four scenarios has occurred. If it was the Java portion of WIT-J that ran out of memory, the original <text:span text:style-name="T1">j</text:span><text:span text:style-name="T6">ava.lang.OutOfMemoryError</text:span> that was thrown by the JVM will be stored as the “cause” of the <text:span text:style-name="T5">OutOfMemoryException</text:span><text:span text:style-name="T1">.</text:span></text:p>
      <text:p text:style-name="P60"><text:span text:style-name="T1">InternalErrorException</text:span>:</text:p>
      <text:p text:style-name="Text_20_Body_20_Indent">Concrete exception class.</text:p>
      <text:p text:style-name="Text_20_Body_20_Indent"><text:span text:style-name="T40">Extends class </text:span><text:span text:style-name="T11">TerminalException</text:span><text:span text:style-name="T40">.</text:span></text:p>
      <text:p text:style-name="Text_20_Body_20_Indent"><text:span text:style-name="T40">When WIT-J throws an </text:span><text:span text:style-name="T5">InternalErrorException</text:span><text:span text:style-name="T40">, this indicates that</text:span> a bug in WIT-J has been detected. The exception's detail message provides information about the bug. In some cases, an exception of this class will be thrown in response to another exception that was thrown within the Java portion of WIT-J (e.g. a <text:span text:style-name="T1">j</text:span><text:span text:style-name="T6">ava.lang.AssertionError</text:span>). In such a case, the original exception will be stored as the “cause” of the <text:span text:style-name="T5">InternalErrorException.</text:span></text:p>
      <text:list xml:id="list37557513" text:continue-list="list37555844" text:style-name="L1">
        <text:list-item>
          <text:h text:style-name="P164" text:outline-level="1"><text:reference-mark text:name="Capabilities Not Implemented"/>Capabilities Not Implemented</text:h>
        </text:list-item>
      </text:list>
      <text:p text:style-name="Main_20_Text">The following WIT capabilities are not implemented in WIT-J and are not planned for any future release:</text:p>
      <text:list xml:id="list37329420" text:style-name="List_20_1">
        <text:list-item>
          <text:p text:style-name="First_20_Bullet">Any WIT API function that whose argument list includes at least one argument of a type based on <text:span text:style-name="T19">float</text:span>. WIT-J only supports the double precision variants of these functions.</text:p>
        </text:list-item>
        <text:list-item>
          <text:p text:style-name="Following_20_Bullet"><text:span text:style-name="T55">wit{Set/Get}{...}AppData</text:span> WIT-J does not provide this capability, because the Java generic class <text:span text:style-name="T43">HashMap</text:span> already provides it. Specifically, the WIT-J classes do not overload the <text:span text:style-name="T43">equals</text:span> or <text:span text:style-name="T43">hashCode</text:span> methods from class <text:span text:style-name="T43">Object</text:span>, so a <text:span text:style-name="T43">HashMap</text:span> that uses a WIT-J class as its key type will associate a value with each distinct instance of the class. Thus, e.g., a <text:span text:style-name="T43">HashMap &lt;Part, V&gt;</text:span> would be a completely effective way to associate a reference to an instance of type <text:span text:style-name="T43">V</text:span> with each <text:span text:style-name="T43">Part</text:span>.</text:p>
        </text:list-item>
        <text:list-item>
          <text:p text:style-name="Following_20_Bullet"><text:span text:style-name="T42">External Optimizing Implosion</text:span>. This is best used in a C/C++ environment.</text:p>
        </text:list-item>
        <text:list-item>
          <text:p text:style-name="Following_20_Bullet"><text:span text:style-name="T9">witFree</text:span> WIT-J invokes this as needed.</text:p>
        </text:list-item>
        <text:list-item>
          <text:p text:style-name="Following_20_Bullet"><text:span text:style-name="T19">wit{Set/Get}</text:span><text:span text:style-name="T9">MesgStopRunning</text:span> WIT-J needs this message attribute to be false at all times.</text:p>
        </text:list-item>
        <text:list-item>
          <text:p text:style-name="Following_20_Bullet"><text:span text:style-name="T19">wit{Set/Get}</text:span><text:span text:style-name="T9">MesgThrowErrorExc</text:span> WIT-J needs this message attribute to be true at all times.<text:span text:style-name="T11"> </text:span></text:p>
        </text:list-item>
        <text:list-item>
          <text:p text:style-name="P117"><text:span text:style-name="T20">wit{Set/Get}</text:span><text:span text:style-name="T10">MesgPrintNumber</text:span></text:p>
        </text:list-item>
        <text:list-item>
          <text:p text:style-name="P118"><text:span text:style-name="T41">wit{Set/Get}</text:span><text:span text:style-name="T3">MesgFile</text:span></text:p>
        </text:list-item>
        <text:list-item>
          <text:p text:style-name="P119"><text:span text:style-name="T3">Reading</text:span><text:span text:style-name="T1"> an input data file into a </text:span><text:span text:style-name="T3">non-empty Problem</text:span><text:span text:style-name="T1">.</text:span></text:p>
        </text:list-item>
        <text:list-item>
          <text:p text:style-name="Following_20_Bullet">The <text:span text:style-name="T42">wit34Compatible</text:span> attribute</text:p>
        </text:list-item>
        <text:list-item>
          <text:p text:style-name="P111">witAddPartWithOperation</text:p>
        </text:list-item>
        <text:list-item>
          <text:p text:style-name="Following_20_Bullet"><text:span text:style-name="T9">witGetFocusShortageVolDbl</text:span> WIT-J s<text:span text:style-name="T27">upports </text:span><text:span text:style-name="T34">focusShortageVol</text:span><text:span text:style-name="T27"> as</text:span> a <text:span text:style-name="T5">Part</text:span> <text:span text:style-name="T5">Attribute</text:span> only.</text:p>
        </text:list-item>
        <text:list-item>
          <text:p text:style-name="Following_20_Bullet"><text:span text:style-name="T9">witIncHeurAllocTwme</text:span> and <text:span text:style-name="T9">witEqHeurAllocTwme</text:span></text:p>
        </text:list-item>
        <text:list-item>
          <text:p text:style-name="Following_20_Bullet">Various <text:span text:style-name="T42">undocumented capabilities</text:span> included in WIT for upward compatibility, etc.</text:p>
        </text:list-item>
      </text:list>
      <text:list xml:id="list37564057" text:continue-list="list37557513" text:style-name="L1">
        <text:list-item>
          <text:h text:style-name="P162" text:outline-level="1"><text:bookmark-start text:name="__RefHeading__31682102"/><text:reference-mark text:name="Example WIT-J Application Program"/>Example WIT-J Application Program<text:bookmark-end text:name="__RefHeading__31682102"/></text:h>
        </text:list-item>
      </text:list>
      <text:p text:style-name="Main_20_Text">This section presents an example of a short, illustrative WIT-J application program.</text:p>
      <text:p text:style-name="Main_20_Text">Consider the (trivial) implosion problem shown in the following WIT diagram:</text:p>
      <text:p text:style-name="Main_20_Text"/>
      <text:p text:style-name="P50">Figure 1: WIT Diagram for the Example WIT-J Application Program</text:p>
      <text:p text:style-name="Main_20_Text"><draw:g text:anchor-type="paragraph" draw:z-index="0" draw:style-name="gr1"><draw:custom-shape draw:style-name="gr2" draw:text-style-name="P167" draw:id="id2" svg:width="0.5012in" svg:height="0.5012in" svg:x="3.5654in" svg:y="0.2689in"><text:p text:style-name="P166">E</text:p><draw:enhanced-geometry svg:viewBox="0 0 10000 10000" draw:extrusion-first-light-direction="(5 -0 1)" draw:extrusion-second-light-direction="(-5 -0 1)" draw:extrusion-skew="50 -135" draw:type="bs-diamond" draw:enhanced-path="M 5000 0 L 10000 5000 5000 10000 0 5000 5000 0 Z N"/></draw:custom-shape><draw:custom-shape draw:style-name="gr3" draw:text-style-name="P167" draw:id="id1" svg:width="0.4579in" svg:height="0.4303in" svg:x="3.1906in" svg:y="1.276in"><text:p text:style-name="P166">C</text:p><draw:enhanced-geometry svg:viewBox="0 0 21600 21600" draw:mirror-horizontal="false" draw:mirror-vertical="false"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onnector draw:style-name="gr4" draw:text-style-name="P167" draw:type="line" svg:x1="1.9382in" svg:y1="0.7236in" svg:x2="2.163in" svg:y2="0.4366in" draw:start-shape="id1" draw:start-glue-point="0" draw:end-shape="id2" draw:end-glue-point="2" svg:d="m8684 3241 1007-1286"><text:p/></draw:connector><draw:custom-shape draw:style-name="gr5" draw:text-style-name="P167" draw:id="id4" svg:width="0.3898in" svg:height="0.3594in" svg:x="3.2232in" svg:y="2.1799in"><text:p text:style-name="P166">B</text:p><draw:enhanced-geometry svg:viewBox="0 0 10000 10000" draw:extrusion-first-light-direction="(5 -0 1)" draw:extrusion-second-light-direction="(-5 -0 1)" draw:extrusion-skew="50 -135" draw:type="bs-rectangle" draw:enhanced-path="M 0 0 L 0 10000 10000 10000 10000 0 Z N"/></draw:custom-shape><draw:custom-shape draw:style-name="gr6" draw:text-style-name="P168" draw:id="id3" svg:width="0.487in" svg:height="0.398in" svg:x="3.2in" svg:y="3.0299in"><text:p text:style-name="P166"><text:span text:style-name="T77">A</text:span></text:p><draw:enhanced-geometry svg:viewBox="0 0 21600 21600" draw:extrusion-first-light-direction="(5 -0 1)" draw:extrusion-second-light-direction="(-5 -0 1)" draw:extrusion-skew="50 -135" draw:glue-points="?f0 0 ?f1 10800 0 21600 10800 21600 21600 21600 ?f7 10800" draw:type="bs-isosceles-triangle" draw:modifiers="10014" draw:enhanced-path="M ?f0 0 L 21600 21600 0 21600 Z N"><draw:equation draw:name="f0" draw:formula="$0"/><draw:equation draw:name="f1" draw:formula="$0 /2"/><draw:equation draw:name="f2" draw:formula="?f1 +10800"/><draw:equation draw:name="f3" draw:formula="$0 *2/3"/><draw:equation draw:name="f4" draw:formula="?f3 +7200"/><draw:equation draw:name="f5" draw:formula="21600-?f0"/><draw:equation draw:name="f6" draw:formula="?f5 /2"/><draw:equation draw:name="f7" draw:formula="21600-?f6"/><draw:handle draw:handle-mirror-vertical="false" draw:handle-mirror-horizontal="false" draw:handle-switched="false" draw:handle-position="$0 top" draw:handle-range-x-minimum="0" draw:handle-range-x-maximum="21600"/></draw:enhanced-geometry></draw:custom-shape><draw:connector draw:style-name="gr4" draw:text-style-name="P167" draw:type="line" svg:x1="1.9421in" svg:y1="1.7177in" svg:x2="1.9378in" svg:y2="1.4394in" draw:start-shape="id3" draw:start-glue-point="4" draw:end-shape="id4" draw:end-glue-point="2" svg:d="m8701 7696-20-1247"><text:p/></draw:connector><draw:connector draw:style-name="gr4" draw:text-style-name="P167" draw:type="line" svg:x1="1.9378in" svg:y1="1.2358in" svg:x2="1.9386in" svg:y2="0.9669in" draw:start-shape="id4" draw:start-glue-point="0" draw:end-shape="id1" draw:end-glue-point="2" svg:d="m8681 5537 4-1205"><text:p/></draw:connector><draw:custom-shape draw:style-name="gr2" draw:text-style-name="P167" draw:id="id5" svg:width="0.5012in" svg:height="0.5012in" svg:x="2.778in" svg:y="0.2705in"><text:p text:style-name="P166">D</text:p><draw:enhanced-geometry svg:viewBox="0 0 10000 10000" draw:extrusion-first-light-direction="(5 -0 1)" draw:extrusion-second-light-direction="(-5 -0 1)" draw:extrusion-skew="50 -135" draw:type="bs-diamond" draw:enhanced-path="M 5000 0 L 10000 5000 5000 10000 0 5000 5000 0 Z N"/></draw:custom-shape><draw:connector draw:style-name="gr4" draw:text-style-name="P167" draw:type="line" svg:x1="1.9382in" svg:y1="0.7232in" svg:x2="1.7165in" svg:y2="0.437in" draw:start-shape="id1" draw:start-glue-point="0" draw:end-shape="id5" draw:end-glue-point="2" svg:d="m8684 3240-993-1282"><text:p/></draw:connector></draw:g></text:p>
      <text:p text:style-name="Main_20_Text"/>
      <text:p text:style-name="Main_20_Text"/>
      <text:p text:style-name="Main_20_Text"/>
      <text:p text:style-name="Main_20_Text"/>
      <text:p text:style-name="Main_20_Text"/>
      <text:p text:style-name="Main_20_Text"/>
      <text:p text:style-name="Main_20_Text"/>
      <text:p text:style-name="Main_20_Text"/>
      <text:p text:style-name="Main_20_Text"/>
      <text:p text:style-name="Main_20_Text"/>
      <text:p text:style-name="Main_20_Text"/>
      <text:p text:style-name="Main_20_Text">This problem has the following attribute data:</text:p>
      <text:p text:style-name="Code"/>
      <text:p text:style-name="Code">Global: <text:s text:c="2"/>nPeriods <text:s text:c="6"/>= 2</text:p>
      <text:p text:style-name="Code">Global: <text:s text:c="2"/><text:span text:style-name="T1">pipSeqFromHeur</text:span> = true</text:p>
      <text:p text:style-name="Code">Part C: <text:s text:c="2"/><text:span text:style-name="T1">buildNstn</text:span> <text:s text:c="5"/>= true</text:p>
      <text:p text:style-name="Code">Part A: <text:s text:c="2"/>supplyVol <text:s text:c="5"/>= (30, <text:s/>0)</text:p>
      <text:p text:style-name="Code">Part C: <text:s text:c="2"/>supplyVol <text:s text:c="5"/>= (30, 10)</text:p>
      <text:p text:style-name="Code">Demand D: <text:span text:style-name="T1">demandVol</text:span> <text:s text:c="5"/>= (20, 20)</text:p>
      <text:p text:style-name="Code">Demand E: demandVol <text:s text:c="5"/>= (20, 20)</text:p>
      <text:p text:style-name="Code">Demand D: priority <text:s text:c="6"/>= 1</text:p>
      <text:p text:style-name="Code">Demand E: priority <text:s text:c="6"/>= 2</text:p>
      <text:p text:style-name="Default_20_Text"/>
      <text:p text:style-name="Default_20_Text"/>
      <text:p text:style-name="P39">The next 5 pages show a WIT-J application program that performs the following actions:</text:p>
      <text:list xml:id="list37351724" text:style-name="List_20_1">
        <text:list-item>
          <text:p text:style-name="First_20_Bullet">Constructs this problem.</text:p>
        </text:list-item>
        <text:list-item>
          <text:p text:style-name="Following_20_Bullet">Calls heuristic implosion and PIP.</text:p>
        </text:list-item>
        <text:list-item>
          <text:p text:style-name="Following_20_Bullet">Displays the shipment schedule and the supplyVol pegging from PIP.</text:p>
        </text:list-item>
      </text:list>
      <text:p text:style-name="Main_20_Text">This program illustrates the following aspects of WIT-J:</text:p>
      <text:list xml:id="list37343872" text:style-name="List_20_1">
        <text:list-item>
          <text:p text:style-name="First_20_Bullet">Factory Methods</text:p>
        </text:list-item>
        <text:list-item>
          <text:p text:style-name="Following_20_Bullet">Navigation Methods</text:p>
        </text:list-item>
        <text:list-item>
          <text:p text:style-name="Following_20_Bullet">Setting Attribute Values</text:p>
        </text:list-item>
        <text:list-item>
          <text:p text:style-name="Following_20_Bullet">Retrieving Attribute Values</text:p>
        </text:list-item>
        <text:list-item>
          <text:p text:style-name="Following_20_Bullet">Wrapper Methods</text:p>
        </text:list-item>
        <text:list-item>
          <text:p text:style-name="Following_20_Bullet">Pegging Methods</text:p>
        </text:list-item>
        <text:list-item>
          <text:p text:style-name="Following_20_Bullet">Message Control Methods</text:p>
        </text:list-item>
        <text:list-item>
          <text:p text:style-name="Following_20_Bullet">Memory Management</text:p>
        </text:list-item>
        <text:list-item>
          <text:p text:style-name="Following_20_Bullet">Exceptions</text:p>
        </text:list-item>
      </text:list>
      <text:p text:style-name="Main_20_Text">Specific notes:</text:p>
      <text:list xml:id="list37331070" text:style-name="List_20_1">
        <text:list-item>
          <text:p text:style-name="First_20_Bullet">The program uses method <text:span text:style-name="T5">setMesgFileName</text:span> of class <text:span text:style-name="T5">MessageMgr</text:span> to re-direct WIT's messages to the file <text:span text:style-name="T5">witj-demo1.wmsg</text:span>.</text:p>
        </text:list-item>
        <text:list-item>
          <text:p text:style-name="First_20_Bullet">The references returned by the factory methods for classes <text:span text:style-name="T5">Part</text:span>, <text:span text:style-name="T5">Operation</text:span>, and <text:span text:style-name="T5">Demand</text:span> are stored in local variables, so that these <text:span text:style-name="T5">Components</text:span> can be referred to later in method <text:span text:style-name="T6">buildProblem</text:span><text:span text:style-name="T1">.</text:span></text:p>
        </text:list-item>
        <text:list-item>
          <text:p text:style-name="Following_20_Bullet">In contrast, the references returned by the factory methods for classes <text:span text:style-name="T5">BomEntry</text:span> and <text:span text:style-name="T5">BopEntry</text:span> are not stored, because the application program does not need to refer to these <text:span text:style-name="T5">Components.</text:span></text:p>
        </text:list-item>
        <text:list-item>
          <text:p text:style-name="Following_20_Bullet">The reference to the <text:span text:style-name="T5">Problem</text:span> is stored as a field in class <text:span text:style-name="T5">Demo1</text:span>.</text:p>
        </text:list-item>
        <text:list-item>
          <text:p text:style-name="Following_20_Bullet">The <text:span text:style-name="T6">displaySolution</text:span> method uses navigation to iterate through all of the <text:span text:style-name="T5">Demands</text:span>.</text:p>
        </text:list-item>
        <text:list-item>
          <text:p text:style-name="Following_20_Bullet">The <text:span text:style-name="T6">performDemo</text:span> method deactivates the <text:span text:style-name="T5">Problem</text:span> and removes its reference to it when it is finished with it.</text:p>
        </text:list-item>
        <text:list-item>
          <text:p text:style-name="Following_20_Bullet">No exceptions are actually thrown by WIT-J during the execution of this program, but if an exception were thrown, it would be caught by the catch clause in the <text:span text:style-name="T6">performDemo</text:span> method and handled by the <text:span text:style-name="T6">handleWitjException</text:span> method. This method displays the exception and its stack trace, deactivates the <text:span text:style-name="T5">Problem</text:span> and removes its <text:span text:style-name="T1">reference</text:span>, if appropriate, and exits the program.</text:p>
        </text:list-item>
      </text:list>
      <text:p text:style-name="P41"/>
      <text:p text:style-name="P28">//==============================================================================</text:p>
      <text:p text:style-name="P28">// Example WIT-J Application Program WitJDemo1.</text:p>
      <text:p text:style-name="P28">//</text:p>
      <text:p text:style-name="P28">// The program builds a trivial implosion problem, solves it with heuristic</text:p>
      <text:p text:style-name="P28">// implosion and displays the shipment schedule and the supplyVol PIP.</text:p>
      <text:p text:style-name="P28">//==============================================================================</text:p>
      <text:p text:style-name="P28"/>
      <text:p text:style-name="P28">import <text:s text:c="7"/>com.ibm.witj.*;</text:p>
      <text:p text:style-name="P28">import static com.ibm.witj.Attribute.*;</text:p>
      <text:p text:style-name="P28">import static com.ibm.witj.Part.Category.*;</text:p>
      <text:p text:style-name="P28"/>
      <text:p text:style-name="P28">import <text:s text:c="15"/>java.util.*;</text:p>
      <text:p text:style-name="P28"/>
      <text:p text:style-name="P28">public final class WitJDemo1</text:p>
      <text:p text:style-name="P28">{</text:p>
      <text:p text:style-name="P28">//------------------------------------------------------------------------------</text:p>
      <text:p text:style-name="P28">// Main Program</text:p>
      <text:p text:style-name="P28">//------------------------------------------------------------------------------</text:p>
      <text:p text:style-name="P28"/>
      <text:p text:style-name="P28"><text:s text:c="3"/>public static void main (String[] theArgs)</text:p>
      <text:p text:style-name="P28"><text:s text:c="6"/>{</text:p>
      <text:p text:style-name="P28"><text:s text:c="6"/>WitJDemo1 theDemo;</text:p>
      <text:p text:style-name="P28"/>
      <text:p text:style-name="P28"><text:s text:c="6"/>theDemo = new WitJDemo1 ();</text:p>
      <text:p text:style-name="P28"/>
      <text:p text:style-name="P28"><text:s text:c="6"/>theDemo.performDemo ();</text:p>
      <text:p text:style-name="P28"><text:s text:c="6"/>}</text:p>
      <text:p text:style-name="P28"/>
      <text:p text:style-name="P28">//------------------------------------------------------------------------------</text:p>
      <text:p text:style-name="P28">// myProblem</text:p>
      <text:p text:style-name="P28">//</text:p>
      <text:p text:style-name="P28">// The WIT-J Problem for this WIT-J application.</text:p>
      <text:p text:style-name="P28">//------------------------------------------------------------------------------</text:p>
      <text:p text:style-name="P28"/>
      <text:p text:style-name="P28"><text:s text:c="3"/>private Problem myProblem = null;</text:p>
      <text:p text:style-name="P28"/>
      <text:p text:style-name="P28">//------------------------------------------------------------------------------</text:p>
      <text:p text:style-name="P28">// Constructor</text:p>
      <text:p text:style-name="P28">//------------------------------------------------------------------------------</text:p>
      <text:p text:style-name="P28"/>
      <text:p text:style-name="P28"><text:s text:c="3"/>private WitJDemo1 ()</text:p>
      <text:p text:style-name="P28"><text:s text:c="6"/>{</text:p>
      <text:p text:style-name="P28"><text:s text:c="6"/>}</text:p>
      <text:p text:style-name="P28"/>
      <text:p text:style-name="P42">//------------------------------------------------------------------------------</text:p>
      <text:p text:style-name="P28">// performDemo ()</text:p>
      <text:p text:style-name="P28">//------------------------------------------------------------------------------</text:p>
      <text:p text:style-name="P28"/>
      <text:p text:style-name="P28"><text:s text:c="3"/>private void performDemo ()</text:p>
      <text:p text:style-name="P28"><text:s text:c="6"/>{</text:p>
      <text:p text:style-name="P28"><text:s text:c="6"/>try</text:p>
      <text:p text:style-name="P28"><text:s text:c="9"/>{</text:p>
      <text:p text:style-name="P28"><text:s text:c="9"/>buildProblem ();</text:p>
      <text:p text:style-name="P28"/>
      <text:p text:style-name="P28"><text:s text:c="9"/>myProblem.heurImplode ();</text:p>
      <text:p text:style-name="P28"><text:s text:c="9"/>myProblem.buildPip <text:s text:c="3"/>();</text:p>
      <text:p text:style-name="P28"/>
      <text:p text:style-name="P28"><text:s text:c="9"/>displaySolution ();</text:p>
      <text:p text:style-name="P28"/>
      <text:p text:style-name="P28"><text:s text:c="9"/>myProblem.deactivate ();</text:p>
      <text:p text:style-name="P28"/>
      <text:p text:style-name="P28"><text:s text:c="9"/>myProblem = null;</text:p>
      <text:p text:style-name="P28"><text:s text:c="9"/>}</text:p>
      <text:p text:style-name="P28"/>
      <text:p text:style-name="P28"><text:s text:c="6"/>catch (WitjException theWitjException)</text:p>
      <text:p text:style-name="P28"><text:s text:c="9"/>{</text:p>
      <text:p text:style-name="P28"><text:s text:c="9"/>handleWitjException (theWitjException);</text:p>
      <text:p text:style-name="P28"><text:s text:c="9"/>}</text:p>
      <text:p text:style-name="P28"><text:s text:c="6"/>}</text:p>
      <text:p text:style-name="P28"/>
      <text:p text:style-name="P42">//------------------------------------------------------------------------------</text:p>
      <text:p text:style-name="P28">// buildProblem ()</text:p>
      <text:p text:style-name="P28">//</text:p>
      <text:p text:style-name="P28">// Creates and populates myProblem.</text:p>
      <text:p text:style-name="P28">//------------------------------------------------------------------------------</text:p>
      <text:p text:style-name="P28"/>
      <text:p text:style-name="P28"><text:s text:c="3"/>private void buildProblem ()</text:p>
      <text:p text:style-name="P28"><text:s text:c="6"/>{</text:p>
      <text:p text:style-name="P28"><text:s text:c="6"/>Part <text:s text:c="5"/>thePartA;</text:p>
      <text:p text:style-name="P28"><text:s text:c="6"/>Operation theOpnB;</text:p>
      <text:p text:style-name="P28"><text:s text:c="6"/>Part <text:s text:c="5"/>thePartC;</text:p>
      <text:p text:style-name="P28"><text:s text:c="6"/>Demand <text:s text:c="3"/>theDemandD;</text:p>
      <text:p text:style-name="P28"><text:s text:c="6"/>Demand <text:s text:c="3"/>theDemandE;</text:p>
      <text:p text:style-name="P28"/>
      <text:p text:style-name="P28"><text:s text:c="6"/>myProblem = Problem.newInstance ();</text:p>
      <text:p text:style-name="P28"/>
      <text:p text:style-name="P28"><text:s text:c="6"/>myProblem.getMessageMgr ().setMesgFileName ("witj-demo1.wmsg");</text:p>
      <text:p text:style-name="P28"/>
      <text:p text:style-name="P28"><text:s text:c="6"/>myProblem.set (N_PERIODS, <text:s text:c="8"/>2);</text:p>
      <text:p text:style-name="P28"><text:s text:c="6"/>myProblem.set (PIP_SEQ_FROM_HEUR, true);</text:p>
      <text:p text:style-name="P28"/>
      <text:p text:style-name="P28"><text:s text:c="6"/>thePartA <text:s text:c="2"/>= Part <text:s text:c="4"/>.newInstance (myProblem, "A", <text:s text:c="5"/>CAPACITY);</text:p>
      <text:p text:style-name="P28"><text:s text:c="6"/>theOpnB <text:s text:c="3"/>= Operation.newInstance (myProblem, "B");</text:p>
      <text:p text:style-name="P28"><text:s text:c="19"/>BomEntry .newInstance (theOpnB, <text:s text:c="2"/>thePartA);</text:p>
      <text:p text:style-name="P28"><text:s text:c="6"/>thePartC <text:s text:c="2"/>= Part <text:s text:c="4"/>.newInstance (myProblem, "C", <text:s text:c="5"/>MATERIAL);</text:p>
      <text:p text:style-name="P28"><text:s text:c="19"/>BopEntry .newInstance (theOpnB, <text:s text:c="2"/>thePartC);</text:p>
      <text:p text:style-name="P28"><text:s text:c="6"/>theDemandD = Demand <text:s text:c="2"/>.newInstance (thePartC, <text:s/>"D");</text:p>
      <text:p text:style-name="P28"><text:s text:c="6"/>theDemandE = Demand <text:s text:c="2"/>.newInstance (thePartC, <text:s/>"E");</text:p>
      <text:p text:style-name="P28"/>
      <text:p text:style-name="P28"><text:s text:c="6"/>thePartC <text:s/>.set (BUILD_NSTN, true);</text:p>
      <text:p text:style-name="P28"/>
      <text:p text:style-name="P28"><text:s text:c="6"/>thePartA <text:s/>.set (SUPPLY_VOL, new double[]{30, <text:s/>0});</text:p>
      <text:p text:style-name="P28"><text:s text:c="6"/>thePartC <text:s/>.set (SUPPLY_VOL, new double[]{30, 10});</text:p>
      <text:p text:style-name="P28"/>
      <text:p text:style-name="P28"><text:s text:c="6"/>theDemandD.set (DEMAND_VOL, new double[]{20, 20});</text:p>
      <text:p text:style-name="P28"><text:s text:c="6"/>theDemandE.set (DEMAND_VOL, new double[]{20, 20});</text:p>
      <text:p text:style-name="P28"/>
      <text:p text:style-name="P28"><text:s text:c="6"/>theDemandD.setVectorToScalar (PRIORITY, 1);</text:p>
      <text:p text:style-name="P28"><text:s text:c="6"/>theDemandE.setVectorToScalar (PRIORITY, 2);</text:p>
      <text:p text:style-name="P28"><text:s text:c="6"/>}</text:p>
      <text:p text:style-name="P28"/>
      <text:p text:style-name="P42">//------------------------------------------------------------------------------</text:p>
      <text:p text:style-name="P28">// displaySolution ()</text:p>
      <text:p text:style-name="P28">//</text:p>
      <text:p text:style-name="P28">// Displays the shipment schedule and the supplyVol pegging from PIP.</text:p>
      <text:p text:style-name="P28">//------------------------------------------------------------------------------</text:p>
      <text:p text:style-name="P28"/>
      <text:p text:style-name="P28"><text:s text:c="3"/>private void displaySolution ()</text:p>
      <text:p text:style-name="P28"><text:s text:c="6"/>{</text:p>
      <text:p text:style-name="P28"><text:s text:c="6"/>double[] <text:s text:c="24"/>shipVolArr;</text:p>
      <text:p text:style-name="P28"><text:s text:c="6"/>int <text:s text:c="29"/>thePer;</text:p>
      <text:p text:style-name="P28"><text:s text:c="6"/>ArrayList &lt;PeggingTriple &lt;Part&gt;&gt; supplyVolPip;</text:p>
      <text:p text:style-name="P28"/>
      <text:p text:style-name="P28"><text:s text:c="6"/>for (Demand theDemand: myProblem.getDemands ())</text:p>
      <text:p text:style-name="P28"><text:s text:c="9"/>{</text:p>
      <text:p text:style-name="P28"><text:s text:c="9"/>shipVolArr = theDemand.get (SHIP_VOL);</text:p>
      <text:p text:style-name="P28"/>
      <text:p text:style-name="P28"><text:s text:c="9"/>for (thePer = 0; thePer &lt; 2; thePer ++)</text:p>
      <text:p text:style-name="P28"><text:s text:c="12"/>{</text:p>
      <text:p text:style-name="P28"><text:s text:c="12"/>if (shipVolArr[thePer] &lt; .000001)</text:p>
      <text:p text:style-name="P28"><text:s text:c="15"/>continue;</text:p>
      <text:p text:style-name="P28"/>
      <text:p text:style-name="P28"><text:s text:c="12"/>System.out.printf (</text:p>
      <text:p text:style-name="P28"><text:s text:c="15"/>"%n"</text:p>
      <text:p text:style-name="P28"><text:s text:c="13"/>+ "Part %s, Demand %s, Period %d: <text:s text:c="9"/>shipVol = %2.0f%n",</text:p>
      <text:p text:style-name="P28"><text:s text:c="15"/>theDemand.getPart ().get (PART_NAME),</text:p>
      <text:p text:style-name="P28"><text:s text:c="15"/>theDemand.get (DEMAND_NAME),</text:p>
      <text:p text:style-name="P28"><text:s text:c="15"/>thePer,</text:p>
      <text:p text:style-name="P28"><text:s text:c="15"/>shipVolArr[thePer]);</text:p>
      <text:p text:style-name="P28"/>
      <text:p text:style-name="P28"><text:s text:c="12"/>supplyVolPip = theDemand.getSupplyVolPip (thePer);</text:p>
      <text:p text:style-name="P28"><text:s text:c="12"/></text:p>
      <text:p text:style-name="P28"><text:s text:c="12"/>for (PeggingTriple &lt;Part&gt; theTriple: supplyVolPip)</text:p>
      <text:p text:style-name="P28"><text:s text:c="15"/>{</text:p>
      <text:p text:style-name="P28"><text:s text:c="15"/>System.out.printf (</text:p>
      <text:p text:style-name="P28"><text:s text:c="18"/>"Part %s, <text:s text:c="10"/>Period %d: pegged supplyVol = %2.0f%n",</text:p>
      <text:p text:style-name="P28"><text:s text:c="18"/>theTriple.getRoot <text:s text:c="2"/>().get (PART_NAME),</text:p>
      <text:p text:style-name="P28"><text:s text:c="18"/>theTriple.getPeriod (),</text:p>
      <text:p text:style-name="P28"><text:s text:c="18"/>theTriple.getVolume ());</text:p>
      <text:p text:style-name="P28"><text:s text:c="15"/>}</text:p>
      <text:p text:style-name="P28"><text:s text:c="12"/>}</text:p>
      <text:p text:style-name="P28"><text:s text:c="9"/>}</text:p>
      <text:p text:style-name="P28"><text:s text:c="6"/>}</text:p>
      <text:p text:style-name="P28"/>
      <text:p text:style-name="P42">//------------------------------------------------------------------------------</text:p>
      <text:p text:style-name="P28">// handleWitjException (theWitjException)</text:p>
      <text:p text:style-name="P28">//</text:p>
      <text:p text:style-name="P28">// Handles any exception thrown from WIT-J.</text:p>
      <text:p text:style-name="P28">//------------------------------------------------------------------------------</text:p>
      <text:p text:style-name="P28"/>
      <text:p text:style-name="P28"><text:s text:c="3"/>private void handleWitjException (WitjException theWitjException)</text:p>
      <text:p text:style-name="P28"><text:s text:c="6"/>{</text:p>
      <text:p text:style-name="P28"><text:s text:c="6"/>theWitjException.printStackTrace ();</text:p>
      <text:p text:style-name="P28"/>
      <text:p text:style-name="P28"><text:s text:c="6"/>if (! TerminalException.witjHasTerminated ())</text:p>
      <text:p text:style-name="P28"><text:s text:c="9"/>{</text:p>
      <text:p text:style-name="P28"><text:s text:c="9"/>if (myProblem != null)</text:p>
      <text:p text:style-name="P28"><text:s text:c="12"/>{</text:p>
      <text:p text:style-name="P28"><text:s text:c="12"/>if (myProblem.isActive ())</text:p>
      <text:p text:style-name="P28"><text:s text:c="15"/>{</text:p>
      <text:p text:style-name="P28"><text:s text:c="15"/>myProblem.deactivate ();</text:p>
      <text:p text:style-name="P28"><text:s text:c="15"/>}</text:p>
      <text:p text:style-name="P28"/>
      <text:p text:style-name="P28"><text:s text:c="12"/>myProblem = null;</text:p>
      <text:p text:style-name="P28"><text:s text:c="12"/>}</text:p>
      <text:p text:style-name="P28"><text:s text:c="9"/>}</text:p>
      <text:p text:style-name="P28"/>
      <text:p text:style-name="P28"><text:s text:c="6"/>System.out.printf (</text:p>
      <text:p text:style-name="P28"><text:s text:c="9"/>"%n"</text:p>
      <text:p text:style-name="P28"><text:s text:c="7"/>+ "WitJDemo1 is terminating due to the above exception.%n");</text:p>
      <text:p text:style-name="P28"/>
      <text:p text:style-name="P28"><text:s text:c="6"/>System.exit (3);</text:p>
      <text:p text:style-name="P28"><text:s text:c="6"/>}</text:p>
      <text:p text:style-name="P28">}</text:p>
      <text:p text:style-name="P28"/>
      <text:p text:style-name="P64"/>
      <text:p text:style-name="Main_20_Text">This program produces the following output:</text:p>
      <text:p text:style-name="P65"/>
      <text:p text:style-name="P27">Part C, Demand D, Period 0: <text:s text:c="9"/>shipVol = 20</text:p>
      <text:p text:style-name="P28">Part C, <text:s text:c="10"/>Period 0: pegged supplyVol = 20</text:p>
      <text:p text:style-name="P28"/>
      <text:p text:style-name="P28">Part C, Demand D, Period 1: <text:s text:c="9"/>shipVol = 20</text:p>
      <text:p text:style-name="P28">Part C, <text:s text:c="10"/>Period 1: pegged supplyVol = 10</text:p>
      <text:p text:style-name="P28">Part A, <text:s text:c="10"/>Period 0: pegged supplyVol = 10</text:p>
      <text:p text:style-name="P28"/>
      <text:p text:style-name="P28">Part C, Demand E, Period 0: <text:s text:c="9"/>shipVol = 20</text:p>
      <text:p text:style-name="P28">Part C, <text:s text:c="10"/>Period 0: pegged supplyVol = 10</text:p>
      <text:p text:style-name="P28">Part A, <text:s text:c="10"/>Period 0: pegged supplyVol = 10</text:p>
      <text:p text:style-name="P28"/>
      <text:p text:style-name="P28">Part C, Demand E, Period 1: <text:s text:c="9"/>shipVol = 10</text:p>
      <text:p text:style-name="P28">Part A, <text:s text:c="10"/>Period 0: pegged supplyVol = 10</text:p>
      <text:p text:style-name="P64"/>
      <text:list xml:id="list37557782" text:continue-list="list37564057" text:style-name="L1">
        <text:list-item>
          <text:h text:style-name="P162" text:outline-level="1"><text:reference-mark text:name="Table of Attributes"/>Table of Attributes</text:h>
        </text:list-item>
      </text:list>
      <text:p text:style-name="Main_20_Text">The following table lists all of the <text:span text:style-name="T5">Attributes</text:span> in WIT-J, along with their most important properties:</text:p>
      <text:p text:style-name="P50"><text:reference-mark text:name="Table 1"/>Table 1: Attribut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2">Attribute</text:p>
            </table:table-cell>
            <table:table-cell table:style-name="Table1.A1" office:value-type="string">
              <text:p text:style-name="P92">Value Type</text:p>
            </table:table-cell>
            <table:table-cell table:style-name="Table1.A1" office:value-type="string">
              <text:p text:style-name="P92">Applies To</text:p>
            </table:table-cell>
            <table:table-cell table:style-name="Table1.D1" office:value-type="string">
              <text:p text:style-name="P92">Modifiable?</text:p>
            </table:table-cell>
          </table:table-row>
        </table:table-header-rows>
        <table:table-row>
          <table:table-cell table:style-name="Table1.A2" office:value-type="string">
            <text:p text:style-name="P32">ACCELERATED</text:p>
          </table:table-cell>
          <table:table-cell table:style-name="Table1.A2" office:value-type="string">
            <text:p text:style-name="P33">Boolean</text:p>
          </table:table-cell>
          <table:table-cell table:style-name="Table1.A2" office:value-type="string">
            <text:p text:style-name="P33">Problem</text:p>
          </table:table-cell>
          <table:table-cell table:style-name="Table1.D2" office:value-type="boolean" office:boolean-value="false">
            <text:p text:style-name="P26">FALSE</text:p>
          </table:table-cell>
        </table:table-row>
        <table:table-row>
          <table:table-cell table:style-name="Table1.A2" office:value-type="string">
            <text:p text:style-name="P88">ACC_AFTER_OPT_IMP</text:p>
          </table:table-cell>
          <table:table-cell table:style-name="Table1.A2" office:value-type="string">
            <text:p text:style-name="P89">Boolean</text:p>
          </table:table-cell>
          <table:table-cell table:style-name="Table1.A2" office:value-type="string">
            <text:p text:style-name="P89">Problem</text:p>
          </table:table-cell>
          <table:table-cell table:style-name="Table1.D2" office:value-type="boolean" office:boolean-value="false">
            <text:p text:style-name="P58">FALSE</text:p>
          </table:table-cell>
        </table:table-row>
        <table:table-row>
          <table:table-cell table:style-name="Table1.A2" office:value-type="string">
            <text:p text:style-name="P32">ACC_AFTER_SOFT_L_B</text:p>
          </table:table-cell>
          <table:table-cell table:style-name="Table1.A2" office:value-type="string">
            <text:p text:style-name="P33">Boolean</text:p>
          </table:table-cell>
          <table:table-cell table:style-name="Table1.A2" office:value-type="string">
            <text:p text:style-name="P33">Problem</text:p>
          </table:table-cell>
          <table:table-cell table:style-name="Table1.D2" office:value-type="boolean" office:boolean-value="false">
            <text:p text:style-name="P26">FALSE</text:p>
          </table:table-cell>
        </table:table-row>
        <table:table-row>
          <table:table-cell table:style-name="Table1.A2" office:value-type="string">
            <text:p text:style-name="P32">ASAP_PIP_ORDER</text:p>
          </table:table-cell>
          <table:table-cell table:style-name="Table1.A2" office:value-type="string">
            <text:p text:style-name="P33">Boolean</text:p>
          </table:table-cell>
          <table:table-cell table:style-name="Table1.A2" office:value-type="string">
            <text:p text:style-name="P33">Part</text:p>
          </table:table-cell>
          <table:table-cell table:style-name="Table1.D2" office:value-type="boolean" office:boolean-value="false">
            <text:p text:style-name="P26">TRUE</text:p>
          </table:table-cell>
        </table:table-row>
        <table:table-row>
          <table:table-cell table:style-name="Table1.A2" office:value-type="string">
            <text:p text:style-name="P32">AUTO_PRIORITY</text:p>
          </table:table-cell>
          <table:table-cell table:style-name="Table1.A2" office:value-type="string">
            <text:p text:style-name="P33">Boolean</text:p>
          </table:table-cell>
          <table:table-cell table:style-name="Table1.A2" office:value-type="string">
            <text:p text:style-name="P33">Problem</text:p>
          </table:table-cell>
          <table:table-cell table:style-name="Table1.D2" office:value-type="boolean" office:boolean-value="false">
            <text:p text:style-name="P26">TRUE</text:p>
          </table:table-cell>
        </table:table-row>
        <table:table-row>
          <table:table-cell table:style-name="Table1.A2" office:value-type="string">
            <text:p text:style-name="P32">BOM_INDEX</text:p>
          </table:table-cell>
          <table:table-cell table:style-name="Table1.A2" office:value-type="string">
            <text:p text:style-name="P33">Integer</text:p>
          </table:table-cell>
          <table:table-cell table:style-name="Table1.A2" office:value-type="string">
            <text:p text:style-name="P33">BomEntry</text:p>
          </table:table-cell>
          <table:table-cell table:style-name="Table1.D2" office:value-type="boolean" office:boolean-value="false">
            <text:p text:style-name="P26">FALSE</text:p>
          </table:table-cell>
        </table:table-row>
        <table:table-row>
          <table:table-cell table:style-name="Table1.A2" office:value-type="string">
            <text:p text:style-name="P32">BOP_INDEX</text:p>
          </table:table-cell>
          <table:table-cell table:style-name="Table1.A2" office:value-type="string">
            <text:p text:style-name="P33">Integer</text:p>
          </table:table-cell>
          <table:table-cell table:style-name="Table1.A2" office:value-type="string">
            <text:p text:style-name="P33">BopEntry</text:p>
          </table:table-cell>
          <table:table-cell table:style-name="Table1.D2" office:value-type="boolean" office:boolean-value="false">
            <text:p text:style-name="P26">FALSE</text:p>
          </table:table-cell>
        </table:table-row>
        <table:table-row>
          <table:table-cell table:style-name="Table1.A2" office:value-type="string">
            <text:p text:style-name="P32">BOUNDED_LEAD_TIMES</text:p>
          </table:table-cell>
          <table:table-cell table:style-name="Table1.A2" office:value-type="string">
            <text:p text:style-name="P33">Boolean</text:p>
          </table:table-cell>
          <table:table-cell table:style-name="Table1.A2" office:value-type="string">
            <text:p text:style-name="P33">Part</text:p>
          </table:table-cell>
          <table:table-cell table:style-name="Table1.D2" office:value-type="boolean" office:boolean-value="false">
            <text:p text:style-name="P26">TRUE</text:p>
          </table:table-cell>
        </table:table-row>
        <table:table-row>
          <table:table-cell table:style-name="Table1.A2" office:value-type="string">
            <text:p text:style-name="P32">BOUNDS_VALUE</text:p>
          </table:table-cell>
          <table:table-cell table:style-name="Table1.A2" office:value-type="string">
            <text:p text:style-name="P33">Double</text:p>
          </table:table-cell>
          <table:table-cell table:style-name="Table1.A2" office:value-type="string">
            <text:p text:style-name="P33">Problem</text:p>
          </table:table-cell>
          <table:table-cell table:style-name="Table1.D2" office:value-type="boolean" office:boolean-value="false">
            <text:p text:style-name="P26">FALSE</text:p>
          </table:table-cell>
        </table:table-row>
        <table:table-row>
          <table:table-cell table:style-name="Table1.A2" office:value-type="string">
            <text:p text:style-name="P32">BUILD_AHEAD_U_B</text:p>
          </table:table-cell>
          <table:table-cell table:style-name="Table1.A2" office:value-type="string">
            <text:p text:style-name="P33">int[]</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BUILD_ASAP</text:p>
          </table:table-cell>
          <table:table-cell table:style-name="Table1.A2" office:value-type="string">
            <text:p text:style-name="P34">Boolean</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BUILD_NSTN</text:p>
          </table:table-cell>
          <table:table-cell table:style-name="Table1.A2" office:value-type="string">
            <text:p text:style-name="P34">Boolean</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COMPUTE_CRITICAL_LIST</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COMP_PRICE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ONS_RATE</text:p>
          </table:table-cell>
          <table:table-cell table:style-name="Table1.A2" office:value-type="string">
            <text:p text:style-name="P34">double[]</text:p>
          </table:table-cell>
          <table:table-cell table:style-name="Table1.A2" office:value-type="string">
            <text:p text:style-name="P34">BomEntry</text:p>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CONS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CPLEX_EMBEDDED</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PLEX_MIP_BOUND</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PLEX_MIP_REL_GAP</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PLEX_PAR_SPEC_DBL_VAL</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true">
            <text:p text:style-name="P26">TRUE</text:p>
          </table:table-cell>
        </table:table-row>
        <table:table-row>
          <table:table-cell table:style-name="Table1.A2" office:value-type="string">
            <text:p text:style-name="P35">CPLEX_PAR_SPEC_INT_VAL</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true">
            <text:p text:style-name="P26">TRUE</text:p>
          </table:table-cell>
        </table:table-row>
        <table:table-row>
          <table:table-cell table:style-name="Table1.A2" office:value-type="string">
            <text:p text:style-name="P35">CPLEX_PAR_SPEC_NAME</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true">
            <text:p text:style-name="P26">TRUE</text:p>
          </table:table-cell>
        </table:table-row>
        <table:table-row>
          <table:table-cell table:style-name="Table1.A2" office:value-type="string">
            <text:p text:style-name="P35">CPLEX_STATUS_CODE</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PLEX_STATUS_TEXT</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CUM_SHIP_BOUNDS</text:p>
          </table:table-cell>
          <table:table-cell table:style-name="Table1.A2" office:value-type="string">
            <text:p text:style-name="P34">BoundSet</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CUM_SHIP_REWARD</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CURRENT_OBJECTIVE</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CURRENT_SCENARIO</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DEMAND_NAME</text:p>
          </table:table-cell>
          <table:table-cell table:style-name="Table1.A2" office:value-type="string">
            <text:p text:style-name="P34">String</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DEMAND_VOL</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EARLIEST_PERIOD</text:p>
          </table:table-cell>
          <table:table-cell table:style-name="Table1.A2" office:value-type="string">
            <text:p text:style-name="P34">Integer</text:p>
          </table:table-cell>
          <table:table-cell table:style-name="Table1.A2" office:value-type="string">
            <text:p text:style-name="P34">BomEntry</text:p>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EQUITABILITY</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EXCESS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EXECUTABLE</text:p>
          </table:table-cell>
          <table:table-cell table:style-name="Table1.A2" office:value-type="string">
            <text:p text:style-name="P34">boolean[]</text:p>
          </table:table-cell>
          <table:table-cell table:style-name="Table1.A2" office:value-type="string">
            <text:p text:style-name="P34">Operation</text:p>
          </table:table-cell>
          <table:table-cell table:style-name="Table1.D2" office:value-type="boolean" office:boolean-value="false">
            <text:p text:style-name="P26">FALSE</text:p>
          </table:table-cell>
        </table:table-row>
        <table:table-row>
          <table:table-cell table:style-name="Table1.A2" office:value-type="string">
            <text:p text:style-name="P35">EXEC_BOUNDS</text:p>
          </table:table-cell>
          <table:table-cell table:style-name="Table1.A2" office:value-type="string">
            <text:p text:style-name="P34">BoundSet</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EXEC_COST</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EXEC_EMPTY_BOM</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EXEC_PENALTY</text:p>
          </table:table-cell>
          <table:table-cell table:style-name="Table1.A2" office:value-type="string">
            <text:p text:style-name="P34">Double</text:p>
          </table:table-cell>
          <table:table-cell table:style-name="Table1.A2" office:value-type="string">
            <text:p text:style-name="P34">Operation</text:p>
            <text:p text:style-name="P34">BomEntry</text:p>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EXEC_VOL</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EXP_ALLOWED</text:p>
          </table:table-cell>
          <table:table-cell table:style-name="Table1.A2" office:value-type="string">
            <text:p text:style-name="P34">Boolean</text:p>
          </table:table-cell>
          <table:table-cell table:style-name="Table1.A2" office:value-type="string">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EXP_AVERSION</text:p>
          </table:table-cell>
          <table:table-cell table:style-name="Table1.A2" office:value-type="string">
            <text:p text:style-name="P34">Double</text:p>
          </table:table-cell>
          <table:table-cell table:style-name="Table1.A2" office:value-type="string">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EXP_CUTOFF</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EXP_NET_AVERSION</text:p>
          </table:table-cell>
          <table:table-cell table:style-name="Table1.A2" office:value-type="string">
            <text:p text:style-name="P34">Double</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EXT_OPT_ACTIV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FALLOUT_RATE</text:p>
          </table:table-cell>
          <table:table-cell table:style-name="Table1.A2" office:value-type="string">
            <text:p text:style-name="P34">Double</text:p>
          </table:table-cell>
          <table:table-cell table:style-name="Table1.A2" office:value-type="string">
            <text:p text:style-name="P34">BomEntry</text:p>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FEASIBL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FOCUS_HORIZON</text:p>
          </table:table-cell>
          <table:table-cell table:style-name="Table1.A2" office:value-type="string">
            <text:p text:style-name="P34">Integer</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FOCUS_SHORTAGE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FORCED_MULTI_EQ</text:p>
          </table:table-cell>
          <table:table-cell table:style-name="Table1.A2" office:value-type="string">
            <text:p text:style-name="P34">Boolean</text:p>
          </table:table-cell>
          <table:table-cell table:style-name="Table1.A2" office:value-type="string">
            <text:p text:style-name="P34">Boolean</text:p>
          </table:table-cell>
          <table:table-cell table:style-name="Table1.D2" office:value-type="boolean" office:boolean-value="false">
            <text:p text:style-name="P26">TRUE</text:p>
          </table:table-cell>
        </table:table-row>
        <table:table-row>
          <table:table-cell table:style-name="Table1.A2" office:value-type="string">
            <text:p text:style-name="P35">FSS_EXEC_VOL</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FALSE</text:p>
          </table:table-cell>
        </table:table-row>
        <table:table-row>
          <table:table-cell table:style-name="Table1.A2" office:value-type="string">
            <text:p text:style-name="P36">FSS_SHIP_VOL</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FSS_SUB_VOL</text:p>
          </table:table-cell>
          <table:table-cell table:style-name="Table1.A2" office:value-type="string">
            <text:p text:style-name="P34">double[]</text:p>
          </table:table-cell>
          <table:table-cell table:style-name="Table1.A2" office:value-type="string">
            <text:p text:style-name="P34">Substitute</text:p>
          </table:table-cell>
          <table:table-cell table:style-name="Table1.D2" office:value-type="boolean" office:boolean-value="false">
            <text:p text:style-name="P26">FALSE</text:p>
          </table:table-cell>
        </table:table-row>
        <table:table-row>
          <table:table-cell table:style-name="Table1.A2" office:value-type="string">
            <text:p text:style-name="P35">HEUR_ALLOC_ACTIV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HIGH_PRECISION_W_D</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IMPACT_PERIOD</text:p>
          </table:table-cell>
          <table:table-cell table:style-name="Table1.A2" office:value-type="string">
            <text:p text:style-name="P34">int[]</text:p>
          </table:table-cell>
          <table:table-cell table:style-name="Table1.A2" office:value-type="string">
            <text:p text:style-name="P34">BomEntry</text:p>
            <text:p text:style-name="P34">Substitute</text:p>
            <text:p text:style-name="P34">BopEntry</text:p>
          </table:table-cell>
          <table:table-cell table:style-name="Table1.D2" office:value-type="boolean" office:boolean-value="false">
            <text:p text:style-name="P26">FALSE</text:p>
          </table:table-cell>
        </table:table-row>
        <table:table-row>
          <table:table-cell table:style-name="Table1.A2" office:value-type="string">
            <text:p text:style-name="P35">INC_LOT_SIZE</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INC_LOT_SIZE2</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INDEPENDENT_OFFSET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INT_EXEC_VOLS</text:p>
          </table:table-cell>
          <table:table-cell table:style-name="Table1.A2" office:value-type="string">
            <text:p text:style-name="P34">Boolean</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INT_SHIP_VOLS</text:p>
          </table:table-cell>
          <table:table-cell table:style-name="Table1.A2" office:value-type="string">
            <text:p text:style-name="P34">Boolean</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INT_SUB_VOLS</text:p>
          </table:table-cell>
          <table:table-cell table:style-name="Table1.A2" office:value-type="string">
            <text:p text:style-name="P34">Boolean</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LATEST_PERIOD</text:p>
          </table:table-cell>
          <table:table-cell table:style-name="Table1.A2" office:value-type="string">
            <text:p text:style-name="P34">Integer</text:p>
          </table:table-cell>
          <table:table-cell table:style-name="Table1.A2" office:value-type="string">
            <text:p text:style-name="P34">BomEntry</text:p>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LEAD_TIME_U_B</text:p>
          </table:table-cell>
          <table:table-cell table:style-name="Table1.A2" office:value-type="string">
            <text:p text:style-name="P34">int[]</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LOT_SIZE2_THRESH</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LOT_SIZE_TOL</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AND_E_C</text:p>
          </table:table-cell>
          <table:table-cell table:style-name="Table1.A2" office:value-type="string">
            <text:p text:style-name="P34">Boolean</text:p>
          </table:table-cell>
          <table:table-cell table:style-name="Table1.A2" office:value-type="string">
            <text:p text:style-name="P34">BomEntry</text:p>
          </table:table-cell>
          <table:table-cell table:style-name="Table1.D2" office:value-type="boolean" office:boolean-value="false">
            <text:p text:style-name="P26">TRUE</text:p>
          </table:table-cell>
        </table:table-row>
        <table:table-row>
          <table:table-cell table:style-name="Table1.A2" office:value-type="string">
            <text:p text:style-name="P35">MINIMAL_EXCES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MIN_LOT_SIZE</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MIN_LOT_SIZE2</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MIP_MOD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OD_HEUR_ALLOC</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RP_CONS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MRP_EXCESS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MRP_EXEC_VOL</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FALSE</text:p>
          </table:table-cell>
        </table:table-row>
        <table:table-row>
          <table:table-cell table:style-name="Table1.A2" office:value-type="string">
            <text:p text:style-name="P35">MRP_NET_ALLOWED</text:p>
          </table:table-cell>
          <table:table-cell table:style-name="Table1.A2" office:value-type="string">
            <text:p text:style-name="P34">Boolean</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MRP_RESIDUAL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MRP_SUB_VOL</text:p>
          </table:table-cell>
          <table:table-cell table:style-name="Table1.A2" office:value-type="string">
            <text:p text:style-name="P34">double[]</text:p>
          </table:table-cell>
          <table:table-cell table:style-name="Table1.A2" office:value-type="string">
            <text:p text:style-name="P34">Substitute</text:p>
          </table:table-cell>
          <table:table-cell table:style-name="Table1.D2" office:value-type="boolean" office:boolean-value="false">
            <text:p text:style-name="P26">FALSE</text:p>
          </table:table-cell>
        </table:table-row>
        <table:table-row>
          <table:table-cell table:style-name="Table1.A2" office:value-type="string">
            <text:p text:style-name="P35">MULTI_EXEC</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ULTI_OBJ_MOD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ULTI_OBJ_TOL</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MULTI_ROUT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NET_ALLOWED</text:p>
          </table:table-cell>
          <table:table-cell table:style-name="Table1.A2" office:value-type="string">
            <text:p text:style-name="P34">Boolean</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NSTN_RESIDUAL</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N_PERIODS</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N_SCENARIOS</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OBJECTIVE_LIST_SPEC</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OBJECTIVE_SEQ_NO</text:p>
          </table:table-cell>
          <table:table-cell table:style-name="Table1.A2" office:value-type="string">
            <text:p text:style-name="P34">Integer</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OBJECT_STAGE</text:p>
          </table:table-cell>
          <table:table-cell table:style-name="Table1.A2" office:value-type="string">
            <text:p text:style-name="P34">Integer</text:p>
          </table:table-cell>
          <table:table-cell table:style-name="Table1.A2" office:value-type="string">
            <text:p text:style-name="P34">Part</text:p>
            <text:p text:style-name="P34">Operation</text:p>
          </table:table-cell>
          <table:table-cell table:style-name="Table1.D2" office:value-type="boolean" office:boolean-value="false">
            <text:p text:style-name="P26">FALSE</text:p>
          </table:table-cell>
        </table:table-row>
        <table:table-row>
          <table:table-cell table:style-name="Table1.A2" office:value-type="string">
            <text:p text:style-name="P35">OBJ_VALUE</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OFFSET</text:p>
          </table:table-cell>
          <table:table-cell table:style-name="Table1.A2" office:value-type="string">
            <text:p text:style-name="P34">double[]</text:p>
          </table:table-cell>
          <table:table-cell table:style-name="Table1.A2" office:value-type="string">
            <text:p text:style-name="P34">BomEntry</text:p>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OPERATION_NAME</text:p>
          </table:table-cell>
          <table:table-cell table:style-name="Table1.A2" office:value-type="string">
            <text:p text:style-name="P34">String</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PART_NAME</text:p>
          </table:table-cell>
          <table:table-cell table:style-name="Table1.A2" office:value-type="string">
            <text:p text:style-name="P34">String</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PEN_EXEC</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ERF_PEGGING</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ERIOD_STAGE</text:p>
          </table:table-cell>
          <table:table-cell table:style-name="Table1.A2" office:value-type="string">
            <text:p text:style-name="P34">int[]</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GD_CRIT_LIST_MOD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IP_ENABLED</text:p>
          </table:table-cell>
          <table:table-cell table:style-name="Table1.A2" office:value-type="string">
            <text:p text:style-name="P34">Boolean</text:p>
          </table:table-cell>
          <table:table-cell table:style-name="Table1.A2" office:value-type="string">
            <text:p text:style-name="P34">Operation</text:p>
          </table:table-cell>
          <table:table-cell table:style-name="Table1.D2" office:value-type="boolean" office:boolean-value="true">
            <text:p text:style-name="P26">TRUE</text:p>
          </table:table-cell>
        </table:table-row>
        <table:table-row>
          <table:table-cell table:style-name="Table1.A2" office:value-type="string">
            <text:p text:style-name="P35">PIP_EXIST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PIP_RANK</text:p>
          </table:table-cell>
          <table:table-cell table:style-name="Table1.A2" office:value-type="string">
            <text:p text:style-name="P34">Integer</text:p>
          </table:table-cell>
          <table:table-cell table:style-name="Table1.A2" office:value-type="string">
            <text:p text:style-name="P34">Operation</text:p>
          </table:table-cell>
          <table:table-cell table:style-name="Table1.D2" office:value-type="boolean" office:boolean-value="true">
            <text:p text:style-name="P26">TRUE</text:p>
          </table:table-cell>
        </table:table-row>
        <table:table-row>
          <table:table-cell table:style-name="Table1.A2" office:value-type="string">
            <text:p text:style-name="P36">PIP_SEQ_FROM_HEUR</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OSTPROCESSED</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PREF_HIGH_STOCK_S_L_B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REPROCESSED</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PRIORITY</text:p>
          </table:table-cell>
          <table:table-cell table:style-name="Table1.A2" office:value-type="string">
            <text:p text:style-name="P34">int[]</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PROBABILITY</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PRODUCT_RATE</text:p>
          </table:table-cell>
          <table:table-cell table:style-name="Table1.A2" office:value-type="string">
            <text:p text:style-name="P34">double[]</text:p>
          </table:table-cell>
          <table:table-cell table:style-name="Table1.A2" office:value-type="string">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PROD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PROP_RTG</text:p>
          </table:table-cell>
          <table:table-cell table:style-name="Table1.A2" office:value-type="string">
            <text:p text:style-name="P34">boolean[]</text:p>
          </table:table-cell>
          <table:table-cell table:style-name="Table1.A2" office:value-type="string">
            <text:p text:style-name="P34">Part</text:p>
            <text:p text:style-name="P34">BomEntry</text:p>
          </table:table-cell>
          <table:table-cell table:style-name="Table1.D2" office:value-type="boolean" office:boolean-value="false">
            <text:p text:style-name="P26">TRUE</text:p>
          </table:table-cell>
        </table:table-row>
        <table:table-row>
          <table:table-cell table:style-name="Table1.A2" office:value-type="string">
            <text:p text:style-name="P35">REQ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RESIDUAL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RESPECT_STOCK_S_L_B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ROUND_REQ_VOL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ROUTING_SHARE</text:p>
          </table:table-cell>
          <table:table-cell table:style-name="Table1.A2" office:value-type="string">
            <text:p text:style-name="P34">double[]</text:p>
          </table:table-cell>
          <table:table-cell table:style-name="Table1.A2" office:value-type="string">
            <text:p text:style-name="P34">BomEntry</text:p>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SCRAP_ALLOWED</text:p>
          </table:table-cell>
          <table:table-cell table:style-name="Table1.A2" office:value-type="string">
            <text:p text:style-name="P34">Boolean</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SCRAP_COST</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SCRAP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SEARCH_INC</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SELECTION_RECOVERY</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SEL_FOR_DEL</text:p>
          </table:table-cell>
          <table:table-cell table:style-name="Table1.A2" office:value-type="string">
            <text:p text:style-name="P34">Boolean</text:p>
          </table:table-cell>
          <table:table-cell table:style-name="Table1.A2" office:value-type="string">
            <text:p text:style-name="P34">Part</text:p>
            <text:p text:style-name="P34">Demand</text:p>
            <text:p text:style-name="P34">Operation</text:p>
            <text:p text:style-name="P34">BomEntry</text:p>
            <text:p text:style-name="P34">Substitute</text:p>
            <text:p text:style-name="P34">BopEntry</text:p>
          </table:table-cell>
          <table:table-cell table:style-name="Table1.D2" office:value-type="boolean" office:boolean-value="false">
            <text:p text:style-name="P26">TRUE</text:p>
          </table:table-cell>
        </table:table-row>
        <table:table-row>
          <table:table-cell table:style-name="Table1.A2" office:value-type="string">
            <text:p text:style-name="P35">SEL_SPLIT</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HADOW_PRICE</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SHIP_LATE_ALLOWED</text:p>
          </table:table-cell>
          <table:table-cell table:style-name="Table1.A2" office:value-type="string">
            <text:p text:style-name="P34">Boolean</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SHIP_LATE_U_B</text:p>
          </table:table-cell>
          <table:table-cell table:style-name="Table1.A2" office:value-type="string">
            <text:p text:style-name="P34">int[]</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SHIP_REWARD</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SHIP_VOL</text:p>
          </table:table-cell>
          <table:table-cell table:style-name="Table1.A2" office:value-type="string">
            <text:p text:style-name="P34">double[]</text:p>
          </table:table-cell>
          <table:table-cell table:style-name="Table1.A2" office:value-type="string">
            <text:p text:style-name="P34">Demand</text:p>
          </table:table-cell>
          <table:table-cell table:style-name="Table1.D2" office:value-type="boolean" office:boolean-value="false">
            <text:p text:style-name="P26">TRUE</text:p>
          </table:table-cell>
        </table:table-row>
        <table:table-row>
          <table:table-cell table:style-name="Table1.A2" office:value-type="string">
            <text:p text:style-name="P35">SINGLE_SOURCE</text:p>
          </table:table-cell>
          <table:table-cell table:style-name="Table1.A2" office:value-type="string">
            <text:p text:style-name="P34">Boolean</text:p>
          </table:table-cell>
          <table:table-cell table:style-name="Table1.A2" office:value-type="string">
            <text:p text:style-name="P34">Part</text:p>
            <text:p text:style-name="P34">BomEntry</text:p>
          </table:table-cell>
          <table:table-cell table:style-name="Table1.D2" office:value-type="boolean" office:boolean-value="false">
            <text:p text:style-name="P26">TRUE</text:p>
          </table:table-cell>
        </table:table-row>
        <table:table-row>
          <table:table-cell table:style-name="Table1.A2" office:value-type="string">
            <text:p text:style-name="P35">SKIP_FAILURE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OLVER_LOG_FILE_NAME</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TAGE_BY_OBJECT</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TOCH_MOD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TOCH_SOLN_MODE</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STOCK_BOUNDS</text:p>
          </table:table-cell>
          <table:table-cell table:style-name="Table1.A2" office:value-type="string">
            <text:p text:style-name="P34">BoundSet</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STOCK_COST</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STOCK_REALLOCATION</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STOCK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FALSE</text:p>
          </table:table-cell>
        </table:table-row>
        <table:table-row>
          <table:table-cell table:style-name="Table1.A2" office:value-type="string">
            <text:p text:style-name="P35">SUB_COST</text:p>
          </table:table-cell>
          <table:table-cell table:style-name="Table1.A2" office:value-type="string">
            <text:p text:style-name="P34">double[]</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SUB_INDEX</text:p>
          </table:table-cell>
          <table:table-cell table:style-name="Table1.A2" office:value-type="string">
            <text:p text:style-name="P34">Integer</text:p>
          </table:table-cell>
          <table:table-cell table:style-name="Table1.A2" office:value-type="string">
            <text:p text:style-name="P34">Substitute</text:p>
          </table:table-cell>
          <table:table-cell table:style-name="Table1.D2" office:value-type="boolean" office:boolean-value="false">
            <text:p text:style-name="P26">FALSE</text:p>
          </table:table-cell>
        </table:table-row>
        <table:table-row>
          <table:table-cell table:style-name="Table1.A2" office:value-type="string">
            <text:p text:style-name="P35">SUB_VOL</text:p>
          </table:table-cell>
          <table:table-cell table:style-name="Table1.A2" office:value-type="string">
            <text:p text:style-name="P34">double[]</text:p>
          </table:table-cell>
          <table:table-cell table:style-name="Table1.A2" office:value-type="string">
            <text:p text:style-name="P34">Substitute</text:p>
          </table:table-cell>
          <table:table-cell table:style-name="Table1.D2" office:value-type="boolean" office:boolean-value="false">
            <text:p text:style-name="P26">TRUE</text:p>
          </table:table-cell>
        </table:table-row>
        <table:table-row>
          <table:table-cell table:style-name="Table1.A2" office:value-type="string">
            <text:p text:style-name="P35">SUPPLY_VOL</text:p>
          </table:table-cell>
          <table:table-cell table:style-name="Table1.A2" office:value-type="string">
            <text:p text:style-name="P34">double[]</text:p>
          </table:table-cell>
          <table:table-cell table:style-name="Table1.A2" office:value-type="string">
            <text:p text:style-name="P34">Part</text:p>
          </table:table-cell>
          <table:table-cell table:style-name="Table1.D2" office:value-type="boolean" office:boolean-value="false">
            <text:p text:style-name="P26">TRUE</text:p>
          </table:table-cell>
        </table:table-row>
        <table:table-row>
          <table:table-cell table:style-name="Table1.A2" office:value-type="string">
            <text:p text:style-name="P35">TIE_BREAK_PROP_RT</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TITLE</text:p>
          </table:table-cell>
          <table:table-cell table:style-name="Table1.A2" office:value-type="string">
            <text:p text:style-name="P34">String</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TRUNC_OFFSET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TWO_LEVEL_LOT_SIZES</text:p>
          </table:table-cell>
          <table:table-cell table:style-name="Table1.A2" office:value-type="string">
            <text:p text:style-name="P34">Boolean</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row>
          <table:table-cell table:style-name="Table1.A2" office:value-type="string">
            <text:p text:style-name="P35">TWO_WAY_MULTI_EXEC</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USER_HEUR_START</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USE_FOCUS_HORIZONS</text:p>
          </table:table-cell>
          <table:table-cell table:style-name="Table1.A2" office:value-type="string">
            <text:p text:style-name="P34">Boolean</text:p>
          </table:table-cell>
          <table:table-cell table:style-name="Table1.A2" office:value-type="string">
            <text:p text:style-name="P34">Problem</text:p>
          </table:table-cell>
          <table:table-cell table:style-name="Table1.D2" office:value-type="boolean" office:boolean-value="false">
            <text:p text:style-name="P26">FALSE</text:p>
          </table:table-cell>
        </table:table-row>
        <table:table-row>
          <table:table-cell table:style-name="Table1.A2" office:value-type="string">
            <text:p text:style-name="P35">WBOUNDS</text:p>
          </table:table-cell>
          <table:table-cell table:style-name="Table1.A2" office:value-type="string">
            <text:p text:style-name="P34">Double</text:p>
          </table:table-cell>
          <table:table-cell table:style-name="Table1.A2" office:value-type="string">
            <text:p text:style-name="P34">Problem</text:p>
          </table:table-cell>
          <table:table-cell table:style-name="Table1.D2" office:value-type="boolean" office:boolean-value="false">
            <text:p text:style-name="P26">TRUE</text:p>
          </table:table-cell>
        </table:table-row>
        <table:table-row>
          <table:table-cell table:style-name="Table1.A2" office:value-type="string">
            <text:p text:style-name="P35">YIELD_RATE</text:p>
          </table:table-cell>
          <table:table-cell table:style-name="Table1.A2" office:value-type="string">
            <text:p text:style-name="P34">double[]</text:p>
          </table:table-cell>
          <table:table-cell table:style-name="Table1.A2" office:value-type="string">
            <text:p text:style-name="P34">Operation</text:p>
          </table:table-cell>
          <table:table-cell table:style-name="Table1.D2" office:value-type="boolean" office:boolean-value="false">
            <text:p text:style-name="P26">TRUE</text:p>
          </table:table-cell>
        </table:table-row>
      </table:table>
      <text:p text:style-name="P18"/>
      <text:list xml:id="list37572848" text:continue-numbering="true" text:style-name="L1">
        <text:list-item>
          <text:h text:style-name="P162" text:outline-level="1"><text:reference-mark text:name="Class Listing"/>Class Listing</text:h>
        </text:list-item>
      </text:list>
      <text:p text:style-name="Default_20_Text">This section consists of an alphabetical annotated list of all public classes and <text:span text:style-name="T1">enums</text:span> in WIT-J. For each public class/enum, the following information is provided:</text:p>
      <text:list xml:id="list37340411" text:style-name="List_20_1">
        <text:list-item>
          <text:p text:style-name="First_20_Bullet">The location of the class/enum in the class hierarchy</text:p>
        </text:list-item>
        <text:list-item>
          <text:p text:style-name="Following_20_Bullet">Cross references to where detailed information on the class/enum can be found</text:p>
        </text:list-item>
        <text:list-item>
          <text:p text:style-name="Following_20_Bullet">An alphabetical list of the public methods of the class/enum, if it has any</text:p>
        </text:list-item>
        <text:list-item>
          <text:p text:style-name="Following_20_Bullet">A cross reference to where each public method is described</text:p>
        </text:list-item>
        <text:list-item>
          <text:p text:style-name="Following_20_Bullet">In the case of an enum, a list of its constants</text:p>
        </text:list-item>
      </text:list>
      <text:p text:style-name="Default_20_Text">Specifically, each cross reference gives the section number and starting page number of the <text:span text:style-name="T1">relevant</text:span> section. </text:p>
      <text:p text:style-name="Non-Skipping_20_Text">__________________________________________________________________________________________</text:p>
      <text:p text:style-name="Main_20_Text"><text:span text:style-name="T22">Class:<text:tab/></text:span><text:span text:style-name="T14">Attribute &lt;V&gt;</text:span></text:p>
      <text:p text:style-name="P47">java.lang.Object</text:p>
      <text:p text:style-name="P68"><text:s text:c="3"/><text:span text:style-name="T57">Attribute &lt;V&gt;</text:span></text:p>
      <text:p text:style-name="P53">Main Description:</text:p>
      <text:list xml:id="list37348825" text:style-name="List_20_1">
        <text:list-item>
          <text:p text:style-name="First_20_Bullet">Section <text:user-field-get style:data-style-name="N1" text:name="Intro_Attributes">6</text:user-field-get> (page <text:reference-ref text:reference-format="page" text:ref-name="Introduction to Attributes">12</text:reference-ref>): Introduction to <text:span text:style-name="T5">Attributes</text:span></text:p>
        </text:list-item>
        <text:list-item>
          <text:p text:style-name="Following_20_Bullet">Section <text:user-field-get style:data-style-name="N1" text:name="Setting_Attributes">7</text:user-field-get> (page <text:reference-ref text:reference-format="page" text:ref-name="Methods for Setting Attributes">14</text:reference-ref>): Methods for Setting <text:span text:style-name="T5">Attribute</text:span> Values</text:p>
        </text:list-item>
      </text:list>
      <text:list xml:id="list37338129" text:style-name="List_20_1">
        <text:list-item>
          <text:p text:style-name="Following_20_Bullet">Section <text:user-field-get style:data-style-name="N1" text:name="Retrieving_Attributes">8</text:user-field-get> (page <text:reference-ref text:reference-format="page" text:ref-name="Methods for Retrieving Attributes Values">16</text:reference-ref>): Methods for Retrieving <text:span text:style-name="T5">Attribute</text:span> Values</text:p>
        </text:list-item>
        <text:list-item>
          <text:p text:style-name="Following_20_Bullet">Section <text:user-field-get style:data-style-name="N1" text:name="Working_With_Attributes">9</text:user-field-get> (page <text:reference-ref text:reference-format="page" text:ref-name="Methods for Working with Attributes">18</text:reference-ref>): Methods for Working with <text:span text:style-name="T5">Attributes</text:span>.</text:p>
        </text:list-item>
        <text:list-item>
          <text:p text:style-name="Following_20_Bullet">Section <text:user-field-get style:data-style-name="N1" text:name="Table_of_Attributes">20</text:user-field-get> (page <text:reference-ref text:reference-format="page" text:ref-name="Table of Attributes">48</text:reference-ref>): Table of <text:s/><text:span text:style-name="T5">Attributes</text:span></text:p>
        </text:list-item>
      </text:list>
      <text:p text:style-name="P49">Public Methods:</text:p>
      <text:p text:style-name="P47"><text:bookmark-start text:name="SwXTextPosition261412112"/>appliesTo</text:p>
      <text:p text:style-name="P68"><text:bookmark-start text:name="SwXTextPosition2614121111321"/>a<text:bookmark-end text:name="SwXTextPosition2614121111321"/>sAttOfType</text:p>
      <text:p text:style-name="P68"><text:bookmark-end text:name="SwXTextPosition261412112"/>getAttributes</text:p>
      <text:p text:style-name="P68">getValueType</text:p>
      <text:p text:style-name="P68"><text:bookmark-start text:name="SwXTextPosition261412111121"/>hasDefaultValue<text:bookmark-end text:name="SwXTextPosition261412111121"/></text:p>
      <text:p text:style-name="P68">get<text:bookmark-start text:name="SwXTextPosition2614121111211"/>DefaultValue<text:bookmark-end text:name="SwXTextPosition2614121111211"/></text:p>
      <text:p text:style-name="P68">get<text:bookmark-start text:name="SwXTextPosition26141211112111"/>Default<text:bookmark-end text:name="SwXTextPosition26141211112111"/>BoundSet</text:p>
      <text:p text:style-name="P68"><text:bookmark-start text:name="SwXTextPosition2614121112"/>isModifiable</text:p>
      <text:p text:style-name="P68"><text:bookmark-end text:name="SwXTextPosition2614121112"/>isValidFor</text:p>
      <text:p text:style-name="P68"><text:bookmark-start text:name="SwXTextPosition2614121111311"/>toString</text:p>
      <text:p text:style-name="Main_20_Text">Each of these methods is described in Section <text:user-field-get style:data-style-name="N1" text:name="Working_With_Attributes">9</text:user-field-get> (page <text:reference-ref text:reference-format="page" text:ref-name="Methods for Working with Attributes">18</text:reference-ref>).</text:p>
      <text:p text:style-name="P49">Public Fields:</text:p>
      <text:p text:style-name="Main_20_Text">As explained in Section <text:user-field-get style:data-style-name="N1" text:name="Intro_Attributes">6</text:user-field-get>, generic class <text:span text:style-name="T5">Attribute &lt;V&gt;</text:span> has one public static final field for each instance. <text:s/>For example:</text:p>
      <text:p text:style-name="Main_20_Text"><text:span text:style-name="T22">Field:<text:tab/></text:span><text:span text:style-name="T13">static final Attribute &lt;double[]&gt; </text:span><text:span text:style-name="T14">SUPPLY_VOL</text:span></text:p>
      <text:p text:style-name="Main_20_Text">There are currently <text:user-field-get style:data-style-name="N1" text:name="nAttributes">148</text:user-field-get> <text:span text:style-name="T5">Attributes</text:span> in WIT-J. They are listed in Table 1 on page <text:reference-ref text:reference-format="page" text:ref-name="Table 1">48</text:reference-ref>.</text:p>
      <text:p text:style-name="Non-Skipping_20_Text"/>
      <text:p text:style-name="P44"><text:bookmark-end text:name="SwXTextPosition2614121111311"/>__________________________________________________________________________________________</text:p>
      <text:p text:style-name="Main_20_Text"><text:span text:style-name="T22">Class:<text:tab/></text:span><text:span text:style-name="T7">BadCharacterException</text:span></text:p>
      <text:p text:style-name="P46">java.lang.RunTimeException</text:p>
      <text:p text:style-name="P68"><text:s text:c="3"/>WitjException</text:p>
      <text:p text:style-name="P68"><text:s text:c="6"/>TerminalException</text:p>
      <text:p text:style-name="Non-Skipping_20_Text"><text:span text:style-name="T5"><text:s text:c="9"/></text:span><text:span text:style-name="T7">BadCharacterException</text:span></text:p>
      <text:p text:style-name="P53">Main Description:</text:p>
      <text:list xml:id="list37334000"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P49">Public Methods:</text:p>
      <text:p text:style-name="Main_20_Text"><text:span text:style-name="T16">getOffendingString <text:s/></text:span>Section <text:reference-ref text:reference-format="chapter" text:ref-name="Exceptions">17</text:reference-ref> (page <text:reference-ref text:reference-format="page" text:ref-name="Exceptions">38</text:reference-ref>)</text:p>
      <text:p text:style-name="Non-Skipping_20_Text">__________________________________________________________________________________________</text:p>
      <text:p text:style-name="Main_20_Text"><text:span text:style-name="T22">Class:<text:tab/></text:span><text:span text:style-name="T7">BomEntry</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Component</text:p>
      <text:p text:style-name="Non-Skipping_20_Text"><text:span text:style-name="T5"><text:s text:c="12"/></text:span><text:span text:style-name="T7">BomEntry</text:span></text:p>
      <text:p text:style-name="P53">Brief Description:</text:p>
      <text:list xml:id="list37343475"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47194" text:style-name="List_20_1">
        <text:list-item>
          <text:p text:style-name="P154">Section <text:user-field-get style:data-style-name="N1" text:name="Factory_Methods">4</text:user-field-get> (page <text:reference-ref text:reference-format="page" text:ref-name="Factory Methods">6</text:reference-ref>): Factory Methods</text:p>
        </text:list-item>
      </text:list>
      <text:list xml:id="list37349606" text:style-name="List_20_1">
        <text:list-item>
          <text:p text:style-name="Following_20_Bullet"><text:span text:style-name="T27">Section </text:span><text:span text:style-name="T27"><text:user-field-get style:data-style-name="N1" text:name="Navigation_Methods">5</text:user-field-get></text:span><text:span text:style-name="T27"> (page </text:span><text:span text:style-name="T27"><text:reference-ref text:reference-format="page" text:ref-name="Navigation Methods">9</text:reference-ref></text:span><text:span text:style-name="T27">): Navigation Methods</text:span></text:p>
        </text:list-item>
      </text:list>
      <text:list xml:id="list37348496" text:style-name="List_20_1">
        <text:list-item>
          <text:p text:style-name="Following_20_Bullet"><text:span text:style-name="T27">Section </text:span><text:span text:style-name="T27"><text:user-field-get style:data-style-name="N1" text:name="Table_of_Attributes">20</text:user-field-get></text:span><text:span text:style-name="T27"> (page </text:span><text:span text:style-name="T27"><text:reference-ref text:reference-format="page" text:ref-name="Table of Attributes">48</text:reference-ref></text:span><text:span text:style-name="T27">): Table of</text:span><text:span text:style-name="T5"> Attributes</text:span></text:p>
        </text:list-item>
      </text:list>
      <text:p text:style-name="P49">Public Methods:</text:p>
      <text:p text:style-name="Main_20_Text"><text:span text:style-name="T13">getOperation <text:s text:c="10"/></text:span><text:span text:style-name="T28">Section</text:span><text:span text:style-name="T27"> </text:span><text:span text:style-name="T27"><text:user-field-get style:data-style-name="N1" text:name="Navigation_Methods">5</text:user-field-get></text:span><text:span text:style-name="T27"> </text:span>(page <text:reference-ref text:reference-format="page" text:ref-name="Navigation Methods">9</text:reference-ref>)</text:p>
      <text:p text:style-name="Non-Skipping_20_Text"><text:span text:style-name="T13">getPart <text:s text:c="15"/></text:span><text:span text:style-name="T28">Section</text:span><text:span text:style-name="T27"> </text:span><text:span text:style-name="T27"><text:user-field-get style:data-style-name="N1" text:name="Navigation_Methods">5</text:user-field-get></text:span><text:span text:style-name="T27"> </text:span>(page <text:reference-ref text:reference-format="page" text:ref-name="Navigation Methods">9</text:reference-ref>)</text:p>
      <text:p text:style-name="Non-Skipping_20_Text"><text:span text:style-name="T13">getSubstitutes <text:s text:c="8"/></text:span><text:span text:style-name="T28">Section</text:span><text:span text:style-name="T27"> </text:span><text:span text:style-name="T27"><text:user-field-get style:data-style-name="N1" text:name="Navigation_Methods">5</text:user-field-get></text:span><text:span text:style-name="T27"> </text:span>(page <text:reference-ref text:reference-format="page" text:ref-name="Navigation Methods">9</text:reference-ref>)</text:p>
      <text:p text:style-name="Non-Skipping_20_Text"><text:span text:style-name="T13">getSubstitutesTo <text:s text:c="6"/></text:span><text:span text:style-name="T28">Section</text:span><text:span text:style-name="T27"> </text:span><text:span text:style-name="T27"><text:user-field-get style:data-style-name="N1" text:name="Navigation_Methods">5</text:user-field-get></text:span><text:span text:style-name="T27"> </text:span>(page <text:reference-ref text:reference-format="page" text:ref-name="Navigation Methods">9</text:reference-ref>)</text:p>
      <text:p text:style-name="Non-Skipping_20_Text"><text:span text:style-name="T13">getUniqueSubstituteTo <text:s/></text:span><text:span text:style-name="T28">Section</text:span><text:span text:style-name="T27"> </text:span><text:span text:style-name="T27"><text:user-field-get style:data-style-name="N1" text:name="Navigation_Methods">5</text:user-field-get></text:span><text:span text:style-name="T27"> </text:span>(page <text:reference-ref text:reference-format="page" text:ref-name="Navigation Methods">9</text:reference-ref>)</text:p>
      <text:p text:style-name="Non-Skipping_20_Text"><text:span text:style-name="T13">newInstance <text:s text:c="11"/></text:span><text:span text:style-name="T37">Section </text:span><text:span text:style-name="T27"><text:user-field-get style:data-style-name="N1" text:name="Factory_Methods">4</text:user-field-get></text:span><text:span text:style-name="T27"> </text:span>(page <text:reference-ref text:reference-format="page" text:ref-name="Factory Methods">6</text:reference-ref>)</text:p>
      <text:p text:style-name="Non-Skipping_20_Text"/>
      <text:p text:style-name="P44">__________________________________________________________________________________________</text:p>
      <text:p text:style-name="Main_20_Text"><text:span text:style-name="T22">Class:<text:tab/></text:span><text:span text:style-name="T7">BopEntry</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Component</text:p>
      <text:p text:style-name="Non-Skipping_20_Text"><text:span text:style-name="T5"><text:s text:c="12"/></text:span><text:span text:style-name="T7">BopEntry</text:span></text:p>
      <text:p text:style-name="P53">Brief Description:</text:p>
      <text:list xml:id="list37340415"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28872" text:style-name="List_20_1">
        <text:list-item>
          <text:p text:style-name="First_20_Bullet"><text:span text:style-name="T27">Section </text:span><text:user-field-get style:data-style-name="N1" text:name="Factory_Methods">4</text:user-field-get><text:span text:style-name="T27"> (page </text:span><text:span text:style-name="T27"><text:reference-ref text:reference-format="page" text:ref-name="Factory Methods">6</text:reference-ref></text:span><text:span text:style-name="T27">): Factory Methods</text:span></text:p>
        </text:list-item>
      </text:list>
      <text:list xml:id="list37336893" text:style-name="List_20_1">
        <text:list-item>
          <text:p text:style-name="Following_20_Bullet"><text:span text:style-name="T27">Section </text:span><text:user-field-get style:data-style-name="N1" text:name="Navigation_Methods">5</text:user-field-get><text:span text:style-name="T27"> (page </text:span><text:span text:style-name="T27"><text:reference-ref text:reference-format="page" text:ref-name="Navigation Methods">9</text:reference-ref></text:span><text:span text:style-name="T27">): Navigation Methods</text:span></text:p>
        </text:list-item>
      </text:list>
      <text:list xml:id="list37352191" text:style-name="List_20_1">
        <text:list-item>
          <text:p text:style-name="Following_20_Bullet"><text:span text:style-name="T27">Section </text:span><text:user-field-get style:data-style-name="N1" text:name="Pegging">11</text:user-field-get><text:span text:style-name="T27"> (page </text:span><text:span text:style-name="T27"><text:reference-ref text:reference-format="page" text:ref-name="Pegging Methods">28</text:reference-ref></text:span><text:span text:style-name="T27">): Pegging Methods</text:span></text:p>
        </text:list-item>
      </text:list>
      <text:list xml:id="list37325991" text:style-name="List_20_1">
        <text:list-item>
          <text:p text:style-name="Following_20_Bullet"><text:span text:style-name="T27">Section </text:span><text:user-field-get style:data-style-name="N1" text:name="Table_of_Attributes">20</text:user-field-get><text:span text:style-name="T27"> (page </text:span><text:span text:style-name="T27"><text:reference-ref text:reference-format="page" text:ref-name="Table of Attributes">48</text:reference-ref></text:span><text:span text:style-name="T27">): Table of</text:span><text:span text:style-name="T5"> Attributes</text:span></text:p>
        </text:list-item>
      </text:list>
      <text:p text:style-name="P49">Public Methods:</text:p>
      <text:p text:style-name="Main_20_Text"><text:span text:style-name="T15">getOperation <text:s/></text:span><text:span text:style-name="T29">Section </text:span><text:user-field-get style:data-style-name="N1" text:name="Navigation_Methods">5</text:user-field-get><text:span text:style-name="T29"> </text:span>(page <text:reference-ref text:reference-format="page" text:ref-name="Navigation Methods">9</text:reference-ref>)</text:p>
      <text:p text:style-name="Non-Skipping_20_Text"><text:span text:style-name="T15">getPart <text:s text:c="6"/></text:span><text:span text:style-name="T29">Section </text:span><text:user-field-get style:data-style-name="N1" text:name="Navigation_Methods">5</text:user-field-get><text:span text:style-name="T29"> </text:span>(page <text:reference-ref text:reference-format="page" text:ref-name="Navigation Methods">9</text:reference-ref>)</text:p>
      <text:p text:style-name="Non-Skipping_20_Text"><text:span text:style-name="T15">newInstance <text:s text:c="2"/></text:span><text:span text:style-name="T27">Section </text:span><text:user-field-get style:data-style-name="N1" text:name="Factory_Methods">4</text:user-field-get><text:span text:style-name="T27"> </text:span>(page <text:reference-ref text:reference-format="page" text:ref-name="Factory Methods">6</text:reference-ref>)</text:p>
      <text:p text:style-name="Main_20_Text">__________________________________________________________________________________________</text:p>
      <text:p text:style-name="Main_20_Text"><text:span text:style-name="T22">Class:<text:tab/></text:span><text:span text:style-name="T7">BoundSet</text:span></text:p>
      <text:p text:style-name="P47">java.lang.Object</text:p>
      <text:p text:style-name="Non-Skipping_20_Text"><text:span text:style-name="T5"><text:s text:c="3"/></text:span><text:span text:style-name="T7">BoundSet</text:span></text:p>
      <text:p text:style-name="P53">Main Description:</text:p>
      <text:list xml:id="list37341782" text:style-name="List_20_1">
        <text:list-item>
          <text:p text:style-name="First_20_Bullet">Section <text:user-field-get style:data-style-name="N1" text:name="Intro_Attributes">6</text:user-field-get> (page <text:reference-ref text:reference-format="page" text:ref-name="Introduction to Attributes">12</text:reference-ref>): Introduction to <text:span text:style-name="T5">Attributes</text:span></text:p>
        </text:list-item>
      </text:list>
      <text:p text:style-name="P24">Also Appears In:</text:p>
      <text:list xml:id="list37346566" text:style-name="List_20_1">
        <text:list-item>
          <text:p text:style-name="First_20_Bullet">Section <text:user-field-get style:data-style-name="N1" text:name="Setting_Attributes">7</text:user-field-get> (page <text:reference-ref text:reference-format="page" text:ref-name="Methods for Setting Attributes">14</text:reference-ref>): Methods for setting <text:span text:style-name="T5">Attribute</text:span> values</text:p>
        </text:list-item>
      </text:list>
      <text:list xml:id="list37338808" text:style-name="List_20_1">
        <text:list-item>
          <text:p text:style-name="Following_20_Bullet">Section <text:user-field-get style:data-style-name="N1" text:name="Retrieving_Attributes">8</text:user-field-get> (page <text:reference-ref text:reference-format="page" text:ref-name="Methods for Retrieving Attributes Values">16</text:reference-ref>): Methods for retrieving <text:span text:style-name="T5">Attribute</text:span> values</text:p>
        </text:list-item>
        <text:list-item>
          <text:p text:style-name="Following_20_Bullet">Section <text:user-field-get style:data-style-name="N1" text:name="Working_With_Attributes">9</text:user-field-get> (page <text:reference-ref text:reference-format="page" text:ref-name="Methods for Working with Attributes">18</text:reference-ref>): Methods for working with <text:span text:style-name="T5">Attributes</text:span>.</text:p>
        </text:list-item>
        <text:list-item>
          <text:p text:style-name="Following_20_Bullet">Section <text:user-field-get style:data-style-name="N1" text:name="Table_of_Attributes">20</text:user-field-get> (page <text:reference-ref text:reference-format="page" text:ref-name="Table of Attributes">48</text:reference-ref>): Table of <text:s/><text:span text:style-name="T5">Attributes</text:span></text:p>
        </text:list-item>
      </text:list>
      <text:p text:style-name="Non-Skipping_20_Text"/>
      <text:p text:style-name="P44">__________________________________________________________________________________________</text:p>
      <text:p text:style-name="Main_20_Text"><text:span text:style-name="T22">Class:<text:tab/></text:span><text:span text:style-name="T7">Component</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text:span text:style-name="T57">Component</text:span></text:p>
      <text:p text:style-name="P68"><text:s text:c="12"/>BomEntry</text:p>
      <text:p text:style-name="P69"><text:s text:c="12"/>BopEntry</text:p>
      <text:p text:style-name="P69"><text:s text:c="12"/>Demand</text:p>
      <text:p text:style-name="P69"><text:s text:c="12"/>Operation</text:p>
      <text:p text:style-name="P69"><text:s text:c="12"/>Part</text:p>
      <text:p text:style-name="P69"><text:s text:c="12"/>Problem</text:p>
      <text:p text:style-name="P69"><text:s text:c="12"/>Substitute</text:p>
      <text:p text:style-name="P53">Brief Description:</text:p>
      <text:list xml:id="list37328272"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55949" text:style-name="List_20_1">
        <text:list-item>
          <text:p text:style-name="P154">Many other sections</text:p>
        </text:list-item>
      </text:list>
      <text:p text:style-name="P49">Public Methods:</text:p>
      <text:p text:style-name="Main_20_Text">(Some of these method names are overloaded.)</text:p>
      <text:p text:style-name="Main_20_Text"><text:span text:style-name="T5">copyComponentData <text:s text:c="9"/></text:span><text:span text:style-name="T36">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text:span></text:p>
      <text:p text:style-name="Non-Skipping_20_Text"><text:span text:style-name="T5">get <text:s text:c="23"/></text:span><text:span text:style-name="T13">S</text:span><text:span text:style-name="T27">ection </text:span><text:user-field-get style:data-style-name="N1" text:name="Retrieving_Attributes">8</text:user-field-get> (page <text:reference-ref text:reference-format="page" text:ref-name="Methods for Retrieving Attributes Values">16</text:reference-ref>)</text:p>
      <text:p text:style-name="Non-Skipping_20_Text"><text:span text:style-name="T6">getBoundSet <text:s text:c="15"/></text:span><text:span text:style-name="T13">S</text:span><text:span text:style-name="T34">ection </text:span><text:span text:style-name="T35"><text:user-field-get style:data-style-name="N1" text:name="Retrieving_Attributes">8</text:user-field-get></text:span><text:span text:style-name="T35"> (page </text:span><text:span text:style-name="T35"><text:reference-ref text:reference-format="page" text:ref-name="Methods for Retrieving Attributes Values">16</text:reference-ref></text:span><text:span text:style-name="T35">)</text:span></text:p>
      <text:p text:style-name="Non-Skipping_20_Text"><text:span text:style-name="T6">getVector <text:s text:c="17"/></text:span><text:span text:style-name="T13">S</text:span><text:span text:style-name="T34">ection </text:span><text:span text:style-name="T35"><text:user-field-get style:data-style-name="N1" text:name="Retrieving_Attributes">8</text:user-field-get></text:span><text:span text:style-name="T35"> (page </text:span><text:span text:style-name="T35"><text:reference-ref text:reference-format="page" text:ref-name="Methods for Retrieving Attributes Values">16</text:reference-ref></text:span><text:span text:style-name="T35">)</text:span></text:p>
      <text:p text:style-name="Non-Skipping_20_Text"><text:span text:style-name="T5">getProblem <text:s text:c="16"/></text:span><text:span text:style-name="T13">S</text:span><text:span text:style-name="T27">ection </text:span><text:user-field-get style:data-style-name="N1" text:name="Navigation_Methods">5</text:user-field-get> (page <text:reference-ref text:reference-format="page" text:ref-name="Navigation Methods">9</text:reference-ref>)</text:p>
      <text:p text:style-name="Non-Skipping_20_Text"><text:bookmark-start text:name="SwXTextPosition2614121121"/><text:span text:style-name="T13">s</text:span><text:bookmark-end text:name="SwXTextPosition2614121121"/><text:span text:style-name="T13">et <text:s text:c="23"/>S</text:span><text:span text:style-name="T27">ection </text:span><text:user-field-get style:data-style-name="N1" text:name="Setting_Attributes">7</text:user-field-get> (page <text:reference-ref text:reference-format="page" text:ref-name="Methods for Setting Attributes">14</text:reference-ref>)</text:p>
      <text:p text:style-name="Non-Skipping_20_Text"><text:span text:style-name="T13">setBoundSet <text:s text:c="15"/>S</text:span><text:span text:style-name="T27">ection </text:span><text:user-field-get style:data-style-name="N1" text:name="Setting_Attributes">7</text:user-field-get> (page <text:reference-ref text:reference-format="page" text:ref-name="Methods for Setting Attributes">14</text:reference-ref>)</text:p>
      <text:p text:style-name="Non-Skipping_20_Text"><text:span text:style-name="T13">setBoundSetToScalars <text:s text:c="6"/>S</text:span><text:span text:style-name="T27">ection </text:span><text:user-field-get style:data-style-name="N1" text:name="Setting_Attributes">7</text:user-field-get> (page <text:reference-ref text:reference-format="page" text:ref-name="Methods for Setting Attributes">14</text:reference-ref>)</text:p>
      <text:p text:style-name="Non-Skipping_20_Text"><text:span text:style-name="T13">setVectorToScalar <text:s text:c="9"/>S</text:span><text:span text:style-name="T27">ection </text:span><text:user-field-get style:data-style-name="N1" text:name="Setting_Attributes">7</text:user-field-get> (page <text:reference-ref text:reference-format="page" text:ref-name="Methods for Setting Attributes">14</text:reference-ref>)</text:p>
      <text:p text:style-name="P44">__________________________________________________________________________________________</text:p>
      <text:p text:style-name="Main_20_Text"><text:span text:style-name="T22">Class:<text:tab/></text:span><text:span text:style-name="T7">Demand</text:span></text:p>
      <text:p text:style-name="P46">java.lang.Object</text:p>
      <text:p text:style-name="Non-Skipping_20_Text"><text:span text:style-name="T5"><text:s text:c="3"/></text:span><text:span text:style-name="T11">ThreadedObject</text:span></text:p>
      <text:p text:style-name="P68"><text:s text:c="6"/>PreservedObject</text:p>
      <text:p text:style-name="Non-Skipping_20_Text"><text:span text:style-name="T5"><text:s text:c="9"/></text:span><text:span text:style-name="T11">Component</text:span></text:p>
      <text:p text:style-name="P68"><text:s text:c="12"/><text:span text:style-name="T57">Demand</text:span></text:p>
      <text:p text:style-name="P53">Brief Description:</text:p>
      <text:list xml:id="list37355033"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42851"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
      <text:list xml:id="list37336181" text:style-name="List_20_1">
        <text:list-item>
          <text:p text:style-name="Following_20_Bullet"><text:span text:style-name="T27">Section </text:span><text:user-field-get style:data-style-name="N1" text:name="Navigation_Methods">5</text:user-field-get> <text:span text:style-name="T27">(page </text:span><text:span text:style-name="T27"><text:reference-ref text:reference-format="page" text:ref-name="Navigation Methods">9</text:reference-ref></text:span><text:span text:style-name="T27">): Navigation Methods</text:span></text:p>
        </text:list-item>
        <text:list-item>
          <text:p text:style-name="Following_20_Bullet">Section <text:user-field-get style:data-style-name="N1" text:name="Wrapper">10</text:user-field-get> (page <text:reference-ref text:reference-format="page" text:ref-name="Wrapper Methods">22</text:reference-ref>): Wrapper Methods</text:p>
        </text:list-item>
        <text:list-item>
          <text:p text:style-name="Following_20_Bullet">Section <text:user-field-get style:data-style-name="N1" text:name="Pegging">11</text:user-field-get> (page <text:reference-ref text:reference-format="page" text:ref-name="Pegging Methods">28</text:reference-ref>): Pegging Methods</text:p>
        </text:list-item>
      </text:list>
      <text:p text:style-name="P49">Public Methods:</text:p>
      <text:p text:style-name="Main_20_Text"><text:span text:style-name="T18">getCoExecVolPip <text:s text:c="2"/></text:span>Section <text:user-field-get style:data-style-name="N1" text:name="Pegging">11</text:user-field-get> (page <text:reference-ref text:reference-format="page" text:ref-name="Pegging Methods">28</text:reference-ref>)</text:p>
      <text:p text:style-name="Non-Skipping_20_Text"><text:span text:style-name="T18">getConsVolPip <text:s text:c="4"/></text:span>Section <text:user-field-get style:data-style-name="N1" text:name="Pegging">11</text:user-field-get> (page <text:reference-ref text:reference-format="page" text:ref-name="Pegging Methods">28</text:reference-ref>)</text:p>
      <text:p text:style-name="Non-Skipping_20_Text"><text:span text:style-name="T18">getExecVolPegging </text:span>Section <text:user-field-get style:data-style-name="N1" text:name="Pegging">11</text:user-field-get> (page <text:reference-ref text:reference-format="page" text:ref-name="Pegging Methods">28</text:reference-ref>)</text:p>
      <text:p text:style-name="Non-Skipping_20_Text"><text:span text:style-name="T18">getExecVolPip <text:s text:c="4"/></text:span>Section <text:user-field-get style:data-style-name="N1" text:name="Pegging">11</text:user-field-get> (page <text:reference-ref text:reference-format="page" text:ref-name="Pegging Methods">28</text:reference-ref>)</text:p>
      <text:p text:style-name="Non-Skipping_20_Text"><text:span text:style-name="T13">getPart <text:s text:c="10"/></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8">getProdVolPip <text:s text:c="4"/></text:span>Section <text:user-field-get style:data-style-name="N1" text:name="Pegging">11</text:user-field-get> (page <text:reference-ref text:reference-format="page" text:ref-name="Pegging Methods">28</text:reference-ref>)</text:p>
      <text:p text:style-name="Non-Skipping_20_Text"><text:span text:style-name="T18">getSideVolPip <text:s text:c="4"/></text:span>Section <text:user-field-get style:data-style-name="N1" text:name="Pegging">11</text:user-field-get> (page <text:reference-ref text:reference-format="page" text:ref-name="Pegging Methods">28</text:reference-ref>)</text:p>
      <text:p text:style-name="Non-Skipping_20_Text"><text:span text:style-name="T18">getSubVolPegging <text:s/></text:span>Section <text:user-field-get style:data-style-name="N1" text:name="Pegging">11</text:user-field-get> (page <text:reference-ref text:reference-format="page" text:ref-name="Pegging Methods">28</text:reference-ref>)</text:p>
      <text:p text:style-name="Non-Skipping_20_Text"><text:span text:style-name="T18">getSubVolPip <text:s text:c="5"/></text:span>Section <text:user-field-get style:data-style-name="N1" text:name="Pegging">11</text:user-field-get> (page <text:reference-ref text:reference-format="page" text:ref-name="Pegging Methods">28</text:reference-ref>)</text:p>
      <text:p text:style-name="Non-Skipping_20_Text"><text:span text:style-name="T18">getSupplyVolPip <text:s text:c="2"/></text:span>Section <text:user-field-get style:data-style-name="N1" text:name="Pegging">11</text:user-field-get> (page <text:reference-ref text:reference-format="page" text:ref-name="Pegging Methods">28</text:reference-ref>)</text:p>
      <text:p text:style-name="Non-Skipping_20_Text"><text:span text:style-name="T13">incHeurAlloc <text:s text:c="5"/></text:span><text:span text:style-name="T37">Section </text:span><text:user-field-get style:data-style-name="N1" text:name="Wrapper">10</text:user-field-get> (page <text:reference-ref text:reference-format="page" text:ref-name="Wrapper Methods">22</text:reference-ref>)</text:p>
      <text:p text:style-name="Non-Skipping_20_Text"><text:span text:style-name="T13">newInstance <text:s text:c="6"/></text:span><text:span text:style-name="T37">Section </text:span><text:user-field-get style:data-style-name="N1" text:name="Factory_Methods">4</text:user-field-get> (page <text:reference-ref text:reference-format="page" text:ref-name="Factory Methods">6</text:reference-ref>)</text:p>
      <text:p text:style-name="Non-Skipping_20_Text">__________________________________________________________________________________________</text:p>
      <text:p text:style-name="Main_20_Text"><text:span text:style-name="T22">Enum:<text:tab/></text:span><text:span text:style-name="T7">FileFormat</text:span></text:p>
      <text:p text:style-name="P46">java.lang.Enum</text:p>
      <text:p text:style-name="P68"><text:s text:c="3"/><text:span text:style-name="T57">FileFormat</text:span></text:p>
      <text:p text:style-name="P53">Main Description:</text:p>
      <text:list xml:id="list37340301" text:style-name="List_20_1">
        <text:list-item>
          <text:p text:style-name="First_20_Bullet">Section <text:user-field-get style:data-style-name="N1" text:name="Wrapper">10</text:user-field-get> (page <text:reference-ref text:reference-format="page" text:ref-name="Wrapper Methods">22</text:reference-ref>): Wrapper Methods</text:p>
        </text:list-item>
      </text:list>
      <text:p text:style-name="P49">Constants:</text:p>
      <text:list xml:id="list37337131" text:style-name="List_20_1">
        <text:list-item>
          <text:p text:style-name="P151">BSV</text:p>
        </text:list-item>
        <text:list-item>
          <text:p text:style-name="P110">CSV</text:p>
        </text:list-item>
      </text:list>
      <text:p text:style-name="Non-Skipping_20_Text"/>
      <text:p text:style-name="P44">__________________________________________________________________________________________</text:p>
      <text:p text:style-name="Main_20_Text"><text:span text:style-name="T22">Class:<text:tab/></text:span><text:span text:style-name="T7">InternalErrorException</text:span></text:p>
      <text:p text:style-name="P46">java.lang.RunTimeException</text:p>
      <text:p text:style-name="P68"><text:s text:c="3"/>WitjException</text:p>
      <text:p text:style-name="P68"><text:s text:c="6"/>TerminalException</text:p>
      <text:p text:style-name="Non-Skipping_20_Text"><text:span text:style-name="T5"><text:s text:c="9"/></text:span><text:span text:style-name="T7">InternalErrorException</text:span></text:p>
      <text:p text:style-name="P53">Main Description:</text:p>
      <text:list xml:id="list37343434" text:style-name="List_20_1">
        <text:list-item>
          <text:p text:style-name="First_20_Bullet">Section <text:reference-ref text:reference-format="chapter" text:ref-name="Exceptions">17</text:reference-ref> (page <text:reference-ref text:reference-format="page" text:ref-name="Exceptions">38</text:reference-ref>): Exceptions</text:p>
        </text:list-item>
      </text:list>
      <text:p text:style-name="Non-Skipping_20_Text">__________________________________________________________________________________________</text:p>
      <text:p text:style-name="Main_20_Text"><text:span text:style-name="T22">Enum:<text:tab/></text:span><text:span text:style-name="T14">MessageGroup</text:span></text:p>
      <text:p text:style-name="P46">java.lang.Enum</text:p>
      <text:p text:style-name="P68"><text:s text:c="3"/><text:span text:style-name="T57">MessageGroup</text:span></text:p>
      <text:p text:style-name="P53">Main Description:</text:p>
      <text:list xml:id="list37331268" text:style-name="List_20_1">
        <text:list-item>
          <text:p text:style-name="First_20_Bullet">Section <text:user-field-get style:data-style-name="N1" text:name="Message">13</text:user-field-get> (page <text:reference-ref text:reference-format="page" text:ref-name="Message Control Methods">32</text:reference-ref>): Message Control Methods</text:p>
        </text:list-item>
      </text:list>
      <text:p text:style-name="P49">Constants:</text:p>
      <text:list xml:id="list37349792" text:style-name="List_20_1">
        <text:list-item>
          <text:p text:style-name="P151">INFORMATIONAL</text:p>
        </text:list-item>
        <text:list-item>
          <text:p text:style-name="P110">WARNING</text:p>
        </text:list-item>
      </text:list>
      <text:p text:style-name="Main_20_Text"/>
      <text:p text:style-name="P37">__________________________________________________________________________________________</text:p>
      <text:p text:style-name="Main_20_Text"><text:span text:style-name="T22">Class:<text:tab/></text:span><text:span text:style-name="T14">MessageMgr</text:span></text:p>
      <text:p text:style-name="P46">java.lang.Object</text:p>
      <text:p text:style-name="Non-Skipping_20_Text"><text:span text:style-name="T5"><text:s text:c="3"/></text:span><text:span text:style-name="T11">ThreadedObject</text:span></text:p>
      <text:p text:style-name="P68"><text:s text:c="6"/>PreservedObject</text:p>
      <text:p text:style-name="Non-Skipping_20_Text"><text:span text:style-name="T5"><text:s text:c="9"/></text:span><text:span text:style-name="T7">MessageMgr</text:span></text:p>
      <text:p text:style-name="P53">Main Description:</text:p>
      <text:list xml:id="list37352352"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list xml:id="list37337876" text:style-name="List_20_1">
        <text:list-item>
          <text:p text:style-name="Following_20_Bullet">Section <text:user-field-get style:data-style-name="N1" text:name="Message">13</text:user-field-get> (page <text:reference-ref text:reference-format="page" text:ref-name="Message Control Methods">32</text:reference-ref>): Message Control Methods</text:p>
        </text:list-item>
      </text:list>
      <text:p text:style-name="P24">Also Appears In:</text:p>
      <text:list xml:id="list37341259"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item>
          <text:p text:style-name="Following_20_Bullet"><text:span text:style-name="T27">Section </text:span><text:user-field-get style:data-style-name="N1" text:name="Memory">14</text:user-field-get> <text:span text:style-name="T27">(page </text:span><text:span text:style-name="T27"><text:reference-ref text:reference-format="page" text:ref-name="Memory Management">34</text:reference-ref></text:span><text:span text:style-name="T27">): Memory Management</text:span></text:p>
        </text:list-item>
      </text:list>
      <text:p text:style-name="P49">Public Methods:</text:p>
      <text:p text:style-name="P47">flushFile</text:p>
      <text:p text:style-name="P68">getMesgFileAccessMode</text:p>
      <text:p text:style-name="P68">getMesgFileName</text:p>
      <text:p text:style-name="P68">getMesgTimesPrint</text:p>
      <text:p text:style-name="P68">isQuiet</text:p>
      <text:p text:style-name="P68">setMesgFileAccessMode</text:p>
      <text:p text:style-name="P68">setMesgFileName</text:p>
      <text:p text:style-name="Non-Skipping_20_Text"><text:span text:style-name="T16">setMesgTimesPrint </text:span>(Overloaded)</text:p>
      <text:p text:style-name="P68">setQuiet</text:p>
      <text:p text:style-name="Main_20_Text">Each of these methods is described in Section <text:user-field-get style:data-style-name="N1" text:name="Message">13</text:user-field-get> (page <text:reference-ref text:reference-format="page" text:ref-name="Message Control Methods">32</text:reference-ref>).</text:p>
      <text:p text:style-name="P44">__________________________________________________________________________________________</text:p>
      <text:p text:style-name="Main_20_Text"><text:span text:style-name="T22">Class:<text:tab/></text:span><text:span text:style-name="T14">Operation</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Component</text:p>
      <text:p text:style-name="Non-Skipping_20_Text"><text:span text:style-name="T5"><text:s text:c="12"/></text:span><text:span text:style-name="T7">Operation</text:span></text:p>
      <text:p text:style-name="P53">Brief Description:</text:p>
      <text:list xml:id="list37354014"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25746"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
      <text:list xml:id="list37357437" text:style-name="List_20_1">
        <text:list-item>
          <text:p text:style-name="Following_20_Bullet"><text:span text:style-name="T27">Section </text:span><text:user-field-get style:data-style-name="N1" text:name="Navigation_Methods">5</text:user-field-get> <text:span text:style-name="T27">(page </text:span><text:span text:style-name="T27"><text:reference-ref text:reference-format="page" text:ref-name="Navigation Methods">9</text:reference-ref></text:span><text:span text:style-name="T27">): Navigation Methods</text:span></text:p>
        </text:list-item>
      </text:list>
      <text:list xml:id="list37343608" text:style-name="List_20_1">
        <text:list-item>
          <text:p text:style-name="Following_20_Bullet"><text:span text:style-name="T27">Section </text:span><text:user-field-get style:data-style-name="N1" text:name="Pegging">11</text:user-field-get> <text:span text:style-name="T27">(page </text:span><text:span text:style-name="T27"><text:reference-ref text:reference-format="page" text:ref-name="Pegging Methods">28</text:reference-ref></text:span><text:span text:style-name="T27">): Pegging Methods</text:span></text:p>
        </text:list-item>
      </text:list>
      <text:list xml:id="list37326501" text:style-name="List_20_1">
        <text:list-item>
          <text:p text:style-name="Following_20_Bullet"><text:span text:style-name="T27">Section </text:span><text:user-field-get style:data-style-name="N1" text:name="Table_of_Attributes">20</text:user-field-get> <text:span text:style-name="T27">(page </text:span><text:span text:style-name="T27"><text:reference-ref text:reference-format="page" text:ref-name="Table of Attributes">48</text:reference-ref></text:span><text:span text:style-name="T27">): Table of</text:span><text:span text:style-name="T5"> Attributes</text:span></text:p>
        </text:list-item>
      </text:list>
      <text:p text:style-name="P49">Public Methods:</text:p>
      <text:p text:style-name="Main_20_Text"><text:span text:style-name="T13">getBomEntries <text:s text:c="7"/></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BomEntriesTo <text:s text:c="5"/></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BopEntries <text:s text:c="7"/></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BopEntriesTo <text:s text:c="5"/></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8">getCoExecVolPip <text:s text:c="5"/></text:span>Section <text:user-field-get style:data-style-name="N1" text:name="Pegging">11</text:user-field-get> (page <text:reference-ref text:reference-format="page" text:ref-name="Pegging Methods">28</text:reference-ref>)</text:p>
      <text:p text:style-name="Non-Skipping_20_Text"><text:span text:style-name="T18">getConsVolPip <text:s text:c="7"/></text:span>Section <text:user-field-get style:data-style-name="N1" text:name="Pegging">11</text:user-field-get> (page <text:reference-ref text:reference-format="page" text:ref-name="Pegging Methods">28</text:reference-ref>)</text:p>
      <text:p text:style-name="Non-Skipping_20_Text"><text:span text:style-name="T18">getExecVolPip <text:s text:c="7"/></text:span>Section <text:user-field-get style:data-style-name="N1" text:name="Pegging">11</text:user-field-get> (page <text:reference-ref text:reference-format="page" text:ref-name="Pegging Methods">28</text:reference-ref>)</text:p>
      <text:p text:style-name="Non-Skipping_20_Text"><text:span text:style-name="T18">getProdVolPip <text:s text:c="7"/></text:span>Section <text:user-field-get style:data-style-name="N1" text:name="Pegging">11</text:user-field-get> (page <text:reference-ref text:reference-format="page" text:ref-name="Pegging Methods">28</text:reference-ref>)</text:p>
      <text:p text:style-name="Non-Skipping_20_Text"><text:span text:style-name="T18">getSideVolPip <text:s text:c="7"/></text:span>Section <text:user-field-get style:data-style-name="N1" text:name="Pegging">11</text:user-field-get> (page <text:reference-ref text:reference-format="page" text:ref-name="Pegging Methods">28</text:reference-ref>)</text:p>
      <text:p text:style-name="Non-Skipping_20_Text"><text:span text:style-name="T18">getSubVolPip <text:s text:c="8"/></text:span>Section <text:user-field-get style:data-style-name="N1" text:name="Pegging">11</text:user-field-get> (page <text:reference-ref text:reference-format="page" text:ref-name="Pegging Methods">28</text:reference-ref>)</text:p>
      <text:p text:style-name="Non-Skipping_20_Text"><text:span text:style-name="T18">getSupplyVolPip <text:s text:c="5"/></text:span>Section <text:user-field-get style:data-style-name="N1" text:name="Pegging">11</text:user-field-get> (page <text:reference-ref text:reference-format="page" text:ref-name="Pegging Methods">28</text:reference-ref>)</text:p>
      <text:p text:style-name="Non-Skipping_20_Text"><text:span text:style-name="T13">getUniqueBomEntryTo <text:s/></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UniqueBopEntryTo <text:s/></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newInstance <text:s text:c="9"/></text:span><text:span text:style-name="T37">Section </text:span><text:user-field-get style:data-style-name="N1" text:name="Factory_Methods">4</text:user-field-get> (page <text:reference-ref text:reference-format="page" text:ref-name="Factory Methods">6</text:reference-ref>)</text:p>
      <text:p text:style-name="Main_20_Text">__________________________________________________________________________________________</text:p>
      <text:p text:style-name="Main_20_Text"><text:span text:style-name="T22">Enum:<text:tab/></text:span><text:span text:style-name="T14">OptInitMethod</text:span></text:p>
      <text:p text:style-name="P46">java.lang.Enum</text:p>
      <text:p text:style-name="P68"><text:s text:c="3"/><text:span text:style-name="T57">OptInitMethod</text:span></text:p>
      <text:p text:style-name="P53">Main Description:</text:p>
      <text:list xml:id="list37342257" text:style-name="List_20_1">
        <text:list-item>
          <text:p text:style-name="First_20_Bullet"><text:span text:style-name="T27">Section </text:span><text:user-field-get style:data-style-name="N1" text:name="Quasi_Attribute">12</text:user-field-get> <text:span text:style-name="T27">(page </text:span><text:span text:style-name="T27"><text:reference-ref text:reference-format="page" text:ref-name="Quasi-Attribute Methods">30</text:reference-ref></text:span><text:span text:style-name="T27">):</text:span> Quasi-Attribute Methods</text:p>
        </text:list-item>
      </text:list>
      <text:p text:style-name="P93">Constants:</text:p>
      <text:list xml:id="list37331206" text:style-name="List_20_1">
        <text:list-item>
          <text:p text:style-name="P159">HEURISTIC</text:p>
        </text:list-item>
        <text:list-item>
          <text:p text:style-name="P120">ACCELERATED</text:p>
        </text:list-item>
        <text:list-item>
          <text:p text:style-name="P120">SCHEDULE</text:p>
        </text:list-item>
        <text:list-item>
          <text:p text:style-name="P110">CRASH</text:p>
        </text:list-item>
      </text:list>
      <text:p text:style-name="P44">__________________________________________________________________________________________</text:p>
      <text:p text:style-name="Main_20_Text"><text:span text:style-name="T22">Class:<text:tab/></text:span><text:span text:style-name="T7">OutOfMemoryException</text:span></text:p>
      <text:p text:style-name="P46">java.lang.RunTimeException</text:p>
      <text:p text:style-name="P68"><text:s text:c="3"/>WitjException</text:p>
      <text:p text:style-name="P68"><text:s text:c="6"/>TerminalException</text:p>
      <text:p text:style-name="Non-Skipping_20_Text"><text:span text:style-name="T5"><text:s text:c="9"/></text:span><text:span text:style-name="T7">OutOfMemoryException</text:span></text:p>
      <text:p text:style-name="P53">Main Description:</text:p>
      <text:list xml:id="list37352471"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Non-Skipping_20_Text">__________________________________________________________________________________________</text:p>
      <text:p text:style-name="Main_20_Text"><text:span text:style-name="T22">Class:<text:tab/></text:span><text:span text:style-name="T14">Part</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Component</text:p>
      <text:p text:style-name="Non-Skipping_20_Text"><text:span text:style-name="T5"><text:s text:c="12"/></text:span><text:span text:style-name="T7">Part</text:span></text:p>
      <text:p text:style-name="P53">Brief Description:</text:p>
      <text:list xml:id="list37345384"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46395"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
      <text:list xml:id="list37331330" text:style-name="List_20_1">
        <text:list-item>
          <text:p text:style-name="Following_20_Bullet"><text:span text:style-name="T27">Section </text:span><text:user-field-get style:data-style-name="N1" text:name="Navigation_Methods">5</text:user-field-get> <text:span text:style-name="T27">(page </text:span><text:span text:style-name="T27"><text:reference-ref text:reference-format="page" text:ref-name="Navigation Methods">9</text:reference-ref></text:span><text:span text:style-name="T27">): Navigation Methods</text:span></text:p>
        </text:list-item>
      </text:list>
      <text:list xml:id="list37352442" text:style-name="List_20_1">
        <text:list-item>
          <text:p text:style-name="Following_20_Bullet"><text:span text:style-name="T27">Section </text:span><text:user-field-get style:data-style-name="N1" text:name="Pegging">11</text:user-field-get> <text:span text:style-name="T27">(page </text:span><text:span text:style-name="T27"><text:reference-ref text:reference-format="page" text:ref-name="Pegging Methods">28</text:reference-ref></text:span><text:span text:style-name="T27">): Pegging Methods</text:span></text:p>
        </text:list-item>
      </text:list>
      <text:list xml:id="list37328888" text:style-name="List_20_1">
        <text:list-item>
          <text:p text:style-name="First_20_Bullet"><text:span text:style-name="T27">Section </text:span><text:user-field-get style:data-style-name="N1" text:name="Quasi_Attribute">12</text:user-field-get> <text:span text:style-name="T27">(page </text:span><text:span text:style-name="T27"><text:reference-ref text:reference-format="page" text:ref-name="Quasi-Attribute Methods">30</text:reference-ref></text:span><text:span text:style-name="T27">):</text:span> Quasi-Attribute Methods</text:p>
        </text:list-item>
      </text:list>
      <text:list xml:id="list37328449" text:style-name="List_20_1">
        <text:list-item>
          <text:p text:style-name="Following_20_Bullet"><text:span text:style-name="T27">Section </text:span><text:user-field-get style:data-style-name="N1" text:name="Table_of_Attributes">20</text:user-field-get> <text:span text:style-name="T27">(page </text:span><text:span text:style-name="T27"><text:reference-ref text:reference-format="page" text:ref-name="Table of Attributes">48</text:reference-ref></text:span><text:span text:style-name="T27">): Table of</text:span><text:span text:style-name="T5"> Attributes</text:span></text:p>
        </text:list-item>
      </text:list>
      <text:p text:style-name="P49">Public Methods:</text:p>
      <text:p text:style-name="Main_20_Text"><text:span text:style-name="T13">getBomEntries <text:s text:c="2"/></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BopEntries <text:s text:c="2"/></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Category <text:s text:c="4"/></text:span><text:span text:style-name="T28">Section </text:span><text:user-field-get style:data-style-name="N1" text:name="Quasi_Attribute">12</text:user-field-get> (page <text:reference-ref text:reference-format="page" text:ref-name="Quasi-Attribute Methods">30</text:reference-ref>)</text:p>
      <text:p text:style-name="Non-Skipping_20_Text"><text:span text:style-name="T13">getDemand <text:s text:c="6"/></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Demands <text:s text:c="5"/></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getSubstitutes <text:s/></text:span><text:span text:style-name="T28">Section </text:span><text:user-field-get style:data-style-name="N1" text:name="Navigation_Methods">5</text:user-field-get> (page <text:reference-ref text:reference-format="page" text:ref-name="Navigation Methods">9</text:reference-ref>)</text:p>
      <text:p text:style-name="Non-Skipping_20_Text"><text:span text:style-name="T13">newInstance <text:s text:c="4"/></text:span><text:span text:style-name="T37">Section </text:span><text:user-field-get style:data-style-name="N1" text:name="Factory_Methods">4</text:user-field-get> (page <text:reference-ref text:reference-format="page" text:ref-name="Factory Methods">6</text:reference-ref>)</text:p>
      <text:p text:style-name="Non-Skipping_20_Text"/>
      <text:p text:style-name="P44">__________________________________________________________________________________________</text:p>
      <text:p text:style-name="Main_20_Text"><text:span text:style-name="T22">Enum:<text:tab/></text:span><text:span text:style-name="T14">Part.Category</text:span></text:p>
      <text:p text:style-name="P46">java.lang.Enum</text:p>
      <text:p text:style-name="P68"><text:s text:c="3"/><text:span text:style-name="T57">Part.Category</text:span></text:p>
      <text:p text:style-name="P53">Main Description:</text:p>
      <text:list xml:id="list37349197"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
      <text:p text:style-name="P24">Also Appears In:</text:p>
      <text:list xml:id="list37335138" text:style-name="List_20_1">
        <text:list-item>
          <text:p text:style-name="First_20_Bullet"><text:span text:style-name="T27">Section </text:span><text:user-field-get style:data-style-name="N1" text:name="Quasi_Attribute">12</text:user-field-get> <text:span text:style-name="T27">(page </text:span><text:span text:style-name="T27"><text:reference-ref text:reference-format="page" text:ref-name="Quasi-Attribute Methods">30</text:reference-ref></text:span><text:span text:style-name="T27">):</text:span> Quasi-Attribute Methods</text:p>
        </text:list-item>
      </text:list>
      <text:p text:style-name="P49">Constants:</text:p>
      <text:list xml:id="list37355685" text:style-name="List_20_1">
        <text:list-item>
          <text:p text:style-name="P151">MATERIAL</text:p>
        </text:list-item>
        <text:list-item>
          <text:p text:style-name="P151">CAPACITY</text:p>
        </text:list-item>
      </text:list>
      <text:p text:style-name="P67">__________________________________________________________________________________________</text:p>
      <text:p text:style-name="Main_20_Text"><text:span text:style-name="T40">Class:<text:tab/></text:span><text:span text:style-name="T12">PeggingTriple &lt;C extends Component&gt;</text:span></text:p>
      <text:p text:style-name="P46">java.lang.Object</text:p>
      <text:p text:style-name="Non-Skipping_20_Text"><text:span text:style-name="T5"><text:s text:c="3"/></text:span><text:span text:style-name="T12">PeggingTriple &lt;C extends Component&gt;</text:span></text:p>
      <text:p text:style-name="P53">Main Description:</text:p>
      <text:list xml:id="list37329935" text:style-name="List_20_1">
        <text:list-item>
          <text:p text:style-name="First_20_Bullet">Section <text:user-field-get style:data-style-name="N1" text:name="Pegging">11</text:user-field-get> (page <text:reference-ref text:reference-format="page" text:ref-name="Pegging Methods">28</text:reference-ref>): Pegging Methods</text:p>
        </text:list-item>
      </text:list>
      <text:p text:style-name="P49">Public Methods:</text:p>
      <text:p text:style-name="P47">getPeriod</text:p>
      <text:p text:style-name="P68">getRoot</text:p>
      <text:p text:style-name="P68">getVolume</text:p>
      <text:p text:style-name="P68">toString</text:p>
      <text:p text:style-name="Main_20_Text">Each of these methods is described in Section <text:user-field-get style:data-style-name="N1" text:name="Pegging">11</text:user-field-get> (page <text:reference-ref text:reference-format="page" text:ref-name="Pegging Methods">28</text:reference-ref>).</text:p>
      <text:p text:style-name="P71"/>
      <text:p text:style-name="P44">__________________________________________________________________________________________</text:p>
      <text:p text:style-name="Main_20_Text"><text:span text:style-name="T22">Class:<text:tab/></text:span><text:span text:style-name="T14">PreservedObject</text:span></text:p>
      <text:p text:style-name="P46">java.lang.Object</text:p>
      <text:p text:style-name="P68"><text:s text:c="3"/><text:span text:style-name="T57">PreservedObject</text:span></text:p>
      <text:p text:style-name="P68"><text:s text:c="6"/><text:span text:style-name="T40">Component</text:span></text:p>
      <text:p text:style-name="P68"><text:s text:c="9"/>BomEntry</text:p>
      <text:p text:style-name="P69"><text:s text:c="9"/>BopEntry</text:p>
      <text:p text:style-name="P69"><text:s text:c="9"/>Demand</text:p>
      <text:p text:style-name="P69"><text:s text:c="9"/>Operation</text:p>
      <text:p text:style-name="P69"><text:s text:c="9"/>Problem</text:p>
      <text:p text:style-name="P69"><text:s text:c="9"/>Part</text:p>
      <text:p text:style-name="P69"><text:s text:c="9"/>Substitute</text:p>
      <text:p text:style-name="P69"><text:s text:c="6"/>MessageMgr</text:p>
      <text:p text:style-name="P53">Main Description:</text:p>
      <text:list xml:id="list37334223" text:style-name="List_20_1">
        <text:list-item>
          <text:p text:style-name="First_20_Bullet">Section <text:user-field-get style:data-style-name="N1" text:name="Memory">14</text:user-field-get> (page <text:reference-ref text:reference-format="page" text:ref-name="Memory Management">34</text:reference-ref>): Memory Management</text:p>
        </text:list-item>
      </text:list>
      <text:p text:style-name="P49">Public Methods:</text:p>
      <text:p text:style-name="Main_20_Text"><text:span text:style-name="T6">isActive <text:s/></text:span>Section <text:user-field-get style:data-style-name="N1" text:name="Memory">14</text:user-field-get> (page <text:reference-ref text:reference-format="page" text:ref-name="Memory Management">34</text:reference-ref>)</text:p>
      <text:p text:style-name="Non-Skipping_20_Text"><text:span text:style-name="T6">toString <text:s/></text:span>Section <text:user-field-get style:data-style-name="N1" text:name="Memory">14</text:user-field-get> (page <text:reference-ref text:reference-format="page" text:ref-name="Memory Management">34</text:reference-ref>)</text:p>
      <text:p text:style-name="Non-Skipping_20_Text">__________________________________________________________________________________________</text:p>
      <text:p text:style-name="Main_20_Text"><text:span text:style-name="T22">Class:<text:tab/></text:span><text:span text:style-name="T14">Problem</text:span></text:p>
      <text:p text:style-name="P46">java.lang.Object</text:p>
      <text:p text:style-name="Non-Skipping_20_Text"><text:span text:style-name="T5"><text:s text:c="3"/></text:span><text:span text:style-name="T11">ThreadedObject</text:span></text:p>
      <text:p text:style-name="Non-Skipping_20_Text"><text:span text:style-name="T5"><text:s text:c="6"/></text:span><text:span text:style-name="T11">PreservedObject</text:span></text:p>
      <text:p text:style-name="P70"><text:s text:c="9"/>Component</text:p>
      <text:p text:style-name="Non-Skipping_20_Text"><text:span text:style-name="T6"><text:s text:c="12"/></text:span><text:span text:style-name="T7">Problem</text:span></text:p>
      <text:p text:style-name="P53">Brief Description:</text:p>
      <text:list xml:id="list37335869"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49">Also Appears In:</text:p>
      <text:list xml:id="list37329445" text:style-name="List_20_1">
        <text:list-item>
          <text:p text:style-name="P154">Many other sections</text:p>
        </text:list-item>
      </text:list>
      <text:p text:style-name="P51">Public Methods:</text:p>
      <text:p text:style-name="Non-Skipping_20_Text"><text:span text:style-name="T6">addDblCplexParSpec <text:s text:c="5"/></text:span><text:span text:style-name="T35">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 </text:span></text:p>
      <text:p text:style-name="Non-Skipping_20_Text"><text:span text:style-name="T6">addIntCplexParSpec <text:s text:c="5"/></text:span><text:span text:style-name="T35">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 </text:span></text:p>
      <text:p text:style-name="Non-Skipping_20_Text"><text:span text:style-name="T15">appendToPipSeq <text:s text:c="9"/></text:span><text:span text:style-name="T34">Section </text:span><text:span text:style-name="T6"><text:user-field-get style:data-style-name="N1" text:name="Pegging">11</text:user-field-get></text:span><text:span text:style-name="T6"> </text:span><text:span text:style-name="T34">(page </text:span><text:span text:style-name="T34"><text:reference-ref text:reference-format="page" text:ref-name="Pegging Methods">28</text:reference-ref></text:span><text:span text:style-name="T34">)</text:span></text:p>
      <text:p text:style-name="Non-Skipping_20_Text"><text:span text:style-name="T6">buildPip <text:s text:c="15"/></text:span><text:span text:style-name="T35">Section </text:span><text:span text:style-name="T35"><text:user-field-get style:data-style-name="N1" text:name="Pegging">11</text:user-field-get></text:span><text:span text:style-name="T35"> (page </text:span><text:span text:style-name="T35"><text:reference-ref text:reference-format="page" text:ref-name="Pegging Methods">28</text:reference-ref></text:span><text:span text:style-name="T35">)</text:span></text:p>
      <text:p text:style-name="Non-Skipping_20_Text"><text:span text:style-name="T6">clearCplexParSpecs <text:s text:c="5"/></text:span><text:span text:style-name="T35">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 <text:s/></text:span></text:p>
      <text:p text:style-name="Non-Skipping_20_Text"><text:span text:style-name="T6">clearData <text:s text:c="14"/></text:span>Section <text:user-field-get style:data-style-name="N1" text:name="Deactivation">15</text:user-field-get> (page <text:reference-ref text:reference-format="page" text:ref-name="Problem Transforming Methods">36</text:reference-ref>)</text:p>
      <text:p text:style-name="Non-Skipping_20_Text"><text:span text:style-name="T6">clearPegging <text:s text:c="11"/></text:span>Section <text:user-field-get style:data-style-name="N1" text:name="Pegging">11</text:user-field-get> (page <text:reference-ref text:reference-format="page" text:ref-name="Pegging Methods">28</text:reference-ref>)</text:p>
      <text:p text:style-name="Non-Skipping_20_Text"><text:span text:style-name="T15">clearPipSeq <text:s text:c="12"/></text:span><text:span text:style-name="T34">Section </text:span><text:span text:style-name="T6"><text:user-field-get style:data-style-name="N1" text:name="Pegging">11</text:user-field-get></text:span><text:span text:style-name="T6"> </text:span><text:span text:style-name="T34">(page </text:span><text:span text:style-name="T34"><text:reference-ref text:reference-format="page" text:ref-name="Pegging Methods">28</text:reference-ref></text:span><text:span text:style-name="T34">)</text:span></text:p>
      <text:p text:style-name="Non-Skipping_20_Text"><text:span text:style-name="T18">clearStochSoln <text:s text:c="9"/></text:span>Section <text:user-field-get style:data-style-name="N1" text:name="Deactivation">15</text:user-field-get> (page <text:reference-ref text:reference-format="page" text:ref-name="Wrapper Methods">22</text:reference-ref>) </text:p>
      <text:p text:style-name="Non-Skipping_20_Text"><text:span text:style-name="T6">copyData <text:s text:c="15"/></text:span>Section <text:user-field-get style:data-style-name="N1" text:name="Deactivation">15</text:user-field-get> (page <text:reference-ref text:reference-format="page" text:ref-name="Problem Transforming Methods">36</text:reference-ref>)</text:p>
      <text:p text:style-name="Non-Skipping_20_Text"><text:span text:style-name="T6">deactivate <text:s text:c="13"/></text:span>Section <text:user-field-get style:data-style-name="N1" text:name="Memory">14</text:user-field-get> (page <text:reference-ref text:reference-format="page" text:ref-name="Memory Management">34</text:reference-ref>)</text:p>
      <text:p text:style-name="Non-Skipping_20_Text"><text:span text:style-name="T5">displayData <text:s text:c="12"/></text:span>Section <text:user-field-get style:data-style-name="N1" text:name="Wrapper">10</text:user-field-get> (page <text:reference-ref text:reference-format="page" text:ref-name="Wrapper Methods">22</text:reference-ref>) </text:p>
      <text:p text:style-name="Non-Skipping_20_Text"><text:span text:style-name="T6">eqHeurAlloc <text:s text:c="12"/></text:span>Section <text:user-field-get style:data-style-name="N1" text:name="Wrapper">10</text:user-field-get> (page <text:reference-ref text:reference-format="page" text:ref-name="Wrapper Methods">22</text:reference-ref>) </text:p>
      <text:p text:style-name="Non-Skipping_20_Text"><text:span text:style-name="T18">evalObjectives <text:s text:c="9"/></text:span>Section <text:user-field-get style:data-style-name="N1" text:name="Wrapper">10</text:user-field-get> (page <text:reference-ref text:reference-format="page" text:ref-name="Wrapper Methods">22</text:reference-ref>) </text:p>
      <text:p text:style-name="Non-Skipping_20_Text"><text:span text:style-name="T18">finishHeurAlloc <text:s text:c="8"/></text:span>Section <text:user-field-get style:data-style-name="N1" text:name="Wrapper">10</text:user-field-get> (page <text:reference-ref text:reference-format="page" text:ref-name="Wrapper Methods">22</text:reference-ref>) </text:p>
      <text:p text:style-name="Non-Skipping_20_Text"><text:span text:style-name="T18">generatePriorities <text:s text:c="5"/></text:span>Section <text:user-field-get style:data-style-name="N1" text:name="Wrapper">10</text:user-field-get> (page <text:reference-ref text:reference-format="page" text:ref-name="Wrapper Methods">22</text:reference-ref>) </text:p>
      <text:p text:style-name="Non-Skipping_20_Text"><text:span text:style-name="T15">getBelowList <text:s text:c="11"/></text:span><text:span text:style-name="T30">Section </text:span><text:span text:style-name="T30"><text:user-field-get style:data-style-name="N1" text:name="Wrapper">10</text:user-field-get></text:span><text:span text:style-name="T30"> (page </text:span><text:span text:style-name="T30"><text:reference-ref text:reference-format="page" text:ref-name="Wrapper Methods">22</text:reference-ref></text:span><text:span text:style-name="T30">) </text:span></text:p>
      <text:p text:style-name="Non-Skipping_20_Text"><text:span text:style-name="T6">getBomEntries <text:s text:c="10"/></text:span>Section <text:user-field-get style:data-style-name="N1" text:name="Navigation_Methods">5</text:user-field-get> (page <text:reference-ref text:reference-format="page" text:ref-name="Navigation Methods">9</text:reference-ref>)</text:p>
      <text:p text:style-name="Non-Skipping_20_Text"><text:span text:style-name="T6">getBopEntries <text:s text:c="10"/></text:span>Section <text:user-field-get style:data-style-name="N1" text:name="Navigation_Methods">5</text:user-field-get> (page <text:reference-ref text:reference-format="page" text:ref-name="Navigation Methods">9</text:reference-ref>)</text:p>
      <text:p text:style-name="Non-Skipping_20_Text"><text:span text:style-name="T6">getComponents <text:s text:c="10"/></text:span>Section <text:user-field-get style:data-style-name="N1" text:name="Navigation_Methods">5</text:user-field-get> (page <text:reference-ref text:reference-format="page" text:ref-name="Navigation Methods">9</text:reference-ref>)</text:p>
      <text:p text:style-name="Non-Skipping_20_Text"><text:span text:style-name="T6">getCriticalList <text:s text:c="8"/></text:span>Section <text:user-field-get style:data-style-name="N1" text:name="Wrapper">10</text:user-field-get> (page <text:reference-ref text:reference-format="page" text:ref-name="Wrapper Methods">22</text:reference-ref>) </text:p>
      <text:p text:style-name="Non-Skipping_20_Text"><text:span text:style-name="T6">getDblCplexParSpec <text:s text:c="5"/></text:span><text:span text:style-name="T35">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 </text:span></text:p>
      <text:p text:style-name="Non-Skipping_20_Text"><text:span text:style-name="T6">getDemands <text:s text:c="13"/></text:span>Section <text:user-field-get style:data-style-name="N1" text:name="Navigation_Methods">5</text:user-field-get> (page <text:reference-ref text:reference-format="page" text:ref-name="Navigation Methods">9</text:reference-ref>)</text:p>
      <text:p text:style-name="Non-Skipping_20_Text"><text:span text:style-name="T15">getExpCycle <text:s text:c="12"/></text:span><text:span text:style-name="T30">Section </text:span><text:span text:style-name="T30"><text:user-field-get style:data-style-name="N1" text:name="Wrapper">10</text:user-field-get></text:span><text:span text:style-name="T30"> (page </text:span><text:span text:style-name="T30"><text:reference-ref text:reference-format="page" text:ref-name="Wrapper Methods">22</text:reference-ref></text:span><text:span text:style-name="T30">) </text:span></text:p>
      <text:p text:style-name="Non-Skipping_20_Text"><text:span text:style-name="T6">getIntCplexParSpec <text:s text:c="5"/></text:span><text:span text:style-name="T35">Section </text:span><text:span text:style-name="T35"><text:user-field-get style:data-style-name="N1" text:name="Wrapper">10</text:user-field-get></text:span><text:span text:style-name="T35"> (page </text:span><text:span text:style-name="T35"><text:reference-ref text:reference-format="page" text:ref-name="Wrapper Methods">22</text:reference-ref></text:span><text:span text:style-name="T35">) </text:span></text:p>
      <text:p text:style-name="Non-Skipping_20_Text"><text:span text:style-name="T6">getMessageMgr <text:s text:c="10"/></text:span>Section <text:user-field-get style:data-style-name="N1" text:name="Message">13</text:user-field-get> (page <text:reference-ref text:reference-format="page" text:ref-name="Message Control Methods">32</text:reference-ref>)</text:p>
      <text:p text:style-name="Non-Skipping_20_Text"><text:span text:style-name="T6">getNDemandsCreated <text:s text:c="5"/></text:span>Section <text:user-field-get style:data-style-name="N1" text:name="Navigation_Methods">5</text:user-field-get> (page <text:reference-ref text:reference-format="page" text:ref-name="Navigation Methods">9</text:reference-ref>)</text:p>
      <text:p text:style-name="Non-Skipping_20_Text"><text:span text:style-name="T6">getNOperationsCreated <text:s text:c="2"/></text:span>Section <text:user-field-get style:data-style-name="N1" text:name="Navigation_Methods">5</text:user-field-get> (page <text:reference-ref text:reference-format="page" text:ref-name="Navigation Methods">9</text:reference-ref>)</text:p>
      <text:p text:style-name="Non-Skipping_20_Text"><text:span text:style-name="T6">getNPartsCreated <text:s text:c="7"/></text:span>Section <text:user-field-get style:data-style-name="N1" text:name="Navigation_Methods">5</text:user-field-get> (page <text:reference-ref text:reference-format="page" text:ref-name="Navigation Methods">9</text:reference-ref>)</text:p>
      <text:p text:style-name="Non-Skipping_20_Text"><text:span text:style-name="T15">getObjectiveList <text:s text:c="7"/></text:span><text:span text:style-name="T34">Section </text:span><text:span text:style-name="T6"><text:user-field-get style:data-style-name="N1" text:name="Quasi_Attribute">12</text:user-field-get></text:span><text:span text:style-name="T6"> </text:span><text:span text:style-name="T34">(page </text:span><text:span text:style-name="T34"><text:reference-ref text:reference-format="page" text:ref-name="Quasi-Attribute Methods">30</text:reference-ref></text:span><text:span text:style-name="T34">)</text:span></text:p>
      <text:p text:style-name="Non-Skipping_20_Text"><text:span text:style-name="T6">getOperation <text:s text:c="11"/></text:span>Section <text:user-field-get style:data-style-name="N1" text:name="Navigation_Methods">5</text:user-field-get> (page <text:reference-ref text:reference-format="page" text:ref-name="Navigation Methods">9</text:reference-ref>)</text:p>
      <text:p text:style-name="Non-Skipping_20_Text"><text:span text:style-name="T6">getOperations <text:s text:c="10"/></text:span>Section <text:user-field-get style:data-style-name="N1" text:name="Navigation_Methods">5</text:user-field-get> (page <text:reference-ref text:reference-format="page" text:ref-name="Navigation Methods">9</text:reference-ref>)</text:p>
      <text:p text:style-name="Non-Skipping_20_Text"><text:span text:style-name="T15">getOptInitMethod <text:s text:c="7"/></text:span><text:span text:style-name="T34">Section </text:span><text:span text:style-name="T6"><text:user-field-get style:data-style-name="N1" text:name="Quasi_Attribute">12</text:user-field-get></text:span><text:span text:style-name="T6"> </text:span><text:span text:style-name="T34">(page </text:span><text:span text:style-name="T34"><text:reference-ref text:reference-format="page" text:ref-name="Quasi-Attribute Methods">30</text:reference-ref></text:span><text:span text:style-name="T34">)</text:span></text:p>
      <text:p text:style-name="Non-Skipping_20_Text"><text:span text:style-name="T6">getPart <text:s text:c="16"/></text:span>Section <text:user-field-get style:data-style-name="N1" text:name="Navigation_Methods">5</text:user-field-get> (page <text:reference-ref text:reference-format="page" text:ref-name="Navigation Methods">9</text:reference-ref>)</text:p>
      <text:p text:style-name="Non-Skipping_20_Text"><text:span text:style-name="T6">getParts <text:s text:c="15"/></text:span>Section <text:user-field-get style:data-style-name="N1" text:name="Navigation_Methods">5</text:user-field-get> (page <text:reference-ref text:reference-format="page" text:ref-name="Navigation Methods">9</text:reference-ref>)</text:p>
      <text:p text:style-name="Non-Skipping_20_Text"><text:span text:style-name="T15">getPgdCritList <text:s text:c="9"/></text:span><text:span text:style-name="T30">Section </text:span><text:span text:style-name="T30"><text:user-field-get style:data-style-name="N1" text:name="Wrapper">10</text:user-field-get></text:span><text:span text:style-name="T30"> (page </text:span><text:span text:style-name="T30"><text:reference-ref text:reference-format="page" text:ref-name="Wrapper Methods">22</text:reference-ref></text:span><text:span text:style-name="T30">) </text:span></text:p>
      <text:p text:style-name="Non-Skipping_20_Text"><text:span text:style-name="T15">getPipSeq <text:s text:c="14"/></text:span><text:span text:style-name="T39">Section</text:span><text:span text:style-name="T27"> </text:span><text:user-field-get style:data-style-name="N1" text:name="Pegging">11</text:user-field-get> <text:span text:style-name="T27">(page </text:span><text:span text:style-name="T27"><text:reference-ref text:reference-format="page" text:ref-name="Pegging Methods">28</text:reference-ref></text:span><text:span text:style-name="T27">)</text:span></text:p>
      <text:p text:style-name="Non-Skipping_20_Text"><text:span text:style-name="T15">getSortedOperations <text:s text:c="4"/></text:span><text:span text:style-name="T30">Section </text:span><text:span text:style-name="T30"><text:user-field-get style:data-style-name="N1" text:name="Wrapper">10</text:user-field-get></text:span><text:span text:style-name="T30"> (page </text:span><text:span text:style-name="T30"><text:reference-ref text:reference-format="page" text:ref-name="Wrapper Methods">22</text:reference-ref></text:span><text:span text:style-name="T30">) </text:span></text:p>
      <text:p text:style-name="Non-Skipping_20_Text"><text:span text:style-name="T15">getSortedParts <text:s text:c="9"/></text:span><text:span text:style-name="T30">Section </text:span><text:span text:style-name="T30"><text:user-field-get style:data-style-name="N1" text:name="Wrapper">10</text:user-field-get></text:span><text:span text:style-name="T30"> (page </text:span><text:span text:style-name="T30"><text:reference-ref text:reference-format="page" text:ref-name="Wrapper Methods">22</text:reference-ref></text:span><text:span text:style-name="T30">) </text:span></text:p>
      <text:p text:style-name="Non-Skipping_20_Text"><text:span text:style-name="T6">getSubstitutes <text:s text:c="9"/></text:span>Section <text:user-field-get style:data-style-name="N1" text:name="Navigation_Methods">5</text:user-field-get> (page <text:reference-ref text:reference-format="page" text:ref-name="Navigation Methods">9</text:reference-ref>)</text:p>
      <text:p text:style-name="Non-Skipping_20_Text"><text:span text:style-name="T18">heurImplode <text:s text:c="12"/></text:span>Section <text:user-field-get style:data-style-name="N1" text:name="Wrapper">10</text:user-field-get> (page <text:reference-ref text:reference-format="page" text:ref-name="Wrapper Methods">22</text:reference-ref>) </text:p>
      <text:p text:style-name="Non-Skipping_20_Text"><text:span text:style-name="T18">mrp <text:s text:c="20"/></text:span>Section <text:user-field-get style:data-style-name="N1" text:name="Wrapper">10</text:user-field-get> (page <text:reference-ref text:reference-format="page" text:ref-name="Wrapper Methods">22</text:reference-ref>) </text:p>
      <text:p text:style-name="Non-Skipping_20_Text"><text:span text:style-name="T18">newInstance <text:s text:c="12"/></text:span>Section <text:user-field-get style:data-style-name="N1" text:name="Factory_Methods">4</text:user-field-get> (page <text:reference-ref text:reference-format="page" text:ref-name="Factory Methods">6</text:reference-ref>) </text:p>
      <text:p text:style-name="Non-Skipping_20_Text"><text:span text:style-name="T18">optImplode <text:s text:c="13"/></text:span>Section <text:user-field-get style:data-style-name="N1" text:name="Wrapper">10</text:user-field-get> (page <text:reference-ref text:reference-format="page" text:ref-name="Wrapper Methods">22</text:reference-ref>) </text:p>
      <text:p text:style-name="Non-Skipping_20_Text"><text:span text:style-name="T18">postprocess <text:s text:c="12"/></text:span>Section <text:user-field-get style:data-style-name="N1" text:name="Wrapper">10</text:user-field-get> (page <text:reference-ref text:reference-format="page" text:ref-name="Wrapper Methods">22</text:reference-ref>) </text:p>
      <text:p text:style-name="Non-Skipping_20_Text"><text:span text:style-name="T18">preprocess <text:s text:c="13"/></text:span>Section <text:user-field-get style:data-style-name="N1" text:name="Wrapper">10</text:user-field-get> (page <text:reference-ref text:reference-format="page" text:ref-name="Wrapper Methods">22</text:reference-ref>) </text:p>
      <text:p text:style-name="Non-Skipping_20_Text"><text:span text:style-name="T6">purgeData <text:s text:c="14"/></text:span>Section <text:user-field-get style:data-style-name="N1" text:name="Deactivation">15</text:user-field-get> (page <text:reference-ref text:reference-format="page" text:ref-name="Problem Transforming Methods">36</text:reference-ref>)</text:p>
      <text:p text:style-name="Non-Skipping_20_Text"><text:span text:style-name="T6">readData <text:s text:c="15"/></text:span>Section <text:user-field-get style:data-style-name="N1" text:name="Wrapper">10</text:user-field-get> (page <text:reference-ref text:reference-format="page" text:ref-name="Wrapper Methods">22</text:reference-ref>) </text:p>
      <text:p text:style-name="Non-Skipping_20_Text"><text:span text:style-name="T15">setObjectiveList <text:s text:c="7"/></text:span><text:span text:style-name="T27">Section </text:span><text:user-field-get style:data-style-name="N1" text:name="Quasi_Attribute">12</text:user-field-get> <text:span text:style-name="T27">(page </text:span><text:span text:style-name="T27"><text:reference-ref text:reference-format="page" text:ref-name="Quasi-Attribute Methods">30</text:reference-ref></text:span><text:span text:style-name="T27">)</text:span></text:p>
      <text:p text:style-name="Non-Skipping_20_Text"><text:span text:style-name="T15">setOptInitMethod <text:s text:c="7"/></text:span><text:span text:style-name="T27">Section </text:span><text:user-field-get style:data-style-name="N1" text:name="Quasi_Attribute">12</text:user-field-get> <text:span text:style-name="T27">(page </text:span><text:span text:style-name="T27"><text:reference-ref text:reference-format="page" text:ref-name="Quasi-Attribute Methods">30</text:reference-ref></text:span><text:span text:style-name="T27">)</text:span></text:p>
      <text:p text:style-name="Non-Skipping_20_Text"><text:span text:style-name="T16">shutDownHeurAlloc <text:s text:c="6"/></text:span>Section <text:user-field-get style:data-style-name="N1" text:name="Wrapper">10</text:user-field-get> (page <text:reference-ref text:reference-format="page" text:ref-name="Wrapper Methods">22</text:reference-ref>) </text:p>
      <text:p text:style-name="Non-Skipping_20_Text"><text:span text:style-name="T16">startHeurAlloc <text:s text:c="9"/></text:span>Section <text:user-field-get style:data-style-name="N1" text:name="Wrapper">10</text:user-field-get> (page <text:reference-ref text:reference-format="page" text:ref-name="Wrapper Methods">22</text:reference-ref>) </text:p>
      <text:p text:style-name="Non-Skipping_20_Text"><text:span text:style-name="T16">stochImplode <text:s text:c="11"/></text:span>Section <text:user-field-get style:data-style-name="N1" text:name="Wrapper">10</text:user-field-get> (page <text:reference-ref text:reference-format="page" text:ref-name="Wrapper Methods">22</text:reference-ref>) </text:p>
      <text:p text:style-name="Non-Skipping_20_Text"><text:span text:style-name="T5">writeCriticalList <text:s text:c="6"/></text:span>Section <text:user-field-get style:data-style-name="N1" text:name="Wrapper">10</text:user-field-get> (page <text:reference-ref text:reference-format="page" text:ref-name="Wrapper Methods">22</text:reference-ref>) </text:p>
      <text:p text:style-name="Non-Skipping_20_Text"><text:span text:style-name="T5">writeData <text:s text:c="14"/></text:span>Section <text:user-field-get style:data-style-name="N1" text:name="Wrapper">10</text:user-field-get> (page <text:reference-ref text:reference-format="page" text:ref-name="Wrapper Methods">22</text:reference-ref>) </text:p>
      <text:p text:style-name="Non-Skipping_20_Text"><text:span text:style-name="T5">writeExecSched <text:s text:c="9"/></text:span>Section <text:user-field-get style:data-style-name="N1" text:name="Wrapper">10</text:user-field-get> (page <text:reference-ref text:reference-format="page" text:ref-name="Wrapper Methods">22</text:reference-ref>) </text:p>
      <text:p text:style-name="Non-Skipping_20_Text"><text:span text:style-name="T5">writeReqSched <text:s text:c="10"/></text:span>Section <text:user-field-get style:data-style-name="N1" text:name="Wrapper">10</text:user-field-get> (page <text:reference-ref text:reference-format="page" text:ref-name="Wrapper Methods">22</text:reference-ref>) </text:p>
      <text:p text:style-name="Non-Skipping_20_Text"><text:span text:style-name="T5">writeShipSched <text:s text:c="9"/></text:span>Section <text:user-field-get style:data-style-name="N1" text:name="Wrapper">10</text:user-field-get> (page <text:reference-ref text:reference-format="page" text:ref-name="Wrapper Methods">22</text:reference-ref>) </text:p>
      <text:p text:style-name="P73"/>
      <text:p text:style-name="P44">__________________________________________________________________________________________</text:p>
      <text:p text:style-name="Main_20_Text"><text:span text:style-name="T22">Class:<text:tab/></text:span><text:span text:style-name="T7">ReadDataException</text:span></text:p>
      <text:p text:style-name="P46">java.lang.RunTimeException</text:p>
      <text:p text:style-name="P68"><text:s text:c="3"/>WitjException</text:p>
      <text:p text:style-name="P68"><text:s text:c="6"/>TerminalException</text:p>
      <text:p text:style-name="Non-Skipping_20_Text"><text:span text:style-name="T5"><text:s text:c="9"/></text:span><text:span text:style-name="T7">ReadDataException</text:span></text:p>
      <text:p text:style-name="P53">Main Description:</text:p>
      <text:list xml:id="list37348871"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Main_20_Text">__________________________________________________________________________________________</text:p>
      <text:p text:style-name="Main_20_Text"><text:span text:style-name="T22">Class:<text:tab/></text:span><text:span text:style-name="T7">StatusQuoException</text:span></text:p>
      <text:p text:style-name="P46">java.lang.RunTimeException</text:p>
      <text:p text:style-name="P68"><text:s text:c="3"/>WitjException</text:p>
      <text:p text:style-name="Non-Skipping_20_Text"><text:span text:style-name="T5"><text:s text:c="6"/></text:span><text:span text:style-name="T7">StatusQuoException</text:span></text:p>
      <text:p text:style-name="P53">Main Description:</text:p>
      <text:list xml:id="list37352198"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Non-Skipping_20_Text">__________________________________________________________________________________________</text:p>
      <text:p text:style-name="Main_20_Text"><text:span text:style-name="T22">Class:<text:tab/></text:span><text:span text:style-name="T14">Substitute</text:span></text:p>
      <text:p text:style-name="P46">java.lang.Object</text:p>
      <text:p text:style-name="Non-Skipping_20_Text"><text:span text:style-name="T5"><text:s text:c="3"/></text:span><text:span text:style-name="T11">ThreadedObject</text:span></text:p>
      <text:p text:style-name="P68"><text:s text:c="6"/>PreservedObject</text:p>
      <text:p text:style-name="P68"><text:s text:c="9"/>Component</text:p>
      <text:p text:style-name="Non-Skipping_20_Text"><text:span text:style-name="T5"><text:s text:c="12"/></text:span><text:span text:style-name="T7">Substitute</text:span></text:p>
      <text:p text:style-name="P53">Brief Description:</text:p>
      <text:list xml:id="list37348049" text:style-name="List_20_1">
        <text:list-item>
          <text:p text:style-name="First_20_Bullet">Section <text:user-field-get style:data-style-name="N1" text:name="Class_Overview">3</text:user-field-get> (page <text:reference-ref text:reference-format="page" text:ref-name="Class Overview">5</text:reference-ref>): Class Overview</text:p>
        </text:list-item>
      </text:list>
      <text:p text:style-name="P24">Also Appears In:</text:p>
      <text:list xml:id="list37344518" text:style-name="List_20_1">
        <text:list-item>
          <text:p text:style-name="First_20_Bullet"><text:span text:style-name="T27">Section </text:span><text:user-field-get style:data-style-name="N1" text:name="Factory_Methods">4</text:user-field-get> <text:span text:style-name="T27">(page </text:span><text:span text:style-name="T27"><text:reference-ref text:reference-format="page" text:ref-name="Factory Methods">6</text:reference-ref></text:span><text:span text:style-name="T27">): Factory Methods</text:span></text:p>
        </text:list-item>
      </text:list>
      <text:list xml:id="list37349334" text:style-name="List_20_1">
        <text:list-item>
          <text:p text:style-name="Following_20_Bullet"><text:span text:style-name="T27">Section </text:span><text:user-field-get style:data-style-name="N1" text:name="Navigation_Methods">5</text:user-field-get> <text:span text:style-name="T27">(page </text:span><text:span text:style-name="T27"><text:reference-ref text:reference-format="page" text:ref-name="Navigation Methods">9</text:reference-ref></text:span><text:span text:style-name="T27">): Navigation Methods</text:span></text:p>
        </text:list-item>
      </text:list>
      <text:list xml:id="list37333131" text:style-name="List_20_1">
        <text:list-item>
          <text:p text:style-name="Following_20_Bullet"><text:span text:style-name="T27">Section </text:span><text:user-field-get style:data-style-name="N1" text:name="Pegging">11</text:user-field-get> <text:span text:style-name="T27">(page </text:span><text:span text:style-name="T27"><text:reference-ref text:reference-format="page" text:ref-name="Pegging Methods">28</text:reference-ref></text:span><text:span text:style-name="T27">): Pegging Methods</text:span></text:p>
        </text:list-item>
      </text:list>
      <text:list xml:id="list37329584" text:style-name="List_20_1">
        <text:list-item>
          <text:p text:style-name="Following_20_Bullet"><text:span text:style-name="T27">Section </text:span><text:user-field-get style:data-style-name="N1" text:name="Table_of_Attributes">20</text:user-field-get> <text:span text:style-name="T27">(page </text:span><text:span text:style-name="T27"><text:reference-ref text:reference-format="page" text:ref-name="Table of Attributes">48</text:reference-ref></text:span><text:span text:style-name="T27">): Table of</text:span><text:span text:style-name="T5"> Attributes</text:span></text:p>
        </text:list-item>
      </text:list>
      <text:p text:style-name="P49">Public Methods:</text:p>
      <text:p text:style-name="Main_20_Text"><text:span text:style-name="T15">getBomEntry <text:s/></text:span><text:span text:style-name="T29">Section </text:span><text:user-field-get style:data-style-name="N1" text:name="Navigation_Methods">5</text:user-field-get> (page <text:reference-ref text:reference-format="page" text:ref-name="Navigation Methods">9</text:reference-ref>)</text:p>
      <text:p text:style-name="Non-Skipping_20_Text"><text:span text:style-name="T15">getPart <text:s text:c="5"/></text:span><text:span text:style-name="T29">Section </text:span><text:user-field-get style:data-style-name="N1" text:name="Navigation_Methods">5</text:user-field-get> (page <text:reference-ref text:reference-format="page" text:ref-name="Navigation Methods">9</text:reference-ref>)</text:p>
      <text:p text:style-name="Non-Skipping_20_Text"><text:span text:style-name="T15">newInstance <text:s/></text:span><text:span text:style-name="T27">Section </text:span><text:user-field-get style:data-style-name="N1" text:name="Factory_Methods">4</text:user-field-get> (page <text:reference-ref text:reference-format="page" text:ref-name="Factory Methods">6</text:reference-ref>)</text:p>
      <text:p text:style-name="P113"/>
      <text:p text:style-name="P114">__________________________________________________________________________________________</text:p>
      <text:p text:style-name="Main_20_Text"><text:span text:style-name="T22">Class:<text:tab/></text:span><text:span text:style-name="T7">TerminalException</text:span></text:p>
      <text:p text:style-name="P46">java.lang.RunTimeException</text:p>
      <text:p text:style-name="P68"><text:s text:c="3"/>WitjException</text:p>
      <text:p text:style-name="Non-Skipping_20_Text"><text:span text:style-name="T5"><text:s text:c="6"/></text:span><text:span text:style-name="T12">TerminalException</text:span></text:p>
      <text:p text:style-name="P68"><text:s text:c="9"/>TerminalAppException</text:p>
      <text:p text:style-name="P68"><text:s text:c="9"/><text:span text:style-name="T1">ReadDataException</text:span></text:p>
      <text:p text:style-name="Non-Skipping_20_Text"><text:span text:style-name="T5"><text:s text:c="9"/></text:span><text:span text:style-name="T6">BadCharacterException</text:span></text:p>
      <text:p text:style-name="P14"><text:s text:c="9"/>OutOfMemoryException</text:p>
      <text:p text:style-name="P68"><text:s text:c="9"/>InternalErrorException</text:p>
      <text:p text:style-name="P53">Main Description:</text:p>
      <text:list xml:id="list37324903"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P49">Public Methods:</text:p>
      <text:p text:style-name="Main_20_Text"><text:span text:style-name="T16">witjHasTerminated <text:s/></text:span>Section <text:reference-ref text:reference-format="chapter" text:ref-name="Exceptions">17</text:reference-ref> (page <text:reference-ref text:reference-format="page" text:ref-name="Exceptions">38</text:reference-ref>)</text:p>
      <text:p text:style-name="P113">__________________________________________________________________________________________</text:p>
      <text:p text:style-name="Main_20_Text"><text:span text:style-name="T22">Class:<text:tab/></text:span><text:span text:style-name="T12">TerminalAppException</text:span></text:p>
      <text:p text:style-name="P46">java.lang.RunTimeException</text:p>
      <text:p text:style-name="P68"><text:s text:c="3"/>WitjException</text:p>
      <text:p text:style-name="Non-Skipping_20_Text"><text:span text:style-name="T5"><text:s text:c="6"/></text:span><text:span text:style-name="T11">TerminalException</text:span></text:p>
      <text:p text:style-name="P68"><text:s text:c="9"/><text:span text:style-name="T57">TerminalAppException</text:span></text:p>
      <text:p text:style-name="P49">Main Description:</text:p>
      <text:list xml:id="list37326849"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p text:style-name="Non-Skipping_20_Text"/>
      <text:p text:style-name="P44">__________________________________________________________________________________________</text:p>
      <text:p text:style-name="Main_20_Text"><text:span text:style-name="T22">Class:<text:tab/></text:span><text:span text:style-name="T23">Thread</text:span><text:span text:style-name="T14">edObject</text:span></text:p>
      <text:p text:style-name="P46">java.lang.Object</text:p>
      <text:p text:style-name="Non-Skipping_20_Text"><text:span text:style-name="T5"><text:s text:c="3"/></text:span><text:span text:style-name="T12">ThreadedObject</text:span></text:p>
      <text:p text:style-name="P68"><text:s text:c="6"/><text:span text:style-name="T40">PreservedObject</text:span></text:p>
      <text:p text:style-name="P14"><text:s text:c="9"/><text:span text:style-name="T40">Component</text:span></text:p>
      <text:p text:style-name="P68"><text:s text:c="12"/>BomEntry</text:p>
      <text:p text:style-name="P69"><text:s text:c="12"/>BopEntry</text:p>
      <text:p text:style-name="P69"><text:s text:c="12"/>Demand</text:p>
      <text:p text:style-name="P69"><text:s text:c="12"/>Operation</text:p>
      <text:p text:style-name="P69"><text:s text:c="12"/>Part</text:p>
      <text:p text:style-name="P69"><text:s text:c="12"/>Problem</text:p>
      <text:p text:style-name="P69"><text:s text:c="12"/>Substitute</text:p>
      <text:p text:style-name="P69"><text:s text:c="9"/>MessageMgr</text:p>
      <text:p text:style-name="P53">Main Description:</text:p>
      <text:list xml:id="list37351270" text:style-name="List_20_1">
        <text:list-item>
          <text:p text:style-name="First_20_Bullet">Section <text:user-field-get style:data-style-name="N1" text:name="Thread_Safety">16</text:user-field-get> (page <text:reference-ref text:reference-format="page" text:ref-name="Thread Safety">37</text:reference-ref>): Thread Safety</text:p>
        </text:list-item>
      </text:list>
      <text:p text:style-name="P49">Public Method:</text:p>
      <text:p text:style-name="Main_20_Text"><text:span text:style-name="T6">getThread <text:s/></text:span>Section <text:user-field-get style:data-style-name="N1" text:name="Thread_Safety">16</text:user-field-get> (page <text:reference-ref text:reference-format="page" text:ref-name="Thread Safety">37</text:reference-ref>)</text:p>
      <text:p text:style-name="Non-Skipping_20_Text">__________________________________________________________________________________________</text:p>
      <text:p text:style-name="Main_20_Text"><text:span text:style-name="T22">Class:<text:tab/></text:span><text:span text:style-name="T7">WitjException</text:span></text:p>
      <text:p text:style-name="P46">java.lang.RunTimeException</text:p>
      <text:p text:style-name="P68"><text:s text:c="3"/><text:span text:style-name="T57">WitjException</text:span></text:p>
      <text:p text:style-name="P68"><text:s text:c="6"/>StatusQuoException</text:p>
      <text:p text:style-name="P68"><text:s text:c="6"/>TerminalException</text:p>
      <text:p text:style-name="P68"><text:s text:c="9"/>TerminalAppException</text:p>
      <text:p text:style-name="P68"><text:s text:c="9"/><text:span text:style-name="T1">ReadDataException</text:span></text:p>
      <text:p text:style-name="Non-Skipping_20_Text"><text:span text:style-name="T5"><text:s text:c="9"/></text:span><text:span text:style-name="T6">BadCharacterException</text:span></text:p>
      <text:p text:style-name="P14"><text:s text:c="9"/>OutOfMemoryException</text:p>
      <text:p text:style-name="P68"><text:s text:c="9"/>InternalErrorException</text:p>
      <text:p text:style-name="P53">Main Description:</text:p>
      <text:list xml:id="list37352790" text:style-name="List_20_1">
        <text:list-item>
          <text:p text:style-name="First_20_Bullet">Section <text:user-field-get style:data-style-name="N1" text:name="Exceptions">17</text:user-field-get> (page <text:reference-ref text:reference-format="page" text:ref-name="Exceptions">38</text:reference-ref>): Exceptions</text:p>
        </text:list-item>
      </text:list>
      <text:list xml:id="list37577687" text:continue-list="list37572848" text:style-name="L1">
        <text:list-item>
          <text:h text:style-name="P162" text:outline-level="1"><text:reference-mark text:name="WIT API Functions"/>WIT API Functions and Corresponding WIT-J Capabilities</text:h>
        </text:list-item>
      </text:list>
      <text:p text:style-name="Main_20_Text">The following table lists each documented WIT API function and indicates the corresponding equivalent WIT-J capability, if any, specifying the WIT-J class, the WIT-J method, the section in which the WIT-J method is discussed, and the section number and starting page number of the relevant section. Note that the WIT-J method corresponding to a given WIT API function does not necessarily call the WIT API function; it merely provides the equivalent capability.</text:p>
      <text:p text:style-name="P50">Table 2: WIT API Functions and Corresponding WIT-J Capabiliti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92">WIT API Function(s)</text:p>
            </table:table-cell>
            <table:table-cell table:style-name="Table2.A1" office:value-type="string">
              <text:p text:style-name="P74">WIT-J<text:line-break/>Class</text:p>
            </table:table-cell>
            <table:table-cell table:style-name="Table2.A1" office:value-type="string">
              <text:p text:style-name="P74">WIT-J<text:line-break/>Method</text:p>
            </table:table-cell>
            <table:table-cell table:style-name="Table2.A1" office:value-type="string">
              <text:p text:style-name="P74">Section</text:p>
              <text:p text:style-name="P74"/>
            </table:table-cell>
            <table:table-cell table:style-name="Table2.E1" office:value-type="string">
              <text:p text:style-name="P79">Sect #</text:p>
              <text:p text:style-name="P80"><text:span text:style-name="T58">(</text:span><text:span text:style-name="T4">Pg</text:span><text:span text:style-name="T58"> #)</text:span></text:p>
            </table:table-cell>
          </table:table-row>
        </table:table-header-rows>
        <table:table-row>
          <table:table-cell table:style-name="Table2.A2" office:value-type="string">
            <text:p text:style-name="P83">witAdd{Component Class}</text:p>
          </table:table-cell>
          <table:table-cell table:style-name="Table2.A2" office:value-type="string">
            <text:p text:style-name="P25">Various</text:p>
          </table:table-cell>
          <table:table-cell table:style-name="Table2.A2" office:value-type="string">
            <text:p text:style-name="P85">newInstance</text:p>
          </table:table-cell>
          <table:table-cell table:style-name="Table2.A2" office:value-type="string">
            <text:p text:style-name="P86">Factory Methods</text:p>
          </table:table-cell>
          <table:table-cell table:style-name="Table2.E2" office:value-type="string">
            <text:p text:style-name="P82"><text:span text:style-name="T59"><text:user-field-get style:data-style-name="N1" text:name="Factory_Methods">4</text:user-field-get></text:span><text:span text:style-name="T60"> (</text:span><text:span text:style-name="T60"><text:reference-ref text:reference-format="page" text:ref-name="Factory Methods">6</text:reference-ref></text:span><text:span text:style-name="T60">) </text:span></text:p>
          </table:table-cell>
        </table:table-row>
        <table:table-row>
          <table:table-cell table:style-name="Table2.A2" office:value-type="string">
            <text:p text:style-name="P83">witAddDblCplexParSpec witAddIntCplexParSpec</text:p>
          </table:table-cell>
          <table:table-cell table:style-name="Table2.A2" office:value-type="string">
            <text:p text:style-name="P85">Problem</text:p>
          </table:table-cell>
          <table:table-cell table:style-name="Table2.A2" office:value-type="string">
            <text:p text:style-name="P83">addDblCplexParSpec addIntCplexParSpe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5">witAddPartWithOperatio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AdvanceObjItr</text:p>
          </table:table-cell>
          <table:table-cell table:style-name="Table2.A2" office:value-type="string">
            <text:p text:style-name="P85">Problem</text:p>
          </table:table-cell>
          <table:table-cell table:style-name="Table2.A2" office:value-type="string">
            <text:p text:style-name="Table_20_Contents"><text:span text:style-name="T21">getComponents,<text:line-break/>getParts</text:span><text:span text:style-name="T59">, etc.</text:span></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1">witAppendToPipSeq{Dbl}</text:p>
            <text:p text:style-name="P81">witBuildPip</text:p>
            <text:p text:style-name="P81">witClearPegging</text:p>
            <text:p text:style-name="P81">witClearPip</text:p>
          </table:table-cell>
          <table:table-cell table:style-name="Table2.A2" office:value-type="string">
            <text:p text:style-name="P25">Various</text:p>
            <text:p text:style-name="Default_20_Text"/>
          </table:table-cell>
          <table:table-cell table:style-name="Table2.A2" office:value-type="string">
            <text:p text:style-name="P25">Various</text:p>
            <text:p text:style-name="Default_20_Text"/>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3">witClearCplexParSpecs </text:p>
          </table:table-cell>
          <table:table-cell table:style-name="Table2.A2" office:value-type="string">
            <text:p text:style-name="P85">Problem</text:p>
          </table:table-cell>
          <table:table-cell table:style-name="Table2.A2" office:value-type="string">
            <text:p text:style-name="P83">clearCplexParSpec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ClearStochSoln</text:p>
          </table:table-cell>
          <table:table-cell table:style-name="Table2.A2" office:value-type="string">
            <text:p text:style-name="P85">Problem</text:p>
          </table:table-cell>
          <table:table-cell table:style-name="Table2.A2" office:value-type="string">
            <text:p text:style-name="P85">clearStochSoln</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1">witCopyBomEntryData</text:p>
            <text:p text:style-name="P81">witCopyBopEntryData</text:p>
            <text:p text:style-name="P81">witCopyDemandData</text:p>
            <text:p text:style-name="P81">witCopyOperationData</text:p>
            <text:p text:style-name="P81">witCopyPartData</text:p>
            <text:p text:style-name="P81">witCopySubsBomEntryData</text:p>
          </table:table-cell>
          <table:table-cell table:style-name="Table2.A2" office:value-type="string">
            <text:p text:style-name="P85">Component</text:p>
          </table:table-cell>
          <table:table-cell table:style-name="Table2.A2" office:value-type="string">
            <text:p text:style-name="P85">copyComponentData</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CopyData</text:p>
          </table:table-cell>
          <table:table-cell table:style-name="Table2.A2" office:value-type="string">
            <text:p text:style-name="P85">Problem</text:p>
          </table:table-cell>
          <table:table-cell table:style-name="Table2.A2" office:value-type="string">
            <text:p text:style-name="P76">copyData</text:p>
          </table:table-cell>
          <table:table-cell table:style-name="Table2.A2" office:value-type="string">
            <text:p text:style-name="P77">Methods that<text:line-break/>Cause Deactivation</text:p>
          </table:table-cell>
          <table:table-cell table:style-name="Table2.E2" office:value-type="string">
            <text:p text:style-name="P82"><text:span text:style-name="T59"><text:user-field-get style:data-style-name="N1" text:name="Deactivation">15</text:user-field-get></text:span><text:span text:style-name="T59"> (</text:span><text:span text:style-name="T59"><text:reference-ref text:reference-format="page" text:ref-name="Problem Transforming Methods">36</text:reference-ref></text:span><text:span text:style-name="T59">)</text:span></text:p>
          </table:table-cell>
        </table:table-row>
        <table:table-row>
          <table:table-cell table:style-name="Table2.A2" office:value-type="string">
            <text:p text:style-name="P83">witDeleteRun</text:p>
          </table:table-cell>
          <table:table-cell table:style-name="Table2.A2" office:value-type="string">
            <text:p text:style-name="P85">Problem</text:p>
          </table:table-cell>
          <table:table-cell table:style-name="Table2.A2" office:value-type="string">
            <text:p text:style-name="P76">deactivate</text:p>
          </table:table-cell>
          <table:table-cell table:style-name="Table2.A2" office:value-type="string">
            <text:p text:style-name="P78">Memory Management</text:p>
          </table:table-cell>
          <table:table-cell table:style-name="Table2.E2" office:value-type="string">
            <text:p text:style-name="P82"><text:span text:style-name="T59"><text:user-field-get style:data-style-name="N1" text:name="Memory">14</text:user-field-get></text:span><text:span text:style-name="T59"> (</text:span><text:span text:style-name="T59"><text:reference-ref text:reference-format="page" text:ref-name="Memory Management">34</text:reference-ref></text:span><text:span text:style-name="T59">)</text:span></text:p>
          </table:table-cell>
        </table:table-row>
        <table:table-row>
          <table:table-cell table:style-name="Table2.A2" office:value-type="string">
            <text:p text:style-name="P83">witDisplayData</text:p>
          </table:table-cell>
          <table:table-cell table:style-name="Table2.A2" office:value-type="string">
            <text:p text:style-name="P85">Problem</text:p>
          </table:table-cell>
          <table:table-cell table:style-name="Table2.A2" office:value-type="string">
            <text:p text:style-name="P85">displayData</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EqHeurAlloc{Dbl}</text:p>
          </table:table-cell>
          <table:table-cell table:style-name="Table2.A2" office:value-type="string">
            <text:p text:style-name="P85">Problem</text:p>
          </table:table-cell>
          <table:table-cell table:style-name="Table2.A2" office:value-type="string">
            <text:p text:style-name="P85">eqHeurAllo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EqHeurAllocTwme{Db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EvalObjectives</text:p>
          </table:table-cell>
          <table:table-cell table:style-name="Table2.A2" office:value-type="string">
            <text:p text:style-name="P85">Problem</text:p>
          </table:table-cell>
          <table:table-cell table:style-name="Table2.A2" office:value-type="string">
            <text:p text:style-name="P83">evalObjective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FinishHeurAlloc</text:p>
          </table:table-cell>
          <table:table-cell table:style-name="Table2.A2" office:value-type="string">
            <text:p text:style-name="P85">Problem</text:p>
          </table:table-cell>
          <table:table-cell table:style-name="Table2.A2" office:value-type="string">
            <text:p text:style-name="P85">finishHeurAllo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Fre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neratePriorities</text:p>
          </table:table-cell>
          <table:table-cell table:style-name="Table2.A2" office:value-type="string">
            <text:p text:style-name="P85">Problem</text:p>
          </table:table-cell>
          <table:table-cell table:style-name="Table2.A2" office:value-type="string">
            <text:p text:style-name="P85">generatePrioritie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Get{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3">witGet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Problem,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Bom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BomEntry,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BomEntry{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3">witGetBomEntryConsumedPart</text:p>
          </table:table-cell>
          <table:table-cell table:style-name="Table2.A2" office:value-type="string">
            <text:p text:style-name="P85">BomEntry</text:p>
          </table:table-cell>
          <table:table-cell table:style-name="Table2.A2" office:value-type="string">
            <text:p text:style-name="P85">getPart</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BomEntryNSubsBomEntries</text:p>
          </table:table-cell>
          <table:table-cell table:style-name="Table2.A2" office:value-type="string">
            <text:p text:style-name="P85">BomEntry</text:p>
          </table:table-cell>
          <table:table-cell table:style-name="Table2.A2" office:value-type="string">
            <text:p text:style-name="P85">getSubstitut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BomEntryNonSubVarIndex witGetBomEntrySubConInde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Bop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BopEntry,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BopEntry{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3">witGetBopEntryProducedPart</text:p>
          </table:table-cell>
          <table:table-cell table:style-name="Table2.A2" office:value-type="string">
            <text:p text:style-name="P85">BopEntry</text:p>
          </table:table-cell>
          <table:table-cell table:style-name="Table2.A2" office:value-type="string">
            <text:p text:style-name="P85">getPart</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CriticalList</text:p>
          </table:table-cell>
          <table:table-cell table:style-name="Table2.A2" office:value-type="string">
            <text:p text:style-name="P85">Problem</text:p>
          </table:table-cell>
          <table:table-cell table:style-name="Table2.A2" office:value-type="string">
            <text:p text:style-name="P83">getCriticalList</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GetDblCplexParSpec witGetIntCplexParSpec</text:p>
          </table:table-cell>
          <table:table-cell table:style-name="Table2.A2" office:value-type="string">
            <text:p text:style-name="P85">Problem</text:p>
          </table:table-cell>
          <table:table-cell table:style-name="Table2.A2" office:value-type="string">
            <text:p text:style-name="P83">getDblCplexParSpec getIntCplexParSpe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GetDemand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Demand,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DemandCoExecVolPip{Dbl}</text:p>
          </table:table-cell>
          <table:table-cell table:style-name="Table2.A2" office:value-type="string">
            <text:p text:style-name="P85">Demand</text:p>
          </table:table-cell>
          <table:table-cell table:style-name="Table2.A2" office:value-type="string">
            <text:p text:style-name="P85">getCoExec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ConsVolPip{Dbl}</text:p>
          </table:table-cell>
          <table:table-cell table:style-name="Table2.A2" office:value-type="string">
            <text:p text:style-name="P85">Demand</text:p>
          </table:table-cell>
          <table:table-cell table:style-name="Table2.A2" office:value-type="string">
            <text:p text:style-name="P85">getCons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3">witGetDemand{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1">witGetDemandCumShipSlbConIndex</text:p>
            <text:p text:style-name="P81">witGetDemandCumShipSlbvVarIndex</text:p>
            <text:p text:style-name="P81">witGetDemandCumShipVarInde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DemandExecVolPegging{Dbl}</text:p>
          </table:table-cell>
          <table:table-cell table:style-name="Table2.A2" office:value-type="string">
            <text:p text:style-name="P85">Demand</text:p>
          </table:table-cell>
          <table:table-cell table:style-name="Table2.A2" office:value-type="string">
            <text:p text:style-name="P85">getExecVolPegging</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ExecVolPip{Dbl}</text:p>
          </table:table-cell>
          <table:table-cell table:style-name="Table2.A2" office:value-type="string">
            <text:p text:style-name="P85">Demand</text:p>
          </table:table-cell>
          <table:table-cell table:style-name="Table2.A2" office:value-type="string">
            <text:p text:style-name="P85">getExec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ProdVolPip{Dbl}</text:p>
          </table:table-cell>
          <table:table-cell table:style-name="Table2.A2" office:value-type="string">
            <text:p text:style-name="P85">Demand</text:p>
          </table:table-cell>
          <table:table-cell table:style-name="Table2.A2" office:value-type="string">
            <text:p text:style-name="P85">getProd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ShipConIndex</text:p>
            <text:p text:style-name="P81">witGetDemandShipVarInde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DemandSideVolPip{Dbl}</text:p>
          </table:table-cell>
          <table:table-cell table:style-name="Table2.A2" office:value-type="string">
            <text:p text:style-name="P85">Demand</text:p>
          </table:table-cell>
          <table:table-cell table:style-name="Table2.A2" office:value-type="string">
            <text:p text:style-name="P85">getSide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SubVolPegging{Dbl}</text:p>
          </table:table-cell>
          <table:table-cell table:style-name="Table2.A2" office:value-type="string">
            <text:p text:style-name="P85">Demand</text:p>
          </table:table-cell>
          <table:table-cell table:style-name="Table2.A2" office:value-type="string">
            <text:p text:style-name="P85">getSubVolPegging</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SubVolPip{Dbl}</text:p>
          </table:table-cell>
          <table:table-cell table:style-name="Table2.A2" office:value-type="string">
            <text:p text:style-name="P85">Demand</text:p>
          </table:table-cell>
          <table:table-cell table:style-name="Table2.A2" office:value-type="string">
            <text:p text:style-name="P85">getSub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DemandSupplyVolPip{Dbl}</text:p>
          </table:table-cell>
          <table:table-cell table:style-name="Table2.A2" office:value-type="string">
            <text:p text:style-name="P85">Demand</text:p>
          </table:table-cell>
          <table:table-cell table:style-name="Table2.A2" office:value-type="string">
            <text:p text:style-name="P85">getSupply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ExpCycle</text:p>
          </table:table-cell>
          <table:table-cell table:style-name="Table2.A2" office:value-type="string">
            <text:p text:style-name="P85">Problem</text:p>
          </table:table-cell>
          <table:table-cell table:style-name="Table2.A2" office:value-type="string">
            <text:p text:style-name="P85">getExpCycle</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1">witGetExtOptIntVarIndices</text:p>
            <text:p text:style-name="P81">witGetExtOptLpProb{Dbl}</text:p>
            <text:p text:style-name="P81">witGetFocusShortageVol{Dbl} witGetMesgFile</text:p>
          </table:table-cell>
          <table:table-cell table:style-name="Table2.A2" office:value-type="string">
            <text:p text:style-name="Table_20_Contents"><text:s/></text:p>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MesgFileAccessMode</text:p>
          </table:table-cell>
          <table:table-cell table:style-name="Table2.A2" office:value-type="string">
            <text:p text:style-name="P85">MessageMgr</text:p>
          </table:table-cell>
          <table:table-cell table:style-name="Table2.A2" office:value-type="string">
            <text:p text:style-name="P81">getMesgFileAccessMode</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1">witGetMesgFileName</text:p>
          </table:table-cell>
          <table:table-cell table:style-name="Table2.A2" office:value-type="string">
            <text:p text:style-name="P85">MessageMgr</text:p>
          </table:table-cell>
          <table:table-cell table:style-name="Table2.A2" office:value-type="string">
            <text:p text:style-name="P81">getMesgFileName</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1">witGetMesgPrintNumber</text:p>
            <text:p text:style-name="P81">witGetMesgStopRunning</text:p>
            <text:p text:style-name="P81">witGetMesgThrowErrorExc</text:p>
          </table:table-cell>
          <table:table-cell table:style-name="Table2.A2" office:value-type="string">
            <text:p text:style-name="Table_20_Contents"><text:s/></text:p>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MesgTimesPrint</text:p>
          </table:table-cell>
          <table:table-cell table:style-name="Table2.A2" office:value-type="string">
            <text:p text:style-name="P85">MessageMgr</text:p>
          </table:table-cell>
          <table:table-cell table:style-name="Table2.A2" office:value-type="string">
            <text:p text:style-name="P81">getMesgTimesPrint</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1">witGetObjItr{Component Class}<text:line-break/>witGetObjItrState</text:p>
          </table:table-cell>
          <table:table-cell table:style-name="Table2.A2" office:value-type="string">
            <text:p text:style-name="P85">Problem</text:p>
          </table:table-cell>
          <table:table-cell table:style-name="Table2.A2" office:value-type="string">
            <text:p text:style-name="Table_20_Contents"><text:span text:style-name="T21">getComponents,<text:line-break/>getParts</text:span><text:span text:style-name="T59">, etc.</text:span></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ObjectiveList</text:p>
          </table:table-cell>
          <table:table-cell table:style-name="Table2.A2" office:value-type="string">
            <text:p text:style-name="P85">Problem</text:p>
          </table:table-cell>
          <table:table-cell table:style-name="Table2.A2" office:value-type="string">
            <text:p text:style-name="P83">getObjectiveList</text:p>
          </table:table-cell>
          <table:table-cell table:style-name="Table2.A2" office:value-type="string">
            <text:p text:style-name="P87">Quasi-Attribute Methods</text:p>
          </table:table-cell>
          <table:table-cell table:style-name="Table2.E2" office:value-type="string">
            <text:p text:style-name="P75"><text:span text:style-name="T59"><text:user-field-get style:data-style-name="N1" text:name="Quasi_Attribute">12</text:user-field-get></text:span><text:span text:style-name="T60"> (</text:span><text:span text:style-name="T60"><text:reference-ref text:reference-format="page" text:ref-name="Quasi-Attribute Methods">30</text:reference-ref></text:span><text:span text:style-name="T60">)</text:span></text:p>
          </table:table-cell>
        </table:table-row>
        <table:table-row>
          <table:table-cell table:style-name="Table2.A2" office:value-type="string">
            <text:p text:style-name="P83">witGetOperation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text:span><text:span text:style-name="T56">HashMap &lt;Operation,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Operation{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1">witGetOperationCoExecVolPip{Dbl}</text:p>
          </table:table-cell>
          <table:table-cell table:style-name="Table2.A2" office:value-type="string">
            <text:p text:style-name="P85">Operation</text:p>
          </table:table-cell>
          <table:table-cell table:style-name="Table2.A2" office:value-type="string">
            <text:p text:style-name="P85">getCoExec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ConsVolPip{Dbl}</text:p>
          </table:table-cell>
          <table:table-cell table:style-name="Table2.A2" office:value-type="string">
            <text:p text:style-name="P85">Operation</text:p>
          </table:table-cell>
          <table:table-cell table:style-name="Table2.A2" office:value-type="string">
            <text:p text:style-name="P85">getCons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ExecSlbConIndex</text:p>
            <text:p text:style-name="P81">witGetOperationExecSlbvVarIndex</text:p>
            <text:p text:style-name="P81">witGetOperationExecVarIndex</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OperationExecVolPip{Dbl}</text:p>
          </table:table-cell>
          <table:table-cell table:style-name="Table2.A2" office:value-type="string">
            <text:p text:style-name="P85">Operation</text:p>
          </table:table-cell>
          <table:table-cell table:style-name="Table2.A2" office:value-type="string">
            <text:p text:style-name="P85">getExec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3">witGetOperationExists</text:p>
          </table:table-cell>
          <table:table-cell table:style-name="Table2.A2" office:value-type="string">
            <text:p text:style-name="P85">Problem</text:p>
          </table:table-cell>
          <table:table-cell table:style-name="Table2.A2" office:value-type="string">
            <text:p text:style-name="P85">getOperation</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OperationNBomEntries</text:p>
          </table:table-cell>
          <table:table-cell table:style-name="Table2.A2" office:value-type="string">
            <text:p text:style-name="P85">Operation</text:p>
          </table:table-cell>
          <table:table-cell table:style-name="Table2.A2" office:value-type="string">
            <text:p text:style-name="P85">getBom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OperationNBopEntries</text:p>
          </table:table-cell>
          <table:table-cell table:style-name="Table2.A2" office:value-type="string">
            <text:p text:style-name="P85">Operation</text:p>
          </table:table-cell>
          <table:table-cell table:style-name="Table2.A2" office:value-type="string">
            <text:p text:style-name="P85">getBop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1">witGetOperationProdVolPip{Dbl}</text:p>
          </table:table-cell>
          <table:table-cell table:style-name="Table2.A2" office:value-type="string">
            <text:p text:style-name="P85">Operation</text:p>
          </table:table-cell>
          <table:table-cell table:style-name="Table2.A2" office:value-type="string">
            <text:p text:style-name="P85">getProd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SideVolPip{Dbl}</text:p>
          </table:table-cell>
          <table:table-cell table:style-name="Table2.A2" office:value-type="string">
            <text:p text:style-name="P85">Operation</text:p>
          </table:table-cell>
          <table:table-cell table:style-name="Table2.A2" office:value-type="string">
            <text:p text:style-name="P85">getSide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SubVolPip{Dbl}</text:p>
          </table:table-cell>
          <table:table-cell table:style-name="Table2.A2" office:value-type="string">
            <text:p text:style-name="P85">Operation</text:p>
          </table:table-cell>
          <table:table-cell table:style-name="Table2.A2" office:value-type="string">
            <text:p text:style-name="P85">getSub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SupplyVolPip{Dbl}</text:p>
          </table:table-cell>
          <table:table-cell table:style-name="Table2.A2" office:value-type="string">
            <text:p text:style-name="P85">Operation</text:p>
          </table:table-cell>
          <table:table-cell table:style-name="Table2.A2" office:value-type="string">
            <text:p text:style-name="P85">getSupplyVolPip</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1">witGetOperations</text:p>
          </table:table-cell>
          <table:table-cell table:style-name="Table2.A2" office:value-type="string">
            <text:p text:style-name="P85">Problem</text:p>
          </table:table-cell>
          <table:table-cell table:style-name="Table2.A2" office:value-type="string">
            <text:p text:style-name="P85">getSortedOperation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GetOptInitMethod</text:p>
          </table:table-cell>
          <table:table-cell table:style-name="Table2.A2" office:value-type="string">
            <text:p text:style-name="P85">Problem</text:p>
          </table:table-cell>
          <table:table-cell table:style-name="Table2.A2" office:value-type="string">
            <text:p text:style-name="P85">getOptInitMethod</text:p>
          </table:table-cell>
          <table:table-cell table:style-name="Table2.A2" office:value-type="string">
            <text:p text:style-name="P87">Quasi-Attribute Methods</text:p>
          </table:table-cell>
          <table:table-cell table:style-name="Table2.E2" office:value-type="string">
            <text:p text:style-name="P75"><text:span text:style-name="T59"><text:user-field-get style:data-style-name="N1" text:name="Quasi_Attribute">12</text:user-field-get></text:span><text:span text:style-name="T60"> (</text:span><text:span text:style-name="T60"><text:reference-ref text:reference-format="page" text:ref-name="Quasi-Attribute Methods">30</text:reference-ref></text:span><text:span text:style-name="T60">)</text:span></text:p>
          </table:table-cell>
        </table:table-row>
        <table:table-row>
          <table:table-cell table:style-name="Table2.A2" office:value-type="string">
            <text:p text:style-name="P83">witGetPart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Part,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Part{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1">witGetPartBelowList</text:p>
          </table:table-cell>
          <table:table-cell table:style-name="Table2.A2" office:value-type="string">
            <text:p text:style-name="P85">Part</text:p>
          </table:table-cell>
          <table:table-cell table:style-name="Table2.A2" office:value-type="string">
            <text:p text:style-name="P85">getBelowList</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GetPartCategory</text:p>
          </table:table-cell>
          <table:table-cell table:style-name="Table2.A2" office:value-type="string">
            <text:p text:style-name="P85">Part</text:p>
          </table:table-cell>
          <table:table-cell table:style-name="Table2.A2" office:value-type="string">
            <text:p text:style-name="P85">getCategory</text:p>
          </table:table-cell>
          <table:table-cell table:style-name="Table2.A2" office:value-type="string">
            <text:p text:style-name="P87">Quasi-Attribute Methods</text:p>
          </table:table-cell>
          <table:table-cell table:style-name="Table2.E2" office:value-type="string">
            <text:p text:style-name="P75"><text:span text:style-name="T59"><text:user-field-get style:data-style-name="N1" text:name="Quasi_Attribute">12</text:user-field-get></text:span><text:span text:style-name="T60"> (</text:span><text:span text:style-name="T60"><text:reference-ref text:reference-format="page" text:ref-name="Quasi-Attribute Methods">30</text:reference-ref></text:span><text:span text:style-name="T60">)</text:span></text:p>
          </table:table-cell>
        </table:table-row>
        <table:table-row>
          <table:table-cell table:style-name="Table2.A2" office:value-type="string">
            <text:p text:style-name="P83">witGetPartConsumingBomEntry</text:p>
          </table:table-cell>
          <table:table-cell table:style-name="Table2.A2" office:value-type="string">
            <text:p text:style-name="P85">Part</text:p>
          </table:table-cell>
          <table:table-cell table:style-name="Table2.A2" office:value-type="string">
            <text:p text:style-name="P85">getBom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ConsumingSubsBomEntry</text:p>
          </table:table-cell>
          <table:table-cell table:style-name="Table2.A2" office:value-type="string">
            <text:p text:style-name="P85">Part</text:p>
          </table:table-cell>
          <table:table-cell table:style-name="Table2.A2" office:value-type="string">
            <text:p text:style-name="P85">getSubstitut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Demands</text:p>
          </table:table-cell>
          <table:table-cell table:style-name="Table2.A2" office:value-type="string">
            <text:p text:style-name="P85">Part</text:p>
          </table:table-cell>
          <table:table-cell table:style-name="Table2.A2" office:value-type="string">
            <text:p text:style-name="P85">getDemand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Exists</text:p>
          </table:table-cell>
          <table:table-cell table:style-name="Table2.A2" office:value-type="string">
            <text:p text:style-name="P85">Problem</text:p>
          </table:table-cell>
          <table:table-cell table:style-name="Table2.A2" office:value-type="string">
            <text:p text:style-name="P85">getPart</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NConsumingBomEntries</text:p>
          </table:table-cell>
          <table:table-cell table:style-name="Table2.A2" office:value-type="string">
            <text:p text:style-name="P85">Part</text:p>
          </table:table-cell>
          <table:table-cell table:style-name="Table2.A2" office:value-type="string">
            <text:p text:style-name="P85">getBom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NConsumingSubsBomEntries</text:p>
          </table:table-cell>
          <table:table-cell table:style-name="Table2.A2" office:value-type="string">
            <text:p text:style-name="P85">Part</text:p>
          </table:table-cell>
          <table:table-cell table:style-name="Table2.A2" office:value-type="string">
            <text:p text:style-name="P85">getSubstitut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NProducingBomEntries</text:p>
          </table:table-cell>
          <table:table-cell table:style-name="Table2.A2" office:value-type="string">
            <text:p text:style-name="P85">Part</text:p>
          </table:table-cell>
          <table:table-cell table:style-name="Table2.A2" office:value-type="string">
            <text:p text:style-name="P85">getBop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GetPartProducingBomEntry</text:p>
          </table:table-cell>
          <table:table-cell table:style-name="Table2.A2" office:value-type="string">
            <text:p text:style-name="P85">Part</text:p>
          </table:table-cell>
          <table:table-cell table:style-name="Table2.A2" office:value-type="string">
            <text:p text:style-name="P85">getBopEntries</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1">witGetPartResourceConIndex</text:p>
            <text:p text:style-name="P84">witGetPartScrapVarIndex witGetPartStockSlbConIndex witGetPartStockSlbvVarIndex witGetPartStockVarIndex</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GetParts</text:p>
          </table:table-cell>
          <table:table-cell table:style-name="Table2.A2" office:value-type="string">
            <text:p text:style-name="P85">Problem</text:p>
          </table:table-cell>
          <table:table-cell table:style-name="Table2.A2" office:value-type="string">
            <text:p text:style-name="P85">getSortedPart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1">witGetPgdCritList</text:p>
          </table:table-cell>
          <table:table-cell table:style-name="Table2.A2" office:value-type="string">
            <text:p text:style-name="P85">Problem</text:p>
          </table:table-cell>
          <table:table-cell table:style-name="Table2.A2" office:value-type="string">
            <text:p text:style-name="P85">getPgdCritList</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1">witGetPipSeq{Dbl}</text:p>
          </table:table-cell>
          <table:table-cell table:style-name="Table2.A2" office:value-type="string">
            <text:p text:style-name="P85">Problem</text:p>
          </table:table-cell>
          <table:table-cell table:style-name="Table2.A2" office:value-type="string">
            <text:p text:style-name="P85">getPipSeq</text:p>
          </table:table-cell>
          <table:table-cell table:style-name="Table2.A2" office:value-type="string">
            <text:p text:style-name="P87">Pegging Methods</text:p>
          </table:table-cell>
          <table:table-cell table:style-name="Table2.E2" office:value-type="string">
            <text:p text:style-name="P82"><text:span text:style-name="T59"><text:user-field-get style:data-style-name="N1" text:name="Pegging">11</text:user-field-get></text:span><text:span text:style-name="T59"> (</text:span><text:span text:style-name="T59"><text:reference-ref text:reference-format="page" text:ref-name="Pegging Methods">28</text:reference-ref></text:span><text:span text:style-name="T59">)</text:span></text:p>
          </table:table-cell>
        </table:table-row>
        <table:table-row>
          <table:table-cell table:style-name="Table2.A2" office:value-type="string">
            <text:p text:style-name="P83">witGetSubsBom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text:span><text:span text:style-name="T56">HashMap &lt;Substitute,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GetSubsBomEntry{Attribute}</text:p>
          </table:table-cell>
          <table:table-cell table:style-name="Table2.A2" office:value-type="string">
            <text:p text:style-name="P85">Component</text:p>
          </table:table-cell>
          <table:table-cell table:style-name="Table2.A2" office:value-type="string">
            <text:p text:style-name="Table_20_Contents"><text:span text:style-name="T21">get </text:span><text:span text:style-name="T59">[overloaded]</text:span></text:p>
          </table:table-cell>
          <table:table-cell table:style-name="Table2.A2" office:value-type="string">
            <text:p text:style-name="Table_20_Contents"><text:span text:style-name="T59">Retriev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Retrieving_Attributes">8</text:user-field-get></text:span><text:span text:style-name="T60"> (</text:span><text:span text:style-name="T60"><text:reference-ref text:reference-format="page" text:ref-name="Methods for Retrieving Attributes Values">16</text:reference-ref></text:span><text:span text:style-name="T60">)</text:span></text:p>
          </table:table-cell>
        </table:table-row>
        <table:table-row>
          <table:table-cell table:style-name="Table2.A2" office:value-type="string">
            <text:p text:style-name="P81">witGetSubsBomEntrySubVarIndex witGetWit34Compatible</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HeurImplode</text:p>
          </table:table-cell>
          <table:table-cell table:style-name="Table2.A2" office:value-type="string">
            <text:p text:style-name="P85">Problem</text:p>
          </table:table-cell>
          <table:table-cell table:style-name="Table2.A2" office:value-type="string">
            <text:p text:style-name="P85">heurImplode</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IncHeurAlloc{Dbl}</text:p>
          </table:table-cell>
          <table:table-cell table:style-name="Table2.A2" office:value-type="string">
            <text:p text:style-name="P85">Demand</text:p>
          </table:table-cell>
          <table:table-cell table:style-name="Table2.A2" office:value-type="string">
            <text:p text:style-name="P85">incHeurAllo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IncHeurAllocTwme{Dbl}</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Initialize</text:p>
          </table:table-cell>
          <table:table-cell table:number-columns-spanned="4">
            <table:table table:is-sub-table="true">
              <table:table-column table:style-name="Table2.B"/>
              <table:table-column table:style-name="Table2.C"/>
              <table:table-column table:style-name="Table2.D"/>
              <table:table-column table:style-name="Table2.E"/>
              <table:table-row>
                <table:table-cell table:style-name="Table2.A2" office:value-type="string">
                  <text:p text:style-name="P85">Problem</text:p>
                </table:table-cell>
                <table:table-cell table:style-name="Table2.A2" office:value-type="string">
                  <text:p text:style-name="P76">clearData</text:p>
                </table:table-cell>
                <table:table-cell table:style-name="Table2.A2" office:value-type="string">
                  <text:p text:style-name="P77">Methods that<text:line-break/>Cause Deactivation</text:p>
                </table:table-cell>
                <table:table-cell table:style-name="Table2.E2" office:value-type="string">
                  <text:p text:style-name="P82"><text:span text:style-name="T59"><text:user-field-get style:data-style-name="N1" text:name="Deactivation">15</text:user-field-get></text:span><text:span text:style-name="T59"> (</text:span><text:span text:style-name="T59"><text:reference-ref text:reference-format="page" text:ref-name="Problem Transforming Methods">36</text:reference-ref></text:span><text:span text:style-name="T59">)</text:span></text:p>
                </table:table-cell>
              </table:table-row>
              <table:table-row>
                <table:table-cell table:style-name="Table2.A2" office:value-type="string">
                  <text:p text:style-name="P85">Problem</text:p>
                </table:table-cell>
                <table:table-cell table:style-name="Table2.A2" office:value-type="string">
                  <text:p text:style-name="P85">newInstance</text:p>
                </table:table-cell>
                <table:table-cell table:style-name="Table2.A2" office:value-type="string">
                  <text:p text:style-name="P86">Factory Methods</text:p>
                </table:table-cell>
                <table:table-cell table:style-name="Table2.E2" office:value-type="string">
                  <text:p text:style-name="P82"><text:span text:style-name="T59"><text:user-field-get style:data-style-name="N1" text:name="Factory_Methods">4</text:user-field-get></text:span><text:span text:style-name="T60"> (</text:span><text:span text:style-name="T60"><text:reference-ref text:reference-format="page" text:ref-name="Factory Methods">6</text:reference-ref></text:span><text:span text:style-name="T60">) </text:span></text:p>
                </table:table-cell>
              </table:table-row>
            </table:table>
          </table:table-cell>
          <table:covered-table-cell/>
          <table:covered-table-cell/>
          <table:covered-table-cell/>
        </table:table-row>
        <table:table-row>
          <table:table-cell table:style-name="Table2.A2" office:value-type="string">
            <text:p text:style-name="P83">witMrp</text:p>
          </table:table-cell>
          <table:table-cell table:style-name="Table2.A2" office:value-type="string">
            <text:p text:style-name="P85">Problem</text:p>
          </table:table-cell>
          <table:table-cell table:style-name="Table2.A2" office:value-type="string">
            <text:p text:style-name="P85">mrp</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NewRun</text:p>
          </table:table-cell>
          <table:table-cell table:style-name="Table2.A2" office:value-type="string">
            <text:p text:style-name="P85">Problem</text:p>
          </table:table-cell>
          <table:table-cell table:style-name="Table2.A2" office:value-type="string">
            <text:p text:style-name="P85">newInstance</text:p>
          </table:table-cell>
          <table:table-cell table:style-name="Table2.A2" office:value-type="string">
            <text:p text:style-name="P86">Factory Methods</text:p>
          </table:table-cell>
          <table:table-cell table:style-name="Table2.E2" office:value-type="string">
            <text:p text:style-name="P82"><text:span text:style-name="T59"><text:user-field-get style:data-style-name="N1" text:name="Factory_Methods">4</text:user-field-get></text:span><text:span text:style-name="T60"> (</text:span><text:span text:style-name="T60"><text:reference-ref text:reference-format="page" text:ref-name="Factory Methods">6</text:reference-ref></text:span><text:span text:style-name="T60">) </text:span></text:p>
          </table:table-cell>
        </table:table-row>
        <table:table-row>
          <table:table-cell table:style-name="Table2.A2" office:value-type="string">
            <text:p text:style-name="P83">witOptImplode</text:p>
          </table:table-cell>
          <table:table-cell table:style-name="Table2.A2" office:value-type="string">
            <text:p text:style-name="P85">Problem</text:p>
          </table:table-cell>
          <table:table-cell table:style-name="Table2.A2" office:value-type="string">
            <text:p text:style-name="P85">optImplode</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Postprocess</text:p>
          </table:table-cell>
          <table:table-cell table:style-name="Table2.A2" office:value-type="string">
            <text:p text:style-name="P85">Problem</text:p>
          </table:table-cell>
          <table:table-cell table:style-name="Table2.A2" office:value-type="string">
            <text:p text:style-name="P85">postproces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Preprocess</text:p>
          </table:table-cell>
          <table:table-cell table:style-name="Table2.A2" office:value-type="string">
            <text:p text:style-name="P85">Problem</text:p>
          </table:table-cell>
          <table:table-cell table:style-name="Table2.A2" office:value-type="string">
            <text:p text:style-name="P85">preprocess</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PurgeData</text:p>
          </table:table-cell>
          <table:table-cell table:style-name="Table2.A2" office:value-type="string">
            <text:p text:style-name="P85">Problem</text:p>
          </table:table-cell>
          <table:table-cell table:style-name="Table2.A2" office:value-type="string">
            <text:p text:style-name="P76">purgeData</text:p>
          </table:table-cell>
          <table:table-cell table:style-name="Table2.A2" office:value-type="string">
            <text:p text:style-name="P77">Methods that<text:line-break/>Cause Deactivation</text:p>
          </table:table-cell>
          <table:table-cell table:style-name="Table2.E2" office:value-type="string">
            <text:p text:style-name="P82"><text:span text:style-name="T59"><text:user-field-get style:data-style-name="N1" text:name="Deactivation">15</text:user-field-get></text:span><text:span text:style-name="T59"> (</text:span><text:span text:style-name="T59"><text:reference-ref text:reference-format="page" text:ref-name="Problem Transforming Methods">36</text:reference-ref></text:span><text:span text:style-name="T59">)</text:span></text:p>
          </table:table-cell>
        </table:table-row>
        <table:table-row>
          <table:table-cell table:style-name="Table2.A2" office:value-type="string">
            <text:p text:style-name="P83">witReadData</text:p>
          </table:table-cell>
          <table:table-cell table:style-name="Table2.A2" office:value-type="string">
            <text:p text:style-name="P85">Problem</text:p>
          </table:table-cell>
          <table:table-cell table:style-name="Table2.A2" office:value-type="string">
            <text:p text:style-name="P76">readData</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ResetObjItr</text:p>
          </table:table-cell>
          <table:table-cell table:style-name="Table2.A2" office:value-type="string">
            <text:p text:style-name="P85">Problem</text:p>
          </table:table-cell>
          <table:table-cell table:style-name="Table2.A2" office:value-type="string">
            <text:p text:style-name="Table_20_Contents"><text:span text:style-name="T21">getComponents,<text:line-break/>getParts</text:span><text:span text:style-name="T59">, etc.</text:span></text:p>
          </table:table-cell>
          <table:table-cell table:style-name="Table2.A2" office:value-type="string">
            <text:p text:style-name="P86">Navigation Methods</text:p>
          </table:table-cell>
          <table:table-cell table:style-name="Table2.E2" office:value-type="string">
            <text:p text:style-name="P82"><text:span text:style-name="T59"><text:user-field-get style:data-style-name="N1" text:name="Navigation_Methods">5</text:user-field-get></text:span><text:span text:style-name="T60"> (</text:span><text:span text:style-name="T60"><text:reference-ref text:reference-format="page" text:ref-name="Navigation Methods">9</text:reference-ref></text:span><text:span text:style-name="T60">)</text:span></text:p>
          </table:table-cell>
        </table:table-row>
        <table:table-row>
          <table:table-cell table:style-name="Table2.A2" office:value-type="string">
            <text:p text:style-name="P83">witSet{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Problem,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etBomEntry{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Bom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BomEntry,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etBopEntry{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Bop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BopEntry,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etDemand{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Demand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Demand,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SetExtOptSoln{Dbl}</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SetMesgFileAccessMode</text:p>
          </table:table-cell>
          <table:table-cell table:style-name="Table2.A2" office:value-type="string">
            <text:p text:style-name="P85">MessageMgr</text:p>
          </table:table-cell>
          <table:table-cell table:style-name="Table2.A2" office:value-type="string">
            <text:p text:style-name="P81">setMesgFileAccessMode</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1">witSetMesgFileName</text:p>
          </table:table-cell>
          <table:table-cell table:style-name="Table2.A2" office:value-type="string">
            <text:p text:style-name="P85">MessageMgr</text:p>
          </table:table-cell>
          <table:table-cell table:style-name="Table2.A2" office:value-type="string">
            <text:p text:style-name="P81">setMesgFileName</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1">witSetMesgPrintNumber</text:p>
            <text:p text:style-name="P81">witSetMesgStopRunning</text:p>
            <text:p text:style-name="P81">witSetMesgThrowErrorExc</text:p>
          </table:table-cell>
          <table:table-cell table:style-name="Table2.A2" office:value-type="string">
            <text:p text:style-name="Table_20_Contents"><text:s/></text:p>
          </table:table-cell>
          <table:table-cell table:style-name="Table2.A2" office:value-type="string">
            <text:p text:style-name="Table_20_Contents"/>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SetMesgTimesPrint</text:p>
          </table:table-cell>
          <table:table-cell table:style-name="Table2.A2" office:value-type="string">
            <text:p text:style-name="P85">MessageMgr</text:p>
          </table:table-cell>
          <table:table-cell table:style-name="Table2.A2" office:value-type="string">
            <text:p text:style-name="P81">setMesgTimesPrint</text:p>
          </table:table-cell>
          <table:table-cell table:style-name="Table2.A2" office:value-type="string">
            <text:p text:style-name="P87">Message Control<text:line-break/>Methods</text:p>
          </table:table-cell>
          <table:table-cell table:style-name="Table2.E2" office:value-type="string">
            <text:p text:style-name="P82"><text:span text:style-name="T59"><text:user-field-get style:data-style-name="N1" text:name="Message">13</text:user-field-get></text:span><text:span text:style-name="T59"> (</text:span><text:span text:style-name="T59"><text:reference-ref text:reference-format="page" text:ref-name="Message Control Methods">32</text:reference-ref></text:span><text:span text:style-name="T59">)</text:span></text:p>
          </table:table-cell>
        </table:table-row>
        <table:table-row>
          <table:table-cell table:style-name="Table2.A2" office:value-type="string">
            <text:p text:style-name="P83">witSetObjectiveList</text:p>
          </table:table-cell>
          <table:table-cell table:style-name="Table2.A2" office:value-type="string">
            <text:p text:style-name="P85">Problem</text:p>
          </table:table-cell>
          <table:table-cell table:style-name="Table2.A2" office:value-type="string">
            <text:p text:style-name="P83">setObjectiveList</text:p>
          </table:table-cell>
          <table:table-cell table:style-name="Table2.A2" office:value-type="string">
            <text:p text:style-name="P87">Quasi-Attribute Methods</text:p>
          </table:table-cell>
          <table:table-cell table:style-name="Table2.E2" office:value-type="string">
            <text:p text:style-name="P75"><text:span text:style-name="T59"><text:user-field-get style:data-style-name="N1" text:name="Quasi_Attribute">12</text:user-field-get></text:span><text:span text:style-name="T60"> (</text:span><text:span text:style-name="T60"><text:reference-ref text:reference-format="page" text:ref-name="Quasi-Attribute Methods">30</text:reference-ref></text:span><text:span text:style-name="T60">)</text:span></text:p>
          </table:table-cell>
        </table:table-row>
        <table:table-row>
          <table:table-cell table:style-name="Table2.A2" office:value-type="string">
            <text:p text:style-name="P83">witSetOperation{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Operation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text:span><text:span text:style-name="T56">HashMap &lt;Operation,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etOptInitMethod</text:p>
          </table:table-cell>
          <table:table-cell table:style-name="Table2.A2" office:value-type="string">
            <text:p text:style-name="P85">Problem</text:p>
          </table:table-cell>
          <table:table-cell table:style-name="Table2.A2" office:value-type="string">
            <text:p text:style-name="P85">setOptInitMethod</text:p>
          </table:table-cell>
          <table:table-cell table:style-name="Table2.A2" office:value-type="string">
            <text:p text:style-name="P87">Quasi-Attribute Methods</text:p>
          </table:table-cell>
          <table:table-cell table:style-name="Table2.E2" office:value-type="string">
            <text:p text:style-name="P75"><text:span text:style-name="T59"><text:user-field-get style:data-style-name="N1" text:name="Quasi_Attribute">12</text:user-field-get></text:span><text:span text:style-name="T60"> (</text:span><text:span text:style-name="T60"><text:reference-ref text:reference-format="page" text:ref-name="Quasi-Attribute Methods">30</text:reference-ref></text:span><text:span text:style-name="T60">)</text:span></text:p>
          </table:table-cell>
        </table:table-row>
        <table:table-row>
          <table:table-cell table:style-name="Table2.A2" office:value-type="string">
            <text:p text:style-name="P83">witSetPart{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Part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HashMap &lt;Part,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etSubsBomEntry{Attribute}</text:p>
          </table:table-cell>
          <table:table-cell table:style-name="Table2.A2" office:value-type="string">
            <text:p text:style-name="P85">Component</text:p>
          </table:table-cell>
          <table:table-cell table:style-name="Table2.A2" office:value-type="string">
            <text:p text:style-name="Table_20_Contents"><text:span text:style-name="T21">set </text:span><text:span text:style-name="T59">[overloaded]</text:span></text:p>
          </table:table-cell>
          <table:table-cell table:style-name="Table2.A2" office:value-type="string">
            <text:p text:style-name="Table_20_Contents"><text:span text:style-name="T59">Setting<text:line-break/></text:span><text:span text:style-name="T21">Attribute</text:span><text:span text:style-name="T59"> Values</text:span></text:p>
          </table:table-cell>
          <table:table-cell table:style-name="Table2.E2" office:value-type="string">
            <text:p text:style-name="P75"><text:span text:style-name="T59"><text:user-field-get style:data-style-name="N1" text:name="Setting_Attributes">7</text:user-field-get></text:span><text:span text:style-name="T60"> (</text:span><text:span text:style-name="T60"><text:reference-ref text:reference-format="page" text:ref-name="Methods for Setting Attributes">14</text:reference-ref></text:span><text:span text:style-name="T60">)</text:span></text:p>
          </table:table-cell>
        </table:table-row>
        <table:table-row>
          <table:table-cell table:style-name="Table2.A2" office:value-type="string">
            <text:p text:style-name="P83">witSetSubsBomEntryAppData</text:p>
          </table:table-cell>
          <table:table-cell table:style-name="Table2.A2" office:value-type="string">
            <text:p text:style-name="P85"/>
          </table:table-cell>
          <table:table-cell table:style-name="Table2.A2" office:value-type="string">
            <text:p text:style-name="P87"><text:span text:style-name="T26">Use</text:span><text:span text:style-name="T43"><text:line-break/></text:span><text:span text:style-name="T56">HashMap &lt;Substitute, V&gt;</text:span></text:p>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1">witSetWit34Compatible witShutDownExtOpt</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hutDownHeurAlloc</text:p>
          </table:table-cell>
          <table:table-cell table:style-name="Table2.A2" office:value-type="string">
            <text:p text:style-name="P85">Problem</text:p>
          </table:table-cell>
          <table:table-cell table:style-name="Table2.A2" office:value-type="string">
            <text:p text:style-name="P83">shutDownHeurAllo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1">witStartExtOpt</text:p>
          </table:table-cell>
          <table:table-cell table:style-name="Table2.A2" office:value-type="string">
            <text:p text:style-name="P85"/>
          </table:table-cell>
          <table:table-cell table:style-name="Table2.A2" office:value-type="string">
            <text:p text:style-name="P85"/>
          </table:table-cell>
          <table:table-cell table:style-name="Table2.A2" office:value-type="string">
            <text:p text:style-name="P87">Capabilities<text:line-break/>Not Implemented</text:p>
          </table:table-cell>
          <table:table-cell table:style-name="Table2.E2" office:value-type="string">
            <text:p text:style-name="P82"><text:span text:style-name="T59"><text:user-field-get style:data-style-name="N1" text:name="Not_Implemented">18</text:user-field-get></text:span><text:span text:style-name="T59"> (</text:span><text:span text:style-name="T59"><text:reference-ref text:reference-format="page" text:ref-name="Capabilities Not Implemented">40</text:reference-ref></text:span><text:span text:style-name="T59">)</text:span></text:p>
          </table:table-cell>
        </table:table-row>
        <table:table-row>
          <table:table-cell table:style-name="Table2.A2" office:value-type="string">
            <text:p text:style-name="P83">witStartHeurAlloc</text:p>
          </table:table-cell>
          <table:table-cell table:style-name="Table2.A2" office:value-type="string">
            <text:p text:style-name="P85">Problem</text:p>
          </table:table-cell>
          <table:table-cell table:style-name="Table2.A2" office:value-type="string">
            <text:p text:style-name="P83">startHeurAlloc</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StochImplode</text:p>
          </table:table-cell>
          <table:table-cell table:style-name="Table2.A2" office:value-type="string">
            <text:p text:style-name="P85">Problem</text:p>
          </table:table-cell>
          <table:table-cell table:style-name="Table2.A2" office:value-type="string">
            <text:p text:style-name="P83">stochImplode</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WriteCriticalList</text:p>
          </table:table-cell>
          <table:table-cell table:style-name="Table2.A2" office:value-type="string">
            <text:p text:style-name="P85">Problem</text:p>
          </table:table-cell>
          <table:table-cell table:style-name="Table2.A2" office:value-type="string">
            <text:p text:style-name="P83">writeCriticalList</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WriteData</text:p>
          </table:table-cell>
          <table:table-cell table:style-name="Table2.A2" office:value-type="string">
            <text:p text:style-name="P85">Problem</text:p>
          </table:table-cell>
          <table:table-cell table:style-name="Table2.A2" office:value-type="string">
            <text:p text:style-name="P83">writeData</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WriteExecSched</text:p>
          </table:table-cell>
          <table:table-cell table:style-name="Table2.A2" office:value-type="string">
            <text:p text:style-name="P85">Problem</text:p>
          </table:table-cell>
          <table:table-cell table:style-name="Table2.A2" office:value-type="string">
            <text:p text:style-name="P83">writeExecSched</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WriteReqSched</text:p>
          </table:table-cell>
          <table:table-cell table:style-name="Table2.A2" office:value-type="string">
            <text:p text:style-name="P85">Problem</text:p>
          </table:table-cell>
          <table:table-cell table:style-name="Table2.A2" office:value-type="string">
            <text:p text:style-name="P83">writeReqSched</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row>
          <table:table-cell table:style-name="Table2.A2" office:value-type="string">
            <text:p text:style-name="P83">witWriteShipSched</text:p>
          </table:table-cell>
          <table:table-cell table:style-name="Table2.A2" office:value-type="string">
            <text:p text:style-name="P85">Problem</text:p>
          </table:table-cell>
          <table:table-cell table:style-name="Table2.A2" office:value-type="string">
            <text:p text:style-name="P83">writeShipSched</text:p>
          </table:table-cell>
          <table:table-cell table:style-name="Table2.A2" office:value-type="string">
            <text:p text:style-name="P87">Wrapper Methods</text:p>
          </table:table-cell>
          <table:table-cell table:style-name="Table2.E2" office:value-type="string">
            <text:p text:style-name="P75"><text:span text:style-name="T59"><text:user-field-get style:data-style-name="N1" text:name="Wrapper">10</text:user-field-get></text:span><text:span text:style-name="T60"> (</text:span><text:span text:style-name="T60"><text:reference-ref text:reference-format="page" text:ref-name="Wrapper Methods">22</text:reference-ref></text:span><text:span text:style-name="T60">)</text:span></text:p>
          </table:table-cell>
        </table:table-row>
      </table:table>
      <text:list xml:id="list37575873" text:continue-numbering="true" text:style-name="L1">
        <text:list-item>
          <text:h text:style-name="P162" text:outline-level="1">List of Code Changes</text:h>
        </text:list-item>
      </text:list>
      <text:p text:style-name="Main_20_Text">The following is a chronological list of all of the documented changes that have been made to WIT-J since its first release. </text:p>
      <text:list xml:id="list36353743" text:style-name="L5">
        <text:list-item>
          <text:p text:style-name="P126">An approach to thread safety has been implemented by the use of a new class: <text:span text:style-name="T47">ThreadedObject</text:span>. See <text:s/>Section <text:user-field-get style:data-style-name="N1" text:name="Thread_Safety">16</text:user-field-get>: Thread Safety (page <text:reference-ref text:reference-format="page" text:ref-name="Thread Safety">37</text:reference-ref>).</text:p>
        </text:list-item>
        <text:list-item>
          <text:p text:style-name="P126">The <text:span text:style-name="T11">Attribute</text:span> m<text:span text:style-name="T33">ethods </text:span><text:span text:style-name="T61">requiresMaterialPart</text:span><text:span text:style-name="T62">() </text:span><text:span text:style-name="T66">and </text:span><text:span text:style-name="T61">requiresStochMode</text:span><text:span text:style-name="T62">()</text:span><text:span text:style-name="T66"> have been removed and replaced with a new </text:span><text:span text:style-name="T11">Attribute</text:span> m<text:span text:style-name="T33">ethod, </text:span><text:span text:style-name="T62">isValidFor()</text:span><text:span text:style-name="T66">.</text:span></text:p>
        </text:list-item>
        <text:list-item>
          <text:p text:style-name="P126"><text:span text:style-name="T66">Access to WIT's new “multiple objectives mode” has been added. This includes 5 new </text:span><text:span text:style-name="T11">Attributes</text:span><text:span text:style-name="T66">:</text:span></text:p>
        </text:list-item>
      </text:list>
      <text:list xml:id="list36344273" text:style-name="L6">
        <text:list-item>
          <text:p text:style-name="P128">multiObjMode</text:p>
        </text:list-item>
        <text:list-item>
          <text:p text:style-name="P130">objectiveListSpec</text:p>
        </text:list-item>
        <text:list-item>
          <text:p text:style-name="P130">currentObjective</text:p>
        </text:list-item>
        <text:list-item>
          <text:p text:style-name="P130">objectiveSeqNo</text:p>
        </text:list-item>
        <text:list-item>
          <text:p text:style-name="P130">multiObjTol</text:p>
        </text:list-item>
      </text:list>
      <text:p text:style-name="P90"><text:span text:style-name="T66">It also includes 2 new </text:span><text:span text:style-name="T63">Problem</text:span><text:span text:style-name="T66"> methods:</text:span></text:p>
      <text:list xml:id="list37349514" text:style-name="L6">
        <text:list-item>
          <text:p text:style-name="P129">setObjectiveList</text:p>
        </text:list-item>
        <text:list-item>
          <text:p text:style-name="P136">getObjectiveList</text:p>
        </text:list-item>
      </text:list>
      <text:list xml:id="list37563523" text:continue-list="list36353743" text:style-name="L7">
        <text:list-item>
          <text:p text:style-name="P144">The following <text:span text:style-name="T11">Attributes</text:span> have been added:</text:p>
        </text:list-item>
      </text:list>
      <text:list xml:id="list37577480" text:continue-list="list37349514" text:style-name="L6">
        <text:list-item>
          <text:p text:style-name="P130">selectionRecovery</text:p>
        </text:list-item>
        <text:list-item>
          <text:p text:style-name="P130">leadTimeUB</text:p>
        </text:list-item>
        <text:list-item>
          <text:p text:style-name="P130">boundedLeadTimes</text:p>
        </text:list-item>
        <text:list-item>
          <text:p text:style-name="P130">modHeurAlloc</text:p>
        </text:list-item>
      </text:list>
      <text:list xml:id="list37556242" text:continue-list="list37563523" text:style-name="L8">
        <text:list-item>
          <text:p text:style-name="P145"><text:span text:style-name="T27">Access to WIT's new capabilities relating to CPLEX has been added. This includes 11 new </text:span><text:span text:style-name="T40">Attributes</text:span><text:span text:style-name="T27">:</text:span></text:p>
        </text:list-item>
      </text:list>
      <text:list xml:id="list36348609" text:style-name="L9">
        <text:list-item>
          <text:p text:style-name="P131">coinEmbedded</text:p>
        </text:list-item>
        <text:list-item>
          <text:p text:style-name="P131">coinSelected</text:p>
        </text:list-item>
        <text:list-item>
          <text:p text:style-name="P131">cplexEmbedded</text:p>
        </text:list-item>
        <text:list-item>
          <text:p text:style-name="P131">cplexSelected</text:p>
        </text:list-item>
        <text:list-item>
          <text:p text:style-name="P131">cplexParSpecName</text:p>
        </text:list-item>
        <text:list-item>
          <text:p text:style-name="P131">cplexParSpecIntVal</text:p>
        </text:list-item>
        <text:list-item>
          <text:p text:style-name="P131">cplexParSpecDblVal</text:p>
        </text:list-item>
        <text:list-item>
          <text:p text:style-name="P131">cplexStatusCode</text:p>
        </text:list-item>
        <text:list-item>
          <text:p text:style-name="P131">cplexStatusText</text:p>
        </text:list-item>
        <text:list-item>
          <text:p text:style-name="P131">cplexMipBound</text:p>
        </text:list-item>
        <text:list-item>
          <text:p text:style-name="P131">cplexMipRelGap</text:p>
          <text:p text:style-name="P131"/>
        </text:list-item>
      </text:list>
      <text:p text:style-name="P91"><text:span text:style-name="T27">It also includes 5 new </text:span><text:span text:style-name="T40">Problem</text:span><text:span text:style-name="T27"> methods:</text:span></text:p>
      <text:list xml:id="list37556569" text:continue-numbering="true" text:style-name="L9">
        <text:list-item>
          <text:p text:style-name="P137">addIntCplexParSpec</text:p>
        </text:list-item>
        <text:list-item>
          <text:p text:style-name="P137">addDblCplexParSpec</text:p>
        </text:list-item>
        <text:list-item>
          <text:p text:style-name="P137">getIntCplexParSpec</text:p>
        </text:list-item>
        <text:list-item>
          <text:p text:style-name="P137">getDblCplexParSpec</text:p>
        </text:list-item>
        <text:list-item>
          <text:p text:style-name="P137">clearCplexParSpecs</text:p>
        </text:list-item>
      </text:list>
      <text:list xml:id="list36349218" text:style-name="L10">
        <text:list-item>
          <text:p text:style-name="P146">Class <text:span text:style-name="T11">GlobalAspect</text:span><text:span text:style-name="T38"> has been removed. Its methods have been moved to class </text:span><text:span text:style-name="T63">Problem</text:span><text:span text:style-name="T38">, which is now a </text:span><text:span text:style-name="T63">Component</text:span><text:span text:style-name="T38"> class. All </text:span><text:span text:style-name="T63">Attributes</text:span><text:span text:style-name="T38"> that applied to class </text:span><text:span text:style-name="T11">GlobalAspect</text:span><text:span text:style-name="T38"> now apply to class </text:span><text:span text:style-name="T63">Problem</text:span><text:span text:style-name="T38">.</text:span></text:p>
        </text:list-item>
        <text:list-item>
          <text:p text:style-name="P146"><text:span text:style-name="T38">Method </text:span><text:span text:style-name="T53">getCriticalList</text:span><text:span text:style-name="T38"> was added to class </text:span><text:span text:style-name="T53">Problem</text:span><text:span text:style-name="T38">.</text:span></text:p>
        </text:list-item>
        <text:list-item>
          <text:p text:style-name="P146"><text:span text:style-name="T38">Method </text:span><text:span text:style-name="T53">getPgdCritList</text:span><text:span text:style-name="T38"> was added to class </text:span><text:span text:style-name="T53">Problem</text:span><text:span text:style-name="T38">.</text:span></text:p>
        </text:list-item>
        <text:list-item>
          <text:p text:style-name="P146"><text:span text:style-name="T38">Method </text:span><text:span text:style-name="T53">getBelowList</text:span><text:span text:style-name="T38"> was added to class </text:span><text:span text:style-name="T53">Part</text:span><text:span text:style-name="T38">.</text:span></text:p>
        </text:list-item>
        <text:list-item>
          <text:p text:style-name="P146"><text:span text:style-name="T38">Method </text:span><text:span text:style-name="T53">getExpCycle</text:span><text:span text:style-name="T38"> was added to class </text:span><text:span text:style-name="T53">Problem</text:span><text:span text:style-name="T38">.</text:span></text:p>
        </text:list-item>
        <text:list-item>
          <text:p text:style-name="P146"><text:span text:style-name="T38">Method </text:span><text:span text:style-name="T53">getSortedParts</text:span><text:span text:style-name="T38"> was added to class </text:span><text:span text:style-name="T53">Problem</text:span><text:span text:style-name="T38">.</text:span></text:p>
        </text:list-item>
        <text:list-item>
          <text:p text:style-name="P146"><text:span text:style-name="T38">Method </text:span><text:span text:style-name="T53">getSortedOperations</text:span><text:span text:style-name="T38"> was added to class </text:span><text:span text:style-name="T53">Problem</text:span><text:span text:style-name="T38">.</text:span></text:p>
        </text:list-item>
        <text:list-item>
          <text:p text:style-name="P146"><text:span text:style-name="T38">Method </text:span><text:span text:style-name="T53">copyComponentData</text:span><text:span text:style-name="T38"> was added to class </text:span><text:span text:style-name="T53">Component</text:span><text:span text:style-name="T38">.</text:span></text:p>
        </text:list-item>
        <text:list-item>
          <text:p text:style-name="P148">The following Attributes were removed due to the removal of the corresponding attributes from WIT for the removal of COIN from WIT:</text:p>
        </text:list-item>
      </text:list>
      <text:list xml:id="list36376173" text:style-name="L11">
        <text:list-item>
          <text:p text:style-name="P132">coinEmbedded</text:p>
        </text:list-item>
        <text:list-item>
          <text:p text:style-name="P132">coinSelected</text:p>
        </text:list-item>
        <text:list-item>
          <text:p text:style-name="P134">cplexSelected</text:p>
        </text:list-item>
      </text:list>
      <text:list xml:id="list37569987" text:continue-list="list36349218" text:style-name="L10">
        <text:list-item>
          <text:p text:style-name="P147"><text:span text:style-name="T38">The following methods were added to class </text:span><text:span text:style-name="T53">Problem</text:span><text:span text:style-name="T38">:</text:span></text:p>
        </text:list-item>
      </text:list>
      <text:list xml:id="list36358386" text:style-name="L12">
        <text:list-item>
          <text:p text:style-name="P133">getNPartsCreated</text:p>
        </text:list-item>
        <text:list-item>
          <text:p text:style-name="P133">getNDemandsCreated</text:p>
        </text:list-item>
        <text:list-item>
          <text:p text:style-name="P135">getNOperationsCreated</text:p>
        </text:list-item>
      </text:list>
      <text:list xml:id="list37571446" text:continue-list="list37569987" text:style-name="L10">
        <text:list-item>
          <text:p text:style-name="P122"><text:span text:style-name="T67">The following </text:span><text:span text:style-name="T70">Attributes</text:span><text:span text:style-name="T67"> were added:</text:span></text:p>
        </text:list-item>
      </text:list>
      <text:list xml:id="list37564024" text:continue-list="list36358386" text:style-name="L12">
        <text:list-item>
          <text:p text:style-name="P138">pipEnabled</text:p>
        </text:list-item>
        <text:list-item>
          <text:p text:style-name="P138">pipRank</text:p>
        </text:list-item>
      </text:list>
      <text:list xml:id="list37573208" text:continue-list="list37571446" text:style-name="L10">
        <text:list-item>
          <text:p text:style-name="P123"><text:span text:style-name="T67">The following methods were added to class </text:span><text:span text:style-name="T70">Operation</text:span><text:span text:style-name="T67">:</text:span></text:p>
        </text:list-item>
      </text:list>
      <text:list xml:id="list36347684" text:style-name="L13">
        <text:list-item>
          <text:p text:style-name="P141">getConsVolPip</text:p>
        </text:list-item>
        <text:list-item>
          <text:p text:style-name="P139">getCoExecVolPip</text:p>
        </text:list-item>
        <text:list-item>
          <text:p text:style-name="P139">getExecVolPip</text:p>
        </text:list-item>
        <text:list-item>
          <text:p text:style-name="P139">getProdVolPip</text:p>
        </text:list-item>
        <text:list-item>
          <text:p text:style-name="P139">getSideVolPip</text:p>
        </text:list-item>
        <text:list-item>
          <text:p text:style-name="P139">getSubVolPip</text:p>
        </text:list-item>
        <text:list-item>
          <text:p text:style-name="P139">getSupplyVolPip</text:p>
        </text:list-item>
      </text:list>
      <text:list xml:id="list37569653" text:continue-list="list37573208" text:style-name="L10">
        <text:list-item>
          <text:p text:style-name="P123"><text:span text:style-name="T67">The names of the </text:span><text:span text:style-name="T70">Attributes</text:span><text:span text:style-name="T67"> were changed to all upper case, </text:span><text:span text:style-name="T68">in order to adhere to standard practice for the names of constant fields in Java. The following method was added to class </text:span><text:span text:style-name="T71">Attribute</text:span><text:span text:style-name="T68">:</text:span><text:span text:style-name="T67">:</text:span></text:p>
        </text:list-item>
      </text:list>
      <text:list xml:id="list36343937" text:style-name="L14">
        <text:list-item>
          <text:p text:style-name="P142">getWitName</text:p>
        </text:list-item>
      </text:list>
      <text:list xml:id="list37570461" text:continue-list="list37569653" text:style-name="L10">
        <text:list-item>
          <text:p text:style-name="P123"><text:span text:style-name="T67">The names of the </text:span><text:span text:style-name="T70">asAttribute</text:span><text:span text:style-name="T67"> method of class </text:span><text:span text:style-name="T70">Attribute &lt;V&gt;</text:span><text:span text:style-name="T67"> was changed to </text:span><text:span text:style-name="T70">asAttOfType</text:span><text:span text:style-name="T67">.</text:span></text:p>
        </text:list-item>
        <text:list-item>
          <text:p text:style-name="P123"><text:span text:style-name="T67">The </text:span><text:span text:style-name="T70">Component</text:span><text:span text:style-name="T67"> methods for setting and retrieving the values of </text:span><text:span text:style-name="T70">Attributes</text:span><text:span text:style-name="T67"> were revised for compatibility with Java 7.0. They are now:</text:span></text:p>
        </text:list-item>
      </text:list>
      <text:list xml:id="list36344076" text:style-name="L15">
        <text:list-item>
          <text:p text:style-name="P143">set</text:p>
        </text:list-item>
        <text:list-item>
          <text:p text:style-name="P140">setVectorToScalar</text:p>
        </text:list-item>
        <text:list-item>
          <text:p text:style-name="P140">setBoundSet</text:p>
        </text:list-item>
        <text:list-item>
          <text:p text:style-name="P140">setBoundSetToScalars</text:p>
        </text:list-item>
        <text:list-item>
          <text:p text:style-name="P140">get</text:p>
        </text:list-item>
        <text:list-item>
          <text:p text:style-name="P140">getVector</text:p>
        </text:list-item>
        <text:list-item>
          <text:p text:style-name="P140">getBoundSet</text:p>
        </text:list-item>
      </text:list>
      <text:list xml:id="list37558698" text:continue-list="list37570461" text:style-name="L10">
        <text:list-item>
          <text:p text:style-name="P123"><text:span text:style-name="T67">The methods for retrieving the default values of </text:span><text:span text:style-name="T70">Attributes</text:span><text:span text:style-name="T67"> were revised for compatibility with Java 7.0 and moved to class </text:span><text:span text:style-name="T70">Attribute &lt;V&gt;</text:span><text:span text:style-name="T67">. They are now:</text:span></text:p>
        </text:list-item>
      </text:list>
      <text:list xml:id="list37558565" text:continue-list="list36344076" text:style-name="L15">
        <text:list-item>
          <text:p text:style-name="P143">getDefaultValue</text:p>
        </text:list-item>
        <text:list-item>
          <text:p text:style-name="P140">getDefaultBoundSet</text:p>
        </text:list-item>
      </text:list>
      <text:p text:style-name="P124">References</text:p>
      <text:p text:style-name="Reference">Bloch, J. 2008. <text:span text:style-name="T72">Effective Java, Second Edition.</text:span> <text:span text:style-name="T22">Addison-Wesley. ISBN: 0-321-35668-3</text:span></text:p>
      <text:p text:style-name="Reference">IBM. 2012. <text:span text:style-name="T58">Watson Implosion Technology, User's Guide and Reference. Release 8.0. A</text:span>vailable on GSA at:</text:p>
      <text:p text:style-name="Reference"><text:span text:style-name="T43"><text:s text:c="3"/>/gsa/yktgsa/projects/w/wit/doc/wit-guide/wit.pdf</text:span></text:p>
      <text:p text:style-name="Reference">Liang, S. 1999. <text:span text:style-name="T72">The Java Native Interface: Programmer's Guide and Specification.</text:span> Addison-Wesley. ISBN: 0-201-32577-2</text:p>
      <text:p text:style-name="Reference">Wittrock, R. 2012. An Introduction to WIT: Watson Implosion Technology (Second Edition). IBM Confidential Research Report RC 25331. Available on GSA at:</text:p>
      <text:p text:style-name="P161"><text:s text:c="3"/>/gsa/yktgsa/projects/w/wit/doc/intro-wit/intro-wit-2.pdf</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Courier New2" svg:font-family="'Courier New'"/>
    <style:font-face style:name="OpenSymbol" svg:font-family="OpenSymbol"/>
    <style:font-face style:name="Tahoma2" svg:font-family="Tahoma"/>
    <style:font-face style:name="Times New Roman1" svg:font-family="'Times New Roman'"/>
    <style:font-face style:name="Arial1" svg:font-family="Arial"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SimSun" svg:font-family="SimSun" style:font-pitch="variable"/>
    <style:font-face style:name="SimSun1" svg:font-family="SimSun" style:font-adornments="Regular"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Courier1" svg:font-family="Courier" style:font-family-generic="swiss" style:font-pitch="variable"/>
    <style:font-face style:name="Courier New1" svg:font-family="'Courier New'" style:font-family-generic="swiss" style:font-pitch="variable"/>
    <style:font-face style:name="Tahoma3" svg:font-family="Tahoma" style:font-adornments="Regular" style:font-family-generic="swiss" style:font-pitch="variable"/>
    <style:font-face style:name="Times New Roman4"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margin-top="0in" fo:margin-bottom="0in" fo:text-align="justify" style:justify-single-word="false">
        <style:tab-stops>
          <style:tab-stop style:position="0.65in"/>
        </style:tab-stops>
      </style:paragraph-properties>
      <style:text-properties fo:font-size="11pt" fo:background-color="transparent"/>
    </style:style>
    <style:style style:name="Text_20_Body_20_Single" style:display-name="Text Body Single" style:family="paragraph" style:parent-style-name="Default_20_Text">
      <style:paragraph-properties fo:margin-top="0in" fo:margin-bottom="0.0835in"/>
    </style:style>
    <style:style style:name="First_20_Line_20_Indent" style:display-name="First Line Indent" style:family="paragraph" style:parent-style-name="Default_20_Text">
      <style:paragraph-properties fo:margin-left="0in" fo:margin-right="0in" fo:text-indent="0.1965in" style:auto-text-indent="false"/>
    </style:style>
    <style:style style:name="Text_20_Body_20_Indent" style:display-name="Text Body Indent" style:family="paragraph" style:parent-style-name="Default_20_Text">
      <style:paragraph-properties fo:margin-left="0.1965in" fo:margin-right="0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Heading_20_1" style:display-name="Heading 1" style:family="paragraph" style:parent-style-name="Heading" style:next-style-name="Main_20_Text" style:list-style-name="Numbering_20_1" style:list-level="1" style:master-page-name="">
      <style:paragraph-properties fo:margin-top="0.1701in" fo:margin-bottom="0.1in" style:page-number="auto" fo:break-before="page" text:number-lines="false" text:line-number="0"/>
      <style:text-properties style:font-name="Times New Roman2" fo:font-size="14pt"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_20_Single" style:list-style-name="Numbering_20_1" style:list-level="1" style:master-page-name="">
      <style:paragraph-properties fo:margin-top="0.1701in" fo:margin-bottom="0.0799in" style:page-number="auto" fo:background-color="transparent" fo:padding="0in" fo:border="none">
        <style:background-image/>
      </style:paragraph-properties>
      <style:text-properties style:font-name="Times New Roman2" fo:font-size="13pt" fo:font-style="normal" fo:font-weight="bold" fo:background-color="transparent"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Times New Roman1" style:font-name-complex="Tahoma2"/>
    </style:style>
    <style:style style:name="Number_20_List_20_1" style:display-name="Number List 1" style:family="paragraph" style:parent-style-name="Default_20_Text">
      <style:paragraph-properties fo:margin-left="0.1965in" fo:margin-right="0in" fo:margin-top="0in" fo:margin-bottom="0.0835in" fo:text-indent="-0.1965in" style:auto-text-indent="false"/>
    </style:style>
    <style:style style:name="Bullet_20_1" style:display-name="Bullet 1" style:family="paragraph" style:parent-style-name="Default_20_Text" style:list-style-name="List_20_1" style:list-level="1" style:master-page-name="">
      <style:paragraph-properties fo:margin-left="0.2in" fo:margin-right="0in" fo:margin-top="0in" fo:margin-bottom="0.0799in" fo:text-align="justify" style:justify-single-word="false" fo:text-indent="-0.2in" style:auto-text-indent="false" style:page-number="auto"/>
      <style:text-properties fo:font-size="11pt" fo:background-color="transparent"/>
    </style:style>
    <style:style style:name="Bullet_20_2" style:display-name="Bullet 2" style:family="paragraph" style:parent-style-name="Default_20_Text">
      <style:paragraph-properties fo:margin-left="0.3937in" fo:margin-right="0in" fo:margin-top="0in" fo:margin-bottom="0.0835in" fo:text-indent="-0.1965in" style:auto-text-indent="false"/>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_20_Single" style:class="extra"/>
    <style:style style:name="Drawing" style:family="paragraph" style:parent-style-name="Caption" style:class="extra"/>
    <style:style style:name="Index" style:family="paragraph" style:parent-style-name="Default_20_Text" style:class="index">
      <style:paragraph-properties text:number-lines="false" text:line-number="0"/>
      <style:text-properties style:font-name="Times New Roman1"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29in" style:type="right" style:leader-style="dotted" style:leader-text="."/>
        </style:tab-stops>
      </style:paragraph-properties>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1" style:display-name="1.Heading 1" style:family="paragraph" style:parent-style-name="Heading" style:next-style-name="Text_20_Body_20_Single" style:list-style-name="Numbering_20_1" style:list-level="1">
      <style:text-properties style:font-name="Times New Roman2" fo:font-size="11pt" fo:font-weight="bold" fo:background-color="transparent" style:font-size-asian="14pt" style:font-weight-asian="normal" style:font-size-complex="14pt" style:font-weight-complex="normal"/>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efault_20_Text" style:master-page-name="">
      <style:paragraph-properties fo:text-align="start" style:justify-single-word="false" style:page-number="auto"/>
      <style:text-properties style:font-name="Courier" fo:background-color="transparent"/>
    </style:style>
    <style:style style:name="Term" style:family="paragraph" style:parent-style-name="Default_20_Text" style:next-style-name="Text_20_Body_20_Indent">
      <style:paragraph-properties fo:margin-top="0.1201in" fo:margin-bottom="0in"/>
      <style:text-properties fo:font-weight="bold" fo:background-color="transparent"/>
    </style:style>
    <style:style style:name="Reference" style:family="paragraph" style:parent-style-name="Default_20_Text">
      <style:paragraph-properties fo:margin-left="0.2in" fo:margin-right="0in" fo:margin-top="0.1201in" fo:margin-bottom="0in" fo:text-indent="-0.2in" style:auto-text-indent="false">
        <style:tab-stops>
          <style:tab-stop style:position="0.65in"/>
        </style:tab-stops>
      </style:paragraph-properties>
    </style:style>
    <style:style style:name="Heading_20_0" style:display-name="Heading 0" style:family="paragraph" style:parent-style-name="Heading_20_1" style:master-page-name="">
      <style:paragraph-properties style:page-number="auto" fo:break-before="page"/>
      <style:text-properties fo:font-size="16pt" fo:background-color="transparent"/>
    </style:style>
    <style:style style:name="Main_20_Text" style:display-name="Main Text" style:family="paragraph" style:parent-style-name="Default_20_Text">
      <style:paragraph-properties fo:margin-top="0.1201in" fo:margin-bottom="0in">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paragraph-properties fo:margin-top="0.1in" fo:margin-bottom="0.0799in">
        <style:tab-stops>
          <style:tab-stop style:position="0.65in"/>
        </style:tab-stops>
      </style:paragraph-properties>
    </style:style>
    <style:style style:name="Following_20_Bullet" style:display-name="Following Bullet" style:family="paragraph" style:parent-style-name="Bullet_20_1"/>
    <style:style style:name="Non-Skipping_20_Text" style:display-name="Non-Skipping Text" style:family="paragraph" style:parent-style-name="Default_20_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Index_20_Link" style:display-name="Index Link" style:family="text"/>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2" style:display-name="RTF_Num 2">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page-layout style:name="Mpm1">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8"><draw:text-box fo:min-height="0.1965in"><text:p text:style-name="MP1"><text:page-number text:select-page="current">76</text:page-number></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lijiao</meta:initial-creator>
    <meta:creation-date>2008-05-13T13:17:29</meta:creation-date>
    <dc:date>2013-01-04T17:42:48.17</dc:date>
    <meta:print-date>2012-10-17T14:27:43.56</meta:print-date>
    <dc:language>en-US</dc:language>
    <meta:editing-cycles>878</meta:editing-cycles>
    <meta:editing-duration>PT52H50M02S</meta:editing-duration>
    <meta:document-statistic meta:table-count="2" meta:image-count="0" meta:object-count="0" meta:page-count="77" meta:paragraph-count="2905" meta:word-count="14991" meta:character-count="113051"/>
    <meta:user-defined meta:name="Info 1"/>
    <meta:user-defined meta:name="Info 2"/>
    <meta:user-defined meta:name="Info 3"/>
    <meta:user-defined meta:name="Info 4"/>
  </office:meta>
</office:document-meta>
</file>